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71.78mm" svg:height="89.66mm" svg:x="295.76mm" svg:y="17.53mm">
            <loext:p draw:notify-on-update-of-ranges="graph.A1:graph.A800 graph.B1:graph.B800 graph.A1:graph.A800 graph.C1:graph.C800 graph.A1:graph.A800 graph.D1:graph.D800 graph.A1:graph.A800 graph.E1:graph.E8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4.58mm" svg:y="15.6mm">
            <loext:p draw:notify-on-update-of-ranges="graph.A1:graph.A800 graph.F1:graph.F8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-98.5" calcext:value-type="float">
            <text:p>-98,5</text:p>
          </table:table-cell>
          <table:table-cell office:value-type="float" office:value="-198.5" calcext:value-type="float">
            <text:p>-198,5</text:p>
          </table:table-cell>
          <table:table-cell office:value-type="float" office:value="-298.5" calcext:value-type="float">
            <text:p>-298,5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-297" calcext:value-type="float">
            <text:p>-29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,5</text:p>
          </table:table-cell>
          <table:table-cell office:value-type="float" office:value="-95.5" calcext:value-type="float">
            <text:p>-95,5</text:p>
          </table:table-cell>
          <table:table-cell office:value-type="float" office:value="-195.5" calcext:value-type="float">
            <text:p>-195,5</text:p>
          </table:table-cell>
          <table:table-cell office:value-type="float" office:value="-295.5" calcext:value-type="float">
            <text:p>-295,5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-294" calcext:value-type="float">
            <text:p>-2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,5</text:p>
          </table:table-cell>
          <table:table-cell office:value-type="float" office:value="-92.5" calcext:value-type="float">
            <text:p>-92,5</text:p>
          </table:table-cell>
          <table:table-cell office:value-type="float" office:value="-192.5" calcext:value-type="float">
            <text:p>-192,5</text:p>
          </table:table-cell>
          <table:table-cell office:value-type="float" office:value="-292.5" calcext:value-type="float">
            <text:p>-292,5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-291" calcext:value-type="float">
            <text:p>-2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5" calcext:value-type="float">
            <text:p>-3,5</text:p>
          </table:table-cell>
          <table:table-cell office:value-type="float" office:value="-89.5" calcext:value-type="float">
            <text:p>-89,5</text:p>
          </table:table-cell>
          <table:table-cell office:value-type="float" office:value="-189.5" calcext:value-type="float">
            <text:p>-189,5</text:p>
          </table:table-cell>
          <table:table-cell office:value-type="float" office:value="-289.5" calcext:value-type="float">
            <text:p>-289,5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-288" calcext:value-type="float">
            <text:p>-28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.5" calcext:value-type="float">
            <text:p>-4,5</text:p>
          </table:table-cell>
          <table:table-cell office:value-type="float" office:value="-86.5" calcext:value-type="float">
            <text:p>-86,5</text:p>
          </table:table-cell>
          <table:table-cell office:value-type="float" office:value="-186.5" calcext:value-type="float">
            <text:p>-186,5</text:p>
          </table:table-cell>
          <table:table-cell office:value-type="float" office:value="-286.5" calcext:value-type="float">
            <text:p>-286,5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-285" calcext:value-type="float">
            <text:p>-28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.5" calcext:value-type="float">
            <text:p>-5,5</text:p>
          </table:table-cell>
          <table:table-cell office:value-type="float" office:value="-83.5" calcext:value-type="float">
            <text:p>-83,5</text:p>
          </table:table-cell>
          <table:table-cell office:value-type="float" office:value="-183.5" calcext:value-type="float">
            <text:p>-183,5</text:p>
          </table:table-cell>
          <table:table-cell office:value-type="float" office:value="-283.5" calcext:value-type="float">
            <text:p>-283,5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-282" calcext:value-type="float">
            <text:p>-28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5" calcext:value-type="float">
            <text:p>-6,5</text:p>
          </table:table-cell>
          <table:table-cell office:value-type="float" office:value="-80.5" calcext:value-type="float">
            <text:p>-80,5</text:p>
          </table:table-cell>
          <table:table-cell office:value-type="float" office:value="-180.5" calcext:value-type="float">
            <text:p>-180,5</text:p>
          </table:table-cell>
          <table:table-cell office:value-type="float" office:value="-280.5" calcext:value-type="float">
            <text:p>-280,5</text:p>
          </table:table-cell>
          <table:table-cell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-279" calcext:value-type="float">
            <text:p>-27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5" calcext:value-type="float">
            <text:p>-7,5</text:p>
          </table:table-cell>
          <table:table-cell office:value-type="float" office:value="-77.5" calcext:value-type="float">
            <text:p>-77,5</text:p>
          </table:table-cell>
          <table:table-cell office:value-type="float" office:value="-177.5" calcext:value-type="float">
            <text:p>-177,5</text:p>
          </table:table-cell>
          <table:table-cell office:value-type="float" office:value="-277.5" calcext:value-type="float">
            <text:p>-277,5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-276" calcext:value-type="float">
            <text:p>-27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5" calcext:value-type="float">
            <text:p>-8,5</text:p>
          </table:table-cell>
          <table:table-cell office:value-type="float" office:value="-74.5" calcext:value-type="float">
            <text:p>-74,5</text:p>
          </table:table-cell>
          <table:table-cell office:value-type="float" office:value="-174.5" calcext:value-type="float">
            <text:p>-174,5</text:p>
          </table:table-cell>
          <table:table-cell office:value-type="float" office:value="-274.5" calcext:value-type="float">
            <text:p>-274,5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-273" calcext:value-type="float">
            <text:p>-27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.5" calcext:value-type="float">
            <text:p>-9,5</text:p>
          </table:table-cell>
          <table:table-cell office:value-type="float" office:value="-71.5" calcext:value-type="float">
            <text:p>-71,5</text:p>
          </table:table-cell>
          <table:table-cell office:value-type="float" office:value="-171.5" calcext:value-type="float">
            <text:p>-171,5</text:p>
          </table:table-cell>
          <table:table-cell office:value-type="float" office:value="-271.5" calcext:value-type="float">
            <text:p>-271,5</text:p>
          </table:table-cell>
          <table:table-cell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-270" calcext:value-type="float">
            <text:p>-27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.5" calcext:value-type="float">
            <text:p>-10,5</text:p>
          </table:table-cell>
          <table:table-cell office:value-type="float" office:value="-68.5" calcext:value-type="float">
            <text:p>-68,5</text:p>
          </table:table-cell>
          <table:table-cell office:value-type="float" office:value="-168.5" calcext:value-type="float">
            <text:p>-168,5</text:p>
          </table:table-cell>
          <table:table-cell office:value-type="float" office:value="-268.5" calcext:value-type="float">
            <text:p>-268,5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-267" calcext:value-type="float">
            <text:p>-26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.5" calcext:value-type="float">
            <text:p>-11,5</text:p>
          </table:table-cell>
          <table:table-cell office:value-type="float" office:value="-65.5" calcext:value-type="float">
            <text:p>-65,5</text:p>
          </table:table-cell>
          <table:table-cell office:value-type="float" office:value="-165.5" calcext:value-type="float">
            <text:p>-165,5</text:p>
          </table:table-cell>
          <table:table-cell office:value-type="float" office:value="-265.5" calcext:value-type="float">
            <text:p>-265,5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-264" calcext:value-type="float">
            <text:p>-26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5" calcext:value-type="float">
            <text:p>-12,5</text:p>
          </table:table-cell>
          <table:table-cell office:value-type="float" office:value="-62.5" calcext:value-type="float">
            <text:p>-62,5</text:p>
          </table:table-cell>
          <table:table-cell office:value-type="float" office:value="-162.5" calcext:value-type="float">
            <text:p>-162,5</text:p>
          </table:table-cell>
          <table:table-cell office:value-type="float" office:value="-262.5" calcext:value-type="float">
            <text:p>-262,5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-261" calcext:value-type="float">
            <text:p>-26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.5" calcext:value-type="float">
            <text:p>-13,5</text:p>
          </table:table-cell>
          <table:table-cell office:value-type="float" office:value="-59.5" calcext:value-type="float">
            <text:p>-59,5</text:p>
          </table:table-cell>
          <table:table-cell office:value-type="float" office:value="-159.5" calcext:value-type="float">
            <text:p>-159,5</text:p>
          </table:table-cell>
          <table:table-cell office:value-type="float" office:value="-259.5" calcext:value-type="float">
            <text:p>-259,5</text:p>
          </table:table-cell>
          <table:table-cell office:value-type="float" office:value="-13.5" calcext:value-type="float">
            <text:p>-13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-258" calcext:value-type="float">
            <text:p>-25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.5" calcext:value-type="float">
            <text:p>-14,5</text:p>
          </table:table-cell>
          <table:table-cell office:value-type="float" office:value="-56.5" calcext:value-type="float">
            <text:p>-56,5</text:p>
          </table:table-cell>
          <table:table-cell office:value-type="float" office:value="-156.5" calcext:value-type="float">
            <text:p>-156,5</text:p>
          </table:table-cell>
          <table:table-cell office:value-type="float" office:value="-256.5" calcext:value-type="float">
            <text:p>-256,5</text:p>
          </table:table-cell>
          <table:table-cell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-255" calcext:value-type="float">
            <text:p>-25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.5" calcext:value-type="float">
            <text:p>-15,5</text:p>
          </table:table-cell>
          <table:table-cell office:value-type="float" office:value="-53.5" calcext:value-type="float">
            <text:p>-53,5</text:p>
          </table:table-cell>
          <table:table-cell office:value-type="float" office:value="-153.5" calcext:value-type="float">
            <text:p>-153,5</text:p>
          </table:table-cell>
          <table:table-cell office:value-type="float" office:value="-253.5" calcext:value-type="float">
            <text:p>-253,5</text:p>
          </table:table-cell>
          <table:table-cell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-252" calcext:value-type="float">
            <text:p>-25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.5" calcext:value-type="float">
            <text:p>-16,5</text:p>
          </table:table-cell>
          <table:table-cell office:value-type="float" office:value="-50.5" calcext:value-type="float">
            <text:p>-50,5</text:p>
          </table:table-cell>
          <table:table-cell office:value-type="float" office:value="-150.5" calcext:value-type="float">
            <text:p>-150,5</text:p>
          </table:table-cell>
          <table:table-cell office:value-type="float" office:value="-250.5" calcext:value-type="float">
            <text:p>-250,5</text:p>
          </table:table-cell>
          <table:table-cell office:value-type="float" office:value="-16.5" calcext:value-type="float">
            <text:p>-16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-249" calcext:value-type="float">
            <text:p>-24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5" calcext:value-type="float">
            <text:p>-17,5</text:p>
          </table:table-cell>
          <table:table-cell office:value-type="float" office:value="-47.5" calcext:value-type="float">
            <text:p>-47,5</text:p>
          </table:table-cell>
          <table:table-cell office:value-type="float" office:value="-147.5" calcext:value-type="float">
            <text:p>-147,5</text:p>
          </table:table-cell>
          <table:table-cell office:value-type="float" office:value="-247.5" calcext:value-type="float">
            <text:p>-247,5</text:p>
          </table:table-cell>
          <table:table-cell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-246" calcext:value-type="float">
            <text:p>-24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.5" calcext:value-type="float">
            <text:p>-18,5</text:p>
          </table:table-cell>
          <table:table-cell office:value-type="float" office:value="-44.5" calcext:value-type="float">
            <text:p>-44,5</text:p>
          </table:table-cell>
          <table:table-cell office:value-type="float" office:value="-144.5" calcext:value-type="float">
            <text:p>-144,5</text:p>
          </table:table-cell>
          <table:table-cell office:value-type="float" office:value="-244.5" calcext:value-type="float">
            <text:p>-244,5</text:p>
          </table:table-cell>
          <table:table-cell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-243" calcext:value-type="float">
            <text:p>-243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.5" calcext:value-type="float">
            <text:p>-19,5</text:p>
          </table:table-cell>
          <table:table-cell office:value-type="float" office:value="-41.5" calcext:value-type="float">
            <text:p>-41,5</text:p>
          </table:table-cell>
          <table:table-cell office:value-type="float" office:value="-141.5" calcext:value-type="float">
            <text:p>-141,5</text:p>
          </table:table-cell>
          <table:table-cell office:value-type="float" office:value="-241.5" calcext:value-type="float">
            <text:p>-241,5</text:p>
          </table:table-cell>
          <table:table-cell office:value-type="float" office:value="-19.5" calcext:value-type="float">
            <text:p>-19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-240" calcext:value-type="float">
            <text:p>-24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.5" calcext:value-type="float">
            <text:p>-20,5</text:p>
          </table:table-cell>
          <table:table-cell office:value-type="float" office:value="-38.5" calcext:value-type="float">
            <text:p>-38,5</text:p>
          </table:table-cell>
          <table:table-cell office:value-type="float" office:value="-138.5" calcext:value-type="float">
            <text:p>-138,5</text:p>
          </table:table-cell>
          <table:table-cell office:value-type="float" office:value="-238.5" calcext:value-type="float">
            <text:p>-238,5</text:p>
          </table:table-cell>
          <table:table-cell office:value-type="float" office:value="-20.5" calcext:value-type="float">
            <text:p>-20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" calcext:value-type="float">
            <text:p>-21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-237" calcext:value-type="float">
            <text:p>-23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1.5" calcext:value-type="float">
            <text:p>-21,5</text:p>
          </table:table-cell>
          <table:table-cell office:value-type="float" office:value="-35.5" calcext:value-type="float">
            <text:p>-35,5</text:p>
          </table:table-cell>
          <table:table-cell office:value-type="float" office:value="-135.5" calcext:value-type="float">
            <text:p>-135,5</text:p>
          </table:table-cell>
          <table:table-cell office:value-type="float" office:value="-235.5" calcext:value-type="float">
            <text:p>-235,5</text:p>
          </table:table-cell>
          <table:table-cell office:value-type="float" office:value="-21.5" calcext:value-type="float">
            <text:p>-21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" calcext:value-type="float">
            <text:p>-22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-234" calcext:value-type="float">
            <text:p>-234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.5" calcext:value-type="float">
            <text:p>-22,5</text:p>
          </table:table-cell>
          <table:table-cell office:value-type="float" office:value="-32.5" calcext:value-type="float">
            <text:p>-32,5</text:p>
          </table:table-cell>
          <table:table-cell office:value-type="float" office:value="-132.5" calcext:value-type="float">
            <text:p>-132,5</text:p>
          </table:table-cell>
          <table:table-cell office:value-type="float" office:value="-232.5" calcext:value-type="float">
            <text:p>-232,5</text:p>
          </table:table-cell>
          <table:table-cell office:value-type="float" office:value="-22.5" calcext:value-type="float">
            <text:p>-22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3" calcext:value-type="float">
            <text:p>-23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-231" calcext:value-type="float">
            <text:p>-23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3.5" calcext:value-type="float">
            <text:p>-23,5</text:p>
          </table:table-cell>
          <table:table-cell office:value-type="float" office:value="-29.5" calcext:value-type="float">
            <text:p>-29,5</text:p>
          </table:table-cell>
          <table:table-cell office:value-type="float" office:value="-129.5" calcext:value-type="float">
            <text:p>-129,5</text:p>
          </table:table-cell>
          <table:table-cell office:value-type="float" office:value="-229.5" calcext:value-type="float">
            <text:p>-229,5</text:p>
          </table:table-cell>
          <table:table-cell office:value-type="float" office:value="-23.5" calcext:value-type="float">
            <text:p>-23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4" calcext:value-type="float">
            <text:p>-24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-228" calcext:value-type="float">
            <text:p>-22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4.5" calcext:value-type="float">
            <text:p>-24,5</text:p>
          </table:table-cell>
          <table:table-cell office:value-type="float" office:value="-26.5" calcext:value-type="float">
            <text:p>-26,5</text:p>
          </table:table-cell>
          <table:table-cell office:value-type="float" office:value="-126.5" calcext:value-type="float">
            <text:p>-126,5</text:p>
          </table:table-cell>
          <table:table-cell office:value-type="float" office:value="-226.5" calcext:value-type="float">
            <text:p>-226,5</text:p>
          </table:table-cell>
          <table:table-cell office:value-type="float" office:value="-24.5" calcext:value-type="float">
            <text:p>-24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-225" calcext:value-type="float">
            <text:p>-22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5.5" calcext:value-type="float">
            <text:p>-25,5</text:p>
          </table:table-cell>
          <table:table-cell office:value-type="float" office:value="-23.5" calcext:value-type="float">
            <text:p>-23,5</text:p>
          </table:table-cell>
          <table:table-cell office:value-type="float" office:value="-123.5" calcext:value-type="float">
            <text:p>-123,5</text:p>
          </table:table-cell>
          <table:table-cell office:value-type="float" office:value="-223.5" calcext:value-type="float">
            <text:p>-223,5</text:p>
          </table:table-cell>
          <table:table-cell office:value-type="float" office:value="-23.5" calcext:value-type="float">
            <text:p>-23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-222" calcext:value-type="float">
            <text:p>-22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6.5" calcext:value-type="float">
            <text:p>-26,5</text:p>
          </table:table-cell>
          <table:table-cell office:value-type="float" office:value="-20.5" calcext:value-type="float">
            <text:p>-20,5</text:p>
          </table:table-cell>
          <table:table-cell office:value-type="float" office:value="-120.5" calcext:value-type="float">
            <text:p>-120,5</text:p>
          </table:table-cell>
          <table:table-cell office:value-type="float" office:value="-220.5" calcext:value-type="float">
            <text:p>-220,5</text:p>
          </table:table-cell>
          <table:table-cell office:value-type="float" office:value="-20.5" calcext:value-type="float">
            <text:p>-20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7" calcext:value-type="float">
            <text:p>-27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219" calcext:value-type="float">
            <text:p>-21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7.5" calcext:value-type="float">
            <text:p>-27,5</text:p>
          </table:table-cell>
          <table:table-cell office:value-type="float" office:value="-17.5" calcext:value-type="float">
            <text:p>-17,5</text:p>
          </table:table-cell>
          <table:table-cell office:value-type="float" office:value="-117.5" calcext:value-type="float">
            <text:p>-117,5</text:p>
          </table:table-cell>
          <table:table-cell office:value-type="float" office:value="-217.5" calcext:value-type="float">
            <text:p>-217,5</text:p>
          </table:table-cell>
          <table:table-cell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8" calcext:value-type="float">
            <text:p>-28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-216" calcext:value-type="float">
            <text:p>-2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8.5" calcext:value-type="float">
            <text:p>-28,5</text:p>
          </table:table-cell>
          <table:table-cell office:value-type="float" office:value="-14.5" calcext:value-type="float">
            <text:p>-14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-214.5" calcext:value-type="float">
            <text:p>-214,5</text:p>
          </table:table-cell>
          <table:table-cell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9.5" calcext:value-type="float">
            <text:p>-29,5</text:p>
          </table:table-cell>
          <table:table-cell office:value-type="float" office:value="-11.5" calcext:value-type="float">
            <text:p>-11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-211.5" calcext:value-type="float">
            <text:p>-211,5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-210" calcext:value-type="float">
            <text:p>-2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0.5" calcext:value-type="float">
            <text:p>-30,5</text:p>
          </table:table-cell>
          <table:table-cell office:value-type="float" office:value="-8.5" calcext:value-type="float">
            <text:p>-8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-208.5" calcext:value-type="float">
            <text:p>-208,5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-207" calcext:value-type="float">
            <text:p>-20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1.5" calcext:value-type="float">
            <text:p>-31,5</text:p>
          </table:table-cell>
          <table:table-cell office:value-type="float" office:value="-5.5" calcext:value-type="float">
            <text:p>-5,5</text:p>
          </table:table-cell>
          <table:table-cell office:value-type="float" office:value="-105.5" calcext:value-type="float">
            <text:p>-105,5</text:p>
          </table:table-cell>
          <table:table-cell office:value-type="float" office:value="-205.5" calcext:value-type="float">
            <text:p>-205,5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2.5" calcext:value-type="float">
            <text:p>-32,5</text:p>
          </table:table-cell>
          <table:table-cell office:value-type="float" office:value="-2.5" calcext:value-type="float">
            <text:p>-2,5</text:p>
          </table:table-cell>
          <table:table-cell office:value-type="float" office:value="-102.5" calcext:value-type="float">
            <text:p>-102,5</text:p>
          </table:table-cell>
          <table:table-cell office:value-type="float" office:value="-202.5" calcext:value-type="float">
            <text:p>-202,5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3.5" calcext:value-type="float">
            <text:p>-33,5</text:p>
          </table:table-cell>
          <table:table-cell office:value-type="float" office:value="0.5" calcext:value-type="float">
            <text:p>0,5</text:p>
          </table:table-cell>
          <table:table-cell office:value-type="float" office:value="-99.5" calcext:value-type="float">
            <text:p>-99,5</text:p>
          </table:table-cell>
          <table:table-cell office:value-type="float" office:value="-199.5" calcext:value-type="float">
            <text:p>-199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4.5" calcext:value-type="float">
            <text:p>-34,5</text:p>
          </table:table-cell>
          <table:table-cell office:value-type="float" office:value="3.5" calcext:value-type="float">
            <text:p>3,5</text:p>
          </table:table-cell>
          <table:table-cell office:value-type="float" office:value="-96.5" calcext:value-type="float">
            <text:p>-96,5</text:p>
          </table:table-cell>
          <table:table-cell office:value-type="float" office:value="-196.5" calcext:value-type="float">
            <text:p>-196,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5.5" calcext:value-type="float">
            <text:p>-35,5</text:p>
          </table:table-cell>
          <table:table-cell office:value-type="float" office:value="6.5" calcext:value-type="float">
            <text:p>6,5</text:p>
          </table:table-cell>
          <table:table-cell office:value-type="float" office:value="-93.5" calcext:value-type="float">
            <text:p>-93,5</text:p>
          </table:table-cell>
          <table:table-cell office:value-type="float" office:value="-193.5" calcext:value-type="float">
            <text:p>-193,5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6.5" calcext:value-type="float">
            <text:p>-36,5</text:p>
          </table:table-cell>
          <table:table-cell office:value-type="float" office:value="9.5" calcext:value-type="float">
            <text:p>9,5</text:p>
          </table:table-cell>
          <table:table-cell office:value-type="float" office:value="-90.5" calcext:value-type="float">
            <text:p>-90,5</text:p>
          </table:table-cell>
          <table:table-cell office:value-type="float" office:value="-190.5" calcext:value-type="float">
            <text:p>-190,5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7" calcext:value-type="float">
            <text:p>-37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7.5" calcext:value-type="float">
            <text:p>-37,5</text:p>
          </table:table-cell>
          <table:table-cell office:value-type="float" office:value="12.5" calcext:value-type="float">
            <text:p>12,5</text:p>
          </table:table-cell>
          <table:table-cell office:value-type="float" office:value="-87.5" calcext:value-type="float">
            <text:p>-87,5</text:p>
          </table:table-cell>
          <table:table-cell office:value-type="float" office:value="-187.5" calcext:value-type="float">
            <text:p>-187,5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8" calcext:value-type="float">
            <text:p>-38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8.5" calcext:value-type="float">
            <text:p>-38,5</text:p>
          </table:table-cell>
          <table:table-cell office:value-type="float" office:value="15.5" calcext:value-type="float">
            <text:p>15,5</text:p>
          </table:table-cell>
          <table:table-cell office:value-type="float" office:value="-84.5" calcext:value-type="float">
            <text:p>-84,5</text:p>
          </table:table-cell>
          <table:table-cell office:value-type="float" office:value="-184.5" calcext:value-type="float">
            <text:p>-184,5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9" calcext:value-type="float">
            <text:p>-39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9.5" calcext:value-type="float">
            <text:p>-39,5</text:p>
          </table:table-cell>
          <table:table-cell office:value-type="float" office:value="18.5" calcext:value-type="float">
            <text:p>18,5</text:p>
          </table:table-cell>
          <table:table-cell office:value-type="float" office:value="-81.5" calcext:value-type="float">
            <text:p>-81,5</text:p>
          </table:table-cell>
          <table:table-cell office:value-type="float" office:value="-181.5" calcext:value-type="float">
            <text:p>-181,5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0.5" calcext:value-type="float">
            <text:p>-40,5</text:p>
          </table:table-cell>
          <table:table-cell office:value-type="float" office:value="21.5" calcext:value-type="float">
            <text:p>21,5</text:p>
          </table:table-cell>
          <table:table-cell office:value-type="float" office:value="-78.5" calcext:value-type="float">
            <text:p>-78,5</text:p>
          </table:table-cell>
          <table:table-cell office:value-type="float" office:value="-178.5" calcext:value-type="float">
            <text:p>-178,5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1" calcext:value-type="float">
            <text:p>-41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1.5" calcext:value-type="float">
            <text:p>-41,5</text:p>
          </table:table-cell>
          <table:table-cell office:value-type="float" office:value="24.5" calcext:value-type="float">
            <text:p>24,5</text:p>
          </table:table-cell>
          <table:table-cell office:value-type="float" office:value="-75.5" calcext:value-type="float">
            <text:p>-75,5</text:p>
          </table:table-cell>
          <table:table-cell office:value-type="float" office:value="-175.5" calcext:value-type="float">
            <text:p>-175,5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2" calcext:value-type="float">
            <text:p>-42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2.5" calcext:value-type="float">
            <text:p>-42,5</text:p>
          </table:table-cell>
          <table:table-cell office:value-type="float" office:value="27.5" calcext:value-type="float">
            <text:p>27,5</text:p>
          </table:table-cell>
          <table:table-cell office:value-type="float" office:value="-72.5" calcext:value-type="float">
            <text:p>-72,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3" calcext:value-type="float">
            <text:p>-43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3.5" calcext:value-type="float">
            <text:p>-43,5</text:p>
          </table:table-cell>
          <table:table-cell office:value-type="float" office:value="30.5" calcext:value-type="float">
            <text:p>30,5</text:p>
          </table:table-cell>
          <table:table-cell office:value-type="float" office:value="-69.5" calcext:value-type="float">
            <text:p>-69,5</text:p>
          </table:table-cell>
          <table:table-cell office:value-type="float" office:value="-169.5" calcext:value-type="float">
            <text:p>-169,5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4" calcext:value-type="float">
            <text:p>-44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4.5" calcext:value-type="float">
            <text:p>-44,5</text:p>
          </table:table-cell>
          <table:table-cell office:value-type="float" office:value="33.5" calcext:value-type="float">
            <text:p>33,5</text:p>
          </table:table-cell>
          <table:table-cell office:value-type="float" office:value="-66.5" calcext:value-type="float">
            <text:p>-66,5</text:p>
          </table:table-cell>
          <table:table-cell office:value-type="float" office:value="-166.5" calcext:value-type="float">
            <text:p>-166,5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5.5" calcext:value-type="float">
            <text:p>-45,5</text:p>
          </table:table-cell>
          <table:table-cell office:value-type="float" office:value="36.5" calcext:value-type="float">
            <text:p>36,5</text:p>
          </table:table-cell>
          <table:table-cell office:value-type="float" office:value="-63.5" calcext:value-type="float">
            <text:p>-63,5</text:p>
          </table:table-cell>
          <table:table-cell office:value-type="float" office:value="-163.5" calcext:value-type="float">
            <text:p>-163,5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6" calcext:value-type="float">
            <text:p>-46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6.5" calcext:value-type="float">
            <text:p>-46,5</text:p>
          </table:table-cell>
          <table:table-cell office:value-type="float" office:value="39.5" calcext:value-type="float">
            <text:p>39,5</text:p>
          </table:table-cell>
          <table:table-cell office:value-type="float" office:value="-60.5" calcext:value-type="float">
            <text:p>-60,5</text:p>
          </table:table-cell>
          <table:table-cell office:value-type="float" office:value="-160.5" calcext:value-type="float">
            <text:p>-160,5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7" calcext:value-type="float">
            <text:p>-47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7.5" calcext:value-type="float">
            <text:p>-47,5</text:p>
          </table:table-cell>
          <table:table-cell office:value-type="float" office:value="42.5" calcext:value-type="float">
            <text:p>42,5</text:p>
          </table:table-cell>
          <table:table-cell office:value-type="float" office:value="-57.5" calcext:value-type="float">
            <text:p>-57,5</text:p>
          </table:table-cell>
          <table:table-cell office:value-type="float" office:value="-157.5" calcext:value-type="float">
            <text:p>-157,5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8" calcext:value-type="float">
            <text:p>-48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8.5" calcext:value-type="float">
            <text:p>-48,5</text:p>
          </table:table-cell>
          <table:table-cell office:value-type="float" office:value="45.5" calcext:value-type="float">
            <text:p>45,5</text:p>
          </table:table-cell>
          <table:table-cell office:value-type="float" office:value="-54.5" calcext:value-type="float">
            <text:p>-54,5</text:p>
          </table:table-cell>
          <table:table-cell office:value-type="float" office:value="-154.5" calcext:value-type="float">
            <text:p>-154,5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9" calcext:value-type="float">
            <text:p>-49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9.5" calcext:value-type="float">
            <text:p>-49,5</text:p>
          </table:table-cell>
          <table:table-cell office:value-type="float" office:value="48.5" calcext:value-type="float">
            <text:p>48,5</text:p>
          </table:table-cell>
          <table:table-cell office:value-type="float" office:value="-51.5" calcext:value-type="float">
            <text:p>-51,5</text:p>
          </table:table-cell>
          <table:table-cell office:value-type="float" office:value="-151.5" calcext:value-type="float">
            <text:p>-151,5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0.5" calcext:value-type="float">
            <text:p>-50,5</text:p>
          </table:table-cell>
          <table:table-cell office:value-type="float" office:value="51.5" calcext:value-type="float">
            <text:p>51,5</text:p>
          </table:table-cell>
          <table:table-cell office:value-type="float" office:value="-48.5" calcext:value-type="float">
            <text:p>-48,5</text:p>
          </table:table-cell>
          <table:table-cell office:value-type="float" office:value="-148.5" calcext:value-type="float">
            <text:p>-148,5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1" calcext:value-type="float">
            <text:p>-51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51.5" calcext:value-type="float">
            <text:p>-51,5</text:p>
          </table:table-cell>
          <table:table-cell office:value-type="float" office:value="54.5" calcext:value-type="float">
            <text:p>54,5</text:p>
          </table:table-cell>
          <table:table-cell office:value-type="float" office:value="-45.5" calcext:value-type="float">
            <text:p>-45,5</text:p>
          </table:table-cell>
          <table:table-cell office:value-type="float" office:value="-145.5" calcext:value-type="float">
            <text:p>-145,5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2" calcext:value-type="float">
            <text:p>-52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2.5" calcext:value-type="float">
            <text:p>-52,5</text:p>
          </table:table-cell>
          <table:table-cell office:value-type="float" office:value="57.5" calcext:value-type="float">
            <text:p>57,5</text:p>
          </table:table-cell>
          <table:table-cell office:value-type="float" office:value="-42.5" calcext:value-type="float">
            <text:p>-42,5</text:p>
          </table:table-cell>
          <table:table-cell office:value-type="float" office:value="-142.5" calcext:value-type="float">
            <text:p>-142,5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53" calcext:value-type="float">
            <text:p>-53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53.5" calcext:value-type="float">
            <text:p>-53,5</text:p>
          </table:table-cell>
          <table:table-cell office:value-type="float" office:value="60.5" calcext:value-type="float">
            <text:p>60,5</text:p>
          </table:table-cell>
          <table:table-cell office:value-type="float" office:value="-39.5" calcext:value-type="float">
            <text:p>-39,5</text:p>
          </table:table-cell>
          <table:table-cell office:value-type="float" office:value="-139.5" calcext:value-type="float">
            <text:p>-139,5</text:p>
          </table:table-cell>
          <table:table-cell office:value-type="float" office:value="60.5" calcext:value-type="float">
            <text:p>60,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4" calcext:value-type="float">
            <text:p>-54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4.5" calcext:value-type="float">
            <text:p>-54,5</text:p>
          </table:table-cell>
          <table:table-cell office:value-type="float" office:value="63.5" calcext:value-type="float">
            <text:p>63,5</text:p>
          </table:table-cell>
          <table:table-cell office:value-type="float" office:value="-36.5" calcext:value-type="float">
            <text:p>-36,5</text:p>
          </table:table-cell>
          <table:table-cell office:value-type="float" office:value="-136.5" calcext:value-type="float">
            <text:p>-136,5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5" calcext:value-type="float">
            <text:p>-5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5.5" calcext:value-type="float">
            <text:p>-55,5</text:p>
          </table:table-cell>
          <table:table-cell office:value-type="float" office:value="66.5" calcext:value-type="float">
            <text:p>66,5</text:p>
          </table:table-cell>
          <table:table-cell office:value-type="float" office:value="-33.5" calcext:value-type="float">
            <text:p>-33,5</text:p>
          </table:table-cell>
          <table:table-cell office:value-type="float" office:value="-133.5" calcext:value-type="float">
            <text:p>-133,5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6" calcext:value-type="float">
            <text:p>-56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6.5" calcext:value-type="float">
            <text:p>-56,5</text:p>
          </table:table-cell>
          <table:table-cell office:value-type="float" office:value="69.5" calcext:value-type="float">
            <text:p>69,5</text:p>
          </table:table-cell>
          <table:table-cell office:value-type="float" office:value="-30.5" calcext:value-type="float">
            <text:p>-30,5</text:p>
          </table:table-cell>
          <table:table-cell office:value-type="float" office:value="-130.5" calcext:value-type="float">
            <text:p>-130,5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57" calcext:value-type="float">
            <text:p>-57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7.5" calcext:value-type="float">
            <text:p>-57,5</text:p>
          </table:table-cell>
          <table:table-cell office:value-type="float" office:value="72.5" calcext:value-type="float">
            <text:p>72,5</text:p>
          </table:table-cell>
          <table:table-cell office:value-type="float" office:value="-27.5" calcext:value-type="float">
            <text:p>-27,5</text:p>
          </table:table-cell>
          <table:table-cell office:value-type="float" office:value="-127.5" calcext:value-type="float">
            <text:p>-127,5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58.5" calcext:value-type="float">
            <text:p>-58,5</text:p>
          </table:table-cell>
          <table:table-cell office:value-type="float" office:value="75.5" calcext:value-type="float">
            <text:p>75,5</text:p>
          </table:table-cell>
          <table:table-cell office:value-type="float" office:value="-24.5" calcext:value-type="float">
            <text:p>-24,5</text:p>
          </table:table-cell>
          <table:table-cell office:value-type="float" office:value="-124.5" calcext:value-type="float">
            <text:p>-124,5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59" calcext:value-type="float">
            <text:p>-59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9.5" calcext:value-type="float">
            <text:p>-59,5</text:p>
          </table:table-cell>
          <table:table-cell office:value-type="float" office:value="78.5" calcext:value-type="float">
            <text:p>78,5</text:p>
          </table:table-cell>
          <table:table-cell office:value-type="float" office:value="-21.5" calcext:value-type="float">
            <text:p>-21,5</text:p>
          </table:table-cell>
          <table:table-cell office:value-type="float" office:value="-121.5" calcext:value-type="float">
            <text:p>-121,5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0" calcext:value-type="float">
            <text:p>-6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0.5" calcext:value-type="float">
            <text:p>-60,5</text:p>
          </table:table-cell>
          <table:table-cell office:value-type="float" office:value="81.5" calcext:value-type="float">
            <text:p>81,5</text:p>
          </table:table-cell>
          <table:table-cell office:value-type="float" office:value="-18.5" calcext:value-type="float">
            <text:p>-18,5</text:p>
          </table:table-cell>
          <table:table-cell office:value-type="float" office:value="-118.5" calcext:value-type="float">
            <text:p>-118,5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1" calcext:value-type="float">
            <text:p>-61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1.5" calcext:value-type="float">
            <text:p>-61,5</text:p>
          </table:table-cell>
          <table:table-cell office:value-type="float" office:value="84.5" calcext:value-type="float">
            <text:p>84,5</text:p>
          </table:table-cell>
          <table:table-cell office:value-type="float" office:value="-15.5" calcext:value-type="float">
            <text:p>-15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2" calcext:value-type="float">
            <text:p>-62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2.5" calcext:value-type="float">
            <text:p>-62,5</text:p>
          </table:table-cell>
          <table:table-cell office:value-type="float" office:value="87.5" calcext:value-type="float">
            <text:p>87,5</text:p>
          </table:table-cell>
          <table:table-cell office:value-type="float" office:value="-12.5" calcext:value-type="float">
            <text:p>-12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3" calcext:value-type="float">
            <text:p>-63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3.5" calcext:value-type="float">
            <text:p>-63,5</text:p>
          </table:table-cell>
          <table:table-cell office:value-type="float" office:value="90.5" calcext:value-type="float">
            <text:p>90,5</text:p>
          </table:table-cell>
          <table:table-cell office:value-type="float" office:value="-9.5" calcext:value-type="float">
            <text:p>-9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4" calcext:value-type="float">
            <text:p>-64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4.5" calcext:value-type="float">
            <text:p>-64,5</text:p>
          </table:table-cell>
          <table:table-cell office:value-type="float" office:value="93.5" calcext:value-type="float">
            <text:p>93,5</text:p>
          </table:table-cell>
          <table:table-cell office:value-type="float" office:value="-6.5" calcext:value-type="float">
            <text:p>-6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5" calcext:value-type="float">
            <text:p>-6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5.5" calcext:value-type="float">
            <text:p>-65,5</text:p>
          </table:table-cell>
          <table:table-cell office:value-type="float" office:value="96.5" calcext:value-type="float">
            <text:p>96,5</text:p>
          </table:table-cell>
          <table:table-cell office:value-type="float" office:value="-3.5" calcext:value-type="float">
            <text:p>-3,5</text:p>
          </table:table-cell>
          <table:table-cell office:value-type="float" office:value="-103.5" calcext:value-type="float">
            <text:p>-103,5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6" calcext:value-type="float">
            <text:p>-66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6.5" calcext:value-type="float">
            <text:p>-66,5</text:p>
          </table:table-cell>
          <table:table-cell office:value-type="float" office:value="99.5" calcext:value-type="float">
            <text:p>99,5</text:p>
          </table:table-cell>
          <table:table-cell office:value-type="float" office:value="-0.5" calcext:value-type="float">
            <text:p>-0,5</text:p>
          </table:table-cell>
          <table:table-cell office:value-type="float" office:value="-100.5" calcext:value-type="float">
            <text:p>-100,5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7" calcext:value-type="float">
            <text:p>-6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7.5" calcext:value-type="float">
            <text:p>-67,5</text:p>
          </table:table-cell>
          <table:table-cell office:value-type="float" office:value="102.5" calcext:value-type="float">
            <text:p>102,5</text:p>
          </table:table-cell>
          <table:table-cell office:value-type="float" office:value="2.5" calcext:value-type="float">
            <text:p>2,5</text:p>
          </table:table-cell>
          <table:table-cell office:value-type="float" office:value="-97.5" calcext:value-type="float">
            <text:p>-97,5</text:p>
          </table:table-cell>
          <table:table-cell office:value-type="float" office:value="102.5" calcext:value-type="float">
            <text:p>102,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8" calcext:value-type="float">
            <text:p>-6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8.5" calcext:value-type="float">
            <text:p>-68,5</text:p>
          </table:table-cell>
          <table:table-cell office:value-type="float" office:value="105.5" calcext:value-type="float">
            <text:p>105,5</text:p>
          </table:table-cell>
          <table:table-cell office:value-type="float" office:value="5.5" calcext:value-type="float">
            <text:p>5,5</text:p>
          </table:table-cell>
          <table:table-cell office:value-type="float" office:value="-94.5" calcext:value-type="float">
            <text:p>-94,5</text:p>
          </table:table-cell>
          <table:table-cell office:value-type="float" office:value="105.5" calcext:value-type="float">
            <text:p>105,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9" calcext:value-type="float">
            <text:p>-69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9.5" calcext:value-type="float">
            <text:p>-69,5</text:p>
          </table:table-cell>
          <table:table-cell office:value-type="float" office:value="108.5" calcext:value-type="float">
            <text:p>108,5</text:p>
          </table:table-cell>
          <table:table-cell office:value-type="float" office:value="8.5" calcext:value-type="float">
            <text:p>8,5</text:p>
          </table:table-cell>
          <table:table-cell office:value-type="float" office:value="-91.5" calcext:value-type="float">
            <text:p>-91,5</text:p>
          </table:table-cell>
          <table:table-cell office:value-type="float" office:value="108.5" calcext:value-type="float">
            <text:p>108,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0" calcext:value-type="float">
            <text:p>-7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0.5" calcext:value-type="float">
            <text:p>-70,5</text:p>
          </table:table-cell>
          <table:table-cell office:value-type="float" office:value="111.5" calcext:value-type="float">
            <text:p>111,5</text:p>
          </table:table-cell>
          <table:table-cell office:value-type="float" office:value="11.5" calcext:value-type="float">
            <text:p>11,5</text:p>
          </table:table-cell>
          <table:table-cell office:value-type="float" office:value="-88.5" calcext:value-type="float">
            <text:p>-88,5</text:p>
          </table:table-cell>
          <table:table-cell office:value-type="float" office:value="111.5" calcext:value-type="float">
            <text:p>111,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1" calcext:value-type="float">
            <text:p>-71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71.5" calcext:value-type="float">
            <text:p>-71,5</text:p>
          </table:table-cell>
          <table:table-cell office:value-type="float" office:value="114.5" calcext:value-type="float">
            <text:p>114,5</text:p>
          </table:table-cell>
          <table:table-cell office:value-type="float" office:value="14.5" calcext:value-type="float">
            <text:p>14,5</text:p>
          </table:table-cell>
          <table:table-cell office:value-type="float" office:value="-85.5" calcext:value-type="float">
            <text:p>-85,5</text:p>
          </table:table-cell>
          <table:table-cell office:value-type="float" office:value="114.5" calcext:value-type="float">
            <text:p>114,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72" calcext:value-type="float">
            <text:p>-7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2.5" calcext:value-type="float">
            <text:p>-72,5</text:p>
          </table:table-cell>
          <table:table-cell office:value-type="float" office:value="117.5" calcext:value-type="float">
            <text:p>117,5</text:p>
          </table:table-cell>
          <table:table-cell office:value-type="float" office:value="17.5" calcext:value-type="float">
            <text:p>17,5</text:p>
          </table:table-cell>
          <table:table-cell office:value-type="float" office:value="-82.5" calcext:value-type="float">
            <text:p>-82,5</text:p>
          </table:table-cell>
          <table:table-cell office:value-type="float" office:value="117.5" calcext:value-type="float">
            <text:p>117,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3" calcext:value-type="float">
            <text:p>-73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73.5" calcext:value-type="float">
            <text:p>-73,5</text:p>
          </table:table-cell>
          <table:table-cell office:value-type="float" office:value="120.5" calcext:value-type="float">
            <text:p>120,5</text:p>
          </table:table-cell>
          <table:table-cell office:value-type="float" office:value="20.5" calcext:value-type="float">
            <text:p>20,5</text:p>
          </table:table-cell>
          <table:table-cell office:value-type="float" office:value="-79.5" calcext:value-type="float">
            <text:p>-79,5</text:p>
          </table:table-cell>
          <table:table-cell office:value-type="float" office:value="120.5" calcext:value-type="float">
            <text:p>120,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74" calcext:value-type="float">
            <text:p>-74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74.5" calcext:value-type="float">
            <text:p>-74,5</text:p>
          </table:table-cell>
          <table:table-cell office:value-type="float" office:value="123.5" calcext:value-type="float">
            <text:p>123,5</text:p>
          </table:table-cell>
          <table:table-cell office:value-type="float" office:value="23.5" calcext:value-type="float">
            <text:p>23,5</text:p>
          </table:table-cell>
          <table:table-cell office:value-type="float" office:value="-76.5" calcext:value-type="float">
            <text:p>-76,5</text:p>
          </table:table-cell>
          <table:table-cell office:value-type="float" office:value="123.5" calcext:value-type="float">
            <text:p>12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75" calcext:value-type="float">
            <text:p>-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75.5" calcext:value-type="float">
            <text:p>-75,5</text:p>
          </table:table-cell>
          <table:table-cell office:value-type="float" office:value="126.5" calcext:value-type="float">
            <text:p>126,5</text:p>
          </table:table-cell>
          <table:table-cell office:value-type="float" office:value="26.5" calcext:value-type="float">
            <text:p>26,5</text:p>
          </table:table-cell>
          <table:table-cell office:value-type="float" office:value="-73.5" calcext:value-type="float">
            <text:p>-73,5</text:p>
          </table:table-cell>
          <table:table-cell office:value-type="float" office:value="126.5" calcext:value-type="float">
            <text:p>126,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76" calcext:value-type="float">
            <text:p>-7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76.5" calcext:value-type="float">
            <text:p>-76,5</text:p>
          </table:table-cell>
          <table:table-cell office:value-type="float" office:value="129.5" calcext:value-type="float">
            <text:p>129,5</text:p>
          </table:table-cell>
          <table:table-cell office:value-type="float" office:value="29.5" calcext:value-type="float">
            <text:p>29,5</text:p>
          </table:table-cell>
          <table:table-cell office:value-type="float" office:value="-70.5" calcext:value-type="float">
            <text:p>-70,5</text:p>
          </table:table-cell>
          <table:table-cell office:value-type="float" office:value="129.5" calcext:value-type="float">
            <text:p>129,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77" calcext:value-type="float">
            <text:p>-77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77.5" calcext:value-type="float">
            <text:p>-77,5</text:p>
          </table:table-cell>
          <table:table-cell office:value-type="float" office:value="132.5" calcext:value-type="float">
            <text:p>132,5</text:p>
          </table:table-cell>
          <table:table-cell office:value-type="float" office:value="32.5" calcext:value-type="float">
            <text:p>32,5</text:p>
          </table:table-cell>
          <table:table-cell office:value-type="float" office:value="-67.5" calcext:value-type="float">
            <text:p>-67,5</text:p>
          </table:table-cell>
          <table:table-cell office:value-type="float" office:value="132.5" calcext:value-type="float">
            <text:p>132,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78" calcext:value-type="float">
            <text:p>-78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8.5" calcext:value-type="float">
            <text:p>-78,5</text:p>
          </table:table-cell>
          <table:table-cell office:value-type="float" office:value="135.5" calcext:value-type="float">
            <text:p>135,5</text:p>
          </table:table-cell>
          <table:table-cell office:value-type="float" office:value="35.5" calcext:value-type="float">
            <text:p>35,5</text:p>
          </table:table-cell>
          <table:table-cell office:value-type="float" office:value="-64.5" calcext:value-type="float">
            <text:p>-64,5</text:p>
          </table:table-cell>
          <table:table-cell office:value-type="float" office:value="135.5" calcext:value-type="float">
            <text:p>135,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79" calcext:value-type="float">
            <text:p>-79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79.5" calcext:value-type="float">
            <text:p>-79,5</text:p>
          </table:table-cell>
          <table:table-cell office:value-type="float" office:value="138.5" calcext:value-type="float">
            <text:p>138,5</text:p>
          </table:table-cell>
          <table:table-cell office:value-type="float" office:value="38.5" calcext:value-type="float">
            <text:p>38,5</text:p>
          </table:table-cell>
          <table:table-cell office:value-type="float" office:value="-61.5" calcext:value-type="float">
            <text:p>-61,5</text:p>
          </table:table-cell>
          <table:table-cell office:value-type="float" office:value="138.5" calcext:value-type="float">
            <text:p>138,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0" calcext:value-type="float">
            <text:p>-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0.5" calcext:value-type="float">
            <text:p>-80,5</text:p>
          </table:table-cell>
          <table:table-cell office:value-type="float" office:value="141.5" calcext:value-type="float">
            <text:p>141,5</text:p>
          </table:table-cell>
          <table:table-cell office:value-type="float" office:value="41.5" calcext:value-type="float">
            <text:p>41,5</text:p>
          </table:table-cell>
          <table:table-cell office:value-type="float" office:value="-58.5" calcext:value-type="float">
            <text:p>-58,5</text:p>
          </table:table-cell>
          <table:table-cell office:value-type="float" office:value="141.5" calcext:value-type="float">
            <text:p>141,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1" calcext:value-type="float">
            <text:p>-81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1.5" calcext:value-type="float">
            <text:p>-81,5</text:p>
          </table:table-cell>
          <table:table-cell office:value-type="float" office:value="144.5" calcext:value-type="float">
            <text:p>144,5</text:p>
          </table:table-cell>
          <table:table-cell office:value-type="float" office:value="44.5" calcext:value-type="float">
            <text:p>44,5</text:p>
          </table:table-cell>
          <table:table-cell office:value-type="float" office:value="-55.5" calcext:value-type="float">
            <text:p>-55,5</text:p>
          </table:table-cell>
          <table:table-cell office:value-type="float" office:value="144.5" calcext:value-type="float">
            <text:p>144,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2" calcext:value-type="float">
            <text:p>-82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2.5" calcext:value-type="float">
            <text:p>-82,5</text:p>
          </table:table-cell>
          <table:table-cell office:value-type="float" office:value="147.5" calcext:value-type="float">
            <text:p>147,5</text:p>
          </table:table-cell>
          <table:table-cell office:value-type="float" office:value="47.5" calcext:value-type="float">
            <text:p>47,5</text:p>
          </table:table-cell>
          <table:table-cell office:value-type="float" office:value="-52.5" calcext:value-type="float">
            <text:p>-52,5</text:p>
          </table:table-cell>
          <table:table-cell office:value-type="float" office:value="147.5" calcext:value-type="float">
            <text:p>147,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3" calcext:value-type="float">
            <text:p>-83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3.5" calcext:value-type="float">
            <text:p>-83,5</text:p>
          </table:table-cell>
          <table:table-cell office:value-type="float" office:value="150.5" calcext:value-type="float">
            <text:p>150,5</text:p>
          </table:table-cell>
          <table:table-cell office:value-type="float" office:value="50.5" calcext:value-type="float">
            <text:p>50,5</text:p>
          </table:table-cell>
          <table:table-cell office:value-type="float" office:value="-49.5" calcext:value-type="float">
            <text:p>-49,5</text:p>
          </table:table-cell>
          <table:table-cell office:value-type="float" office:value="150.5" calcext:value-type="float">
            <text:p>150,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4" calcext:value-type="float">
            <text:p>-84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4.5" calcext:value-type="float">
            <text:p>-84,5</text:p>
          </table:table-cell>
          <table:table-cell office:value-type="float" office:value="153.5" calcext:value-type="float">
            <text:p>153,5</text:p>
          </table:table-cell>
          <table:table-cell office:value-type="float" office:value="53.5" calcext:value-type="float">
            <text:p>53,5</text:p>
          </table:table-cell>
          <table:table-cell office:value-type="float" office:value="-46.5" calcext:value-type="float">
            <text:p>-46,5</text:p>
          </table:table-cell>
          <table:table-cell office:value-type="float" office:value="153.5" calcext:value-type="float">
            <text:p>153,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5" calcext:value-type="float">
            <text:p>-85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5.5" calcext:value-type="float">
            <text:p>-85,5</text:p>
          </table:table-cell>
          <table:table-cell office:value-type="float" office:value="156.5" calcext:value-type="float">
            <text:p>156,5</text:p>
          </table:table-cell>
          <table:table-cell office:value-type="float" office:value="56.5" calcext:value-type="float">
            <text:p>56,5</text:p>
          </table:table-cell>
          <table:table-cell office:value-type="float" office:value="-43.5" calcext:value-type="float">
            <text:p>-43,5</text:p>
          </table:table-cell>
          <table:table-cell office:value-type="float" office:value="156.5" calcext:value-type="float">
            <text:p>156,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6" calcext:value-type="float">
            <text:p>-86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6.5" calcext:value-type="float">
            <text:p>-86,5</text:p>
          </table:table-cell>
          <table:table-cell office:value-type="float" office:value="159.5" calcext:value-type="float">
            <text:p>159,5</text:p>
          </table:table-cell>
          <table:table-cell office:value-type="float" office:value="59.5" calcext:value-type="float">
            <text:p>59,5</text:p>
          </table:table-cell>
          <table:table-cell office:value-type="float" office:value="-40.5" calcext:value-type="float">
            <text:p>-40,5</text:p>
          </table:table-cell>
          <table:table-cell office:value-type="float" office:value="159.5" calcext:value-type="float">
            <text:p>159,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7" calcext:value-type="float">
            <text:p>-87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7.5" calcext:value-type="float">
            <text:p>-87,5</text:p>
          </table:table-cell>
          <table:table-cell office:value-type="float" office:value="162.5" calcext:value-type="float">
            <text:p>162,5</text:p>
          </table:table-cell>
          <table:table-cell office:value-type="float" office:value="62.5" calcext:value-type="float">
            <text:p>62,5</text:p>
          </table:table-cell>
          <table:table-cell office:value-type="float" office:value="-37.5" calcext:value-type="float">
            <text:p>-37,5</text:p>
          </table:table-cell>
          <table:table-cell office:value-type="float" office:value="162.5" calcext:value-type="float">
            <text:p>162,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8" calcext:value-type="float">
            <text:p>-88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8.5" calcext:value-type="float">
            <text:p>-88,5</text:p>
          </table:table-cell>
          <table:table-cell office:value-type="float" office:value="165.5" calcext:value-type="float">
            <text:p>165,5</text:p>
          </table:table-cell>
          <table:table-cell office:value-type="float" office:value="65.5" calcext:value-type="float">
            <text:p>65,5</text:p>
          </table:table-cell>
          <table:table-cell office:value-type="float" office:value="-34.5" calcext:value-type="float">
            <text:p>-34,5</text:p>
          </table:table-cell>
          <table:table-cell office:value-type="float" office:value="165.5" calcext:value-type="float">
            <text:p>165,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9" calcext:value-type="float">
            <text:p>-89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9.5" calcext:value-type="float">
            <text:p>-89,5</text:p>
          </table:table-cell>
          <table:table-cell office:value-type="float" office:value="168.5" calcext:value-type="float">
            <text:p>168,5</text:p>
          </table:table-cell>
          <table:table-cell office:value-type="float" office:value="68.5" calcext:value-type="float">
            <text:p>68,5</text:p>
          </table:table-cell>
          <table:table-cell office:value-type="float" office:value="-31.5" calcext:value-type="float">
            <text:p>-31,5</text:p>
          </table:table-cell>
          <table:table-cell office:value-type="float" office:value="168.5" calcext:value-type="float">
            <text:p>168,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90.5" calcext:value-type="float">
            <text:p>-90,5</text:p>
          </table:table-cell>
          <table:table-cell office:value-type="float" office:value="171.5" calcext:value-type="float">
            <text:p>171,5</text:p>
          </table:table-cell>
          <table:table-cell office:value-type="float" office:value="71.5" calcext:value-type="float">
            <text:p>71,5</text:p>
          </table:table-cell>
          <table:table-cell office:value-type="float" office:value="-28.5" calcext:value-type="float">
            <text:p>-28,5</text:p>
          </table:table-cell>
          <table:table-cell office:value-type="float" office:value="171.5" calcext:value-type="float">
            <text:p>171,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91" calcext:value-type="float">
            <text:p>-91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91.5" calcext:value-type="float">
            <text:p>-91,5</text:p>
          </table:table-cell>
          <table:table-cell office:value-type="float" office:value="174.5" calcext:value-type="float">
            <text:p>174,5</text:p>
          </table:table-cell>
          <table:table-cell office:value-type="float" office:value="74.5" calcext:value-type="float">
            <text:p>74,5</text:p>
          </table:table-cell>
          <table:table-cell office:value-type="float" office:value="-25.5" calcext:value-type="float">
            <text:p>-25,5</text:p>
          </table:table-cell>
          <table:table-cell office:value-type="float" office:value="174.5" calcext:value-type="float">
            <text:p>174,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92" calcext:value-type="float">
            <text:p>-92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92.5" calcext:value-type="float">
            <text:p>-92,5</text:p>
          </table:table-cell>
          <table:table-cell office:value-type="float" office:value="177.5" calcext:value-type="float">
            <text:p>177,5</text:p>
          </table:table-cell>
          <table:table-cell office:value-type="float" office:value="77.5" calcext:value-type="float">
            <text:p>77,5</text:p>
          </table:table-cell>
          <table:table-cell office:value-type="float" office:value="-22.5" calcext:value-type="float">
            <text:p>-22,5</text:p>
          </table:table-cell>
          <table:table-cell office:value-type="float" office:value="177.5" calcext:value-type="float">
            <text:p>177,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93" calcext:value-type="float">
            <text:p>-93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93.5" calcext:value-type="float">
            <text:p>-93,5</text:p>
          </table:table-cell>
          <table:table-cell office:value-type="float" office:value="180.5" calcext:value-type="float">
            <text:p>180,5</text:p>
          </table:table-cell>
          <table:table-cell office:value-type="float" office:value="80.5" calcext:value-type="float">
            <text:p>80,5</text:p>
          </table:table-cell>
          <table:table-cell office:value-type="float" office:value="-19.5" calcext:value-type="float">
            <text:p>-19,5</text:p>
          </table:table-cell>
          <table:table-cell office:value-type="float" office:value="180.5" calcext:value-type="float">
            <text:p>180,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94" calcext:value-type="float">
            <text:p>-94</text:p>
          </table:table-cell>
          <table:table-cell office:value-type="float" office:value="182" calcext:value-type="float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94.5" calcext:value-type="float">
            <text:p>-94,5</text:p>
          </table:table-cell>
          <table:table-cell office:value-type="float" office:value="183.5" calcext:value-type="float">
            <text:p>183,5</text:p>
          </table:table-cell>
          <table:table-cell office:value-type="float" office:value="83.5" calcext:value-type="float">
            <text:p>83,5</text:p>
          </table:table-cell>
          <table:table-cell office:value-type="float" office:value="-16.5" calcext:value-type="float">
            <text:p>-16,5</text:p>
          </table:table-cell>
          <table:table-cell office:value-type="float" office:value="183.5" calcext:value-type="float">
            <text:p>183,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95" calcext:value-type="float">
            <text:p>-95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95.5" calcext:value-type="float">
            <text:p>-95,5</text:p>
          </table:table-cell>
          <table:table-cell office:value-type="float" office:value="186.5" calcext:value-type="float">
            <text:p>186,5</text:p>
          </table:table-cell>
          <table:table-cell office:value-type="float" office:value="86.5" calcext:value-type="float">
            <text:p>86,5</text:p>
          </table:table-cell>
          <table:table-cell office:value-type="float" office:value="-13.5" calcext:value-type="float">
            <text:p>-13,5</text:p>
          </table:table-cell>
          <table:table-cell office:value-type="float" office:value="186.5" calcext:value-type="float">
            <text:p>186,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96" calcext:value-type="float">
            <text:p>-96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96.5" calcext:value-type="float">
            <text:p>-96,5</text:p>
          </table:table-cell>
          <table:table-cell office:value-type="float" office:value="189.5" calcext:value-type="float">
            <text:p>189,5</text:p>
          </table:table-cell>
          <table:table-cell office:value-type="float" office:value="89.5" calcext:value-type="float">
            <text:p>89,5</text:p>
          </table:table-cell>
          <table:table-cell office:value-type="float" office:value="-10.5" calcext:value-type="float">
            <text:p>-10,5</text:p>
          </table:table-cell>
          <table:table-cell office:value-type="float" office:value="189.5" calcext:value-type="float">
            <text:p>189,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97" calcext:value-type="float">
            <text:p>-97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97.5" calcext:value-type="float">
            <text:p>-97,5</text:p>
          </table:table-cell>
          <table:table-cell office:value-type="float" office:value="192.5" calcext:value-type="float">
            <text:p>192,5</text:p>
          </table:table-cell>
          <table:table-cell office:value-type="float" office:value="92.5" calcext:value-type="float">
            <text:p>92,5</text:p>
          </table:table-cell>
          <table:table-cell office:value-type="float" office:value="-7.5" calcext:value-type="float">
            <text:p>-7,5</text:p>
          </table:table-cell>
          <table:table-cell office:value-type="float" office:value="192.5" calcext:value-type="float">
            <text:p>192,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98" calcext:value-type="float">
            <text:p>-98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98.5" calcext:value-type="float">
            <text:p>-98,5</text:p>
          </table:table-cell>
          <table:table-cell office:value-type="float" office:value="195.5" calcext:value-type="float">
            <text:p>195,5</text:p>
          </table:table-cell>
          <table:table-cell office:value-type="float" office:value="95.5" calcext:value-type="float">
            <text:p>95,5</text:p>
          </table:table-cell>
          <table:table-cell office:value-type="float" office:value="-4.5" calcext:value-type="float">
            <text:p>-4,5</text:p>
          </table:table-cell>
          <table:table-cell office:value-type="float" office:value="195.5" calcext:value-type="float">
            <text:p>195,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99" calcext:value-type="float">
            <text:p>-99</text:p>
          </table:table-cell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99.5" calcext:value-type="float">
            <text:p>-99,5</text:p>
          </table:table-cell>
          <table:table-cell office:value-type="float" office:value="198.5" calcext:value-type="float">
            <text:p>198,5</text:p>
          </table:table-cell>
          <table:table-cell office:value-type="float" office:value="98.5" calcext:value-type="float">
            <text:p>98,5</text:p>
          </table:table-cell>
          <table:table-cell office:value-type="float" office:value="-1.5" calcext:value-type="float">
            <text:p>-1,5</text:p>
          </table:table-cell>
          <table:table-cell office:value-type="float" office:value="198.5" calcext:value-type="float">
            <text:p>198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00" calcext:value-type="float">
            <text:p>-1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00.5" calcext:value-type="float">
            <text:p>-100,5</text:p>
          </table:table-cell>
          <table:table-cell office:value-type="float" office:value="199.5" calcext:value-type="float">
            <text:p>199,5</text:p>
          </table:table-cell>
          <table:table-cell office:value-type="float" office:value="101.5" calcext:value-type="float">
            <text:p>101,5</text:p>
          </table:table-cell>
          <table:table-cell office:value-type="float" office:value="1.5" calcext:value-type="float">
            <text:p>1,5</text:p>
          </table:table-cell>
          <table:table-cell office:value-type="float" office:value="199.5" calcext:value-type="float">
            <text:p>199,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01" calcext:value-type="float">
            <text:p>-101</text:p>
          </table:table-cell>
          <table:table-cell office:value-type="float" office:value="199" calcext:value-type="float">
            <text:p>19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01.5" calcext:value-type="float">
            <text:p>-101,5</text:p>
          </table:table-cell>
          <table:table-cell office:value-type="float" office:value="198.5" calcext:value-type="float">
            <text:p>198,5</text:p>
          </table:table-cell>
          <table:table-cell office:value-type="float" office:value="104.5" calcext:value-type="float">
            <text:p>104,5</text:p>
          </table:table-cell>
          <table:table-cell office:value-type="float" office:value="4.5" calcext:value-type="float">
            <text:p>4,5</text:p>
          </table:table-cell>
          <table:table-cell office:value-type="float" office:value="198.5" calcext:value-type="float">
            <text:p>198,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02" calcext:value-type="float">
            <text:p>-102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02.5" calcext:value-type="float">
            <text:p>-102,5</text:p>
          </table:table-cell>
          <table:table-cell office:value-type="float" office:value="197.5" calcext:value-type="float">
            <text:p>197,5</text:p>
          </table:table-cell>
          <table:table-cell office:value-type="float" office:value="107.5" calcext:value-type="float">
            <text:p>107,5</text:p>
          </table:table-cell>
          <table:table-cell office:value-type="float" office:value="7.5" calcext:value-type="float">
            <text:p>7,5</text:p>
          </table:table-cell>
          <table:table-cell office:value-type="float" office:value="197.5" calcext:value-type="float">
            <text:p>197,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03" calcext:value-type="float">
            <text:p>-103</text:p>
          </table:table-cell>
          <table:table-cell office:value-type="float" office:value="197" calcext:value-type="float">
            <text:p>197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03.5" calcext:value-type="float">
            <text:p>-103,5</text:p>
          </table:table-cell>
          <table:table-cell office:value-type="float" office:value="196.5" calcext:value-type="float">
            <text:p>196,5</text:p>
          </table:table-cell>
          <table:table-cell office:value-type="float" office:value="110.5" calcext:value-type="float">
            <text:p>110,5</text:p>
          </table:table-cell>
          <table:table-cell office:value-type="float" office:value="10.5" calcext:value-type="float">
            <text:p>10,5</text:p>
          </table:table-cell>
          <table:table-cell office:value-type="float" office:value="196.5" calcext:value-type="float">
            <text:p>196,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04" calcext:value-type="float">
            <text:p>-104</text:p>
          </table:table-cell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04.5" calcext:value-type="float">
            <text:p>-104,5</text:p>
          </table:table-cell>
          <table:table-cell office:value-type="float" office:value="195.5" calcext:value-type="float">
            <text:p>195,5</text:p>
          </table:table-cell>
          <table:table-cell office:value-type="float" office:value="113.5" calcext:value-type="float">
            <text:p>113,5</text:p>
          </table:table-cell>
          <table:table-cell office:value-type="float" office:value="13.5" calcext:value-type="float">
            <text:p>13,5</text:p>
          </table:table-cell>
          <table:table-cell office:value-type="float" office:value="195.5" calcext:value-type="float">
            <text:p>195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05" calcext:value-type="float">
            <text:p>-105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5.5" calcext:value-type="float">
            <text:p>-105,5</text:p>
          </table:table-cell>
          <table:table-cell office:value-type="float" office:value="194.5" calcext:value-type="float">
            <text:p>194,5</text:p>
          </table:table-cell>
          <table:table-cell office:value-type="float" office:value="116.5" calcext:value-type="float">
            <text:p>116,5</text:p>
          </table:table-cell>
          <table:table-cell office:value-type="float" office:value="16.5" calcext:value-type="float">
            <text:p>16,5</text:p>
          </table:table-cell>
          <table:table-cell office:value-type="float" office:value="194.5" calcext:value-type="float">
            <text:p>194,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06" calcext:value-type="float">
            <text:p>-106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06.5" calcext:value-type="float">
            <text:p>-106,5</text:p>
          </table:table-cell>
          <table:table-cell office:value-type="float" office:value="193.5" calcext:value-type="float">
            <text:p>193,5</text:p>
          </table:table-cell>
          <table:table-cell office:value-type="float" office:value="119.5" calcext:value-type="float">
            <text:p>119,5</text:p>
          </table:table-cell>
          <table:table-cell office:value-type="float" office:value="19.5" calcext:value-type="float">
            <text:p>19,5</text:p>
          </table:table-cell>
          <table:table-cell office:value-type="float" office:value="193.5" calcext:value-type="float">
            <text:p>193,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07" calcext:value-type="float">
            <text:p>-107</text:p>
          </table:table-cell>
          <table:table-cell office:value-type="float" office:value="193" calcext:value-type="float">
            <text:p>193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07.5" calcext:value-type="float">
            <text:p>-107,5</text:p>
          </table:table-cell>
          <table:table-cell office:value-type="float" office:value="192.5" calcext:value-type="float">
            <text:p>192,5</text:p>
          </table:table-cell>
          <table:table-cell office:value-type="float" office:value="122.5" calcext:value-type="float">
            <text:p>122,5</text:p>
          </table:table-cell>
          <table:table-cell office:value-type="float" office:value="22.5" calcext:value-type="float">
            <text:p>22,5</text:p>
          </table:table-cell>
          <table:table-cell office:value-type="float" office:value="192.5" calcext:value-type="float">
            <text:p>192,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08" calcext:value-type="float">
            <text:p>-108</text:p>
          </table:table-cell>
          <table:table-cell office:value-type="float" office:value="192" calcext:value-type="float">
            <text:p>192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08.5" calcext:value-type="float">
            <text:p>-108,5</text:p>
          </table:table-cell>
          <table:table-cell office:value-type="float" office:value="191.5" calcext:value-type="float">
            <text:p>191,5</text:p>
          </table:table-cell>
          <table:table-cell office:value-type="float" office:value="125.5" calcext:value-type="float">
            <text:p>125,5</text:p>
          </table:table-cell>
          <table:table-cell office:value-type="float" office:value="25.5" calcext:value-type="float">
            <text:p>25,5</text:p>
          </table:table-cell>
          <table:table-cell office:value-type="float" office:value="191.5" calcext:value-type="float">
            <text:p>191,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09" calcext:value-type="float">
            <text:p>-109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09.5" calcext:value-type="float">
            <text:p>-109,5</text:p>
          </table:table-cell>
          <table:table-cell office:value-type="float" office:value="190.5" calcext:value-type="float">
            <text:p>190,5</text:p>
          </table:table-cell>
          <table:table-cell office:value-type="float" office:value="128.5" calcext:value-type="float">
            <text:p>128,5</text:p>
          </table:table-cell>
          <table:table-cell office:value-type="float" office:value="28.5" calcext:value-type="float">
            <text:p>28,5</text:p>
          </table:table-cell>
          <table:table-cell office:value-type="float" office:value="190.5" calcext:value-type="float">
            <text:p>190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10" calcext:value-type="float">
            <text:p>-110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0.5" calcext:value-type="float">
            <text:p>-110,5</text:p>
          </table:table-cell>
          <table:table-cell office:value-type="float" office:value="189.5" calcext:value-type="float">
            <text:p>189,5</text:p>
          </table:table-cell>
          <table:table-cell office:value-type="float" office:value="131.5" calcext:value-type="float">
            <text:p>131,5</text:p>
          </table:table-cell>
          <table:table-cell office:value-type="float" office:value="31.5" calcext:value-type="float">
            <text:p>31,5</text:p>
          </table:table-cell>
          <table:table-cell office:value-type="float" office:value="189.5" calcext:value-type="float">
            <text:p>189,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11" calcext:value-type="float">
            <text:p>-111</text:p>
          </table:table-cell>
          <table:table-cell office:value-type="float" office:value="189" calcext:value-type="float">
            <text:p>18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1.5" calcext:value-type="float">
            <text:p>-111,5</text:p>
          </table:table-cell>
          <table:table-cell office:value-type="float" office:value="188.5" calcext:value-type="float">
            <text:p>188,5</text:p>
          </table:table-cell>
          <table:table-cell office:value-type="float" office:value="134.5" calcext:value-type="float">
            <text:p>134,5</text:p>
          </table:table-cell>
          <table:table-cell office:value-type="float" office:value="34.5" calcext:value-type="float">
            <text:p>34,5</text:p>
          </table:table-cell>
          <table:table-cell office:value-type="float" office:value="188.5" calcext:value-type="float">
            <text:p>188,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12" calcext:value-type="float">
            <text:p>-112</text:p>
          </table:table-cell>
          <table:table-cell office:value-type="float" office:value="188" calcext:value-type="float">
            <text:p>188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2.5" calcext:value-type="float">
            <text:p>-112,5</text:p>
          </table:table-cell>
          <table:table-cell office:value-type="float" office:value="187.5" calcext:value-type="float">
            <text:p>187,5</text:p>
          </table:table-cell>
          <table:table-cell office:value-type="float" office:value="137.5" calcext:value-type="float">
            <text:p>137,5</text:p>
          </table:table-cell>
          <table:table-cell office:value-type="float" office:value="37.5" calcext:value-type="float">
            <text:p>37,5</text:p>
          </table:table-cell>
          <table:table-cell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13" calcext:value-type="float">
            <text:p>-113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3.5" calcext:value-type="float">
            <text:p>-113,5</text:p>
          </table:table-cell>
          <table:table-cell office:value-type="float" office:value="186.5" calcext:value-type="float">
            <text:p>186,5</text:p>
          </table:table-cell>
          <table:table-cell office:value-type="float" office:value="140.5" calcext:value-type="float">
            <text:p>140,5</text:p>
          </table:table-cell>
          <table:table-cell office:value-type="float" office:value="40.5" calcext:value-type="float">
            <text:p>40,5</text:p>
          </table:table-cell>
          <table:table-cell office:value-type="float" office:value="186.5" calcext:value-type="float">
            <text:p>186,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14" calcext:value-type="float">
            <text:p>-114</text:p>
          </table:table-cell>
          <table:table-cell office:value-type="float" office:value="186" calcext:value-type="float">
            <text:p>186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4.5" calcext:value-type="float">
            <text:p>-114,5</text:p>
          </table:table-cell>
          <table:table-cell office:value-type="float" office:value="185.5" calcext:value-type="float">
            <text:p>185,5</text:p>
          </table:table-cell>
          <table:table-cell office:value-type="float" office:value="143.5" calcext:value-type="float">
            <text:p>143,5</text:p>
          </table:table-cell>
          <table:table-cell office:value-type="float" office:value="43.5" calcext:value-type="float">
            <text:p>43,5</text:p>
          </table:table-cell>
          <table:table-cell office:value-type="float" office:value="185.5" calcext:value-type="float">
            <text:p>185,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15" calcext:value-type="float">
            <text:p>-115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5.5" calcext:value-type="float">
            <text:p>-115,5</text:p>
          </table:table-cell>
          <table:table-cell office:value-type="float" office:value="184.5" calcext:value-type="float">
            <text:p>184,5</text:p>
          </table:table-cell>
          <table:table-cell office:value-type="float" office:value="146.5" calcext:value-type="float">
            <text:p>146,5</text:p>
          </table:table-cell>
          <table:table-cell office:value-type="float" office:value="46.5" calcext:value-type="float">
            <text:p>46,5</text:p>
          </table:table-cell>
          <table:table-cell office:value-type="float" office:value="184.5" calcext:value-type="float">
            <text:p>184,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16" calcext:value-type="float">
            <text:p>-116</text:p>
          </table:table-cell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6.5" calcext:value-type="float">
            <text:p>-116,5</text:p>
          </table:table-cell>
          <table:table-cell office:value-type="float" office:value="183.5" calcext:value-type="float">
            <text:p>183,5</text:p>
          </table:table-cell>
          <table:table-cell office:value-type="float" office:value="149.5" calcext:value-type="float">
            <text:p>149,5</text:p>
          </table:table-cell>
          <table:table-cell office:value-type="float" office:value="49.5" calcext:value-type="float">
            <text:p>49,5</text:p>
          </table:table-cell>
          <table:table-cell office:value-type="float" office:value="183.5" calcext:value-type="float">
            <text:p>183,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17" calcext:value-type="float">
            <text:p>-117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7.5" calcext:value-type="float">
            <text:p>-117,5</text:p>
          </table:table-cell>
          <table:table-cell office:value-type="float" office:value="182.5" calcext:value-type="float">
            <text:p>182,5</text:p>
          </table:table-cell>
          <table:table-cell office:value-type="float" office:value="152.5" calcext:value-type="float">
            <text:p>152,5</text:p>
          </table:table-cell>
          <table:table-cell office:value-type="float" office:value="52.5" calcext:value-type="float">
            <text:p>52,5</text:p>
          </table:table-cell>
          <table:table-cell office:value-type="float" office:value="182.5" calcext:value-type="float">
            <text:p>182,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18" calcext:value-type="float">
            <text:p>-118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8.5" calcext:value-type="float">
            <text:p>-118,5</text:p>
          </table:table-cell>
          <table:table-cell office:value-type="float" office:value="181.5" calcext:value-type="float">
            <text:p>181,5</text:p>
          </table:table-cell>
          <table:table-cell office:value-type="float" office:value="155.5" calcext:value-type="float">
            <text:p>155,5</text:p>
          </table:table-cell>
          <table:table-cell office:value-type="float" office:value="55.5" calcext:value-type="float">
            <text:p>55,5</text:p>
          </table:table-cell>
          <table:table-cell office:value-type="float" office:value="181.5" calcext:value-type="float">
            <text:p>181,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19" calcext:value-type="float">
            <text:p>-119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9.5" calcext:value-type="float">
            <text:p>-119,5</text:p>
          </table:table-cell>
          <table:table-cell office:value-type="float" office:value="180.5" calcext:value-type="float">
            <text:p>180,5</text:p>
          </table:table-cell>
          <table:table-cell office:value-type="float" office:value="158.5" calcext:value-type="float">
            <text:p>158,5</text:p>
          </table:table-cell>
          <table:table-cell office:value-type="float" office:value="58.5" calcext:value-type="float">
            <text:p>58,5</text:p>
          </table:table-cell>
          <table:table-cell office:value-type="float" office:value="180.5" calcext:value-type="float">
            <text:p>18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20" calcext:value-type="float">
            <text:p>-12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0.5" calcext:value-type="float">
            <text:p>-120,5</text:p>
          </table:table-cell>
          <table:table-cell office:value-type="float" office:value="179.5" calcext:value-type="float">
            <text:p>179,5</text:p>
          </table:table-cell>
          <table:table-cell office:value-type="float" office:value="161.5" calcext:value-type="float">
            <text:p>161,5</text:p>
          </table:table-cell>
          <table:table-cell office:value-type="float" office:value="61.5" calcext:value-type="float">
            <text:p>61,5</text:p>
          </table:table-cell>
          <table:table-cell office:value-type="float" office:value="179.5" calcext:value-type="float">
            <text:p>179,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21" calcext:value-type="float">
            <text:p>-121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1.5" calcext:value-type="float">
            <text:p>-121,5</text:p>
          </table:table-cell>
          <table:table-cell office:value-type="float" office:value="178.5" calcext:value-type="float">
            <text:p>178,5</text:p>
          </table:table-cell>
          <table:table-cell office:value-type="float" office:value="164.5" calcext:value-type="float">
            <text:p>164,5</text:p>
          </table:table-cell>
          <table:table-cell office:value-type="float" office:value="64.5" calcext:value-type="float">
            <text:p>64,5</text:p>
          </table:table-cell>
          <table:table-cell office:value-type="float" office:value="178.5" calcext:value-type="float">
            <text:p>178,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22" calcext:value-type="float">
            <text:p>-122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2.5" calcext:value-type="float">
            <text:p>-122,5</text:p>
          </table:table-cell>
          <table:table-cell office:value-type="float" office:value="177.5" calcext:value-type="float">
            <text:p>177,5</text:p>
          </table:table-cell>
          <table:table-cell office:value-type="float" office:value="167.5" calcext:value-type="float">
            <text:p>167,5</text:p>
          </table:table-cell>
          <table:table-cell office:value-type="float" office:value="67.5" calcext:value-type="float">
            <text:p>67,5</text:p>
          </table:table-cell>
          <table:table-cell office:value-type="float" office:value="177.5" calcext:value-type="float">
            <text:p>177,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23" calcext:value-type="float">
            <text:p>-12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3.5" calcext:value-type="float">
            <text:p>-123,5</text:p>
          </table:table-cell>
          <table:table-cell office:value-type="float" office:value="176.5" calcext:value-type="float">
            <text:p>176,5</text:p>
          </table:table-cell>
          <table:table-cell office:value-type="float" office:value="170.5" calcext:value-type="float">
            <text:p>170,5</text:p>
          </table:table-cell>
          <table:table-cell office:value-type="float" office:value="70.5" calcext:value-type="float">
            <text:p>70,5</text:p>
          </table:table-cell>
          <table:table-cell office:value-type="float" office:value="176.5" calcext:value-type="float">
            <text:p>176,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24" calcext:value-type="float">
            <text:p>-124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4.5" calcext:value-type="float">
            <text:p>-124,5</text:p>
          </table:table-cell>
          <table:table-cell office:value-type="float" office:value="175.5" calcext:value-type="float">
            <text:p>175,5</text:p>
          </table:table-cell>
          <table:table-cell office:value-type="float" office:value="173.5" calcext:value-type="float">
            <text:p>173,5</text:p>
          </table:table-cell>
          <table:table-cell office:value-type="float" office:value="73.5" calcext:value-type="float">
            <text:p>73,5</text:p>
          </table:table-cell>
          <table:table-cell office:value-type="float" office:value="175.5" calcext:value-type="float">
            <text:p>175,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5.5" calcext:value-type="float">
            <text:p>-125,5</text:p>
          </table:table-cell>
          <table:table-cell office:value-type="float" office:value="174.5" calcext:value-type="float">
            <text:p>174,5</text:p>
          </table:table-cell>
          <table:table-cell office:value-type="float" office:value="176.5" calcext:value-type="float">
            <text:p>176,5</text:p>
          </table:table-cell>
          <table:table-cell office:value-type="float" office:value="76.5" calcext:value-type="float">
            <text:p>76,5</text:p>
          </table:table-cell>
          <table:table-cell office:value-type="float" office:value="176.5" calcext:value-type="float">
            <text:p>176,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26" calcext:value-type="float">
            <text:p>-126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26.5" calcext:value-type="float">
            <text:p>-126,5</text:p>
          </table:table-cell>
          <table:table-cell office:value-type="float" office:value="173.5" calcext:value-type="float">
            <text:p>173,5</text:p>
          </table:table-cell>
          <table:table-cell office:value-type="float" office:value="179.5" calcext:value-type="float">
            <text:p>179,5</text:p>
          </table:table-cell>
          <table:table-cell office:value-type="float" office:value="79.5" calcext:value-type="float">
            <text:p>79,5</text:p>
          </table:table-cell>
          <table:table-cell office:value-type="float" office:value="179.5" calcext:value-type="float">
            <text:p>179,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27" calcext:value-type="float">
            <text:p>-127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27.5" calcext:value-type="float">
            <text:p>-127,5</text:p>
          </table:table-cell>
          <table:table-cell office:value-type="float" office:value="172.5" calcext:value-type="float">
            <text:p>172,5</text:p>
          </table:table-cell>
          <table:table-cell office:value-type="float" office:value="182.5" calcext:value-type="float">
            <text:p>182,5</text:p>
          </table:table-cell>
          <table:table-cell office:value-type="float" office:value="82.5" calcext:value-type="float">
            <text:p>82,5</text:p>
          </table:table-cell>
          <table:table-cell office:value-type="float" office:value="182.5" calcext:value-type="float">
            <text:p>182,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28" calcext:value-type="float">
            <text:p>-128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.5" calcext:value-type="float">
            <text:p>-128,5</text:p>
          </table:table-cell>
          <table:table-cell office:value-type="float" office:value="171.5" calcext:value-type="float">
            <text:p>171,5</text:p>
          </table:table-cell>
          <table:table-cell office:value-type="float" office:value="185.5" calcext:value-type="float">
            <text:p>185,5</text:p>
          </table:table-cell>
          <table:table-cell office:value-type="float" office:value="85.5" calcext:value-type="float">
            <text:p>85,5</text:p>
          </table:table-cell>
          <table:table-cell office:value-type="float" office:value="185.5" calcext:value-type="float">
            <text:p>185,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9" calcext:value-type="float">
            <text:p>-129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9.5" calcext:value-type="float">
            <text:p>-129,5</text:p>
          </table:table-cell>
          <table:table-cell office:value-type="float" office:value="170.5" calcext:value-type="float">
            <text:p>170,5</text:p>
          </table:table-cell>
          <table:table-cell office:value-type="float" office:value="188.5" calcext:value-type="float">
            <text:p>188,5</text:p>
          </table:table-cell>
          <table:table-cell office:value-type="float" office:value="88.5" calcext:value-type="float">
            <text:p>88,5</text:p>
          </table:table-cell>
          <table:table-cell office:value-type="float" office:value="188.5" calcext:value-type="float">
            <text:p>188,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30" calcext:value-type="float">
            <text:p>-13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30.5" calcext:value-type="float">
            <text:p>-130,5</text:p>
          </table:table-cell>
          <table:table-cell office:value-type="float" office:value="169.5" calcext:value-type="float">
            <text:p>169,5</text:p>
          </table:table-cell>
          <table:table-cell office:value-type="float" office:value="191.5" calcext:value-type="float">
            <text:p>191,5</text:p>
          </table:table-cell>
          <table:table-cell office:value-type="float" office:value="91.5" calcext:value-type="float">
            <text:p>91,5</text:p>
          </table:table-cell>
          <table:table-cell office:value-type="float" office:value="191.5" calcext:value-type="float">
            <text:p>191,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31" calcext:value-type="float">
            <text:p>-131</text:p>
          </table:table-cell>
          <table:table-cell office:value-type="float" office:value="169" calcext:value-type="float">
            <text:p>169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31.5" calcext:value-type="float">
            <text:p>-131,5</text:p>
          </table:table-cell>
          <table:table-cell office:value-type="float" office:value="168.5" calcext:value-type="float">
            <text:p>168,5</text:p>
          </table:table-cell>
          <table:table-cell office:value-type="float" office:value="194.5" calcext:value-type="float">
            <text:p>194,5</text:p>
          </table:table-cell>
          <table:table-cell office:value-type="float" office:value="94.5" calcext:value-type="float">
            <text:p>94,5</text:p>
          </table:table-cell>
          <table:table-cell office:value-type="float" office:value="194.5" calcext:value-type="float">
            <text:p>194,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32" calcext:value-type="float">
            <text:p>-132</text:p>
          </table:table-cell>
          <table:table-cell office:value-type="float" office:value="168" calcext:value-type="float">
            <text:p>168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32.5" calcext:value-type="float">
            <text:p>-132,5</text:p>
          </table:table-cell>
          <table:table-cell office:value-type="float" office:value="167.5" calcext:value-type="float">
            <text:p>167,5</text:p>
          </table:table-cell>
          <table:table-cell office:value-type="float" office:value="197.5" calcext:value-type="float">
            <text:p>197,5</text:p>
          </table:table-cell>
          <table:table-cell office:value-type="float" office:value="97.5" calcext:value-type="float">
            <text:p>97,5</text:p>
          </table:table-cell>
          <table:table-cell office:value-type="float" office:value="197.5" calcext:value-type="float">
            <text:p>197,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33" calcext:value-type="float">
            <text:p>-133</text:p>
          </table:table-cell>
          <table:table-cell office:value-type="float" office:value="167" calcext:value-type="float">
            <text:p>167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3.5" calcext:value-type="float">
            <text:p>-133,5</text:p>
          </table:table-cell>
          <table:table-cell office:value-type="float" office:value="166.5" calcext:value-type="float">
            <text:p>166,5</text:p>
          </table:table-cell>
          <table:table-cell office:value-type="float" office:value="200.5" calcext:value-type="float">
            <text:p>200,5</text:p>
          </table:table-cell>
          <table:table-cell office:value-type="float" office:value="100.5" calcext:value-type="float">
            <text:p>100,5</text:p>
          </table:table-cell>
          <table:table-cell office:value-type="float" office:value="200.5" calcext:value-type="float">
            <text:p>200,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4" calcext:value-type="float">
            <text:p>-134</text:p>
          </table:table-cell>
          <table:table-cell office:value-type="float" office:value="166" calcext:value-type="float">
            <text:p>166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34.5" calcext:value-type="float">
            <text:p>-134,5</text:p>
          </table:table-cell>
          <table:table-cell office:value-type="float" office:value="165.5" calcext:value-type="float">
            <text:p>165,5</text:p>
          </table:table-cell>
          <table:table-cell office:value-type="float" office:value="203.5" calcext:value-type="float">
            <text:p>203,5</text:p>
          </table:table-cell>
          <table:table-cell office:value-type="float" office:value="103.5" calcext:value-type="float">
            <text:p>103,5</text:p>
          </table:table-cell>
          <table:table-cell office:value-type="float" office:value="203.5" calcext:value-type="float">
            <text:p>203,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35" calcext:value-type="float">
            <text:p>-135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35.5" calcext:value-type="float">
            <text:p>-135,5</text:p>
          </table:table-cell>
          <table:table-cell office:value-type="float" office:value="164.5" calcext:value-type="float">
            <text:p>164,5</text:p>
          </table:table-cell>
          <table:table-cell office:value-type="float" office:value="206.5" calcext:value-type="float">
            <text:p>206,5</text:p>
          </table:table-cell>
          <table:table-cell office:value-type="float" office:value="106.5" calcext:value-type="float">
            <text:p>106,5</text:p>
          </table:table-cell>
          <table:table-cell office:value-type="float" office:value="206.5" calcext:value-type="float">
            <text:p>206,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36" calcext:value-type="float">
            <text:p>-136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36.5" calcext:value-type="float">
            <text:p>-136,5</text:p>
          </table:table-cell>
          <table:table-cell office:value-type="float" office:value="163.5" calcext:value-type="float">
            <text:p>163,5</text:p>
          </table:table-cell>
          <table:table-cell office:value-type="float" office:value="209.5" calcext:value-type="float">
            <text:p>209,5</text:p>
          </table:table-cell>
          <table:table-cell office:value-type="float" office:value="109.5" calcext:value-type="float">
            <text:p>109,5</text:p>
          </table:table-cell>
          <table:table-cell office:value-type="float" office:value="209.5" calcext:value-type="float">
            <text:p>209,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37" calcext:value-type="float">
            <text:p>-137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7.5" calcext:value-type="float">
            <text:p>-137,5</text:p>
          </table:table-cell>
          <table:table-cell office:value-type="float" office:value="162.5" calcext:value-type="float">
            <text:p>162,5</text:p>
          </table:table-cell>
          <table:table-cell office:value-type="float" office:value="212.5" calcext:value-type="float">
            <text:p>212,5</text:p>
          </table:table-cell>
          <table:table-cell office:value-type="float" office:value="112.5" calcext:value-type="float">
            <text:p>112,5</text:p>
          </table:table-cell>
          <table:table-cell office:value-type="float" office:value="212.5" calcext:value-type="float">
            <text:p>212,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38" calcext:value-type="float">
            <text:p>-138</text:p>
          </table:table-cell>
          <table:table-cell office:value-type="float" office:value="162" calcext:value-type="float">
            <text:p>162</text:p>
          </table:table-cell>
          <table:table-cell office:value-type="float" office:value="214" calcext:value-type="float">
            <text:p>214</text:p>
          </table:table-cell>
          <table:table-cell office:value-type="float" office:value="114" calcext:value-type="float">
            <text:p>11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38.5" calcext:value-type="float">
            <text:p>-138,5</text:p>
          </table:table-cell>
          <table:table-cell office:value-type="float" office:value="161.5" calcext:value-type="float">
            <text:p>161,5</text:p>
          </table:table-cell>
          <table:table-cell office:value-type="float" office:value="215.5" calcext:value-type="float">
            <text:p>215,5</text:p>
          </table:table-cell>
          <table:table-cell office:value-type="float" office:value="115.5" calcext:value-type="float">
            <text:p>115,5</text:p>
          </table:table-cell>
          <table:table-cell office:value-type="float" office:value="215.5" calcext:value-type="float">
            <text:p>215,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39" calcext:value-type="float">
            <text:p>-139</text:p>
          </table:table-cell>
          <table:table-cell office:value-type="float" office:value="161" calcext:value-type="float">
            <text:p>161</text:p>
          </table:table-cell>
          <table:table-cell office:value-type="float" office:value="217" calcext:value-type="float">
            <text:p>217</text:p>
          </table:table-cell>
          <table:table-cell office:value-type="float" office:value="117" calcext:value-type="float">
            <text:p>11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39.5" calcext:value-type="float">
            <text:p>-139,5</text:p>
          </table:table-cell>
          <table:table-cell office:value-type="float" office:value="160.5" calcext:value-type="float">
            <text:p>160,5</text:p>
          </table:table-cell>
          <table:table-cell office:value-type="float" office:value="218.5" calcext:value-type="float">
            <text:p>218,5</text:p>
          </table:table-cell>
          <table:table-cell office:value-type="float" office:value="118.5" calcext:value-type="float">
            <text:p>118,5</text:p>
          </table:table-cell>
          <table:table-cell office:value-type="float" office:value="218.5" calcext:value-type="float">
            <text:p>218,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40" calcext:value-type="float">
            <text:p>-140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0.5" calcext:value-type="float">
            <text:p>-140,5</text:p>
          </table:table-cell>
          <table:table-cell office:value-type="float" office:value="159.5" calcext:value-type="float">
            <text:p>159,5</text:p>
          </table:table-cell>
          <table:table-cell office:value-type="float" office:value="221.5" calcext:value-type="float">
            <text:p>221,5</text:p>
          </table:table-cell>
          <table:table-cell office:value-type="float" office:value="121.5" calcext:value-type="float">
            <text:p>121,5</text:p>
          </table:table-cell>
          <table:table-cell office:value-type="float" office:value="221.5" calcext:value-type="float">
            <text:p>221,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41" calcext:value-type="float">
            <text:p>-141</text:p>
          </table:table-cell>
          <table:table-cell office:value-type="float" office:value="159" calcext:value-type="float">
            <text:p>159</text:p>
          </table:table-cell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1.5" calcext:value-type="float">
            <text:p>-141,5</text:p>
          </table:table-cell>
          <table:table-cell office:value-type="float" office:value="158.5" calcext:value-type="float">
            <text:p>158,5</text:p>
          </table:table-cell>
          <table:table-cell office:value-type="float" office:value="224.5" calcext:value-type="float">
            <text:p>224,5</text:p>
          </table:table-cell>
          <table:table-cell office:value-type="float" office:value="124.5" calcext:value-type="float">
            <text:p>124,5</text:p>
          </table:table-cell>
          <table:table-cell office:value-type="float" office:value="224.5" calcext:value-type="float">
            <text:p>224,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42" calcext:value-type="float">
            <text:p>-142</text:p>
          </table:table-cell>
          <table:table-cell office:value-type="float" office:value="158" calcext:value-type="float">
            <text:p>158</text:p>
          </table:table-cell>
          <table:table-cell office:value-type="float" office:value="226" calcext:value-type="float">
            <text:p>226</text:p>
          </table:table-cell>
          <table:table-cell office:value-type="float" office:value="126" calcext:value-type="float">
            <text:p>12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42.5" calcext:value-type="float">
            <text:p>-142,5</text:p>
          </table:table-cell>
          <table:table-cell office:value-type="float" office:value="157.5" calcext:value-type="float">
            <text:p>157,5</text:p>
          </table:table-cell>
          <table:table-cell office:value-type="float" office:value="227.5" calcext:value-type="float">
            <text:p>227,5</text:p>
          </table:table-cell>
          <table:table-cell office:value-type="float" office:value="127.5" calcext:value-type="float">
            <text:p>127,5</text:p>
          </table:table-cell>
          <table:table-cell office:value-type="float" office:value="227.5" calcext:value-type="float">
            <text:p>227,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43" calcext:value-type="float">
            <text:p>-143</text:p>
          </table:table-cell>
          <table:table-cell office:value-type="float" office:value="157" calcext:value-type="float">
            <text:p>157</text:p>
          </table:table-cell>
          <table:table-cell office:value-type="float" office:value="229" calcext:value-type="float">
            <text:p>229</text:p>
          </table:table-cell>
          <table:table-cell office:value-type="float" office:value="129" calcext:value-type="float">
            <text:p>12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43.5" calcext:value-type="float">
            <text:p>-143,5</text:p>
          </table:table-cell>
          <table:table-cell office:value-type="float" office:value="156.5" calcext:value-type="float">
            <text:p>156,5</text:p>
          </table:table-cell>
          <table:table-cell office:value-type="float" office:value="230.5" calcext:value-type="float">
            <text:p>230,5</text:p>
          </table:table-cell>
          <table:table-cell office:value-type="float" office:value="130.5" calcext:value-type="float">
            <text:p>130,5</text:p>
          </table:table-cell>
          <table:table-cell office:value-type="float" office:value="230.5" calcext:value-type="float">
            <text:p>230,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44" calcext:value-type="float">
            <text:p>-144</text:p>
          </table:table-cell>
          <table:table-cell office:value-type="float" office:value="156" calcext:value-type="float">
            <text:p>156</text:p>
          </table:table-cell>
          <table:table-cell office:value-type="float" office:value="232" calcext:value-type="float">
            <text:p>232</text:p>
          </table:table-cell>
          <table:table-cell office:value-type="float" office:value="132" calcext:value-type="float">
            <text:p>13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44.5" calcext:value-type="float">
            <text:p>-144,5</text:p>
          </table:table-cell>
          <table:table-cell office:value-type="float" office:value="155.5" calcext:value-type="float">
            <text:p>155,5</text:p>
          </table:table-cell>
          <table:table-cell office:value-type="float" office:value="233.5" calcext:value-type="float">
            <text:p>233,5</text:p>
          </table:table-cell>
          <table:table-cell office:value-type="float" office:value="133.5" calcext:value-type="float">
            <text:p>133,5</text:p>
          </table:table-cell>
          <table:table-cell office:value-type="float" office:value="233.5" calcext:value-type="float">
            <text:p>233,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45" calcext:value-type="float">
            <text:p>-14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135" calcext:value-type="float">
            <text:p>13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45.5" calcext:value-type="float">
            <text:p>-145,5</text:p>
          </table:table-cell>
          <table:table-cell office:value-type="float" office:value="154.5" calcext:value-type="float">
            <text:p>154,5</text:p>
          </table:table-cell>
          <table:table-cell office:value-type="float" office:value="236.5" calcext:value-type="float">
            <text:p>236,5</text:p>
          </table:table-cell>
          <table:table-cell office:value-type="float" office:value="136.5" calcext:value-type="float">
            <text:p>136,5</text:p>
          </table:table-cell>
          <table:table-cell office:value-type="float" office:value="236.5" calcext:value-type="float">
            <text:p>236,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46" calcext:value-type="float">
            <text:p>-146</text:p>
          </table:table-cell>
          <table:table-cell office:value-type="float" office:value="154" calcext:value-type="float">
            <text:p>154</text:p>
          </table:table-cell>
          <table:table-cell office:value-type="float" office:value="238" calcext:value-type="float">
            <text:p>238</text:p>
          </table:table-cell>
          <table:table-cell office:value-type="float" office:value="138" calcext:value-type="float">
            <text:p>13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46.5" calcext:value-type="float">
            <text:p>-146,5</text:p>
          </table:table-cell>
          <table:table-cell office:value-type="float" office:value="153.5" calcext:value-type="float">
            <text:p>153,5</text:p>
          </table:table-cell>
          <table:table-cell office:value-type="float" office:value="239.5" calcext:value-type="float">
            <text:p>239,5</text:p>
          </table:table-cell>
          <table:table-cell office:value-type="float" office:value="139.5" calcext:value-type="float">
            <text:p>139,5</text:p>
          </table:table-cell>
          <table:table-cell office:value-type="float" office:value="239.5" calcext:value-type="float">
            <text:p>239,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47" calcext:value-type="float">
            <text:p>-147</text:p>
          </table:table-cell>
          <table:table-cell office:value-type="float" office:value="153" calcext:value-type="float">
            <text:p>153</text:p>
          </table:table-cell>
          <table:table-cell office:value-type="float" office:value="241" calcext:value-type="float">
            <text:p>241</text:p>
          </table:table-cell>
          <table:table-cell office:value-type="float" office:value="141" calcext:value-type="float">
            <text:p>14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47.5" calcext:value-type="float">
            <text:p>-147,5</text:p>
          </table:table-cell>
          <table:table-cell office:value-type="float" office:value="152.5" calcext:value-type="float">
            <text:p>152,5</text:p>
          </table:table-cell>
          <table:table-cell office:value-type="float" office:value="242.5" calcext:value-type="float">
            <text:p>242,5</text:p>
          </table:table-cell>
          <table:table-cell office:value-type="float" office:value="142.5" calcext:value-type="float">
            <text:p>142,5</text:p>
          </table:table-cell>
          <table:table-cell office:value-type="float" office:value="242.5" calcext:value-type="float">
            <text:p>242,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48" calcext:value-type="float">
            <text:p>-148</text:p>
          </table:table-cell>
          <table:table-cell office:value-type="float" office:value="152" calcext:value-type="float">
            <text:p>152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48.5" calcext:value-type="float">
            <text:p>-148,5</text:p>
          </table:table-cell>
          <table:table-cell office:value-type="float" office:value="151.5" calcext:value-type="float">
            <text:p>151,5</text:p>
          </table:table-cell>
          <table:table-cell office:value-type="float" office:value="245.5" calcext:value-type="float">
            <text:p>245,5</text:p>
          </table:table-cell>
          <table:table-cell office:value-type="float" office:value="145.5" calcext:value-type="float">
            <text:p>145,5</text:p>
          </table:table-cell>
          <table:table-cell office:value-type="float" office:value="245.5" calcext:value-type="float">
            <text:p>245,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9" calcext:value-type="float">
            <text:p>-149</text:p>
          </table:table-cell>
          <table:table-cell office:value-type="float" office:value="151" calcext:value-type="float">
            <text:p>151</text:p>
          </table:table-cell>
          <table:table-cell office:value-type="float" office:value="247" calcext:value-type="float">
            <text:p>247</text:p>
          </table:table-cell>
          <table:table-cell office:value-type="float" office:value="147" calcext:value-type="float">
            <text:p>14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9.5" calcext:value-type="float">
            <text:p>-149,5</text:p>
          </table:table-cell>
          <table:table-cell office:value-type="float" office:value="150.5" calcext:value-type="float">
            <text:p>150,5</text:p>
          </table:table-cell>
          <table:table-cell office:value-type="float" office:value="248.5" calcext:value-type="float">
            <text:p>248,5</text:p>
          </table:table-cell>
          <table:table-cell office:value-type="float" office:value="148.5" calcext:value-type="float">
            <text:p>148,5</text:p>
          </table:table-cell>
          <table:table-cell office:value-type="float" office:value="248.5" calcext:value-type="float">
            <text:p>248,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50" calcext:value-type="float">
            <text:p>-1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50.5" calcext:value-type="float">
            <text:p>-150,5</text:p>
          </table:table-cell>
          <table:table-cell office:value-type="float" office:value="149.5" calcext:value-type="float">
            <text:p>149,5</text:p>
          </table:table-cell>
          <table:table-cell office:value-type="float" office:value="251.5" calcext:value-type="float">
            <text:p>251,5</text:p>
          </table:table-cell>
          <table:table-cell office:value-type="float" office:value="151.5" calcext:value-type="float">
            <text:p>151,5</text:p>
          </table:table-cell>
          <table:table-cell office:value-type="float" office:value="251.5" calcext:value-type="float">
            <text:p>251,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51" calcext:value-type="float">
            <text:p>-151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</text:p>
          </table:table-cell>
          <table:table-cell office:value-type="float" office:value="153" calcext:value-type="float">
            <text:p>15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1.5" calcext:value-type="float">
            <text:p>-151,5</text:p>
          </table:table-cell>
          <table:table-cell office:value-type="float" office:value="148.5" calcext:value-type="float">
            <text:p>148,5</text:p>
          </table:table-cell>
          <table:table-cell office:value-type="float" office:value="254.5" calcext:value-type="float">
            <text:p>254,5</text:p>
          </table:table-cell>
          <table:table-cell office:value-type="float" office:value="154.5" calcext:value-type="float">
            <text:p>154,5</text:p>
          </table:table-cell>
          <table:table-cell office:value-type="float" office:value="254.5" calcext:value-type="float">
            <text:p>254,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52" calcext:value-type="float">
            <text:p>-152</text:p>
          </table:table-cell>
          <table:table-cell office:value-type="float" office:value="148" calcext:value-type="float">
            <text:p>148</text:p>
          </table:table-cell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52.5" calcext:value-type="float">
            <text:p>-152,5</text:p>
          </table:table-cell>
          <table:table-cell office:value-type="float" office:value="147.5" calcext:value-type="float">
            <text:p>147,5</text:p>
          </table:table-cell>
          <table:table-cell office:value-type="float" office:value="257.5" calcext:value-type="float">
            <text:p>257,5</text:p>
          </table:table-cell>
          <table:table-cell office:value-type="float" office:value="157.5" calcext:value-type="float">
            <text:p>157,5</text:p>
          </table:table-cell>
          <table:table-cell office:value-type="float" office:value="257.5" calcext:value-type="float">
            <text:p>257,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53" calcext:value-type="float">
            <text:p>-153</text:p>
          </table:table-cell>
          <table:table-cell office:value-type="float" office:value="147" calcext:value-type="float">
            <text:p>147</text:p>
          </table:table-cell>
          <table:table-cell office:value-type="float" office:value="259" calcext:value-type="float">
            <text:p>259</text:p>
          </table:table-cell>
          <table:table-cell office:value-type="float" office:value="159" calcext:value-type="float">
            <text:p>15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3.5" calcext:value-type="float">
            <text:p>-153,5</text:p>
          </table:table-cell>
          <table:table-cell office:value-type="float" office:value="146.5" calcext:value-type="float">
            <text:p>146,5</text:p>
          </table:table-cell>
          <table:table-cell office:value-type="float" office:value="260.5" calcext:value-type="float">
            <text:p>260,5</text:p>
          </table:table-cell>
          <table:table-cell office:value-type="float" office:value="160.5" calcext:value-type="float">
            <text:p>160,5</text:p>
          </table:table-cell>
          <table:table-cell office:value-type="float" office:value="260.5" calcext:value-type="float">
            <text:p>260,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54" calcext:value-type="float">
            <text:p>-154</text:p>
          </table:table-cell>
          <table:table-cell office:value-type="float" office:value="146" calcext:value-type="float">
            <text:p>146</text:p>
          </table:table-cell>
          <table:table-cell office:value-type="float" office:value="262" calcext:value-type="float">
            <text:p>262</text:p>
          </table:table-cell>
          <table:table-cell office:value-type="float" office:value="162" calcext:value-type="float">
            <text:p>16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4.5" calcext:value-type="float">
            <text:p>-154,5</text:p>
          </table:table-cell>
          <table:table-cell office:value-type="float" office:value="145.5" calcext:value-type="float">
            <text:p>145,5</text:p>
          </table:table-cell>
          <table:table-cell office:value-type="float" office:value="263.5" calcext:value-type="float">
            <text:p>263,5</text:p>
          </table:table-cell>
          <table:table-cell office:value-type="float" office:value="163.5" calcext:value-type="float">
            <text:p>163,5</text:p>
          </table:table-cell>
          <table:table-cell office:value-type="float" office:value="263.5" calcext:value-type="float">
            <text:p>263,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5" calcext:value-type="float">
            <text:p>-155</text:p>
          </table:table-cell>
          <table:table-cell office:value-type="float" office:value="145" calcext:value-type="float">
            <text:p>145</text:p>
          </table:table-cell>
          <table:table-cell office:value-type="float" office:value="265" calcext:value-type="float">
            <text:p>265</text:p>
          </table:table-cell>
          <table:table-cell office:value-type="float" office:value="165" calcext:value-type="float">
            <text:p>16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5.5" calcext:value-type="float">
            <text:p>-155,5</text:p>
          </table:table-cell>
          <table:table-cell office:value-type="float" office:value="144.5" calcext:value-type="float">
            <text:p>144,5</text:p>
          </table:table-cell>
          <table:table-cell office:value-type="float" office:value="266.5" calcext:value-type="float">
            <text:p>266,5</text:p>
          </table:table-cell>
          <table:table-cell office:value-type="float" office:value="166.5" calcext:value-type="float">
            <text:p>166,5</text:p>
          </table:table-cell>
          <table:table-cell office:value-type="float" office:value="266.5" calcext:value-type="float">
            <text:p>266,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6" calcext:value-type="float">
            <text:p>-156</text:p>
          </table:table-cell>
          <table:table-cell office:value-type="float" office:value="144" calcext:value-type="float">
            <text:p>144</text:p>
          </table:table-cell>
          <table:table-cell office:value-type="float" office:value="268" calcext:value-type="float">
            <text:p>268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56.5" calcext:value-type="float">
            <text:p>-156,5</text:p>
          </table:table-cell>
          <table:table-cell office:value-type="float" office:value="143.5" calcext:value-type="float">
            <text:p>143,5</text:p>
          </table:table-cell>
          <table:table-cell office:value-type="float" office:value="269.5" calcext:value-type="float">
            <text:p>269,5</text:p>
          </table:table-cell>
          <table:table-cell office:value-type="float" office:value="169.5" calcext:value-type="float">
            <text:p>169,5</text:p>
          </table:table-cell>
          <table:table-cell office:value-type="float" office:value="269.5" calcext:value-type="float">
            <text:p>269,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57" calcext:value-type="float">
            <text:p>-157</text:p>
          </table:table-cell>
          <table:table-cell office:value-type="float" office:value="143" calcext:value-type="float">
            <text:p>143</text:p>
          </table:table-cell>
          <table:table-cell office:value-type="float" office:value="271" calcext:value-type="float">
            <text:p>271</text:p>
          </table:table-cell>
          <table:table-cell office:value-type="float" office:value="171" calcext:value-type="float">
            <text:p>17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7.5" calcext:value-type="float">
            <text:p>-157,5</text:p>
          </table:table-cell>
          <table:table-cell office:value-type="float" office:value="142.5" calcext:value-type="float">
            <text:p>142,5</text:p>
          </table:table-cell>
          <table:table-cell office:value-type="float" office:value="272.5" calcext:value-type="float">
            <text:p>272,5</text:p>
          </table:table-cell>
          <table:table-cell office:value-type="float" office:value="172.5" calcext:value-type="float">
            <text:p>172,5</text:p>
          </table:table-cell>
          <table:table-cell office:value-type="float" office:value="272.5" calcext:value-type="float">
            <text:p>272,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58" calcext:value-type="float">
            <text:p>-158</text:p>
          </table:table-cell>
          <table:table-cell office:value-type="float" office:value="142" calcext:value-type="float">
            <text:p>142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8.5" calcext:value-type="float">
            <text:p>-158,5</text:p>
          </table:table-cell>
          <table:table-cell office:value-type="float" office:value="141.5" calcext:value-type="float">
            <text:p>141,5</text:p>
          </table:table-cell>
          <table:table-cell office:value-type="float" office:value="275.5" calcext:value-type="float">
            <text:p>275,5</text:p>
          </table:table-cell>
          <table:table-cell office:value-type="float" office:value="175.5" calcext:value-type="float">
            <text:p>175,5</text:p>
          </table:table-cell>
          <table:table-cell office:value-type="float" office:value="275.5" calcext:value-type="float">
            <text:p>275,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59" calcext:value-type="float">
            <text:p>-159</text:p>
          </table:table-cell>
          <table:table-cell office:value-type="float" office:value="141" calcext:value-type="float">
            <text:p>141</text:p>
          </table:table-cell>
          <table:table-cell office:value-type="float" office:value="277" calcext:value-type="float">
            <text:p>277</text:p>
          </table:table-cell>
          <table:table-cell office:value-type="float" office:value="177" calcext:value-type="float">
            <text:p>17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9.5" calcext:value-type="float">
            <text:p>-159,5</text:p>
          </table:table-cell>
          <table:table-cell office:value-type="float" office:value="140.5" calcext:value-type="float">
            <text:p>140,5</text:p>
          </table:table-cell>
          <table:table-cell office:value-type="float" office:value="278.5" calcext:value-type="float">
            <text:p>278,5</text:p>
          </table:table-cell>
          <table:table-cell office:value-type="float" office:value="178.5" calcext:value-type="float">
            <text:p>178,5</text:p>
          </table:table-cell>
          <table:table-cell office:value-type="float" office:value="278.5" calcext:value-type="float">
            <text:p>278,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0" calcext:value-type="float">
            <text:p>-160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0.5" calcext:value-type="float">
            <text:p>-160,5</text:p>
          </table:table-cell>
          <table:table-cell office:value-type="float" office:value="139.5" calcext:value-type="float">
            <text:p>139,5</text:p>
          </table:table-cell>
          <table:table-cell office:value-type="float" office:value="281.5" calcext:value-type="float">
            <text:p>281,5</text:p>
          </table:table-cell>
          <table:table-cell office:value-type="float" office:value="181.5" calcext:value-type="float">
            <text:p>181,5</text:p>
          </table:table-cell>
          <table:table-cell office:value-type="float" office:value="281.5" calcext:value-type="float">
            <text:p>281,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1" calcext:value-type="float">
            <text:p>-161</text:p>
          </table:table-cell>
          <table:table-cell office:value-type="float" office:value="139" calcext:value-type="float">
            <text:p>139</text:p>
          </table:table-cell>
          <table:table-cell office:value-type="float" office:value="283" calcext:value-type="float">
            <text:p>283</text:p>
          </table:table-cell>
          <table:table-cell office:value-type="float" office:value="183" calcext:value-type="float">
            <text:p>18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1.5" calcext:value-type="float">
            <text:p>-161,5</text:p>
          </table:table-cell>
          <table:table-cell office:value-type="float" office:value="138.5" calcext:value-type="float">
            <text:p>138,5</text:p>
          </table:table-cell>
          <table:table-cell office:value-type="float" office:value="284.5" calcext:value-type="float">
            <text:p>284,5</text:p>
          </table:table-cell>
          <table:table-cell office:value-type="float" office:value="184.5" calcext:value-type="float">
            <text:p>184,5</text:p>
          </table:table-cell>
          <table:table-cell office:value-type="float" office:value="284.5" calcext:value-type="float">
            <text:p>284,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2" calcext:value-type="float">
            <text:p>-162</text:p>
          </table:table-cell>
          <table:table-cell office:value-type="float" office:value="138" calcext:value-type="float">
            <text:p>138</text:p>
          </table:table-cell>
          <table:table-cell office:value-type="float" office:value="286" calcext:value-type="float">
            <text:p>286</text:p>
          </table:table-cell>
          <table:table-cell office:value-type="float" office:value="186" calcext:value-type="float">
            <text:p>18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2.5" calcext:value-type="float">
            <text:p>-162,5</text:p>
          </table:table-cell>
          <table:table-cell office:value-type="float" office:value="137.5" calcext:value-type="float">
            <text:p>137,5</text:p>
          </table:table-cell>
          <table:table-cell office:value-type="float" office:value="287.5" calcext:value-type="float">
            <text:p>287,5</text:p>
          </table:table-cell>
          <table:table-cell office:value-type="float" office:value="187.5" calcext:value-type="float">
            <text:p>187,5</text:p>
          </table:table-cell>
          <table:table-cell office:value-type="float" office:value="287.5" calcext:value-type="float">
            <text:p>287,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3" calcext:value-type="float">
            <text:p>-163</text:p>
          </table:table-cell>
          <table:table-cell office:value-type="float" office:value="137" calcext:value-type="float">
            <text:p>137</text:p>
          </table:table-cell>
          <table:table-cell office:value-type="float" office:value="289" calcext:value-type="float">
            <text:p>289</text:p>
          </table:table-cell>
          <table:table-cell office:value-type="float" office:value="189" calcext:value-type="float">
            <text:p>18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3.5" calcext:value-type="float">
            <text:p>-163,5</text:p>
          </table:table-cell>
          <table:table-cell office:value-type="float" office:value="136.5" calcext:value-type="float">
            <text:p>136,5</text:p>
          </table:table-cell>
          <table:table-cell office:value-type="float" office:value="290.5" calcext:value-type="float">
            <text:p>290,5</text:p>
          </table:table-cell>
          <table:table-cell office:value-type="float" office:value="190.5" calcext:value-type="float">
            <text:p>190,5</text:p>
          </table:table-cell>
          <table:table-cell office:value-type="float" office:value="290.5" calcext:value-type="float">
            <text:p>290,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4" calcext:value-type="float">
            <text:p>-164</text:p>
          </table:table-cell>
          <table:table-cell office:value-type="float" office:value="136" calcext:value-type="float">
            <text:p>136</text:p>
          </table:table-cell>
          <table:table-cell office:value-type="float" office:value="292" calcext:value-type="float">
            <text:p>292</text:p>
          </table:table-cell>
          <table:table-cell office:value-type="float" office:value="192" calcext:value-type="float">
            <text:p>19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4.5" calcext:value-type="float">
            <text:p>-164,5</text:p>
          </table:table-cell>
          <table:table-cell office:value-type="float" office:value="135.5" calcext:value-type="float">
            <text:p>135,5</text:p>
          </table:table-cell>
          <table:table-cell office:value-type="float" office:value="293.5" calcext:value-type="float">
            <text:p>293,5</text:p>
          </table:table-cell>
          <table:table-cell office:value-type="float" office:value="193.5" calcext:value-type="float">
            <text:p>193,5</text:p>
          </table:table-cell>
          <table:table-cell office:value-type="float" office:value="293.5" calcext:value-type="float">
            <text:p>293,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5" calcext:value-type="float">
            <text:p>-165</text:p>
          </table:table-cell>
          <table:table-cell office:value-type="float" office:value="135" calcext:value-type="float">
            <text:p>135</text:p>
          </table:table-cell>
          <table:table-cell office:value-type="float" office:value="295" calcext:value-type="float">
            <text:p>295</text:p>
          </table:table-cell>
          <table:table-cell office:value-type="float" office:value="195" calcext:value-type="float">
            <text:p>1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5.5" calcext:value-type="float">
            <text:p>-165,5</text:p>
          </table:table-cell>
          <table:table-cell office:value-type="float" office:value="134.5" calcext:value-type="float">
            <text:p>134,5</text:p>
          </table:table-cell>
          <table:table-cell office:value-type="float" office:value="296.5" calcext:value-type="float">
            <text:p>296,5</text:p>
          </table:table-cell>
          <table:table-cell office:value-type="float" office:value="196.5" calcext:value-type="float">
            <text:p>196,5</text:p>
          </table:table-cell>
          <table:table-cell office:value-type="float" office:value="296.5" calcext:value-type="float">
            <text:p>296,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" calcext:value-type="float">
            <text:p>-166</text:p>
          </table:table-cell>
          <table:table-cell office:value-type="float" office:value="134" calcext:value-type="float">
            <text:p>134</text:p>
          </table:table-cell>
          <table:table-cell office:value-type="float" office:value="298" calcext:value-type="float">
            <text:p>298</text:p>
          </table:table-cell>
          <table:table-cell office:value-type="float" office:value="198" calcext:value-type="float">
            <text:p>19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6.5" calcext:value-type="float">
            <text:p>-166,5</text:p>
          </table:table-cell>
          <table:table-cell office:value-type="float" office:value="133.5" calcext:value-type="float">
            <text:p>133,5</text:p>
          </table:table-cell>
          <table:table-cell office:value-type="float" office:value="299.5" calcext:value-type="float">
            <text:p>299,5</text:p>
          </table:table-cell>
          <table:table-cell office:value-type="float" office:value="199.5" calcext:value-type="float">
            <text:p>199,5</text:p>
          </table:table-cell>
          <table:table-cell office:value-type="float" office:value="299.5" calcext:value-type="float">
            <text:p>299,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7" calcext:value-type="float">
            <text:p>-167</text:p>
          </table:table-cell>
          <table:table-cell office:value-type="float" office:value="133" calcext:value-type="float">
            <text:p>133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7.5" calcext:value-type="float">
            <text:p>-167,5</text:p>
          </table:table-cell>
          <table:table-cell office:value-type="float" office:value="132.5" calcext:value-type="float">
            <text:p>132,5</text:p>
          </table:table-cell>
          <table:table-cell office:value-type="float" office:value="302.5" calcext:value-type="float">
            <text:p>302,5</text:p>
          </table:table-cell>
          <table:table-cell office:value-type="float" office:value="202.5" calcext:value-type="float">
            <text:p>202,5</text:p>
          </table:table-cell>
          <table:table-cell office:value-type="float" office:value="302.5" calcext:value-type="float">
            <text:p>302,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8" calcext:value-type="float">
            <text:p>-168</text:p>
          </table:table-cell>
          <table:table-cell office:value-type="float" office:value="132" calcext:value-type="float">
            <text:p>132</text:p>
          </table:table-cell>
          <table:table-cell office:value-type="float" office:value="304" calcext:value-type="float">
            <text:p>304</text:p>
          </table:table-cell>
          <table:table-cell office:value-type="float" office:value="204" calcext:value-type="float">
            <text:p>20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8.5" calcext:value-type="float">
            <text:p>-168,5</text:p>
          </table:table-cell>
          <table:table-cell office:value-type="float" office:value="131.5" calcext:value-type="float">
            <text:p>131,5</text:p>
          </table:table-cell>
          <table:table-cell office:value-type="float" office:value="305.5" calcext:value-type="float">
            <text:p>305,5</text:p>
          </table:table-cell>
          <table:table-cell office:value-type="float" office:value="205.5" calcext:value-type="float">
            <text:p>205,5</text:p>
          </table:table-cell>
          <table:table-cell office:value-type="float" office:value="305.5" calcext:value-type="float">
            <text:p>305,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9" calcext:value-type="float">
            <text:p>-169</text:p>
          </table:table-cell>
          <table:table-cell office:value-type="float" office:value="131" calcext:value-type="float">
            <text:p>131</text:p>
          </table:table-cell>
          <table:table-cell office:value-type="float" office:value="307" calcext:value-type="float">
            <text:p>307</text:p>
          </table:table-cell>
          <table:table-cell office:value-type="float" office:value="207" calcext:value-type="float">
            <text:p>20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9.5" calcext:value-type="float">
            <text:p>-169,5</text:p>
          </table:table-cell>
          <table:table-cell office:value-type="float" office:value="130.5" calcext:value-type="float">
            <text:p>130,5</text:p>
          </table:table-cell>
          <table:table-cell office:value-type="float" office:value="308.5" calcext:value-type="float">
            <text:p>308,5</text:p>
          </table:table-cell>
          <table:table-cell office:value-type="float" office:value="208.5" calcext:value-type="float">
            <text:p>208,5</text:p>
          </table:table-cell>
          <table:table-cell office:value-type="float" office:value="308.5" calcext:value-type="float">
            <text:p>308,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70" calcext:value-type="float">
            <text:p>-170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0.5" calcext:value-type="float">
            <text:p>-170,5</text:p>
          </table:table-cell>
          <table:table-cell office:value-type="float" office:value="129.5" calcext:value-type="float">
            <text:p>129,5</text:p>
          </table:table-cell>
          <table:table-cell office:value-type="float" office:value="311.5" calcext:value-type="float">
            <text:p>311,5</text:p>
          </table:table-cell>
          <table:table-cell office:value-type="float" office:value="211.5" calcext:value-type="float">
            <text:p>211,5</text:p>
          </table:table-cell>
          <table:table-cell office:value-type="float" office:value="311.5" calcext:value-type="float">
            <text:p>311,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71" calcext:value-type="float">
            <text:p>-171</text:p>
          </table:table-cell>
          <table:table-cell office:value-type="float" office:value="129" calcext:value-type="float">
            <text:p>129</text:p>
          </table:table-cell>
          <table:table-cell office:value-type="float" office:value="313" calcext:value-type="float">
            <text:p>313</text:p>
          </table:table-cell>
          <table:table-cell office:value-type="float" office:value="213" calcext:value-type="float">
            <text:p>21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71.5" calcext:value-type="float">
            <text:p>-171,5</text:p>
          </table:table-cell>
          <table:table-cell office:value-type="float" office:value="128.5" calcext:value-type="float">
            <text:p>128,5</text:p>
          </table:table-cell>
          <table:table-cell office:value-type="float" office:value="314.5" calcext:value-type="float">
            <text:p>314,5</text:p>
          </table:table-cell>
          <table:table-cell office:value-type="float" office:value="214.5" calcext:value-type="float">
            <text:p>214,5</text:p>
          </table:table-cell>
          <table:table-cell office:value-type="float" office:value="314.5" calcext:value-type="float">
            <text:p>314,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72" calcext:value-type="float">
            <text:p>-172</text:p>
          </table:table-cell>
          <table:table-cell office:value-type="float" office:value="128" calcext:value-type="float">
            <text:p>128</text:p>
          </table:table-cell>
          <table:table-cell office:value-type="float" office:value="316" calcext:value-type="float">
            <text:p>316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2.5" calcext:value-type="float">
            <text:p>-172,5</text:p>
          </table:table-cell>
          <table:table-cell office:value-type="float" office:value="127.5" calcext:value-type="float">
            <text:p>127,5</text:p>
          </table:table-cell>
          <table:table-cell office:value-type="float" office:value="317.5" calcext:value-type="float">
            <text:p>317,5</text:p>
          </table:table-cell>
          <table:table-cell office:value-type="float" office:value="217.5" calcext:value-type="float">
            <text:p>217,5</text:p>
          </table:table-cell>
          <table:table-cell office:value-type="float" office:value="317.5" calcext:value-type="float">
            <text:p>317,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73" calcext:value-type="float">
            <text:p>-173</text:p>
          </table:table-cell>
          <table:table-cell office:value-type="float" office:value="127" calcext:value-type="float">
            <text:p>127</text:p>
          </table:table-cell>
          <table:table-cell office:value-type="float" office:value="319" calcext:value-type="float">
            <text:p>319</text:p>
          </table:table-cell>
          <table:table-cell office:value-type="float" office:value="219" calcext:value-type="float">
            <text:p>21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3.5" calcext:value-type="float">
            <text:p>-173,5</text:p>
          </table:table-cell>
          <table:table-cell office:value-type="float" office:value="126.5" calcext:value-type="float">
            <text:p>126,5</text:p>
          </table:table-cell>
          <table:table-cell office:value-type="float" office:value="320.5" calcext:value-type="float">
            <text:p>320,5</text:p>
          </table:table-cell>
          <table:table-cell office:value-type="float" office:value="220.5" calcext:value-type="float">
            <text:p>220,5</text:p>
          </table:table-cell>
          <table:table-cell office:value-type="float" office:value="320.5" calcext:value-type="float">
            <text:p>320,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74" calcext:value-type="float">
            <text:p>-174</text:p>
          </table:table-cell>
          <table:table-cell office:value-type="float" office:value="126" calcext:value-type="float">
            <text:p>126</text:p>
          </table:table-cell>
          <table:table-cell office:value-type="float" office:value="322" calcext:value-type="float">
            <text:p>322</text:p>
          </table:table-cell>
          <table:table-cell office:value-type="float" office:value="222" calcext:value-type="float">
            <text:p>22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4.5" calcext:value-type="float">
            <text:p>-174,5</text:p>
          </table:table-cell>
          <table:table-cell office:value-type="float" office:value="125.5" calcext:value-type="float">
            <text:p>125,5</text:p>
          </table:table-cell>
          <table:table-cell office:value-type="float" office:value="323.5" calcext:value-type="float">
            <text:p>323,5</text:p>
          </table:table-cell>
          <table:table-cell office:value-type="float" office:value="223.5" calcext:value-type="float">
            <text:p>223,5</text:p>
          </table:table-cell>
          <table:table-cell office:value-type="float" office:value="323.5" calcext:value-type="float">
            <text:p>323,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75" calcext:value-type="float">
            <text:p>-175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75.5" calcext:value-type="float">
            <text:p>-175,5</text:p>
          </table:table-cell>
          <table:table-cell office:value-type="float" office:value="124.5" calcext:value-type="float">
            <text:p>124,5</text:p>
          </table:table-cell>
          <table:table-cell office:value-type="float" office:value="326.5" calcext:value-type="float">
            <text:p>326,5</text:p>
          </table:table-cell>
          <table:table-cell office:value-type="float" office:value="226.5" calcext:value-type="float">
            <text:p>226,5</text:p>
          </table:table-cell>
          <table:table-cell office:value-type="float" office:value="326.5" calcext:value-type="float">
            <text:p>326,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76" calcext:value-type="float">
            <text:p>-176</text:p>
          </table:table-cell>
          <table:table-cell office:value-type="float" office:value="124" calcext:value-type="float">
            <text:p>124</text:p>
          </table:table-cell>
          <table:table-cell office:value-type="float" office:value="328" calcext:value-type="float">
            <text:p>328</text:p>
          </table:table-cell>
          <table:table-cell office:value-type="float" office:value="228" calcext:value-type="float">
            <text:p>22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76.5" calcext:value-type="float">
            <text:p>-176,5</text:p>
          </table:table-cell>
          <table:table-cell office:value-type="float" office:value="123.5" calcext:value-type="float">
            <text:p>123,5</text:p>
          </table:table-cell>
          <table:table-cell office:value-type="float" office:value="329.5" calcext:value-type="float">
            <text:p>329,5</text:p>
          </table:table-cell>
          <table:table-cell office:value-type="float" office:value="229.5" calcext:value-type="float">
            <text:p>229,5</text:p>
          </table:table-cell>
          <table:table-cell office:value-type="float" office:value="329.5" calcext:value-type="float">
            <text:p>329,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77" calcext:value-type="float">
            <text:p>-177</text:p>
          </table:table-cell>
          <table:table-cell office:value-type="float" office:value="123" calcext:value-type="float">
            <text:p>123</text:p>
          </table:table-cell>
          <table:table-cell office:value-type="float" office:value="331" calcext:value-type="float">
            <text:p>331</text:p>
          </table:table-cell>
          <table:table-cell office:value-type="float" office:value="231" calcext:value-type="float">
            <text:p>23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77.5" calcext:value-type="float">
            <text:p>-177,5</text:p>
          </table:table-cell>
          <table:table-cell office:value-type="float" office:value="122.5" calcext:value-type="float">
            <text:p>122,5</text:p>
          </table:table-cell>
          <table:table-cell office:value-type="float" office:value="332.5" calcext:value-type="float">
            <text:p>332,5</text:p>
          </table:table-cell>
          <table:table-cell office:value-type="float" office:value="232.5" calcext:value-type="float">
            <text:p>232,5</text:p>
          </table:table-cell>
          <table:table-cell office:value-type="float" office:value="332.5" calcext:value-type="float">
            <text:p>332,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78" calcext:value-type="float">
            <text:p>-178</text:p>
          </table:table-cell>
          <table:table-cell office:value-type="float" office:value="122" calcext:value-type="float">
            <text:p>122</text:p>
          </table:table-cell>
          <table:table-cell office:value-type="float" office:value="334" calcext:value-type="float">
            <text:p>334</text:p>
          </table:table-cell>
          <table:table-cell office:value-type="float" office:value="234" calcext:value-type="float">
            <text:p>23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78.5" calcext:value-type="float">
            <text:p>-178,5</text:p>
          </table:table-cell>
          <table:table-cell office:value-type="float" office:value="121.5" calcext:value-type="float">
            <text:p>121,5</text:p>
          </table:table-cell>
          <table:table-cell office:value-type="float" office:value="335.5" calcext:value-type="float">
            <text:p>335,5</text:p>
          </table:table-cell>
          <table:table-cell office:value-type="float" office:value="235.5" calcext:value-type="float">
            <text:p>235,5</text:p>
          </table:table-cell>
          <table:table-cell office:value-type="float" office:value="335.5" calcext:value-type="float">
            <text:p>335,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79" calcext:value-type="float">
            <text:p>-179</text:p>
          </table:table-cell>
          <table:table-cell office:value-type="float" office:value="121" calcext:value-type="float">
            <text:p>121</text:p>
          </table:table-cell>
          <table:table-cell office:value-type="float" office:value="337" calcext:value-type="float">
            <text:p>337</text:p>
          </table:table-cell>
          <table:table-cell office:value-type="float" office:value="237" calcext:value-type="float">
            <text:p>2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79.5" calcext:value-type="float">
            <text:p>-179,5</text:p>
          </table:table-cell>
          <table:table-cell office:value-type="float" office:value="120.5" calcext:value-type="float">
            <text:p>120,5</text:p>
          </table:table-cell>
          <table:table-cell office:value-type="float" office:value="338.5" calcext:value-type="float">
            <text:p>338,5</text:p>
          </table:table-cell>
          <table:table-cell office:value-type="float" office:value="238.5" calcext:value-type="float">
            <text:p>238,5</text:p>
          </table:table-cell>
          <table:table-cell office:value-type="float" office:value="338.5" calcext:value-type="float">
            <text:p>338,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80" calcext:value-type="float">
            <text:p>-180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80.5" calcext:value-type="float">
            <text:p>-180,5</text:p>
          </table:table-cell>
          <table:table-cell office:value-type="float" office:value="119.5" calcext:value-type="float">
            <text:p>119,5</text:p>
          </table:table-cell>
          <table:table-cell office:value-type="float" office:value="341.5" calcext:value-type="float">
            <text:p>341,5</text:p>
          </table:table-cell>
          <table:table-cell office:value-type="float" office:value="241.5" calcext:value-type="float">
            <text:p>241,5</text:p>
          </table:table-cell>
          <table:table-cell office:value-type="float" office:value="341.5" calcext:value-type="float">
            <text:p>341,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81" calcext:value-type="float">
            <text:p>-181</text:p>
          </table:table-cell>
          <table:table-cell office:value-type="float" office:value="119" calcext:value-type="float">
            <text:p>119</text:p>
          </table:table-cell>
          <table:table-cell office:value-type="float" office:value="343" calcext:value-type="float">
            <text:p>343</text:p>
          </table:table-cell>
          <table:table-cell office:value-type="float" office:value="243" calcext:value-type="float">
            <text:p>24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81.5" calcext:value-type="float">
            <text:p>-181,5</text:p>
          </table:table-cell>
          <table:table-cell office:value-type="float" office:value="118.5" calcext:value-type="float">
            <text:p>118,5</text:p>
          </table:table-cell>
          <table:table-cell office:value-type="float" office:value="344.5" calcext:value-type="float">
            <text:p>344,5</text:p>
          </table:table-cell>
          <table:table-cell office:value-type="float" office:value="244.5" calcext:value-type="float">
            <text:p>244,5</text:p>
          </table:table-cell>
          <table:table-cell office:value-type="float" office:value="344.5" calcext:value-type="float">
            <text:p>344,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82" calcext:value-type="float">
            <text:p>-182</text:p>
          </table:table-cell>
          <table:table-cell office:value-type="float" office:value="118" calcext:value-type="float">
            <text:p>118</text:p>
          </table:table-cell>
          <table:table-cell office:value-type="float" office:value="346" calcext:value-type="float">
            <text:p>346</text:p>
          </table:table-cell>
          <table:table-cell office:value-type="float" office:value="246" calcext:value-type="float">
            <text:p>24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82.5" calcext:value-type="float">
            <text:p>-182,5</text:p>
          </table:table-cell>
          <table:table-cell office:value-type="float" office:value="117.5" calcext:value-type="float">
            <text:p>117,5</text:p>
          </table:table-cell>
          <table:table-cell office:value-type="float" office:value="347.5" calcext:value-type="float">
            <text:p>347,5</text:p>
          </table:table-cell>
          <table:table-cell office:value-type="float" office:value="247.5" calcext:value-type="float">
            <text:p>247,5</text:p>
          </table:table-cell>
          <table:table-cell office:value-type="float" office:value="347.5" calcext:value-type="float">
            <text:p>347,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83" calcext:value-type="float">
            <text:p>-183</text:p>
          </table:table-cell>
          <table:table-cell office:value-type="float" office:value="117" calcext:value-type="float">
            <text:p>117</text:p>
          </table:table-cell>
          <table:table-cell office:value-type="float" office:value="349" calcext:value-type="float">
            <text:p>349</text:p>
          </table:table-cell>
          <table:table-cell office:value-type="float" office:value="249" calcext:value-type="float">
            <text:p>24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83.5" calcext:value-type="float">
            <text:p>-183,5</text:p>
          </table:table-cell>
          <table:table-cell office:value-type="float" office:value="116.5" calcext:value-type="float">
            <text:p>116,5</text:p>
          </table:table-cell>
          <table:table-cell office:value-type="float" office:value="350.5" calcext:value-type="float">
            <text:p>350,5</text:p>
          </table:table-cell>
          <table:table-cell office:value-type="float" office:value="250.5" calcext:value-type="float">
            <text:p>250,5</text:p>
          </table:table-cell>
          <table:table-cell office:value-type="float" office:value="350.5" calcext:value-type="float">
            <text:p>350,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84" calcext:value-type="float">
            <text:p>-184</text:p>
          </table:table-cell>
          <table:table-cell office:value-type="float" office:value="116" calcext:value-type="float">
            <text:p>116</text:p>
          </table:table-cell>
          <table:table-cell office:value-type="float" office:value="352" calcext:value-type="float">
            <text:p>352</text:p>
          </table:table-cell>
          <table:table-cell office:value-type="float" office:value="252" calcext:value-type="float">
            <text:p>25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84.5" calcext:value-type="float">
            <text:p>-184,5</text:p>
          </table:table-cell>
          <table:table-cell office:value-type="float" office:value="115.5" calcext:value-type="float">
            <text:p>115,5</text:p>
          </table:table-cell>
          <table:table-cell office:value-type="float" office:value="353.5" calcext:value-type="float">
            <text:p>353,5</text:p>
          </table:table-cell>
          <table:table-cell office:value-type="float" office:value="253.5" calcext:value-type="float">
            <text:p>253,5</text:p>
          </table:table-cell>
          <table:table-cell office:value-type="float" office:value="353.5" calcext:value-type="float">
            <text:p>353,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85" calcext:value-type="float">
            <text:p>-185</text:p>
          </table:table-cell>
          <table:table-cell office:value-type="float" office:value="115" calcext:value-type="float">
            <text:p>115</text:p>
          </table:table-cell>
          <table:table-cell office:value-type="float" office:value="355" calcext:value-type="float">
            <text:p>355</text:p>
          </table:table-cell>
          <table:table-cell office:value-type="float" office:value="255" calcext:value-type="float">
            <text:p>2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85.5" calcext:value-type="float">
            <text:p>-185,5</text:p>
          </table:table-cell>
          <table:table-cell office:value-type="float" office:value="114.5" calcext:value-type="float">
            <text:p>114,5</text:p>
          </table:table-cell>
          <table:table-cell office:value-type="float" office:value="356.5" calcext:value-type="float">
            <text:p>356,5</text:p>
          </table:table-cell>
          <table:table-cell office:value-type="float" office:value="256.5" calcext:value-type="float">
            <text:p>256,5</text:p>
          </table:table-cell>
          <table:table-cell office:value-type="float" office:value="356.5" calcext:value-type="float">
            <text:p>356,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86" calcext:value-type="float">
            <text:p>-186</text:p>
          </table:table-cell>
          <table:table-cell office:value-type="float" office:value="114" calcext:value-type="float">
            <text:p>114</text:p>
          </table:table-cell>
          <table:table-cell office:value-type="float" office:value="358" calcext:value-type="float">
            <text:p>358</text:p>
          </table:table-cell>
          <table:table-cell office:value-type="float" office:value="258" calcext:value-type="float">
            <text:p>25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86.5" calcext:value-type="float">
            <text:p>-186,5</text:p>
          </table:table-cell>
          <table:table-cell office:value-type="float" office:value="113.5" calcext:value-type="float">
            <text:p>113,5</text:p>
          </table:table-cell>
          <table:table-cell office:value-type="float" office:value="359.5" calcext:value-type="float">
            <text:p>359,5</text:p>
          </table:table-cell>
          <table:table-cell office:value-type="float" office:value="259.5" calcext:value-type="float">
            <text:p>259,5</text:p>
          </table:table-cell>
          <table:table-cell office:value-type="float" office:value="359.5" calcext:value-type="float">
            <text:p>359,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87" calcext:value-type="float">
            <text:p>-187</text:p>
          </table:table-cell>
          <table:table-cell office:value-type="float" office:value="113" calcext:value-type="float">
            <text:p>113</text:p>
          </table:table-cell>
          <table:table-cell office:value-type="float" office:value="361" calcext:value-type="float">
            <text:p>361</text:p>
          </table:table-cell>
          <table:table-cell office:value-type="float" office:value="261" calcext:value-type="float">
            <text:p>26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87.5" calcext:value-type="float">
            <text:p>-187,5</text:p>
          </table:table-cell>
          <table:table-cell office:value-type="float" office:value="112.5" calcext:value-type="float">
            <text:p>112,5</text:p>
          </table:table-cell>
          <table:table-cell office:value-type="float" office:value="362.5" calcext:value-type="float">
            <text:p>362,5</text:p>
          </table:table-cell>
          <table:table-cell office:value-type="float" office:value="262.5" calcext:value-type="float">
            <text:p>262,5</text:p>
          </table:table-cell>
          <table:table-cell office:value-type="float" office:value="362.5" calcext:value-type="float">
            <text:p>362,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88" calcext:value-type="float">
            <text:p>-188</text:p>
          </table:table-cell>
          <table:table-cell office:value-type="float" office:value="112" calcext:value-type="float">
            <text:p>112</text:p>
          </table:table-cell>
          <table:table-cell office:value-type="float" office:value="364" calcext:value-type="float">
            <text:p>364</text:p>
          </table:table-cell>
          <table:table-cell office:value-type="float" office:value="264" calcext:value-type="float">
            <text:p>26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8.5" calcext:value-type="float">
            <text:p>-188,5</text:p>
          </table:table-cell>
          <table:table-cell office:value-type="float" office:value="111.5" calcext:value-type="float">
            <text:p>111,5</text:p>
          </table:table-cell>
          <table:table-cell office:value-type="float" office:value="365.5" calcext:value-type="float">
            <text:p>365,5</text:p>
          </table:table-cell>
          <table:table-cell office:value-type="float" office:value="265.5" calcext:value-type="float">
            <text:p>265,5</text:p>
          </table:table-cell>
          <table:table-cell office:value-type="float" office:value="365.5" calcext:value-type="float">
            <text:p>365,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89" calcext:value-type="float">
            <text:p>-189</text:p>
          </table:table-cell>
          <table:table-cell office:value-type="float" office:value="111" calcext:value-type="float">
            <text:p>111</text:p>
          </table:table-cell>
          <table:table-cell office:value-type="float" office:value="367" calcext:value-type="float">
            <text:p>367</text:p>
          </table:table-cell>
          <table:table-cell office:value-type="float" office:value="267" calcext:value-type="float">
            <text:p>26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9.5" calcext:value-type="float">
            <text:p>-189,5</text:p>
          </table:table-cell>
          <table:table-cell office:value-type="float" office:value="110.5" calcext:value-type="float">
            <text:p>110,5</text:p>
          </table:table-cell>
          <table:table-cell office:value-type="float" office:value="368.5" calcext:value-type="float">
            <text:p>368,5</text:p>
          </table:table-cell>
          <table:table-cell office:value-type="float" office:value="268.5" calcext:value-type="float">
            <text:p>268,5</text:p>
          </table:table-cell>
          <table:table-cell office:value-type="float" office:value="368.5" calcext:value-type="float">
            <text:p>368,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90" calcext:value-type="float">
            <text:p>-190</text:p>
          </table:table-cell>
          <table:table-cell office:value-type="float" office:value="110" calcext:value-type="float">
            <text:p>110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90.5" calcext:value-type="float">
            <text:p>-190,5</text:p>
          </table:table-cell>
          <table:table-cell office:value-type="float" office:value="109.5" calcext:value-type="float">
            <text:p>109,5</text:p>
          </table:table-cell>
          <table:table-cell office:value-type="float" office:value="371.5" calcext:value-type="float">
            <text:p>371,5</text:p>
          </table:table-cell>
          <table:table-cell office:value-type="float" office:value="271.5" calcext:value-type="float">
            <text:p>271,5</text:p>
          </table:table-cell>
          <table:table-cell office:value-type="float" office:value="371.5" calcext:value-type="float">
            <text:p>371,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91" calcext:value-type="float">
            <text:p>-191</text:p>
          </table:table-cell>
          <table:table-cell office:value-type="float" office:value="109" calcext:value-type="float">
            <text:p>109</text:p>
          </table:table-cell>
          <table:table-cell office:value-type="float" office:value="373" calcext:value-type="float">
            <text:p>373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91.5" calcext:value-type="float">
            <text:p>-191,5</text:p>
          </table:table-cell>
          <table:table-cell office:value-type="float" office:value="108.5" calcext:value-type="float">
            <text:p>108,5</text:p>
          </table:table-cell>
          <table:table-cell office:value-type="float" office:value="374.5" calcext:value-type="float">
            <text:p>374,5</text:p>
          </table:table-cell>
          <table:table-cell office:value-type="float" office:value="274.5" calcext:value-type="float">
            <text:p>274,5</text:p>
          </table:table-cell>
          <table:table-cell office:value-type="float" office:value="374.5" calcext:value-type="float">
            <text:p>374,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92" calcext:value-type="float">
            <text:p>-192</text:p>
          </table:table-cell>
          <table:table-cell office:value-type="float" office:value="108" calcext:value-type="float">
            <text:p>108</text:p>
          </table:table-cell>
          <table:table-cell office:value-type="float" office:value="376" calcext:value-type="float">
            <text:p>376</text:p>
          </table:table-cell>
          <table:table-cell office:value-type="float" office:value="276" calcext:value-type="float">
            <text:p>27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92.5" calcext:value-type="float">
            <text:p>-192,5</text:p>
          </table:table-cell>
          <table:table-cell office:value-type="float" office:value="107.5" calcext:value-type="float">
            <text:p>107,5</text:p>
          </table:table-cell>
          <table:table-cell office:value-type="float" office:value="377.5" calcext:value-type="float">
            <text:p>377,5</text:p>
          </table:table-cell>
          <table:table-cell office:value-type="float" office:value="277.5" calcext:value-type="float">
            <text:p>277,5</text:p>
          </table:table-cell>
          <table:table-cell office:value-type="float" office:value="377.5" calcext:value-type="float">
            <text:p>377,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93" calcext:value-type="float">
            <text:p>-193</text:p>
          </table:table-cell>
          <table:table-cell office:value-type="float" office:value="107" calcext:value-type="float">
            <text:p>107</text:p>
          </table:table-cell>
          <table:table-cell office:value-type="float" office:value="379" calcext:value-type="float">
            <text:p>379</text:p>
          </table:table-cell>
          <table:table-cell office:value-type="float" office:value="279" calcext:value-type="float">
            <text:p>27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93.5" calcext:value-type="float">
            <text:p>-193,5</text:p>
          </table:table-cell>
          <table:table-cell office:value-type="float" office:value="106.5" calcext:value-type="float">
            <text:p>106,5</text:p>
          </table:table-cell>
          <table:table-cell office:value-type="float" office:value="380.5" calcext:value-type="float">
            <text:p>380,5</text:p>
          </table:table-cell>
          <table:table-cell office:value-type="float" office:value="280.5" calcext:value-type="float">
            <text:p>280,5</text:p>
          </table:table-cell>
          <table:table-cell office:value-type="float" office:value="380.5" calcext:value-type="float">
            <text:p>380,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94" calcext:value-type="float">
            <text:p>-194</text:p>
          </table:table-cell>
          <table:table-cell office:value-type="float" office:value="106" calcext:value-type="float">
            <text:p>106</text:p>
          </table:table-cell>
          <table:table-cell office:value-type="float" office:value="382" calcext:value-type="float">
            <text:p>382</text:p>
          </table:table-cell>
          <table:table-cell office:value-type="float" office:value="282" calcext:value-type="float">
            <text:p>28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94.5" calcext:value-type="float">
            <text:p>-194,5</text:p>
          </table:table-cell>
          <table:table-cell office:value-type="float" office:value="105.5" calcext:value-type="float">
            <text:p>105,5</text:p>
          </table:table-cell>
          <table:table-cell office:value-type="float" office:value="383.5" calcext:value-type="float">
            <text:p>383,5</text:p>
          </table:table-cell>
          <table:table-cell office:value-type="float" office:value="283.5" calcext:value-type="float">
            <text:p>283,5</text:p>
          </table:table-cell>
          <table:table-cell office:value-type="float" office:value="383.5" calcext:value-type="float">
            <text:p>383,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95" calcext:value-type="float">
            <text:p>-195</text:p>
          </table:table-cell>
          <table:table-cell office:value-type="float" office:value="105" calcext:value-type="float">
            <text:p>105</text:p>
          </table:table-cell>
          <table:table-cell office:value-type="float" office:value="385" calcext:value-type="float">
            <text:p>385</text:p>
          </table:table-cell>
          <table:table-cell office:value-type="float" office:value="285" calcext:value-type="float">
            <text:p>28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95.5" calcext:value-type="float">
            <text:p>-195,5</text:p>
          </table:table-cell>
          <table:table-cell office:value-type="float" office:value="104.5" calcext:value-type="float">
            <text:p>104,5</text:p>
          </table:table-cell>
          <table:table-cell office:value-type="float" office:value="386.5" calcext:value-type="float">
            <text:p>386,5</text:p>
          </table:table-cell>
          <table:table-cell office:value-type="float" office:value="286.5" calcext:value-type="float">
            <text:p>286,5</text:p>
          </table:table-cell>
          <table:table-cell office:value-type="float" office:value="386.5" calcext:value-type="float">
            <text:p>386,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96" calcext:value-type="float">
            <text:p>-196</text:p>
          </table:table-cell>
          <table:table-cell office:value-type="float" office:value="104" calcext:value-type="float">
            <text:p>104</text:p>
          </table:table-cell>
          <table:table-cell office:value-type="float" office:value="388" calcext:value-type="float">
            <text:p>388</text:p>
          </table:table-cell>
          <table:table-cell office:value-type="float" office:value="288" calcext:value-type="float">
            <text:p>28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96.5" calcext:value-type="float">
            <text:p>-196,5</text:p>
          </table:table-cell>
          <table:table-cell office:value-type="float" office:value="103.5" calcext:value-type="float">
            <text:p>103,5</text:p>
          </table:table-cell>
          <table:table-cell office:value-type="float" office:value="389.5" calcext:value-type="float">
            <text:p>389,5</text:p>
          </table:table-cell>
          <table:table-cell office:value-type="float" office:value="289.5" calcext:value-type="float">
            <text:p>289,5</text:p>
          </table:table-cell>
          <table:table-cell office:value-type="float" office:value="389.5" calcext:value-type="float">
            <text:p>389,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97" calcext:value-type="float">
            <text:p>-197</text:p>
          </table:table-cell>
          <table:table-cell office:value-type="float" office:value="103" calcext:value-type="float">
            <text:p>103</text:p>
          </table:table-cell>
          <table:table-cell office:value-type="float" office:value="391" calcext:value-type="float">
            <text:p>391</text:p>
          </table:table-cell>
          <table:table-cell office:value-type="float" office:value="291" calcext:value-type="float">
            <text:p>29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97.5" calcext:value-type="float">
            <text:p>-197,5</text:p>
          </table:table-cell>
          <table:table-cell office:value-type="float" office:value="102.5" calcext:value-type="float">
            <text:p>102,5</text:p>
          </table:table-cell>
          <table:table-cell office:value-type="float" office:value="392.5" calcext:value-type="float">
            <text:p>392,5</text:p>
          </table:table-cell>
          <table:table-cell office:value-type="float" office:value="292.5" calcext:value-type="float">
            <text:p>292,5</text:p>
          </table:table-cell>
          <table:table-cell office:value-type="float" office:value="392.5" calcext:value-type="float">
            <text:p>392,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98" calcext:value-type="float">
            <text:p>-198</text:p>
          </table:table-cell>
          <table:table-cell office:value-type="float" office:value="102" calcext:value-type="float">
            <text:p>102</text:p>
          </table:table-cell>
          <table:table-cell office:value-type="float" office:value="394" calcext:value-type="float">
            <text:p>394</text:p>
          </table:table-cell>
          <table:table-cell office:value-type="float" office:value="294" calcext:value-type="float">
            <text:p>29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98.5" calcext:value-type="float">
            <text:p>-198,5</text:p>
          </table:table-cell>
          <table:table-cell office:value-type="float" office:value="101.5" calcext:value-type="float">
            <text:p>101,5</text:p>
          </table:table-cell>
          <table:table-cell office:value-type="float" office:value="395.5" calcext:value-type="float">
            <text:p>395,5</text:p>
          </table:table-cell>
          <table:table-cell office:value-type="float" office:value="295.5" calcext:value-type="float">
            <text:p>295,5</text:p>
          </table:table-cell>
          <table:table-cell office:value-type="float" office:value="395.5" calcext:value-type="float">
            <text:p>395,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99" calcext:value-type="float">
            <text:p>-199</text:p>
          </table:table-cell>
          <table:table-cell office:value-type="float" office:value="101" calcext:value-type="float">
            <text:p>101</text:p>
          </table:table-cell>
          <table:table-cell office:value-type="float" office:value="397" calcext:value-type="float">
            <text:p>397</text:p>
          </table:table-cell>
          <table:table-cell office:value-type="float" office:value="297" calcext:value-type="float">
            <text:p>29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99.5" calcext:value-type="float">
            <text:p>-199,5</text:p>
          </table:table-cell>
          <table:table-cell office:value-type="float" office:value="100.5" calcext:value-type="float">
            <text:p>100,5</text:p>
          </table:table-cell>
          <table:table-cell office:value-type="float" office:value="398.5" calcext:value-type="float">
            <text:p>398,5</text:p>
          </table:table-cell>
          <table:table-cell office:value-type="float" office:value="298.5" calcext:value-type="float">
            <text:p>298,5</text:p>
          </table:table-cell>
          <table:table-cell office:value-type="float" office:value="398.5" calcext:value-type="float">
            <text:p>398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00" calcext:value-type="float">
            <text:p>-2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00.5" calcext:value-type="float">
            <text:p>-200,5</text:p>
          </table:table-cell>
          <table:table-cell office:value-type="float" office:value="99.5" calcext:value-type="float">
            <text:p>99,5</text:p>
          </table:table-cell>
          <table:table-cell office:value-type="float" office:value="399.5" calcext:value-type="float">
            <text:p>399,5</text:p>
          </table:table-cell>
          <table:table-cell office:value-type="float" office:value="301.5" calcext:value-type="float">
            <text:p>301,5</text:p>
          </table:table-cell>
          <table:table-cell office:value-type="float" office:value="399.5" calcext:value-type="float">
            <text:p>399,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01" calcext:value-type="float">
            <text:p>-201</text:p>
          </table:table-cell>
          <table:table-cell office:value-type="float" office:value="99" calcext:value-type="float">
            <text:p>99</text:p>
          </table:table-cell>
          <table:table-cell office:value-type="float" office:value="399" calcext:value-type="float">
            <text:p>399</text:p>
          </table:table-cell>
          <table:table-cell office:value-type="float" office:value="303" calcext:value-type="float">
            <text:p>3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01.5" calcext:value-type="float">
            <text:p>-201,5</text:p>
          </table:table-cell>
          <table:table-cell office:value-type="float" office:value="98.5" calcext:value-type="float">
            <text:p>98,5</text:p>
          </table:table-cell>
          <table:table-cell office:value-type="float" office:value="398.5" calcext:value-type="float">
            <text:p>398,5</text:p>
          </table:table-cell>
          <table:table-cell office:value-type="float" office:value="304.5" calcext:value-type="float">
            <text:p>304,5</text:p>
          </table:table-cell>
          <table:table-cell office:value-type="float" office:value="398.5" calcext:value-type="float">
            <text:p>398,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02" calcext:value-type="float">
            <text:p>-202</text:p>
          </table:table-cell>
          <table:table-cell office:value-type="float" office:value="98" calcext:value-type="float">
            <text:p>98</text:p>
          </table:table-cell>
          <table:table-cell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202.5" calcext:value-type="float">
            <text:p>-202,5</text:p>
          </table:table-cell>
          <table:table-cell office:value-type="float" office:value="97.5" calcext:value-type="float">
            <text:p>97,5</text:p>
          </table:table-cell>
          <table:table-cell office:value-type="float" office:value="397.5" calcext:value-type="float">
            <text:p>397,5</text:p>
          </table:table-cell>
          <table:table-cell office:value-type="float" office:value="307.5" calcext:value-type="float">
            <text:p>307,5</text:p>
          </table:table-cell>
          <table:table-cell office:value-type="float" office:value="397.5" calcext:value-type="float">
            <text:p>397,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203" calcext:value-type="float">
            <text:p>-203</text:p>
          </table:table-cell>
          <table:table-cell office:value-type="float" office:value="97" calcext:value-type="float">
            <text:p>97</text:p>
          </table:table-cell>
          <table:table-cell office:value-type="float" office:value="397" calcext:value-type="float">
            <text:p>397</text:p>
          </table:table-cell>
          <table:table-cell office:value-type="float" office:value="309" calcext:value-type="float">
            <text:p>30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03.5" calcext:value-type="float">
            <text:p>-203,5</text:p>
          </table:table-cell>
          <table:table-cell office:value-type="float" office:value="96.5" calcext:value-type="float">
            <text:p>96,5</text:p>
          </table:table-cell>
          <table:table-cell office:value-type="float" office:value="396.5" calcext:value-type="float">
            <text:p>396,5</text:p>
          </table:table-cell>
          <table:table-cell office:value-type="float" office:value="310.5" calcext:value-type="float">
            <text:p>310,5</text:p>
          </table:table-cell>
          <table:table-cell office:value-type="float" office:value="396.5" calcext:value-type="float">
            <text:p>396,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204" calcext:value-type="float">
            <text:p>-204</text:p>
          </table:table-cell>
          <table:table-cell office:value-type="float" office:value="96" calcext:value-type="float">
            <text:p>96</text:p>
          </table:table-cell>
          <table:table-cell office:value-type="float" office:value="396" calcext:value-type="float">
            <text:p>396</text:p>
          </table:table-cell>
          <table:table-cell office:value-type="float" office:value="312" calcext:value-type="float">
            <text:p>31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204.5" calcext:value-type="float">
            <text:p>-204,5</text:p>
          </table:table-cell>
          <table:table-cell office:value-type="float" office:value="95.5" calcext:value-type="float">
            <text:p>95,5</text:p>
          </table:table-cell>
          <table:table-cell office:value-type="float" office:value="395.5" calcext:value-type="float">
            <text:p>395,5</text:p>
          </table:table-cell>
          <table:table-cell office:value-type="float" office:value="313.5" calcext:value-type="float">
            <text:p>313,5</text:p>
          </table:table-cell>
          <table:table-cell office:value-type="float" office:value="395.5" calcext:value-type="float">
            <text:p>395,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05" calcext:value-type="float">
            <text:p>-205</text:p>
          </table:table-cell>
          <table:table-cell office:value-type="float" office:value="95" calcext:value-type="float">
            <text:p>95</text:p>
          </table:table-cell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05.5" calcext:value-type="float">
            <text:p>-205,5</text:p>
          </table:table-cell>
          <table:table-cell office:value-type="float" office:value="94.5" calcext:value-type="float">
            <text:p>94,5</text:p>
          </table:table-cell>
          <table:table-cell office:value-type="float" office:value="394.5" calcext:value-type="float">
            <text:p>394,5</text:p>
          </table:table-cell>
          <table:table-cell office:value-type="float" office:value="316.5" calcext:value-type="float">
            <text:p>316,5</text:p>
          </table:table-cell>
          <table:table-cell office:value-type="float" office:value="394.5" calcext:value-type="float">
            <text:p>394,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206" calcext:value-type="float">
            <text:p>-206</text:p>
          </table:table-cell>
          <table:table-cell office:value-type="float" office:value="94" calcext:value-type="float">
            <text:p>94</text:p>
          </table:table-cell>
          <table:table-cell office:value-type="float" office:value="394" calcext:value-type="float">
            <text:p>394</text:p>
          </table:table-cell>
          <table:table-cell office:value-type="float" office:value="318" calcext:value-type="float">
            <text:p>31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06.5" calcext:value-type="float">
            <text:p>-206,5</text:p>
          </table:table-cell>
          <table:table-cell office:value-type="float" office:value="93.5" calcext:value-type="float">
            <text:p>93,5</text:p>
          </table:table-cell>
          <table:table-cell office:value-type="float" office:value="393.5" calcext:value-type="float">
            <text:p>393,5</text:p>
          </table:table-cell>
          <table:table-cell office:value-type="float" office:value="319.5" calcext:value-type="float">
            <text:p>319,5</text:p>
          </table:table-cell>
          <table:table-cell office:value-type="float" office:value="393.5" calcext:value-type="float">
            <text:p>393,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07" calcext:value-type="float">
            <text:p>-207</text:p>
          </table:table-cell>
          <table:table-cell office:value-type="float" office:value="93" calcext:value-type="float">
            <text:p>93</text:p>
          </table:table-cell>
          <table:table-cell office:value-type="float" office:value="393" calcext:value-type="float">
            <text:p>393</text:p>
          </table:table-cell>
          <table:table-cell office:value-type="float" office:value="321" calcext:value-type="float">
            <text:p>32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207.5" calcext:value-type="float">
            <text:p>-207,5</text:p>
          </table:table-cell>
          <table:table-cell office:value-type="float" office:value="92.5" calcext:value-type="float">
            <text:p>92,5</text:p>
          </table:table-cell>
          <table:table-cell office:value-type="float" office:value="392.5" calcext:value-type="float">
            <text:p>392,5</text:p>
          </table:table-cell>
          <table:table-cell office:value-type="float" office:value="322.5" calcext:value-type="float">
            <text:p>322,5</text:p>
          </table:table-cell>
          <table:table-cell office:value-type="float" office:value="392.5" calcext:value-type="float">
            <text:p>392,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08" calcext:value-type="float">
            <text:p>-208</text:p>
          </table:table-cell>
          <table:table-cell office:value-type="float" office:value="92" calcext:value-type="float">
            <text:p>92</text:p>
          </table:table-cell>
          <table:table-cell office:value-type="float" office:value="392" calcext:value-type="float">
            <text:p>392</text:p>
          </table:table-cell>
          <table:table-cell office:value-type="float" office:value="324" calcext:value-type="float">
            <text:p>32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08.5" calcext:value-type="float">
            <text:p>-208,5</text:p>
          </table:table-cell>
          <table:table-cell office:value-type="float" office:value="91.5" calcext:value-type="float">
            <text:p>91,5</text:p>
          </table:table-cell>
          <table:table-cell office:value-type="float" office:value="391.5" calcext:value-type="float">
            <text:p>391,5</text:p>
          </table:table-cell>
          <table:table-cell office:value-type="float" office:value="325.5" calcext:value-type="float">
            <text:p>325,5</text:p>
          </table:table-cell>
          <table:table-cell office:value-type="float" office:value="391.5" calcext:value-type="float">
            <text:p>391,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09" calcext:value-type="float">
            <text:p>-209</text:p>
          </table:table-cell>
          <table:table-cell office:value-type="float" office:value="91" calcext:value-type="float">
            <text:p>91</text:p>
          </table:table-cell>
          <table:table-cell office:value-type="float" office:value="391" calcext:value-type="float">
            <text:p>391</text:p>
          </table:table-cell>
          <table:table-cell office:value-type="float" office:value="327" calcext:value-type="float">
            <text:p>32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09.5" calcext:value-type="float">
            <text:p>-209,5</text:p>
          </table:table-cell>
          <table:table-cell office:value-type="float" office:value="90.5" calcext:value-type="float">
            <text:p>90,5</text:p>
          </table:table-cell>
          <table:table-cell office:value-type="float" office:value="390.5" calcext:value-type="float">
            <text:p>390,5</text:p>
          </table:table-cell>
          <table:table-cell office:value-type="float" office:value="328.5" calcext:value-type="float">
            <text:p>328,5</text:p>
          </table:table-cell>
          <table:table-cell office:value-type="float" office:value="390.5" calcext:value-type="float">
            <text:p>390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10" calcext:value-type="float">
            <text:p>-210</text:p>
          </table:table-cell>
          <table:table-cell office:value-type="float" office:value="90" calcext:value-type="float">
            <text:p>90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10.5" calcext:value-type="float">
            <text:p>-210,5</text:p>
          </table:table-cell>
          <table:table-cell office:value-type="float" office:value="89.5" calcext:value-type="float">
            <text:p>89,5</text:p>
          </table:table-cell>
          <table:table-cell office:value-type="float" office:value="389.5" calcext:value-type="float">
            <text:p>389,5</text:p>
          </table:table-cell>
          <table:table-cell office:value-type="float" office:value="331.5" calcext:value-type="float">
            <text:p>331,5</text:p>
          </table:table-cell>
          <table:table-cell office:value-type="float" office:value="389.5" calcext:value-type="float">
            <text:p>389,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11" calcext:value-type="float">
            <text:p>-211</text:p>
          </table:table-cell>
          <table:table-cell office:value-type="float" office:value="89" calcext:value-type="float">
            <text:p>89</text:p>
          </table:table-cell>
          <table:table-cell office:value-type="float" office:value="389" calcext:value-type="float">
            <text:p>389</text:p>
          </table:table-cell>
          <table:table-cell office:value-type="float" office:value="333" calcext:value-type="float">
            <text:p>33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11.5" calcext:value-type="float">
            <text:p>-211,5</text:p>
          </table:table-cell>
          <table:table-cell office:value-type="float" office:value="88.5" calcext:value-type="float">
            <text:p>88,5</text:p>
          </table:table-cell>
          <table:table-cell office:value-type="float" office:value="388.5" calcext:value-type="float">
            <text:p>388,5</text:p>
          </table:table-cell>
          <table:table-cell office:value-type="float" office:value="334.5" calcext:value-type="float">
            <text:p>334,5</text:p>
          </table:table-cell>
          <table:table-cell office:value-type="float" office:value="388.5" calcext:value-type="float">
            <text:p>388,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12" calcext:value-type="float">
            <text:p>-212</text:p>
          </table:table-cell>
          <table:table-cell office:value-type="float" office:value="88" calcext:value-type="float">
            <text:p>88</text:p>
          </table:table-cell>
          <table:table-cell office:value-type="float" office:value="388" calcext:value-type="float">
            <text:p>388</text:p>
          </table:table-cell>
          <table:table-cell office:value-type="float" office:value="336" calcext:value-type="float">
            <text:p>33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12.5" calcext:value-type="float">
            <text:p>-212,5</text:p>
          </table:table-cell>
          <table:table-cell office:value-type="float" office:value="87.5" calcext:value-type="float">
            <text:p>87,5</text:p>
          </table:table-cell>
          <table:table-cell office:value-type="float" office:value="387.5" calcext:value-type="float">
            <text:p>387,5</text:p>
          </table:table-cell>
          <table:table-cell office:value-type="float" office:value="337.5" calcext:value-type="float">
            <text:p>337,5</text:p>
          </table:table-cell>
          <table:table-cell office:value-type="float" office:value="387.5" calcext:value-type="float">
            <text:p>387,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213" calcext:value-type="float">
            <text:p>-213</text:p>
          </table:table-cell>
          <table:table-cell office:value-type="float" office:value="87" calcext:value-type="float">
            <text:p>87</text:p>
          </table:table-cell>
          <table:table-cell office:value-type="float" office:value="387" calcext:value-type="float">
            <text:p>387</text:p>
          </table:table-cell>
          <table:table-cell office:value-type="float" office:value="339" calcext:value-type="float">
            <text:p>33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13.5" calcext:value-type="float">
            <text:p>-213,5</text:p>
          </table:table-cell>
          <table:table-cell office:value-type="float" office:value="86.5" calcext:value-type="float">
            <text:p>86,5</text:p>
          </table:table-cell>
          <table:table-cell office:value-type="float" office:value="386.5" calcext:value-type="float">
            <text:p>386,5</text:p>
          </table:table-cell>
          <table:table-cell office:value-type="float" office:value="340.5" calcext:value-type="float">
            <text:p>340,5</text:p>
          </table:table-cell>
          <table:table-cell office:value-type="float" office:value="386.5" calcext:value-type="float">
            <text:p>386,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214" calcext:value-type="float">
            <text:p>-214</text:p>
          </table:table-cell>
          <table:table-cell office:value-type="float" office:value="86" calcext:value-type="float">
            <text:p>86</text:p>
          </table:table-cell>
          <table:table-cell office:value-type="float" office:value="386" calcext:value-type="float">
            <text:p>386</text:p>
          </table:table-cell>
          <table:table-cell office:value-type="float" office:value="342" calcext:value-type="float">
            <text:p>34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14.5" calcext:value-type="float">
            <text:p>-214,5</text:p>
          </table:table-cell>
          <table:table-cell office:value-type="float" office:value="85.5" calcext:value-type="float">
            <text:p>85,5</text:p>
          </table:table-cell>
          <table:table-cell office:value-type="float" office:value="385.5" calcext:value-type="float">
            <text:p>385,5</text:p>
          </table:table-cell>
          <table:table-cell office:value-type="float" office:value="343.5" calcext:value-type="float">
            <text:p>343,5</text:p>
          </table:table-cell>
          <table:table-cell office:value-type="float" office:value="385.5" calcext:value-type="float">
            <text:p>385,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15" calcext:value-type="float">
            <text:p>-215</text:p>
          </table:table-cell>
          <table:table-cell office:value-type="float" office:value="85" calcext:value-type="float">
            <text:p>85</text:p>
          </table:table-cell>
          <table:table-cell office:value-type="float" office:value="385" calcext:value-type="float">
            <text:p>385</text:p>
          </table:table-cell>
          <table:table-cell office:value-type="float" office:value="345" calcext:value-type="float">
            <text:p>34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15.5" calcext:value-type="float">
            <text:p>-215,5</text:p>
          </table:table-cell>
          <table:table-cell office:value-type="float" office:value="84.5" calcext:value-type="float">
            <text:p>84,5</text:p>
          </table:table-cell>
          <table:table-cell office:value-type="float" office:value="384.5" calcext:value-type="float">
            <text:p>384,5</text:p>
          </table:table-cell>
          <table:table-cell office:value-type="float" office:value="346.5" calcext:value-type="float">
            <text:p>346,5</text:p>
          </table:table-cell>
          <table:table-cell office:value-type="float" office:value="384.5" calcext:value-type="float">
            <text:p>384,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16" calcext:value-type="float">
            <text:p>-216</text:p>
          </table:table-cell>
          <table:table-cell office:value-type="float" office:value="84" calcext:value-type="float">
            <text:p>84</text:p>
          </table:table-cell>
          <table:table-cell office:value-type="float" office:value="384" calcext:value-type="float">
            <text:p>384</text:p>
          </table:table-cell>
          <table:table-cell office:value-type="float" office:value="348" calcext:value-type="float">
            <text:p>34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16.5" calcext:value-type="float">
            <text:p>-216,5</text:p>
          </table:table-cell>
          <table:table-cell office:value-type="float" office:value="83.5" calcext:value-type="float">
            <text:p>83,5</text:p>
          </table:table-cell>
          <table:table-cell office:value-type="float" office:value="383.5" calcext:value-type="float">
            <text:p>383,5</text:p>
          </table:table-cell>
          <table:table-cell office:value-type="float" office:value="349.5" calcext:value-type="float">
            <text:p>349,5</text:p>
          </table:table-cell>
          <table:table-cell office:value-type="float" office:value="383.5" calcext:value-type="float">
            <text:p>383,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17" calcext:value-type="float">
            <text:p>-217</text:p>
          </table:table-cell>
          <table:table-cell office:value-type="float" office:value="83" calcext:value-type="float">
            <text:p>83</text:p>
          </table:table-cell>
          <table:table-cell office:value-type="float" office:value="383" calcext:value-type="float">
            <text:p>383</text:p>
          </table:table-cell>
          <table:table-cell office:value-type="float" office:value="351" calcext:value-type="float">
            <text:p>35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17.5" calcext:value-type="float">
            <text:p>-217,5</text:p>
          </table:table-cell>
          <table:table-cell office:value-type="float" office:value="82.5" calcext:value-type="float">
            <text:p>82,5</text:p>
          </table:table-cell>
          <table:table-cell office:value-type="float" office:value="382.5" calcext:value-type="float">
            <text:p>382,5</text:p>
          </table:table-cell>
          <table:table-cell office:value-type="float" office:value="352.5" calcext:value-type="float">
            <text:p>352,5</text:p>
          </table:table-cell>
          <table:table-cell office:value-type="float" office:value="382.5" calcext:value-type="float">
            <text:p>382,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18" calcext:value-type="float">
            <text:p>-218</text:p>
          </table:table-cell>
          <table:table-cell office:value-type="float" office:value="82" calcext:value-type="float">
            <text:p>82</text:p>
          </table:table-cell>
          <table:table-cell office:value-type="float" office:value="382" calcext:value-type="float">
            <text:p>382</text:p>
          </table:table-cell>
          <table:table-cell office:value-type="float" office:value="354" calcext:value-type="float">
            <text:p>35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18.5" calcext:value-type="float">
            <text:p>-218,5</text:p>
          </table:table-cell>
          <table:table-cell office:value-type="float" office:value="81.5" calcext:value-type="float">
            <text:p>81,5</text:p>
          </table:table-cell>
          <table:table-cell office:value-type="float" office:value="381.5" calcext:value-type="float">
            <text:p>381,5</text:p>
          </table:table-cell>
          <table:table-cell office:value-type="float" office:value="355.5" calcext:value-type="float">
            <text:p>355,5</text:p>
          </table:table-cell>
          <table:table-cell office:value-type="float" office:value="381.5" calcext:value-type="float">
            <text:p>381,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19" calcext:value-type="float">
            <text:p>-219</text:p>
          </table:table-cell>
          <table:table-cell office:value-type="float" office:value="81" calcext:value-type="float">
            <text:p>81</text:p>
          </table:table-cell>
          <table:table-cell office:value-type="float" office:value="381" calcext:value-type="float">
            <text:p>381</text:p>
          </table:table-cell>
          <table:table-cell office:value-type="float" office:value="357" calcext:value-type="float">
            <text:p>35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219.5" calcext:value-type="float">
            <text:p>-219,5</text:p>
          </table:table-cell>
          <table:table-cell office:value-type="float" office:value="80.5" calcext:value-type="float">
            <text:p>80,5</text:p>
          </table:table-cell>
          <table:table-cell office:value-type="float" office:value="380.5" calcext:value-type="float">
            <text:p>380,5</text:p>
          </table:table-cell>
          <table:table-cell office:value-type="float" office:value="358.5" calcext:value-type="float">
            <text:p>358,5</text:p>
          </table:table-cell>
          <table:table-cell office:value-type="float" office:value="380.5" calcext:value-type="float">
            <text:p>380,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220" calcext:value-type="float">
            <text:p>-220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20.5" calcext:value-type="float">
            <text:p>-220,5</text:p>
          </table:table-cell>
          <table:table-cell office:value-type="float" office:value="79.5" calcext:value-type="float">
            <text:p>79,5</text:p>
          </table:table-cell>
          <table:table-cell office:value-type="float" office:value="379.5" calcext:value-type="float">
            <text:p>379,5</text:p>
          </table:table-cell>
          <table:table-cell office:value-type="float" office:value="361.5" calcext:value-type="float">
            <text:p>361,5</text:p>
          </table:table-cell>
          <table:table-cell office:value-type="float" office:value="379.5" calcext:value-type="float">
            <text:p>379,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21" calcext:value-type="float">
            <text:p>-221</text:p>
          </table:table-cell>
          <table:table-cell office:value-type="float" office:value="79" calcext:value-type="float">
            <text:p>79</text:p>
          </table:table-cell>
          <table:table-cell office:value-type="float" office:value="379" calcext:value-type="float">
            <text:p>379</text:p>
          </table:table-cell>
          <table:table-cell office:value-type="float" office:value="363" calcext:value-type="float">
            <text:p>36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21.5" calcext:value-type="float">
            <text:p>-221,5</text:p>
          </table:table-cell>
          <table:table-cell office:value-type="float" office:value="78.5" calcext:value-type="float">
            <text:p>78,5</text:p>
          </table:table-cell>
          <table:table-cell office:value-type="float" office:value="378.5" calcext:value-type="float">
            <text:p>378,5</text:p>
          </table:table-cell>
          <table:table-cell office:value-type="float" office:value="364.5" calcext:value-type="float">
            <text:p>364,5</text:p>
          </table:table-cell>
          <table:table-cell office:value-type="float" office:value="378.5" calcext:value-type="float">
            <text:p>378,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222" calcext:value-type="float">
            <text:p>-222</text:p>
          </table:table-cell>
          <table:table-cell office:value-type="float" office:value="78" calcext:value-type="float">
            <text:p>78</text:p>
          </table:table-cell>
          <table:table-cell office:value-type="float" office:value="378" calcext:value-type="float">
            <text:p>378</text:p>
          </table:table-cell>
          <table:table-cell office:value-type="float" office:value="366" calcext:value-type="float">
            <text:p>36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22.5" calcext:value-type="float">
            <text:p>-222,5</text:p>
          </table:table-cell>
          <table:table-cell office:value-type="float" office:value="77.5" calcext:value-type="float">
            <text:p>77,5</text:p>
          </table:table-cell>
          <table:table-cell office:value-type="float" office:value="377.5" calcext:value-type="float">
            <text:p>377,5</text:p>
          </table:table-cell>
          <table:table-cell office:value-type="float" office:value="367.5" calcext:value-type="float">
            <text:p>367,5</text:p>
          </table:table-cell>
          <table:table-cell office:value-type="float" office:value="377.5" calcext:value-type="float">
            <text:p>377,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223" calcext:value-type="float">
            <text:p>-223</text:p>
          </table:table-cell>
          <table:table-cell office:value-type="float" office:value="77" calcext:value-type="float">
            <text:p>77</text:p>
          </table:table-cell>
          <table:table-cell office:value-type="float" office:value="377" calcext:value-type="float">
            <text:p>377</text:p>
          </table:table-cell>
          <table:table-cell office:value-type="float" office:value="369" calcext:value-type="float">
            <text:p>3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23.5" calcext:value-type="float">
            <text:p>-223,5</text:p>
          </table:table-cell>
          <table:table-cell office:value-type="float" office:value="76.5" calcext:value-type="float">
            <text:p>76,5</text:p>
          </table:table-cell>
          <table:table-cell office:value-type="float" office:value="376.5" calcext:value-type="float">
            <text:p>376,5</text:p>
          </table:table-cell>
          <table:table-cell office:value-type="float" office:value="370.5" calcext:value-type="float">
            <text:p>370,5</text:p>
          </table:table-cell>
          <table:table-cell office:value-type="float" office:value="376.5" calcext:value-type="float">
            <text:p>376,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224" calcext:value-type="float">
            <text:p>-224</text:p>
          </table:table-cell>
          <table:table-cell office:value-type="float" office:value="76" calcext:value-type="float">
            <text:p>76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224.5" calcext:value-type="float">
            <text:p>-224,5</text:p>
          </table:table-cell>
          <table:table-cell office:value-type="float" office:value="75.5" calcext:value-type="float">
            <text:p>75,5</text:p>
          </table:table-cell>
          <table:table-cell office:value-type="float" office:value="375.5" calcext:value-type="float">
            <text:p>375,5</text:p>
          </table:table-cell>
          <table:table-cell office:value-type="float" office:value="373.5" calcext:value-type="float">
            <text:p>373,5</text:p>
          </table:table-cell>
          <table:table-cell office:value-type="float" office:value="375.5" calcext:value-type="float">
            <text:p>375,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225" calcext:value-type="float">
            <text:p>-22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25.5" calcext:value-type="float">
            <text:p>-225,5</text:p>
          </table:table-cell>
          <table:table-cell office:value-type="float" office:value="74.5" calcext:value-type="float">
            <text:p>74,5</text:p>
          </table:table-cell>
          <table:table-cell office:value-type="float" office:value="374.5" calcext:value-type="float">
            <text:p>374,5</text:p>
          </table:table-cell>
          <table:table-cell table:number-columns-repeated="2" office:value-type="float" office:value="376.5" calcext:value-type="float">
            <text:p>376,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226" calcext:value-type="float">
            <text:p>-226</text:p>
          </table:table-cell>
          <table:table-cell office:value-type="float" office:value="74" calcext:value-type="float">
            <text:p>74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226.5" calcext:value-type="float">
            <text:p>-226,5</text:p>
          </table:table-cell>
          <table:table-cell office:value-type="float" office:value="73.5" calcext:value-type="float">
            <text:p>73,5</text:p>
          </table:table-cell>
          <table:table-cell office:value-type="float" office:value="373.5" calcext:value-type="float">
            <text:p>373,5</text:p>
          </table:table-cell>
          <table:table-cell table:number-columns-repeated="2" office:value-type="float" office:value="379.5" calcext:value-type="float">
            <text:p>379,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27" calcext:value-type="float">
            <text:p>-227</text:p>
          </table:table-cell>
          <table:table-cell office:value-type="float" office:value="73" calcext:value-type="float">
            <text:p>73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227.5" calcext:value-type="float">
            <text:p>-227,5</text:p>
          </table:table-cell>
          <table:table-cell office:value-type="float" office:value="72.5" calcext:value-type="float">
            <text:p>72,5</text:p>
          </table:table-cell>
          <table:table-cell office:value-type="float" office:value="372.5" calcext:value-type="float">
            <text:p>372,5</text:p>
          </table:table-cell>
          <table:table-cell table:number-columns-repeated="2" office:value-type="float" office:value="382.5" calcext:value-type="float">
            <text:p>382,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28" calcext:value-type="float">
            <text:p>-228</text:p>
          </table:table-cell>
          <table:table-cell office:value-type="float" office:value="72" calcext:value-type="float">
            <text:p>72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28.5" calcext:value-type="float">
            <text:p>-228,5</text:p>
          </table:table-cell>
          <table:table-cell office:value-type="float" office:value="71.5" calcext:value-type="float">
            <text:p>71,5</text:p>
          </table:table-cell>
          <table:table-cell office:value-type="float" office:value="371.5" calcext:value-type="float">
            <text:p>371,5</text:p>
          </table:table-cell>
          <table:table-cell table:number-columns-repeated="2" office:value-type="float" office:value="385.5" calcext:value-type="float">
            <text:p>385,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29" calcext:value-type="float">
            <text:p>-229</text:p>
          </table:table-cell>
          <table:table-cell office:value-type="float" office:value="71" calcext:value-type="float">
            <text:p>71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229.5" calcext:value-type="float">
            <text:p>-229,5</text:p>
          </table:table-cell>
          <table:table-cell office:value-type="float" office:value="70.5" calcext:value-type="float">
            <text:p>70,5</text:p>
          </table:table-cell>
          <table:table-cell office:value-type="float" office:value="370.5" calcext:value-type="float">
            <text:p>370,5</text:p>
          </table:table-cell>
          <table:table-cell table:number-columns-repeated="2" office:value-type="float" office:value="388.5" calcext:value-type="float">
            <text:p>388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230" calcext:value-type="float">
            <text:p>-230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230.5" calcext:value-type="float">
            <text:p>-230,5</text:p>
          </table:table-cell>
          <table:table-cell office:value-type="float" office:value="69.5" calcext:value-type="float">
            <text:p>69,5</text:p>
          </table:table-cell>
          <table:table-cell office:value-type="float" office:value="369.5" calcext:value-type="float">
            <text:p>369,5</text:p>
          </table:table-cell>
          <table:table-cell table:number-columns-repeated="2" office:value-type="float" office:value="391.5" calcext:value-type="float">
            <text:p>391,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231" calcext:value-type="float">
            <text:p>-231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231.5" calcext:value-type="float">
            <text:p>-231,5</text:p>
          </table:table-cell>
          <table:table-cell office:value-type="float" office:value="68.5" calcext:value-type="float">
            <text:p>68,5</text:p>
          </table:table-cell>
          <table:table-cell office:value-type="float" office:value="368.5" calcext:value-type="float">
            <text:p>368,5</text:p>
          </table:table-cell>
          <table:table-cell table:number-columns-repeated="2" office:value-type="float" office:value="394.5" calcext:value-type="float">
            <text:p>394,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232" calcext:value-type="float">
            <text:p>-232</text:p>
          </table:table-cell>
          <table:table-cell office:value-type="float" office:value="68" calcext:value-type="float">
            <text:p>68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232.5" calcext:value-type="float">
            <text:p>-232,5</text:p>
          </table:table-cell>
          <table:table-cell office:value-type="float" office:value="67.5" calcext:value-type="float">
            <text:p>67,5</text:p>
          </table:table-cell>
          <table:table-cell office:value-type="float" office:value="367.5" calcext:value-type="float">
            <text:p>367,5</text:p>
          </table:table-cell>
          <table:table-cell table:number-columns-repeated="2" office:value-type="float" office:value="397.5" calcext:value-type="float">
            <text:p>397,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233" calcext:value-type="float">
            <text:p>-233</text:p>
          </table:table-cell>
          <table:table-cell office:value-type="float" office:value="67" calcext:value-type="float">
            <text:p>67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233.5" calcext:value-type="float">
            <text:p>-233,5</text:p>
          </table:table-cell>
          <table:table-cell office:value-type="float" office:value="66.5" calcext:value-type="float">
            <text:p>66,5</text:p>
          </table:table-cell>
          <table:table-cell office:value-type="float" office:value="366.5" calcext:value-type="float">
            <text:p>366,5</text:p>
          </table:table-cell>
          <table:table-cell table:number-columns-repeated="2" office:value-type="float" office:value="400.5" calcext:value-type="float">
            <text:p>400,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234" calcext:value-type="float">
            <text:p>-234</text:p>
          </table:table-cell>
          <table:table-cell office:value-type="float" office:value="66" calcext:value-type="float">
            <text:p>66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34.5" calcext:value-type="float">
            <text:p>-234,5</text:p>
          </table:table-cell>
          <table:table-cell office:value-type="float" office:value="65.5" calcext:value-type="float">
            <text:p>65,5</text:p>
          </table:table-cell>
          <table:table-cell office:value-type="float" office:value="365.5" calcext:value-type="float">
            <text:p>365,5</text:p>
          </table:table-cell>
          <table:table-cell table:number-columns-repeated="2" office:value-type="float" office:value="403.5" calcext:value-type="float">
            <text:p>403,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235" calcext:value-type="float">
            <text:p>-235</text:p>
          </table:table-cell>
          <table:table-cell office:value-type="float" office:value="65" calcext:value-type="float">
            <text:p>6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35.5" calcext:value-type="float">
            <text:p>-235,5</text:p>
          </table:table-cell>
          <table:table-cell office:value-type="float" office:value="64.5" calcext:value-type="float">
            <text:p>64,5</text:p>
          </table:table-cell>
          <table:table-cell office:value-type="float" office:value="364.5" calcext:value-type="float">
            <text:p>364,5</text:p>
          </table:table-cell>
          <table:table-cell table:number-columns-repeated="2" office:value-type="float" office:value="406.5" calcext:value-type="float">
            <text:p>406,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36" calcext:value-type="float">
            <text:p>-236</text:p>
          </table:table-cell>
          <table:table-cell office:value-type="float" office:value="64" calcext:value-type="float">
            <text:p>64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236.5" calcext:value-type="float">
            <text:p>-236,5</text:p>
          </table:table-cell>
          <table:table-cell office:value-type="float" office:value="63.5" calcext:value-type="float">
            <text:p>63,5</text:p>
          </table:table-cell>
          <table:table-cell office:value-type="float" office:value="363.5" calcext:value-type="float">
            <text:p>363,5</text:p>
          </table:table-cell>
          <table:table-cell table:number-columns-repeated="2" office:value-type="float" office:value="409.5" calcext:value-type="float">
            <text:p>409,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237" calcext:value-type="float">
            <text:p>-237</text:p>
          </table:table-cell>
          <table:table-cell office:value-type="float" office:value="63" calcext:value-type="float">
            <text:p>63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237.5" calcext:value-type="float">
            <text:p>-237,5</text:p>
          </table:table-cell>
          <table:table-cell office:value-type="float" office:value="62.5" calcext:value-type="float">
            <text:p>62,5</text:p>
          </table:table-cell>
          <table:table-cell office:value-type="float" office:value="362.5" calcext:value-type="float">
            <text:p>362,5</text:p>
          </table:table-cell>
          <table:table-cell table:number-columns-repeated="2" office:value-type="float" office:value="412.5" calcext:value-type="float">
            <text:p>412,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38" calcext:value-type="float">
            <text:p>-238</text:p>
          </table:table-cell>
          <table:table-cell office:value-type="float" office:value="62" calcext:value-type="float">
            <text:p>62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238.5" calcext:value-type="float">
            <text:p>-238,5</text:p>
          </table:table-cell>
          <table:table-cell office:value-type="float" office:value="61.5" calcext:value-type="float">
            <text:p>61,5</text:p>
          </table:table-cell>
          <table:table-cell office:value-type="float" office:value="361.5" calcext:value-type="float">
            <text:p>361,5</text:p>
          </table:table-cell>
          <table:table-cell table:number-columns-repeated="2" office:value-type="float" office:value="415.5" calcext:value-type="float">
            <text:p>415,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239" calcext:value-type="float">
            <text:p>-239</text:p>
          </table:table-cell>
          <table:table-cell office:value-type="float" office:value="61" calcext:value-type="float">
            <text:p>61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239.5" calcext:value-type="float">
            <text:p>-239,5</text:p>
          </table:table-cell>
          <table:table-cell office:value-type="float" office:value="60.5" calcext:value-type="float">
            <text:p>60,5</text:p>
          </table:table-cell>
          <table:table-cell office:value-type="float" office:value="360.5" calcext:value-type="float">
            <text:p>360,5</text:p>
          </table:table-cell>
          <table:table-cell table:number-columns-repeated="2" office:value-type="float" office:value="418.5" calcext:value-type="float">
            <text:p>418,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240" calcext:value-type="float">
            <text:p>-24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240.5" calcext:value-type="float">
            <text:p>-240,5</text:p>
          </table:table-cell>
          <table:table-cell office:value-type="float" office:value="59.5" calcext:value-type="float">
            <text:p>59,5</text:p>
          </table:table-cell>
          <table:table-cell office:value-type="float" office:value="359.5" calcext:value-type="float">
            <text:p>359,5</text:p>
          </table:table-cell>
          <table:table-cell table:number-columns-repeated="2" office:value-type="float" office:value="421.5" calcext:value-type="float">
            <text:p>421,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241" calcext:value-type="float">
            <text:p>-241</text:p>
          </table:table-cell>
          <table:table-cell office:value-type="float" office:value="59" calcext:value-type="float">
            <text:p>59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241.5" calcext:value-type="float">
            <text:p>-241,5</text:p>
          </table:table-cell>
          <table:table-cell office:value-type="float" office:value="58.5" calcext:value-type="float">
            <text:p>58,5</text:p>
          </table:table-cell>
          <table:table-cell office:value-type="float" office:value="358.5" calcext:value-type="float">
            <text:p>358,5</text:p>
          </table:table-cell>
          <table:table-cell table:number-columns-repeated="2" office:value-type="float" office:value="424.5" calcext:value-type="float">
            <text:p>424,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242" calcext:value-type="float">
            <text:p>-242</text:p>
          </table:table-cell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242.5" calcext:value-type="float">
            <text:p>-242,5</text:p>
          </table:table-cell>
          <table:table-cell office:value-type="float" office:value="57.5" calcext:value-type="float">
            <text:p>57,5</text:p>
          </table:table-cell>
          <table:table-cell office:value-type="float" office:value="357.5" calcext:value-type="float">
            <text:p>357,5</text:p>
          </table:table-cell>
          <table:table-cell table:number-columns-repeated="2" office:value-type="float" office:value="427.5" calcext:value-type="float">
            <text:p>427,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43" calcext:value-type="float">
            <text:p>-243</text:p>
          </table:table-cell>
          <table:table-cell office:value-type="float" office:value="57" calcext:value-type="float">
            <text:p>57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243.5" calcext:value-type="float">
            <text:p>-243,5</text:p>
          </table:table-cell>
          <table:table-cell office:value-type="float" office:value="56.5" calcext:value-type="float">
            <text:p>56,5</text:p>
          </table:table-cell>
          <table:table-cell office:value-type="float" office:value="356.5" calcext:value-type="float">
            <text:p>356,5</text:p>
          </table:table-cell>
          <table:table-cell table:number-columns-repeated="2" office:value-type="float" office:value="430.5" calcext:value-type="float">
            <text:p>430,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244" calcext:value-type="float">
            <text:p>-244</text:p>
          </table:table-cell>
          <table:table-cell office:value-type="float" office:value="56" calcext:value-type="float">
            <text:p>56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244.5" calcext:value-type="float">
            <text:p>-244,5</text:p>
          </table:table-cell>
          <table:table-cell office:value-type="float" office:value="55.5" calcext:value-type="float">
            <text:p>55,5</text:p>
          </table:table-cell>
          <table:table-cell office:value-type="float" office:value="355.5" calcext:value-type="float">
            <text:p>355,5</text:p>
          </table:table-cell>
          <table:table-cell table:number-columns-repeated="2" office:value-type="float" office:value="433.5" calcext:value-type="float">
            <text:p>433,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245" calcext:value-type="float">
            <text:p>-245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245.5" calcext:value-type="float">
            <text:p>-245,5</text:p>
          </table:table-cell>
          <table:table-cell office:value-type="float" office:value="54.5" calcext:value-type="float">
            <text:p>54,5</text:p>
          </table:table-cell>
          <table:table-cell office:value-type="float" office:value="354.5" calcext:value-type="float">
            <text:p>354,5</text:p>
          </table:table-cell>
          <table:table-cell table:number-columns-repeated="2" office:value-type="float" office:value="436.5" calcext:value-type="float">
            <text:p>436,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246" calcext:value-type="float">
            <text:p>-246</text:p>
          </table:table-cell>
          <table:table-cell office:value-type="float" office:value="54" calcext:value-type="float">
            <text:p>54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246.5" calcext:value-type="float">
            <text:p>-246,5</text:p>
          </table:table-cell>
          <table:table-cell office:value-type="float" office:value="53.5" calcext:value-type="float">
            <text:p>53,5</text:p>
          </table:table-cell>
          <table:table-cell office:value-type="float" office:value="353.5" calcext:value-type="float">
            <text:p>353,5</text:p>
          </table:table-cell>
          <table:table-cell table:number-columns-repeated="2" office:value-type="float" office:value="439.5" calcext:value-type="float">
            <text:p>439,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247" calcext:value-type="float">
            <text:p>-247</text:p>
          </table:table-cell>
          <table:table-cell office:value-type="float" office:value="53" calcext:value-type="float">
            <text:p>53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247.5" calcext:value-type="float">
            <text:p>-247,5</text:p>
          </table:table-cell>
          <table:table-cell office:value-type="float" office:value="52.5" calcext:value-type="float">
            <text:p>52,5</text:p>
          </table:table-cell>
          <table:table-cell office:value-type="float" office:value="352.5" calcext:value-type="float">
            <text:p>352,5</text:p>
          </table:table-cell>
          <table:table-cell table:number-columns-repeated="2" office:value-type="float" office:value="442.5" calcext:value-type="float">
            <text:p>442,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248" calcext:value-type="float">
            <text:p>-248</text:p>
          </table:table-cell>
          <table:table-cell office:value-type="float" office:value="52" calcext:value-type="float">
            <text:p>52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248.5" calcext:value-type="float">
            <text:p>-248,5</text:p>
          </table:table-cell>
          <table:table-cell office:value-type="float" office:value="51.5" calcext:value-type="float">
            <text:p>51,5</text:p>
          </table:table-cell>
          <table:table-cell office:value-type="float" office:value="351.5" calcext:value-type="float">
            <text:p>351,5</text:p>
          </table:table-cell>
          <table:table-cell table:number-columns-repeated="2" office:value-type="float" office:value="445.5" calcext:value-type="float">
            <text:p>445,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49" calcext:value-type="float">
            <text:p>-249</text:p>
          </table:table-cell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49.5" calcext:value-type="float">
            <text:p>-249,5</text:p>
          </table:table-cell>
          <table:table-cell office:value-type="float" office:value="50.5" calcext:value-type="float">
            <text:p>50,5</text:p>
          </table:table-cell>
          <table:table-cell office:value-type="float" office:value="350.5" calcext:value-type="float">
            <text:p>350,5</text:p>
          </table:table-cell>
          <table:table-cell table:number-columns-repeated="2" office:value-type="float" office:value="448.5" calcext:value-type="float">
            <text:p>448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250" calcext:value-type="float">
            <text:p>-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50.5" calcext:value-type="float">
            <text:p>-250,5</text:p>
          </table:table-cell>
          <table:table-cell office:value-type="float" office:value="49.5" calcext:value-type="float">
            <text:p>49,5</text:p>
          </table:table-cell>
          <table:table-cell office:value-type="float" office:value="349.5" calcext:value-type="float">
            <text:p>349,5</text:p>
          </table:table-cell>
          <table:table-cell table:number-columns-repeated="2" office:value-type="float" office:value="451.5" calcext:value-type="float">
            <text:p>451,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251" calcext:value-type="float">
            <text:p>-251</text:p>
          </table:table-cell>
          <table:table-cell office:value-type="float" office:value="49" calcext:value-type="float">
            <text:p>4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251.5" calcext:value-type="float">
            <text:p>-251,5</text:p>
          </table:table-cell>
          <table:table-cell office:value-type="float" office:value="48.5" calcext:value-type="float">
            <text:p>48,5</text:p>
          </table:table-cell>
          <table:table-cell office:value-type="float" office:value="348.5" calcext:value-type="float">
            <text:p>348,5</text:p>
          </table:table-cell>
          <table:table-cell table:number-columns-repeated="2" office:value-type="float" office:value="454.5" calcext:value-type="float">
            <text:p>454,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52" calcext:value-type="float">
            <text:p>-252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252.5" calcext:value-type="float">
            <text:p>-252,5</text:p>
          </table:table-cell>
          <table:table-cell office:value-type="float" office:value="47.5" calcext:value-type="float">
            <text:p>47,5</text:p>
          </table:table-cell>
          <table:table-cell office:value-type="float" office:value="347.5" calcext:value-type="float">
            <text:p>347,5</text:p>
          </table:table-cell>
          <table:table-cell table:number-columns-repeated="2" office:value-type="float" office:value="457.5" calcext:value-type="float">
            <text:p>457,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253" calcext:value-type="float">
            <text:p>-253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253.5" calcext:value-type="float">
            <text:p>-253,5</text:p>
          </table:table-cell>
          <table:table-cell office:value-type="float" office:value="46.5" calcext:value-type="float">
            <text:p>46,5</text:p>
          </table:table-cell>
          <table:table-cell office:value-type="float" office:value="346.5" calcext:value-type="float">
            <text:p>346,5</text:p>
          </table:table-cell>
          <table:table-cell table:number-columns-repeated="2" office:value-type="float" office:value="460.5" calcext:value-type="float">
            <text:p>460,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254" calcext:value-type="float">
            <text:p>-254</text:p>
          </table:table-cell>
          <table:table-cell office:value-type="float" office:value="46" calcext:value-type="float">
            <text:p>46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54.5" calcext:value-type="float">
            <text:p>-254,5</text:p>
          </table:table-cell>
          <table:table-cell office:value-type="float" office:value="45.5" calcext:value-type="float">
            <text:p>45,5</text:p>
          </table:table-cell>
          <table:table-cell office:value-type="float" office:value="345.5" calcext:value-type="float">
            <text:p>345,5</text:p>
          </table:table-cell>
          <table:table-cell table:number-columns-repeated="2" office:value-type="float" office:value="463.5" calcext:value-type="float">
            <text:p>463,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55" calcext:value-type="float">
            <text:p>-255</text:p>
          </table:table-cell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55.5" calcext:value-type="float">
            <text:p>-255,5</text:p>
          </table:table-cell>
          <table:table-cell office:value-type="float" office:value="44.5" calcext:value-type="float">
            <text:p>44,5</text:p>
          </table:table-cell>
          <table:table-cell office:value-type="float" office:value="344.5" calcext:value-type="float">
            <text:p>344,5</text:p>
          </table:table-cell>
          <table:table-cell table:number-columns-repeated="2" office:value-type="float" office:value="466.5" calcext:value-type="float">
            <text:p>466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56" calcext:value-type="float">
            <text:p>-256</text:p>
          </table:table-cell>
          <table:table-cell office:value-type="float" office:value="44" calcext:value-type="float">
            <text:p>44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56.5" calcext:value-type="float">
            <text:p>-256,5</text:p>
          </table:table-cell>
          <table:table-cell office:value-type="float" office:value="43.5" calcext:value-type="float">
            <text:p>43,5</text:p>
          </table:table-cell>
          <table:table-cell office:value-type="float" office:value="343.5" calcext:value-type="float">
            <text:p>343,5</text:p>
          </table:table-cell>
          <table:table-cell table:number-columns-repeated="2" office:value-type="float" office:value="469.5" calcext:value-type="float">
            <text:p>469,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57" calcext:value-type="float">
            <text:p>-257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57.5" calcext:value-type="float">
            <text:p>-257,5</text:p>
          </table:table-cell>
          <table:table-cell office:value-type="float" office:value="42.5" calcext:value-type="float">
            <text:p>42,5</text:p>
          </table:table-cell>
          <table:table-cell office:value-type="float" office:value="342.5" calcext:value-type="float">
            <text:p>342,5</text:p>
          </table:table-cell>
          <table:table-cell table:number-columns-repeated="2" office:value-type="float" office:value="472.5" calcext:value-type="float">
            <text:p>472,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258" calcext:value-type="float">
            <text:p>-258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258.5" calcext:value-type="float">
            <text:p>-258,5</text:p>
          </table:table-cell>
          <table:table-cell office:value-type="float" office:value="41.5" calcext:value-type="float">
            <text:p>41,5</text:p>
          </table:table-cell>
          <table:table-cell office:value-type="float" office:value="341.5" calcext:value-type="float">
            <text:p>341,5</text:p>
          </table:table-cell>
          <table:table-cell table:number-columns-repeated="2" office:value-type="float" office:value="475.5" calcext:value-type="float">
            <text:p>475,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259" calcext:value-type="float">
            <text:p>-259</text:p>
          </table:table-cell>
          <table:table-cell office:value-type="float" office:value="41" calcext:value-type="float">
            <text:p>4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59.5" calcext:value-type="float">
            <text:p>-259,5</text:p>
          </table:table-cell>
          <table:table-cell office:value-type="float" office:value="40.5" calcext:value-type="float">
            <text:p>40,5</text:p>
          </table:table-cell>
          <table:table-cell office:value-type="float" office:value="340.5" calcext:value-type="float">
            <text:p>340,5</text:p>
          </table:table-cell>
          <table:table-cell table:number-columns-repeated="2" office:value-type="float" office:value="478.5" calcext:value-type="float">
            <text:p>478,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260" calcext:value-type="float">
            <text:p>-260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260.5" calcext:value-type="float">
            <text:p>-260,5</text:p>
          </table:table-cell>
          <table:table-cell office:value-type="float" office:value="39.5" calcext:value-type="float">
            <text:p>39,5</text:p>
          </table:table-cell>
          <table:table-cell office:value-type="float" office:value="339.5" calcext:value-type="float">
            <text:p>339,5</text:p>
          </table:table-cell>
          <table:table-cell table:number-columns-repeated="2" office:value-type="float" office:value="481.5" calcext:value-type="float">
            <text:p>481,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261" calcext:value-type="float">
            <text:p>-261</text:p>
          </table:table-cell>
          <table:table-cell office:value-type="float" office:value="39" calcext:value-type="float">
            <text:p>39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261.5" calcext:value-type="float">
            <text:p>-261,5</text:p>
          </table:table-cell>
          <table:table-cell office:value-type="float" office:value="38.5" calcext:value-type="float">
            <text:p>38,5</text:p>
          </table:table-cell>
          <table:table-cell office:value-type="float" office:value="338.5" calcext:value-type="float">
            <text:p>338,5</text:p>
          </table:table-cell>
          <table:table-cell table:number-columns-repeated="2" office:value-type="float" office:value="484.5" calcext:value-type="float">
            <text:p>484,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262" calcext:value-type="float">
            <text:p>-262</text:p>
          </table:table-cell>
          <table:table-cell office:value-type="float" office:value="38" calcext:value-type="float">
            <text:p>38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62.5" calcext:value-type="float">
            <text:p>-262,5</text:p>
          </table:table-cell>
          <table:table-cell office:value-type="float" office:value="37.5" calcext:value-type="float">
            <text:p>37,5</text:p>
          </table:table-cell>
          <table:table-cell office:value-type="float" office:value="337.5" calcext:value-type="float">
            <text:p>337,5</text:p>
          </table:table-cell>
          <table:table-cell table:number-columns-repeated="2" office:value-type="float" office:value="487.5" calcext:value-type="float">
            <text:p>487,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263" calcext:value-type="float">
            <text:p>-263</text:p>
          </table:table-cell>
          <table:table-cell office:value-type="float" office:value="37" calcext:value-type="float">
            <text:p>37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63.5" calcext:value-type="float">
            <text:p>-263,5</text:p>
          </table:table-cell>
          <table:table-cell office:value-type="float" office:value="36.5" calcext:value-type="float">
            <text:p>36,5</text:p>
          </table:table-cell>
          <table:table-cell office:value-type="float" office:value="336.5" calcext:value-type="float">
            <text:p>336,5</text:p>
          </table:table-cell>
          <table:table-cell table:number-columns-repeated="2" office:value-type="float" office:value="490.5" calcext:value-type="float">
            <text:p>490,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264" calcext:value-type="float">
            <text:p>-264</text:p>
          </table:table-cell>
          <table:table-cell office:value-type="float" office:value="36" calcext:value-type="float">
            <text:p>36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264.5" calcext:value-type="float">
            <text:p>-264,5</text:p>
          </table:table-cell>
          <table:table-cell office:value-type="float" office:value="35.5" calcext:value-type="float">
            <text:p>35,5</text:p>
          </table:table-cell>
          <table:table-cell office:value-type="float" office:value="335.5" calcext:value-type="float">
            <text:p>335,5</text:p>
          </table:table-cell>
          <table:table-cell table:number-columns-repeated="2" office:value-type="float" office:value="493.5" calcext:value-type="float">
            <text:p>493,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265" calcext:value-type="float">
            <text:p>-265</text:p>
          </table:table-cell>
          <table:table-cell office:value-type="float" office:value="35" calcext:value-type="float">
            <text:p>35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265.5" calcext:value-type="float">
            <text:p>-265,5</text:p>
          </table:table-cell>
          <table:table-cell office:value-type="float" office:value="34.5" calcext:value-type="float">
            <text:p>34,5</text:p>
          </table:table-cell>
          <table:table-cell office:value-type="float" office:value="334.5" calcext:value-type="float">
            <text:p>334,5</text:p>
          </table:table-cell>
          <table:table-cell table:number-columns-repeated="2" office:value-type="float" office:value="496.5" calcext:value-type="float">
            <text:p>496,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266" calcext:value-type="float">
            <text:p>-266</text:p>
          </table:table-cell>
          <table:table-cell office:value-type="float" office:value="34" calcext:value-type="float">
            <text:p>34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66.5" calcext:value-type="float">
            <text:p>-266,5</text:p>
          </table:table-cell>
          <table:table-cell office:value-type="float" office:value="33.5" calcext:value-type="float">
            <text:p>33,5</text:p>
          </table:table-cell>
          <table:table-cell office:value-type="float" office:value="333.5" calcext:value-type="float">
            <text:p>333,5</text:p>
          </table:table-cell>
          <table:table-cell table:number-columns-repeated="2" office:value-type="float" office:value="499.5" calcext:value-type="float">
            <text:p>499,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267" calcext:value-type="float">
            <text:p>-267</text:p>
          </table:table-cell>
          <table:table-cell office:value-type="float" office:value="33" calcext:value-type="float">
            <text:p>3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267.5" calcext:value-type="float">
            <text:p>-267,5</text:p>
          </table:table-cell>
          <table:table-cell office:value-type="float" office:value="32.5" calcext:value-type="float">
            <text:p>32,5</text:p>
          </table:table-cell>
          <table:table-cell office:value-type="float" office:value="332.5" calcext:value-type="float">
            <text:p>332,5</text:p>
          </table:table-cell>
          <table:table-cell table:number-columns-repeated="2" office:value-type="float" office:value="502.5" calcext:value-type="float">
            <text:p>502,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268.5" calcext:value-type="float">
            <text:p>-268,5</text:p>
          </table:table-cell>
          <table:table-cell office:value-type="float" office:value="31.5" calcext:value-type="float">
            <text:p>31,5</text:p>
          </table:table-cell>
          <table:table-cell office:value-type="float" office:value="331.5" calcext:value-type="float">
            <text:p>331,5</text:p>
          </table:table-cell>
          <table:table-cell table:number-columns-repeated="2" office:value-type="float" office:value="505.5" calcext:value-type="float">
            <text:p>505,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269" calcext:value-type="float">
            <text:p>-269</text:p>
          </table:table-cell>
          <table:table-cell office:value-type="float" office:value="31" calcext:value-type="float">
            <text:p>31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269.5" calcext:value-type="float">
            <text:p>-269,5</text:p>
          </table:table-cell>
          <table:table-cell office:value-type="float" office:value="30.5" calcext:value-type="float">
            <text:p>30,5</text:p>
          </table:table-cell>
          <table:table-cell office:value-type="float" office:value="330.5" calcext:value-type="float">
            <text:p>330,5</text:p>
          </table:table-cell>
          <table:table-cell table:number-columns-repeated="2" office:value-type="float" office:value="508.5" calcext:value-type="float">
            <text:p>508,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270" calcext:value-type="float">
            <text:p>-270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270.5" calcext:value-type="float">
            <text:p>-270,5</text:p>
          </table:table-cell>
          <table:table-cell office:value-type="float" office:value="29.5" calcext:value-type="float">
            <text:p>29,5</text:p>
          </table:table-cell>
          <table:table-cell office:value-type="float" office:value="329.5" calcext:value-type="float">
            <text:p>329,5</text:p>
          </table:table-cell>
          <table:table-cell table:number-columns-repeated="2" office:value-type="float" office:value="511.5" calcext:value-type="float">
            <text:p>511,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271" calcext:value-type="float">
            <text:p>-271</text:p>
          </table:table-cell>
          <table:table-cell office:value-type="float" office:value="29" calcext:value-type="float">
            <text:p>29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271.5" calcext:value-type="float">
            <text:p>-271,5</text:p>
          </table:table-cell>
          <table:table-cell office:value-type="float" office:value="28.5" calcext:value-type="float">
            <text:p>28,5</text:p>
          </table:table-cell>
          <table:table-cell office:value-type="float" office:value="328.5" calcext:value-type="float">
            <text:p>328,5</text:p>
          </table:table-cell>
          <table:table-cell table:number-columns-repeated="2" office:value-type="float" office:value="514.5" calcext:value-type="float">
            <text:p>514,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272" calcext:value-type="float">
            <text:p>-272</text:p>
          </table:table-cell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272.5" calcext:value-type="float">
            <text:p>-272,5</text:p>
          </table:table-cell>
          <table:table-cell office:value-type="float" office:value="27.5" calcext:value-type="float">
            <text:p>27,5</text:p>
          </table:table-cell>
          <table:table-cell office:value-type="float" office:value="327.5" calcext:value-type="float">
            <text:p>327,5</text:p>
          </table:table-cell>
          <table:table-cell table:number-columns-repeated="2" office:value-type="float" office:value="517.5" calcext:value-type="float">
            <text:p>517,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273" calcext:value-type="float">
            <text:p>-273</text:p>
          </table:table-cell>
          <table:table-cell office:value-type="float" office:value="27" calcext:value-type="float">
            <text:p>27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273.5" calcext:value-type="float">
            <text:p>-273,5</text:p>
          </table:table-cell>
          <table:table-cell office:value-type="float" office:value="26.5" calcext:value-type="float">
            <text:p>26,5</text:p>
          </table:table-cell>
          <table:table-cell office:value-type="float" office:value="326.5" calcext:value-type="float">
            <text:p>326,5</text:p>
          </table:table-cell>
          <table:table-cell table:number-columns-repeated="2" office:value-type="float" office:value="520.5" calcext:value-type="float">
            <text:p>520,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74" calcext:value-type="float">
            <text:p>-274</text:p>
          </table:table-cell>
          <table:table-cell office:value-type="float" office:value="26" calcext:value-type="float">
            <text:p>26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74.5" calcext:value-type="float">
            <text:p>-274,5</text:p>
          </table:table-cell>
          <table:table-cell office:value-type="float" office:value="25.5" calcext:value-type="float">
            <text:p>25,5</text:p>
          </table:table-cell>
          <table:table-cell office:value-type="float" office:value="325.5" calcext:value-type="float">
            <text:p>325,5</text:p>
          </table:table-cell>
          <table:table-cell table:number-columns-repeated="2" office:value-type="float" office:value="523.5" calcext:value-type="float">
            <text:p>523,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75" calcext:value-type="float">
            <text:p>-275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75.5" calcext:value-type="float">
            <text:p>-275,5</text:p>
          </table:table-cell>
          <table:table-cell office:value-type="float" office:value="24.5" calcext:value-type="float">
            <text:p>24,5</text:p>
          </table:table-cell>
          <table:table-cell office:value-type="float" office:value="324.5" calcext:value-type="float">
            <text:p>324,5</text:p>
          </table:table-cell>
          <table:table-cell table:number-columns-repeated="2" office:value-type="float" office:value="526.5" calcext:value-type="float">
            <text:p>526,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76" calcext:value-type="float">
            <text:p>-276</text:p>
          </table:table-cell>
          <table:table-cell office:value-type="float" office:value="24" calcext:value-type="float">
            <text:p>2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276.5" calcext:value-type="float">
            <text:p>-276,5</text:p>
          </table:table-cell>
          <table:table-cell office:value-type="float" office:value="23.5" calcext:value-type="float">
            <text:p>23,5</text:p>
          </table:table-cell>
          <table:table-cell office:value-type="float" office:value="323.5" calcext:value-type="float">
            <text:p>323,5</text:p>
          </table:table-cell>
          <table:table-cell table:number-columns-repeated="2" office:value-type="float" office:value="529.5" calcext:value-type="float">
            <text:p>529,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277" calcext:value-type="float">
            <text:p>-27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277.5" calcext:value-type="float">
            <text:p>-277,5</text:p>
          </table:table-cell>
          <table:table-cell office:value-type="float" office:value="22.5" calcext:value-type="float">
            <text:p>22,5</text:p>
          </table:table-cell>
          <table:table-cell office:value-type="float" office:value="322.5" calcext:value-type="float">
            <text:p>322,5</text:p>
          </table:table-cell>
          <table:table-cell table:number-columns-repeated="2" office:value-type="float" office:value="532.5" calcext:value-type="float">
            <text:p>532,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278" calcext:value-type="float">
            <text:p>-278</text:p>
          </table:table-cell>
          <table:table-cell office:value-type="float" office:value="22" calcext:value-type="float">
            <text:p>22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278.5" calcext:value-type="float">
            <text:p>-278,5</text:p>
          </table:table-cell>
          <table:table-cell office:value-type="float" office:value="21.5" calcext:value-type="float">
            <text:p>21,5</text:p>
          </table:table-cell>
          <table:table-cell office:value-type="float" office:value="321.5" calcext:value-type="float">
            <text:p>321,5</text:p>
          </table:table-cell>
          <table:table-cell table:number-columns-repeated="2" office:value-type="float" office:value="535.5" calcext:value-type="float">
            <text:p>535,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279" calcext:value-type="float">
            <text:p>-279</text:p>
          </table:table-cell>
          <table:table-cell office:value-type="float" office:value="21" calcext:value-type="float">
            <text:p>21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279.5" calcext:value-type="float">
            <text:p>-279,5</text:p>
          </table:table-cell>
          <table:table-cell office:value-type="float" office:value="20.5" calcext:value-type="float">
            <text:p>20,5</text:p>
          </table:table-cell>
          <table:table-cell office:value-type="float" office:value="320.5" calcext:value-type="float">
            <text:p>320,5</text:p>
          </table:table-cell>
          <table:table-cell table:number-columns-repeated="2" office:value-type="float" office:value="538.5" calcext:value-type="float">
            <text:p>538,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280" calcext:value-type="float">
            <text:p>-280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280.5" calcext:value-type="float">
            <text:p>-280,5</text:p>
          </table:table-cell>
          <table:table-cell office:value-type="float" office:value="19.5" calcext:value-type="float">
            <text:p>19,5</text:p>
          </table:table-cell>
          <table:table-cell office:value-type="float" office:value="319.5" calcext:value-type="float">
            <text:p>319,5</text:p>
          </table:table-cell>
          <table:table-cell table:number-columns-repeated="2" office:value-type="float" office:value="541.5" calcext:value-type="float">
            <text:p>541,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281" calcext:value-type="float">
            <text:p>-281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281.5" calcext:value-type="float">
            <text:p>-281,5</text:p>
          </table:table-cell>
          <table:table-cell office:value-type="float" office:value="18.5" calcext:value-type="float">
            <text:p>18,5</text:p>
          </table:table-cell>
          <table:table-cell office:value-type="float" office:value="318.5" calcext:value-type="float">
            <text:p>318,5</text:p>
          </table:table-cell>
          <table:table-cell table:number-columns-repeated="2" office:value-type="float" office:value="544.5" calcext:value-type="float">
            <text:p>544,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282" calcext:value-type="float">
            <text:p>-282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282.5" calcext:value-type="float">
            <text:p>-282,5</text:p>
          </table:table-cell>
          <table:table-cell office:value-type="float" office:value="17.5" calcext:value-type="float">
            <text:p>17,5</text:p>
          </table:table-cell>
          <table:table-cell office:value-type="float" office:value="317.5" calcext:value-type="float">
            <text:p>317,5</text:p>
          </table:table-cell>
          <table:table-cell table:number-columns-repeated="2" office:value-type="float" office:value="547.5" calcext:value-type="float">
            <text:p>547,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283" calcext:value-type="float">
            <text:p>-283</text:p>
          </table:table-cell>
          <table:table-cell office:value-type="float" office:value="17" calcext:value-type="float">
            <text:p>17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283.5" calcext:value-type="float">
            <text:p>-283,5</text:p>
          </table:table-cell>
          <table:table-cell office:value-type="float" office:value="16.5" calcext:value-type="float">
            <text:p>16,5</text:p>
          </table:table-cell>
          <table:table-cell office:value-type="float" office:value="316.5" calcext:value-type="float">
            <text:p>316,5</text:p>
          </table:table-cell>
          <table:table-cell table:number-columns-repeated="2" office:value-type="float" office:value="550.5" calcext:value-type="float">
            <text:p>550,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284" calcext:value-type="float">
            <text:p>-284</text:p>
          </table:table-cell>
          <table:table-cell office:value-type="float" office:value="16" calcext:value-type="float">
            <text:p>1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284.5" calcext:value-type="float">
            <text:p>-284,5</text:p>
          </table:table-cell>
          <table:table-cell office:value-type="float" office:value="15.5" calcext:value-type="float">
            <text:p>15,5</text:p>
          </table:table-cell>
          <table:table-cell office:value-type="float" office:value="315.5" calcext:value-type="float">
            <text:p>315,5</text:p>
          </table:table-cell>
          <table:table-cell table:number-columns-repeated="2" office:value-type="float" office:value="553.5" calcext:value-type="float">
            <text:p>553,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285" calcext:value-type="float">
            <text:p>-285</text:p>
          </table:table-cell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285.5" calcext:value-type="float">
            <text:p>-285,5</text:p>
          </table:table-cell>
          <table:table-cell office:value-type="float" office:value="14.5" calcext:value-type="float">
            <text:p>14,5</text:p>
          </table:table-cell>
          <table:table-cell office:value-type="float" office:value="314.5" calcext:value-type="float">
            <text:p>314,5</text:p>
          </table:table-cell>
          <table:table-cell table:number-columns-repeated="2" office:value-type="float" office:value="556.5" calcext:value-type="float">
            <text:p>556,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286" calcext:value-type="float">
            <text:p>-286</text:p>
          </table:table-cell>
          <table:table-cell office:value-type="float" office:value="14" calcext:value-type="float">
            <text:p>1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286.5" calcext:value-type="float">
            <text:p>-286,5</text:p>
          </table:table-cell>
          <table:table-cell office:value-type="float" office:value="13.5" calcext:value-type="float">
            <text:p>13,5</text:p>
          </table:table-cell>
          <table:table-cell office:value-type="float" office:value="313.5" calcext:value-type="float">
            <text:p>313,5</text:p>
          </table:table-cell>
          <table:table-cell table:number-columns-repeated="2" office:value-type="float" office:value="559.5" calcext:value-type="float">
            <text:p>559,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287" calcext:value-type="float">
            <text:p>-287</text:p>
          </table:table-cell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287.5" calcext:value-type="float">
            <text:p>-287,5</text:p>
          </table:table-cell>
          <table:table-cell office:value-type="float" office:value="12.5" calcext:value-type="float">
            <text:p>12,5</text:p>
          </table:table-cell>
          <table:table-cell office:value-type="float" office:value="312.5" calcext:value-type="float">
            <text:p>312,5</text:p>
          </table:table-cell>
          <table:table-cell table:number-columns-repeated="2" office:value-type="float" office:value="562.5" calcext:value-type="float">
            <text:p>562,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88" calcext:value-type="float">
            <text:p>-288</text:p>
          </table:table-cell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288.5" calcext:value-type="float">
            <text:p>-288,5</text:p>
          </table:table-cell>
          <table:table-cell office:value-type="float" office:value="11.5" calcext:value-type="float">
            <text:p>11,5</text:p>
          </table:table-cell>
          <table:table-cell office:value-type="float" office:value="311.5" calcext:value-type="float">
            <text:p>311,5</text:p>
          </table:table-cell>
          <table:table-cell table:number-columns-repeated="2" office:value-type="float" office:value="565.5" calcext:value-type="float">
            <text:p>565,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289" calcext:value-type="float">
            <text:p>-289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289.5" calcext:value-type="float">
            <text:p>-289,5</text:p>
          </table:table-cell>
          <table:table-cell office:value-type="float" office:value="10.5" calcext:value-type="float">
            <text:p>10,5</text:p>
          </table:table-cell>
          <table:table-cell office:value-type="float" office:value="310.5" calcext:value-type="float">
            <text:p>310,5</text:p>
          </table:table-cell>
          <table:table-cell table:number-columns-repeated="2" office:value-type="float" office:value="568.5" calcext:value-type="float">
            <text:p>568,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290" calcext:value-type="float">
            <text:p>-290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290.5" calcext:value-type="float">
            <text:p>-290,5</text:p>
          </table:table-cell>
          <table:table-cell office:value-type="float" office:value="9.5" calcext:value-type="float">
            <text:p>9,5</text:p>
          </table:table-cell>
          <table:table-cell office:value-type="float" office:value="309.5" calcext:value-type="float">
            <text:p>309,5</text:p>
          </table:table-cell>
          <table:table-cell table:number-columns-repeated="2" office:value-type="float" office:value="571.5" calcext:value-type="float">
            <text:p>571,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291" calcext:value-type="float">
            <text:p>-291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291.5" calcext:value-type="float">
            <text:p>-291,5</text:p>
          </table:table-cell>
          <table:table-cell office:value-type="float" office:value="8.5" calcext:value-type="float">
            <text:p>8,5</text:p>
          </table:table-cell>
          <table:table-cell office:value-type="float" office:value="308.5" calcext:value-type="float">
            <text:p>308,5</text:p>
          </table:table-cell>
          <table:table-cell table:number-columns-repeated="2" office:value-type="float" office:value="574.5" calcext:value-type="float">
            <text:p>574,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292" calcext:value-type="float">
            <text:p>-292</text:p>
          </table:table-cell>
          <table:table-cell office:value-type="float" office:value="8" calcext:value-type="float">
            <text:p>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292.5" calcext:value-type="float">
            <text:p>-292,5</text:p>
          </table:table-cell>
          <table:table-cell office:value-type="float" office:value="7.5" calcext:value-type="float">
            <text:p>7,5</text:p>
          </table:table-cell>
          <table:table-cell office:value-type="float" office:value="307.5" calcext:value-type="float">
            <text:p>307,5</text:p>
          </table:table-cell>
          <table:table-cell table:number-columns-repeated="2" office:value-type="float" office:value="577.5" calcext:value-type="float">
            <text:p>577,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293" calcext:value-type="float">
            <text:p>-293</text:p>
          </table:table-cell>
          <table:table-cell office:value-type="float" office:value="7" calcext:value-type="float">
            <text:p>7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293.5" calcext:value-type="float">
            <text:p>-293,5</text:p>
          </table:table-cell>
          <table:table-cell office:value-type="float" office:value="6.5" calcext:value-type="float">
            <text:p>6,5</text:p>
          </table:table-cell>
          <table:table-cell office:value-type="float" office:value="306.5" calcext:value-type="float">
            <text:p>306,5</text:p>
          </table:table-cell>
          <table:table-cell table:number-columns-repeated="2" office:value-type="float" office:value="580.5" calcext:value-type="float">
            <text:p>580,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294" calcext:value-type="float">
            <text:p>-294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294.5" calcext:value-type="float">
            <text:p>-294,5</text:p>
          </table:table-cell>
          <table:table-cell office:value-type="float" office:value="5.5" calcext:value-type="float">
            <text:p>5,5</text:p>
          </table:table-cell>
          <table:table-cell office:value-type="float" office:value="305.5" calcext:value-type="float">
            <text:p>305,5</text:p>
          </table:table-cell>
          <table:table-cell table:number-columns-repeated="2" office:value-type="float" office:value="583.5" calcext:value-type="float">
            <text:p>583,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295" calcext:value-type="float">
            <text:p>-295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295.5" calcext:value-type="float">
            <text:p>-295,5</text:p>
          </table:table-cell>
          <table:table-cell office:value-type="float" office:value="4.5" calcext:value-type="float">
            <text:p>4,5</text:p>
          </table:table-cell>
          <table:table-cell office:value-type="float" office:value="304.5" calcext:value-type="float">
            <text:p>304,5</text:p>
          </table:table-cell>
          <table:table-cell table:number-columns-repeated="2" office:value-type="float" office:value="586.5" calcext:value-type="float">
            <text:p>586,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296" calcext:value-type="float">
            <text:p>-296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296.5" calcext:value-type="float">
            <text:p>-296,5</text:p>
          </table:table-cell>
          <table:table-cell office:value-type="float" office:value="3.5" calcext:value-type="float">
            <text:p>3,5</text:p>
          </table:table-cell>
          <table:table-cell office:value-type="float" office:value="303.5" calcext:value-type="float">
            <text:p>303,5</text:p>
          </table:table-cell>
          <table:table-cell table:number-columns-repeated="2" office:value-type="float" office:value="589.5" calcext:value-type="float">
            <text:p>589,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297" calcext:value-type="float">
            <text:p>-29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97.5" calcext:value-type="float">
            <text:p>-297,5</text:p>
          </table:table-cell>
          <table:table-cell office:value-type="float" office:value="2.5" calcext:value-type="float">
            <text:p>2,5</text:p>
          </table:table-cell>
          <table:table-cell office:value-type="float" office:value="302.5" calcext:value-type="float">
            <text:p>302,5</text:p>
          </table:table-cell>
          <table:table-cell table:number-columns-repeated="2" office:value-type="float" office:value="592.5" calcext:value-type="float">
            <text:p>592,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298" calcext:value-type="float">
            <text:p>-298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298.5" calcext:value-type="float">
            <text:p>-298,5</text:p>
          </table:table-cell>
          <table:table-cell office:value-type="float" office:value="1.5" calcext:value-type="float">
            <text:p>1,5</text:p>
          </table:table-cell>
          <table:table-cell office:value-type="float" office:value="301.5" calcext:value-type="float">
            <text:p>301,5</text:p>
          </table:table-cell>
          <table:table-cell table:number-columns-repeated="2" office:value-type="float" office:value="595.5" calcext:value-type="float">
            <text:p>595,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299" calcext:value-type="float">
            <text:p>-299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99.5" calcext:value-type="float">
            <text:p>-299,5</text:p>
          </table:table-cell>
          <table:table-cell office:value-type="float" office:value="0.5" calcext:value-type="float">
            <text:p>0,5</text:p>
          </table:table-cell>
          <table:table-cell office:value-type="float" office:value="300.5" calcext:value-type="float">
            <text:p>300,5</text:p>
          </table:table-cell>
          <table:table-cell table:number-columns-repeated="2" office:value-type="float" office:value="598.5" calcext:value-type="float">
            <text:p>598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300.5" calcext:value-type="float">
            <text:p>-300,5</text:p>
          </table:table-cell>
          <table:table-cell office:value-type="float" office:value="-0.5" calcext:value-type="float">
            <text:p>-0,5</text:p>
          </table:table-cell>
          <table:table-cell office:value-type="float" office:value="299.5" calcext:value-type="float">
            <text:p>299,5</text:p>
          </table:table-cell>
          <table:table-cell table:number-columns-repeated="2" office:value-type="float" office:value="599.5" calcext:value-type="float">
            <text:p>599,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301" calcext:value-type="float">
            <text:p>-301</text:p>
          </table:table-cell>
          <table:table-cell office:value-type="float" office:value="-1" calcext:value-type="float">
            <text:p>-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01.5" calcext:value-type="float">
            <text:p>-301,5</text:p>
          </table:table-cell>
          <table:table-cell office:value-type="float" office:value="-1.5" calcext:value-type="float">
            <text:p>-1,5</text:p>
          </table:table-cell>
          <table:table-cell office:value-type="float" office:value="298.5" calcext:value-type="float">
            <text:p>298,5</text:p>
          </table:table-cell>
          <table:table-cell table:number-columns-repeated="2" office:value-type="float" office:value="598.5" calcext:value-type="float">
            <text:p>598,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302" calcext:value-type="float">
            <text:p>-302</text:p>
          </table:table-cell>
          <table:table-cell office:value-type="float" office:value="-2" calcext:value-type="float">
            <text:p>-2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302.5" calcext:value-type="float">
            <text:p>-302,5</text:p>
          </table:table-cell>
          <table:table-cell office:value-type="float" office:value="-2.5" calcext:value-type="float">
            <text:p>-2,5</text:p>
          </table:table-cell>
          <table:table-cell office:value-type="float" office:value="297.5" calcext:value-type="float">
            <text:p>297,5</text:p>
          </table:table-cell>
          <table:table-cell table:number-columns-repeated="2" office:value-type="float" office:value="597.5" calcext:value-type="float">
            <text:p>597,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303" calcext:value-type="float">
            <text:p>-303</text:p>
          </table:table-cell>
          <table:table-cell office:value-type="float" office:value="-3" calcext:value-type="float">
            <text:p>-3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303.5" calcext:value-type="float">
            <text:p>-303,5</text:p>
          </table:table-cell>
          <table:table-cell office:value-type="float" office:value="-3.5" calcext:value-type="float">
            <text:p>-3,5</text:p>
          </table:table-cell>
          <table:table-cell office:value-type="float" office:value="296.5" calcext:value-type="float">
            <text:p>296,5</text:p>
          </table:table-cell>
          <table:table-cell table:number-columns-repeated="2" office:value-type="float" office:value="596.5" calcext:value-type="float">
            <text:p>596,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304" calcext:value-type="float">
            <text:p>-304</text:p>
          </table:table-cell>
          <table:table-cell office:value-type="float" office:value="-4" calcext:value-type="float">
            <text:p>-4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04.5" calcext:value-type="float">
            <text:p>-304,5</text:p>
          </table:table-cell>
          <table:table-cell office:value-type="float" office:value="-4.5" calcext:value-type="float">
            <text:p>-4,5</text:p>
          </table:table-cell>
          <table:table-cell office:value-type="float" office:value="295.5" calcext:value-type="float">
            <text:p>295,5</text:p>
          </table:table-cell>
          <table:table-cell table:number-columns-repeated="2" office:value-type="float" office:value="595.5" calcext:value-type="float">
            <text:p>595,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305" calcext:value-type="float">
            <text:p>-305</text:p>
          </table:table-cell>
          <table:table-cell office:value-type="float" office:value="-5" calcext:value-type="float">
            <text:p>-5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05.5" calcext:value-type="float">
            <text:p>-305,5</text:p>
          </table:table-cell>
          <table:table-cell office:value-type="float" office:value="-5.5" calcext:value-type="float">
            <text:p>-5,5</text:p>
          </table:table-cell>
          <table:table-cell office:value-type="float" office:value="294.5" calcext:value-type="float">
            <text:p>294,5</text:p>
          </table:table-cell>
          <table:table-cell table:number-columns-repeated="2" office:value-type="float" office:value="594.5" calcext:value-type="float">
            <text:p>594,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306" calcext:value-type="float">
            <text:p>-306</text:p>
          </table:table-cell>
          <table:table-cell office:value-type="float" office:value="-6" calcext:value-type="float">
            <text:p>-6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306.5" calcext:value-type="float">
            <text:p>-306,5</text:p>
          </table:table-cell>
          <table:table-cell office:value-type="float" office:value="-6.5" calcext:value-type="float">
            <text:p>-6,5</text:p>
          </table:table-cell>
          <table:table-cell office:value-type="float" office:value="293.5" calcext:value-type="float">
            <text:p>293,5</text:p>
          </table:table-cell>
          <table:table-cell table:number-columns-repeated="2" office:value-type="float" office:value="593.5" calcext:value-type="float">
            <text:p>593,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307" calcext:value-type="float">
            <text:p>-307</text:p>
          </table:table-cell>
          <table:table-cell office:value-type="float" office:value="-7" calcext:value-type="float">
            <text:p>-7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307.5" calcext:value-type="float">
            <text:p>-307,5</text:p>
          </table:table-cell>
          <table:table-cell office:value-type="float" office:value="-7.5" calcext:value-type="float">
            <text:p>-7,5</text:p>
          </table:table-cell>
          <table:table-cell office:value-type="float" office:value="292.5" calcext:value-type="float">
            <text:p>292,5</text:p>
          </table:table-cell>
          <table:table-cell table:number-columns-repeated="2" office:value-type="float" office:value="592.5" calcext:value-type="float">
            <text:p>592,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08" calcext:value-type="float">
            <text:p>-308</text:p>
          </table:table-cell>
          <table:table-cell office:value-type="float" office:value="-8" calcext:value-type="float">
            <text:p>-8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308.5" calcext:value-type="float">
            <text:p>-308,5</text:p>
          </table:table-cell>
          <table:table-cell office:value-type="float" office:value="-8.5" calcext:value-type="float">
            <text:p>-8,5</text:p>
          </table:table-cell>
          <table:table-cell office:value-type="float" office:value="291.5" calcext:value-type="float">
            <text:p>291,5</text:p>
          </table:table-cell>
          <table:table-cell table:number-columns-repeated="2" office:value-type="float" office:value="591.5" calcext:value-type="float">
            <text:p>591,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09" calcext:value-type="float">
            <text:p>-309</text:p>
          </table:table-cell>
          <table:table-cell office:value-type="float" office:value="-9" calcext:value-type="float">
            <text:p>-9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09.5" calcext:value-type="float">
            <text:p>-309,5</text:p>
          </table:table-cell>
          <table:table-cell office:value-type="float" office:value="-9.5" calcext:value-type="float">
            <text:p>-9,5</text:p>
          </table:table-cell>
          <table:table-cell office:value-type="float" office:value="290.5" calcext:value-type="float">
            <text:p>290,5</text:p>
          </table:table-cell>
          <table:table-cell table:number-columns-repeated="2" office:value-type="float" office:value="590.5" calcext:value-type="float">
            <text:p>590,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10" calcext:value-type="float">
            <text:p>-310</text:p>
          </table:table-cell>
          <table:table-cell office:value-type="float" office:value="-10" calcext:value-type="float">
            <text:p>-1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10.5" calcext:value-type="float">
            <text:p>-310,5</text:p>
          </table:table-cell>
          <table:table-cell office:value-type="float" office:value="-10.5" calcext:value-type="float">
            <text:p>-10,5</text:p>
          </table:table-cell>
          <table:table-cell office:value-type="float" office:value="289.5" calcext:value-type="float">
            <text:p>289,5</text:p>
          </table:table-cell>
          <table:table-cell table:number-columns-repeated="2" office:value-type="float" office:value="589.5" calcext:value-type="float">
            <text:p>589,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11" calcext:value-type="float">
            <text:p>-311</text:p>
          </table:table-cell>
          <table:table-cell office:value-type="float" office:value="-11" calcext:value-type="float">
            <text:p>-1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11.5" calcext:value-type="float">
            <text:p>-311,5</text:p>
          </table:table-cell>
          <table:table-cell office:value-type="float" office:value="-11.5" calcext:value-type="float">
            <text:p>-11,5</text:p>
          </table:table-cell>
          <table:table-cell office:value-type="float" office:value="288.5" calcext:value-type="float">
            <text:p>288,5</text:p>
          </table:table-cell>
          <table:table-cell table:number-columns-repeated="2" office:value-type="float" office:value="588.5" calcext:value-type="float">
            <text:p>588,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12" calcext:value-type="float">
            <text:p>-312</text:p>
          </table:table-cell>
          <table:table-cell office:value-type="float" office:value="-12" calcext:value-type="float">
            <text:p>-12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12.5" calcext:value-type="float">
            <text:p>-312,5</text:p>
          </table:table-cell>
          <table:table-cell office:value-type="float" office:value="-12.5" calcext:value-type="float">
            <text:p>-12,5</text:p>
          </table:table-cell>
          <table:table-cell office:value-type="float" office:value="287.5" calcext:value-type="float">
            <text:p>287,5</text:p>
          </table:table-cell>
          <table:table-cell table:number-columns-repeated="2" office:value-type="float" office:value="587.5" calcext:value-type="float">
            <text:p>587,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13" calcext:value-type="float">
            <text:p>-313</text:p>
          </table:table-cell>
          <table:table-cell office:value-type="float" office:value="-13" calcext:value-type="float">
            <text:p>-1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13.5" calcext:value-type="float">
            <text:p>-313,5</text:p>
          </table:table-cell>
          <table:table-cell office:value-type="float" office:value="-13.5" calcext:value-type="float">
            <text:p>-13,5</text:p>
          </table:table-cell>
          <table:table-cell office:value-type="float" office:value="286.5" calcext:value-type="float">
            <text:p>286,5</text:p>
          </table:table-cell>
          <table:table-cell table:number-columns-repeated="2" office:value-type="float" office:value="586.5" calcext:value-type="float">
            <text:p>586,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14" calcext:value-type="float">
            <text:p>-314</text:p>
          </table:table-cell>
          <table:table-cell office:value-type="float" office:value="-14" calcext:value-type="float">
            <text:p>-1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14.5" calcext:value-type="float">
            <text:p>-314,5</text:p>
          </table:table-cell>
          <table:table-cell office:value-type="float" office:value="-14.5" calcext:value-type="float">
            <text:p>-14,5</text:p>
          </table:table-cell>
          <table:table-cell office:value-type="float" office:value="285.5" calcext:value-type="float">
            <text:p>285,5</text:p>
          </table:table-cell>
          <table:table-cell table:number-columns-repeated="2" office:value-type="float" office:value="585.5" calcext:value-type="float">
            <text:p>585,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15" calcext:value-type="float">
            <text:p>-315</text:p>
          </table:table-cell>
          <table:table-cell office:value-type="float" office:value="-15" calcext:value-type="float">
            <text:p>-15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15.5" calcext:value-type="float">
            <text:p>-315,5</text:p>
          </table:table-cell>
          <table:table-cell office:value-type="float" office:value="-15.5" calcext:value-type="float">
            <text:p>-15,5</text:p>
          </table:table-cell>
          <table:table-cell office:value-type="float" office:value="284.5" calcext:value-type="float">
            <text:p>284,5</text:p>
          </table:table-cell>
          <table:table-cell table:number-columns-repeated="2" office:value-type="float" office:value="584.5" calcext:value-type="float">
            <text:p>584,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16" calcext:value-type="float">
            <text:p>-316</text:p>
          </table:table-cell>
          <table:table-cell office:value-type="float" office:value="-16" calcext:value-type="float">
            <text:p>-16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16.5" calcext:value-type="float">
            <text:p>-316,5</text:p>
          </table:table-cell>
          <table:table-cell office:value-type="float" office:value="-16.5" calcext:value-type="float">
            <text:p>-16,5</text:p>
          </table:table-cell>
          <table:table-cell office:value-type="float" office:value="283.5" calcext:value-type="float">
            <text:p>283,5</text:p>
          </table:table-cell>
          <table:table-cell table:number-columns-repeated="2" office:value-type="float" office:value="583.5" calcext:value-type="float">
            <text:p>583,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17" calcext:value-type="float">
            <text:p>-317</text:p>
          </table:table-cell>
          <table:table-cell office:value-type="float" office:value="-17" calcext:value-type="float">
            <text:p>-17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17.5" calcext:value-type="float">
            <text:p>-317,5</text:p>
          </table:table-cell>
          <table:table-cell office:value-type="float" office:value="-17.5" calcext:value-type="float">
            <text:p>-17,5</text:p>
          </table:table-cell>
          <table:table-cell office:value-type="float" office:value="282.5" calcext:value-type="float">
            <text:p>282,5</text:p>
          </table:table-cell>
          <table:table-cell table:number-columns-repeated="2" office:value-type="float" office:value="582.5" calcext:value-type="float">
            <text:p>582,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18" calcext:value-type="float">
            <text:p>-318</text:p>
          </table:table-cell>
          <table:table-cell office:value-type="float" office:value="-18" calcext:value-type="float">
            <text:p>-1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18.5" calcext:value-type="float">
            <text:p>-318,5</text:p>
          </table:table-cell>
          <table:table-cell office:value-type="float" office:value="-18.5" calcext:value-type="float">
            <text:p>-18,5</text:p>
          </table:table-cell>
          <table:table-cell office:value-type="float" office:value="281.5" calcext:value-type="float">
            <text:p>281,5</text:p>
          </table:table-cell>
          <table:table-cell table:number-columns-repeated="2" office:value-type="float" office:value="581.5" calcext:value-type="float">
            <text:p>581,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19" calcext:value-type="float">
            <text:p>-319</text:p>
          </table:table-cell>
          <table:table-cell office:value-type="float" office:value="-19" calcext:value-type="float">
            <text:p>-19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19.5" calcext:value-type="float">
            <text:p>-319,5</text:p>
          </table:table-cell>
          <table:table-cell office:value-type="float" office:value="-19.5" calcext:value-type="float">
            <text:p>-19,5</text:p>
          </table:table-cell>
          <table:table-cell office:value-type="float" office:value="280.5" calcext:value-type="float">
            <text:p>280,5</text:p>
          </table:table-cell>
          <table:table-cell table:number-columns-repeated="2" office:value-type="float" office:value="580.5" calcext:value-type="float">
            <text:p>580,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20" calcext:value-type="float">
            <text:p>-320</text:p>
          </table:table-cell>
          <table:table-cell office:value-type="float" office:value="-20" calcext:value-type="float">
            <text:p>-2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20.5" calcext:value-type="float">
            <text:p>-320,5</text:p>
          </table:table-cell>
          <table:table-cell office:value-type="float" office:value="-20.5" calcext:value-type="float">
            <text:p>-20,5</text:p>
          </table:table-cell>
          <table:table-cell office:value-type="float" office:value="279.5" calcext:value-type="float">
            <text:p>279,5</text:p>
          </table:table-cell>
          <table:table-cell table:number-columns-repeated="2" office:value-type="float" office:value="579.5" calcext:value-type="float">
            <text:p>579,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21" calcext:value-type="float">
            <text:p>-321</text:p>
          </table:table-cell>
          <table:table-cell office:value-type="float" office:value="-21" calcext:value-type="float">
            <text:p>-2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21.5" calcext:value-type="float">
            <text:p>-321,5</text:p>
          </table:table-cell>
          <table:table-cell office:value-type="float" office:value="-21.5" calcext:value-type="float">
            <text:p>-21,5</text:p>
          </table:table-cell>
          <table:table-cell office:value-type="float" office:value="278.5" calcext:value-type="float">
            <text:p>278,5</text:p>
          </table:table-cell>
          <table:table-cell table:number-columns-repeated="2" office:value-type="float" office:value="578.5" calcext:value-type="float">
            <text:p>578,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22" calcext:value-type="float">
            <text:p>-322</text:p>
          </table:table-cell>
          <table:table-cell office:value-type="float" office:value="-22" calcext:value-type="float">
            <text:p>-22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22.5" calcext:value-type="float">
            <text:p>-322,5</text:p>
          </table:table-cell>
          <table:table-cell office:value-type="float" office:value="-22.5" calcext:value-type="float">
            <text:p>-22,5</text:p>
          </table:table-cell>
          <table:table-cell office:value-type="float" office:value="277.5" calcext:value-type="float">
            <text:p>277,5</text:p>
          </table:table-cell>
          <table:table-cell table:number-columns-repeated="2" office:value-type="float" office:value="577.5" calcext:value-type="float">
            <text:p>577,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23" calcext:value-type="float">
            <text:p>-323</text:p>
          </table:table-cell>
          <table:table-cell office:value-type="float" office:value="-23" calcext:value-type="float">
            <text:p>-23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23.5" calcext:value-type="float">
            <text:p>-323,5</text:p>
          </table:table-cell>
          <table:table-cell office:value-type="float" office:value="-23.5" calcext:value-type="float">
            <text:p>-23,5</text:p>
          </table:table-cell>
          <table:table-cell office:value-type="float" office:value="276.5" calcext:value-type="float">
            <text:p>276,5</text:p>
          </table:table-cell>
          <table:table-cell table:number-columns-repeated="2" office:value-type="float" office:value="576.5" calcext:value-type="float">
            <text:p>576,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24" calcext:value-type="float">
            <text:p>-324</text:p>
          </table:table-cell>
          <table:table-cell office:value-type="float" office:value="-24" calcext:value-type="float">
            <text:p>-24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24.5" calcext:value-type="float">
            <text:p>-324,5</text:p>
          </table:table-cell>
          <table:table-cell office:value-type="float" office:value="-24.5" calcext:value-type="float">
            <text:p>-24,5</text:p>
          </table:table-cell>
          <table:table-cell office:value-type="float" office:value="275.5" calcext:value-type="float">
            <text:p>275,5</text:p>
          </table:table-cell>
          <table:table-cell table:number-columns-repeated="2" office:value-type="float" office:value="575.5" calcext:value-type="float">
            <text:p>575,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25" calcext:value-type="float">
            <text:p>-325</text:p>
          </table:table-cell>
          <table:table-cell office:value-type="float" office:value="-25" calcext:value-type="float">
            <text:p>-2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25.5" calcext:value-type="float">
            <text:p>-325,5</text:p>
          </table:table-cell>
          <table:table-cell office:value-type="float" office:value="-25.5" calcext:value-type="float">
            <text:p>-25,5</text:p>
          </table:table-cell>
          <table:table-cell office:value-type="float" office:value="274.5" calcext:value-type="float">
            <text:p>274,5</text:p>
          </table:table-cell>
          <table:table-cell table:number-columns-repeated="2" office:value-type="float" office:value="574.5" calcext:value-type="float">
            <text:p>574,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26" calcext:value-type="float">
            <text:p>-326</text:p>
          </table:table-cell>
          <table:table-cell office:value-type="float" office:value="-26" calcext:value-type="float">
            <text:p>-26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26.5" calcext:value-type="float">
            <text:p>-326,5</text:p>
          </table:table-cell>
          <table:table-cell office:value-type="float" office:value="-26.5" calcext:value-type="float">
            <text:p>-26,5</text:p>
          </table:table-cell>
          <table:table-cell office:value-type="float" office:value="273.5" calcext:value-type="float">
            <text:p>273,5</text:p>
          </table:table-cell>
          <table:table-cell table:number-columns-repeated="2" office:value-type="float" office:value="573.5" calcext:value-type="float">
            <text:p>573,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27" calcext:value-type="float">
            <text:p>-327</text:p>
          </table:table-cell>
          <table:table-cell office:value-type="float" office:value="-27" calcext:value-type="float">
            <text:p>-27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27.5" calcext:value-type="float">
            <text:p>-327,5</text:p>
          </table:table-cell>
          <table:table-cell office:value-type="float" office:value="-27.5" calcext:value-type="float">
            <text:p>-27,5</text:p>
          </table:table-cell>
          <table:table-cell office:value-type="float" office:value="272.5" calcext:value-type="float">
            <text:p>272,5</text:p>
          </table:table-cell>
          <table:table-cell table:number-columns-repeated="2" office:value-type="float" office:value="572.5" calcext:value-type="float">
            <text:p>572,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28" calcext:value-type="float">
            <text:p>-328</text:p>
          </table:table-cell>
          <table:table-cell office:value-type="float" office:value="-28" calcext:value-type="float">
            <text:p>-28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28.5" calcext:value-type="float">
            <text:p>-328,5</text:p>
          </table:table-cell>
          <table:table-cell office:value-type="float" office:value="-28.5" calcext:value-type="float">
            <text:p>-28,5</text:p>
          </table:table-cell>
          <table:table-cell office:value-type="float" office:value="271.5" calcext:value-type="float">
            <text:p>271,5</text:p>
          </table:table-cell>
          <table:table-cell table:number-columns-repeated="2" office:value-type="float" office:value="571.5" calcext:value-type="float">
            <text:p>571,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29" calcext:value-type="float">
            <text:p>-329</text:p>
          </table:table-cell>
          <table:table-cell office:value-type="float" office:value="-29" calcext:value-type="float">
            <text:p>-29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29.5" calcext:value-type="float">
            <text:p>-329,5</text:p>
          </table:table-cell>
          <table:table-cell office:value-type="float" office:value="-29.5" calcext:value-type="float">
            <text:p>-29,5</text:p>
          </table:table-cell>
          <table:table-cell office:value-type="float" office:value="270.5" calcext:value-type="float">
            <text:p>270,5</text:p>
          </table:table-cell>
          <table:table-cell table:number-columns-repeated="2" office:value-type="float" office:value="570.5" calcext:value-type="float">
            <text:p>570,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30" calcext:value-type="float">
            <text:p>-330</text:p>
          </table:table-cell>
          <table:table-cell office:value-type="float" office:value="-30" calcext:value-type="float">
            <text:p>-3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30.5" calcext:value-type="float">
            <text:p>-330,5</text:p>
          </table:table-cell>
          <table:table-cell office:value-type="float" office:value="-30.5" calcext:value-type="float">
            <text:p>-30,5</text:p>
          </table:table-cell>
          <table:table-cell office:value-type="float" office:value="269.5" calcext:value-type="float">
            <text:p>269,5</text:p>
          </table:table-cell>
          <table:table-cell table:number-columns-repeated="2" office:value-type="float" office:value="569.5" calcext:value-type="float">
            <text:p>569,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31" calcext:value-type="float">
            <text:p>-331</text:p>
          </table:table-cell>
          <table:table-cell office:value-type="float" office:value="-31" calcext:value-type="float">
            <text:p>-3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31.5" calcext:value-type="float">
            <text:p>-331,5</text:p>
          </table:table-cell>
          <table:table-cell office:value-type="float" office:value="-31.5" calcext:value-type="float">
            <text:p>-31,5</text:p>
          </table:table-cell>
          <table:table-cell office:value-type="float" office:value="268.5" calcext:value-type="float">
            <text:p>268,5</text:p>
          </table:table-cell>
          <table:table-cell table:number-columns-repeated="2" office:value-type="float" office:value="568.5" calcext:value-type="float">
            <text:p>568,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32" calcext:value-type="float">
            <text:p>-332</text:p>
          </table:table-cell>
          <table:table-cell office:value-type="float" office:value="-32" calcext:value-type="float">
            <text:p>-32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32.5" calcext:value-type="float">
            <text:p>-332,5</text:p>
          </table:table-cell>
          <table:table-cell office:value-type="float" office:value="-32.5" calcext:value-type="float">
            <text:p>-32,5</text:p>
          </table:table-cell>
          <table:table-cell office:value-type="float" office:value="267.5" calcext:value-type="float">
            <text:p>267,5</text:p>
          </table:table-cell>
          <table:table-cell table:number-columns-repeated="2" office:value-type="float" office:value="567.5" calcext:value-type="float">
            <text:p>567,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33" calcext:value-type="float">
            <text:p>-333</text:p>
          </table:table-cell>
          <table:table-cell office:value-type="float" office:value="-33" calcext:value-type="float">
            <text:p>-33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33.5" calcext:value-type="float">
            <text:p>-333,5</text:p>
          </table:table-cell>
          <table:table-cell office:value-type="float" office:value="-33.5" calcext:value-type="float">
            <text:p>-33,5</text:p>
          </table:table-cell>
          <table:table-cell office:value-type="float" office:value="266.5" calcext:value-type="float">
            <text:p>266,5</text:p>
          </table:table-cell>
          <table:table-cell table:number-columns-repeated="2" office:value-type="float" office:value="566.5" calcext:value-type="float">
            <text:p>566,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34" calcext:value-type="float">
            <text:p>-334</text:p>
          </table:table-cell>
          <table:table-cell office:value-type="float" office:value="-34" calcext:value-type="float">
            <text:p>-3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34.5" calcext:value-type="float">
            <text:p>-334,5</text:p>
          </table:table-cell>
          <table:table-cell office:value-type="float" office:value="-34.5" calcext:value-type="float">
            <text:p>-34,5</text:p>
          </table:table-cell>
          <table:table-cell office:value-type="float" office:value="265.5" calcext:value-type="float">
            <text:p>265,5</text:p>
          </table:table-cell>
          <table:table-cell table:number-columns-repeated="2" office:value-type="float" office:value="565.5" calcext:value-type="float">
            <text:p>565,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35" calcext:value-type="float">
            <text:p>-335</text:p>
          </table:table-cell>
          <table:table-cell office:value-type="float" office:value="-35" calcext:value-type="float">
            <text:p>-35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35.5" calcext:value-type="float">
            <text:p>-335,5</text:p>
          </table:table-cell>
          <table:table-cell office:value-type="float" office:value="-35.5" calcext:value-type="float">
            <text:p>-35,5</text:p>
          </table:table-cell>
          <table:table-cell office:value-type="float" office:value="264.5" calcext:value-type="float">
            <text:p>264,5</text:p>
          </table:table-cell>
          <table:table-cell table:number-columns-repeated="2" office:value-type="float" office:value="564.5" calcext:value-type="float">
            <text:p>564,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36" calcext:value-type="float">
            <text:p>-336</text:p>
          </table:table-cell>
          <table:table-cell office:value-type="float" office:value="-36" calcext:value-type="float">
            <text:p>-36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36.5" calcext:value-type="float">
            <text:p>-336,5</text:p>
          </table:table-cell>
          <table:table-cell office:value-type="float" office:value="-36.5" calcext:value-type="float">
            <text:p>-36,5</text:p>
          </table:table-cell>
          <table:table-cell office:value-type="float" office:value="263.5" calcext:value-type="float">
            <text:p>263,5</text:p>
          </table:table-cell>
          <table:table-cell table:number-columns-repeated="2" office:value-type="float" office:value="563.5" calcext:value-type="float">
            <text:p>563,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37" calcext:value-type="float">
            <text:p>-337</text:p>
          </table:table-cell>
          <table:table-cell office:value-type="float" office:value="-37" calcext:value-type="float">
            <text:p>-3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37.5" calcext:value-type="float">
            <text:p>-337,5</text:p>
          </table:table-cell>
          <table:table-cell office:value-type="float" office:value="-37.5" calcext:value-type="float">
            <text:p>-37,5</text:p>
          </table:table-cell>
          <table:table-cell office:value-type="float" office:value="262.5" calcext:value-type="float">
            <text:p>262,5</text:p>
          </table:table-cell>
          <table:table-cell table:number-columns-repeated="2" office:value-type="float" office:value="562.5" calcext:value-type="float">
            <text:p>562,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38" calcext:value-type="float">
            <text:p>-338</text:p>
          </table:table-cell>
          <table:table-cell office:value-type="float" office:value="-38" calcext:value-type="float">
            <text:p>-38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38.5" calcext:value-type="float">
            <text:p>-338,5</text:p>
          </table:table-cell>
          <table:table-cell office:value-type="float" office:value="-38.5" calcext:value-type="float">
            <text:p>-38,5</text:p>
          </table:table-cell>
          <table:table-cell office:value-type="float" office:value="261.5" calcext:value-type="float">
            <text:p>261,5</text:p>
          </table:table-cell>
          <table:table-cell table:number-columns-repeated="2" office:value-type="float" office:value="561.5" calcext:value-type="float">
            <text:p>561,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39" calcext:value-type="float">
            <text:p>-339</text:p>
          </table:table-cell>
          <table:table-cell office:value-type="float" office:value="-39" calcext:value-type="float">
            <text:p>-39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39.5" calcext:value-type="float">
            <text:p>-339,5</text:p>
          </table:table-cell>
          <table:table-cell office:value-type="float" office:value="-39.5" calcext:value-type="float">
            <text:p>-39,5</text:p>
          </table:table-cell>
          <table:table-cell office:value-type="float" office:value="260.5" calcext:value-type="float">
            <text:p>260,5</text:p>
          </table:table-cell>
          <table:table-cell table:number-columns-repeated="2" office:value-type="float" office:value="560.5" calcext:value-type="float">
            <text:p>560,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40" calcext:value-type="float">
            <text:p>-340</text:p>
          </table:table-cell>
          <table:table-cell office:value-type="float" office:value="-40" calcext:value-type="float">
            <text:p>-4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40.5" calcext:value-type="float">
            <text:p>-340,5</text:p>
          </table:table-cell>
          <table:table-cell office:value-type="float" office:value="-40.5" calcext:value-type="float">
            <text:p>-40,5</text:p>
          </table:table-cell>
          <table:table-cell office:value-type="float" office:value="259.5" calcext:value-type="float">
            <text:p>259,5</text:p>
          </table:table-cell>
          <table:table-cell table:number-columns-repeated="2" office:value-type="float" office:value="559.5" calcext:value-type="float">
            <text:p>559,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41" calcext:value-type="float">
            <text:p>-341</text:p>
          </table:table-cell>
          <table:table-cell office:value-type="float" office:value="-41" calcext:value-type="float">
            <text:p>-41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41.5" calcext:value-type="float">
            <text:p>-341,5</text:p>
          </table:table-cell>
          <table:table-cell office:value-type="float" office:value="-41.5" calcext:value-type="float">
            <text:p>-41,5</text:p>
          </table:table-cell>
          <table:table-cell office:value-type="float" office:value="258.5" calcext:value-type="float">
            <text:p>258,5</text:p>
          </table:table-cell>
          <table:table-cell table:number-columns-repeated="2" office:value-type="float" office:value="558.5" calcext:value-type="float">
            <text:p>558,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42" calcext:value-type="float">
            <text:p>-342</text:p>
          </table:table-cell>
          <table:table-cell office:value-type="float" office:value="-42" calcext:value-type="float">
            <text:p>-42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42.5" calcext:value-type="float">
            <text:p>-342,5</text:p>
          </table:table-cell>
          <table:table-cell office:value-type="float" office:value="-42.5" calcext:value-type="float">
            <text:p>-42,5</text:p>
          </table:table-cell>
          <table:table-cell office:value-type="float" office:value="257.5" calcext:value-type="float">
            <text:p>257,5</text:p>
          </table:table-cell>
          <table:table-cell table:number-columns-repeated="2" office:value-type="float" office:value="557.5" calcext:value-type="float">
            <text:p>557,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43" calcext:value-type="float">
            <text:p>-343</text:p>
          </table:table-cell>
          <table:table-cell office:value-type="float" office:value="-43" calcext:value-type="float">
            <text:p>-43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43.5" calcext:value-type="float">
            <text:p>-343,5</text:p>
          </table:table-cell>
          <table:table-cell office:value-type="float" office:value="-43.5" calcext:value-type="float">
            <text:p>-43,5</text:p>
          </table:table-cell>
          <table:table-cell office:value-type="float" office:value="256.5" calcext:value-type="float">
            <text:p>256,5</text:p>
          </table:table-cell>
          <table:table-cell table:number-columns-repeated="2" office:value-type="float" office:value="556.5" calcext:value-type="float">
            <text:p>556,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44" calcext:value-type="float">
            <text:p>-344</text:p>
          </table:table-cell>
          <table:table-cell office:value-type="float" office:value="-44" calcext:value-type="float">
            <text:p>-4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44.5" calcext:value-type="float">
            <text:p>-344,5</text:p>
          </table:table-cell>
          <table:table-cell office:value-type="float" office:value="-44.5" calcext:value-type="float">
            <text:p>-44,5</text:p>
          </table:table-cell>
          <table:table-cell office:value-type="float" office:value="255.5" calcext:value-type="float">
            <text:p>255,5</text:p>
          </table:table-cell>
          <table:table-cell table:number-columns-repeated="2" office:value-type="float" office:value="555.5" calcext:value-type="float">
            <text:p>555,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45" calcext:value-type="float">
            <text:p>-345</text:p>
          </table:table-cell>
          <table:table-cell office:value-type="float" office:value="-45" calcext:value-type="float">
            <text:p>-4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45.5" calcext:value-type="float">
            <text:p>-345,5</text:p>
          </table:table-cell>
          <table:table-cell office:value-type="float" office:value="-45.5" calcext:value-type="float">
            <text:p>-45,5</text:p>
          </table:table-cell>
          <table:table-cell office:value-type="float" office:value="254.5" calcext:value-type="float">
            <text:p>254,5</text:p>
          </table:table-cell>
          <table:table-cell table:number-columns-repeated="2" office:value-type="float" office:value="554.5" calcext:value-type="float">
            <text:p>554,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46" calcext:value-type="float">
            <text:p>-346</text:p>
          </table:table-cell>
          <table:table-cell office:value-type="float" office:value="-46" calcext:value-type="float">
            <text:p>-46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46.5" calcext:value-type="float">
            <text:p>-346,5</text:p>
          </table:table-cell>
          <table:table-cell office:value-type="float" office:value="-46.5" calcext:value-type="float">
            <text:p>-46,5</text:p>
          </table:table-cell>
          <table:table-cell office:value-type="float" office:value="253.5" calcext:value-type="float">
            <text:p>253,5</text:p>
          </table:table-cell>
          <table:table-cell table:number-columns-repeated="2" office:value-type="float" office:value="553.5" calcext:value-type="float">
            <text:p>553,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47" calcext:value-type="float">
            <text:p>-347</text:p>
          </table:table-cell>
          <table:table-cell office:value-type="float" office:value="-47" calcext:value-type="float">
            <text:p>-47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47.5" calcext:value-type="float">
            <text:p>-347,5</text:p>
          </table:table-cell>
          <table:table-cell office:value-type="float" office:value="-47.5" calcext:value-type="float">
            <text:p>-47,5</text:p>
          </table:table-cell>
          <table:table-cell office:value-type="float" office:value="252.5" calcext:value-type="float">
            <text:p>252,5</text:p>
          </table:table-cell>
          <table:table-cell table:number-columns-repeated="2" office:value-type="float" office:value="552.5" calcext:value-type="float">
            <text:p>552,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48" calcext:value-type="float">
            <text:p>-348</text:p>
          </table:table-cell>
          <table:table-cell office:value-type="float" office:value="-48" calcext:value-type="float">
            <text:p>-4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48.5" calcext:value-type="float">
            <text:p>-348,5</text:p>
          </table:table-cell>
          <table:table-cell office:value-type="float" office:value="-48.5" calcext:value-type="float">
            <text:p>-48,5</text:p>
          </table:table-cell>
          <table:table-cell office:value-type="float" office:value="251.5" calcext:value-type="float">
            <text:p>251,5</text:p>
          </table:table-cell>
          <table:table-cell table:number-columns-repeated="2" office:value-type="float" office:value="551.5" calcext:value-type="float">
            <text:p>551,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49" calcext:value-type="float">
            <text:p>-349</text:p>
          </table:table-cell>
          <table:table-cell office:value-type="float" office:value="-49" calcext:value-type="float">
            <text:p>-4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49.5" calcext:value-type="float">
            <text:p>-349,5</text:p>
          </table:table-cell>
          <table:table-cell office:value-type="float" office:value="-49.5" calcext:value-type="float">
            <text:p>-49,5</text:p>
          </table:table-cell>
          <table:table-cell office:value-type="float" office:value="250.5" calcext:value-type="float">
            <text:p>250,5</text:p>
          </table:table-cell>
          <table:table-cell table:number-columns-repeated="2" office:value-type="float" office:value="550.5" calcext:value-type="float">
            <text:p>550,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50" calcext:value-type="float">
            <text:p>-35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50.5" calcext:value-type="float">
            <text:p>-350,5</text:p>
          </table:table-cell>
          <table:table-cell office:value-type="float" office:value="-50.5" calcext:value-type="float">
            <text:p>-50,5</text:p>
          </table:table-cell>
          <table:table-cell office:value-type="float" office:value="249.5" calcext:value-type="float">
            <text:p>249,5</text:p>
          </table:table-cell>
          <table:table-cell table:number-columns-repeated="2" office:value-type="float" office:value="549.5" calcext:value-type="float">
            <text:p>549,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51" calcext:value-type="float">
            <text:p>-351</text:p>
          </table:table-cell>
          <table:table-cell office:value-type="float" office:value="-51" calcext:value-type="float">
            <text:p>-51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51.5" calcext:value-type="float">
            <text:p>-351,5</text:p>
          </table:table-cell>
          <table:table-cell office:value-type="float" office:value="-51.5" calcext:value-type="float">
            <text:p>-51,5</text:p>
          </table:table-cell>
          <table:table-cell office:value-type="float" office:value="248.5" calcext:value-type="float">
            <text:p>248,5</text:p>
          </table:table-cell>
          <table:table-cell table:number-columns-repeated="2" office:value-type="float" office:value="548.5" calcext:value-type="float">
            <text:p>548,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52" calcext:value-type="float">
            <text:p>-352</text:p>
          </table:table-cell>
          <table:table-cell office:value-type="float" office:value="-52" calcext:value-type="float">
            <text:p>-52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52.5" calcext:value-type="float">
            <text:p>-352,5</text:p>
          </table:table-cell>
          <table:table-cell office:value-type="float" office:value="-52.5" calcext:value-type="float">
            <text:p>-52,5</text:p>
          </table:table-cell>
          <table:table-cell office:value-type="float" office:value="247.5" calcext:value-type="float">
            <text:p>247,5</text:p>
          </table:table-cell>
          <table:table-cell table:number-columns-repeated="2" office:value-type="float" office:value="547.5" calcext:value-type="float">
            <text:p>547,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353" calcext:value-type="float">
            <text:p>-353</text:p>
          </table:table-cell>
          <table:table-cell office:value-type="float" office:value="-53" calcext:value-type="float">
            <text:p>-53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353.5" calcext:value-type="float">
            <text:p>-353,5</text:p>
          </table:table-cell>
          <table:table-cell office:value-type="float" office:value="-53.5" calcext:value-type="float">
            <text:p>-53,5</text:p>
          </table:table-cell>
          <table:table-cell office:value-type="float" office:value="246.5" calcext:value-type="float">
            <text:p>246,5</text:p>
          </table:table-cell>
          <table:table-cell table:number-columns-repeated="2" office:value-type="float" office:value="546.5" calcext:value-type="float">
            <text:p>546,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354" calcext:value-type="float">
            <text:p>-354</text:p>
          </table:table-cell>
          <table:table-cell office:value-type="float" office:value="-54" calcext:value-type="float">
            <text:p>-54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354.5" calcext:value-type="float">
            <text:p>-354,5</text:p>
          </table:table-cell>
          <table:table-cell office:value-type="float" office:value="-54.5" calcext:value-type="float">
            <text:p>-54,5</text:p>
          </table:table-cell>
          <table:table-cell office:value-type="float" office:value="245.5" calcext:value-type="float">
            <text:p>245,5</text:p>
          </table:table-cell>
          <table:table-cell table:number-columns-repeated="2" office:value-type="float" office:value="545.5" calcext:value-type="float">
            <text:p>545,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355" calcext:value-type="float">
            <text:p>-355</text:p>
          </table:table-cell>
          <table:table-cell office:value-type="float" office:value="-55" calcext:value-type="float">
            <text:p>-5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355.5" calcext:value-type="float">
            <text:p>-3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244.5" calcext:value-type="float">
            <text:p>244,5</text:p>
          </table:table-cell>
          <table:table-cell table:number-columns-repeated="2" office:value-type="float" office:value="544.5" calcext:value-type="float">
            <text:p>544,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56" calcext:value-type="float">
            <text:p>-356</text:p>
          </table:table-cell>
          <table:table-cell office:value-type="float" office:value="-56" calcext:value-type="float">
            <text:p>-5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356.5" calcext:value-type="float">
            <text:p>-356,5</text:p>
          </table:table-cell>
          <table:table-cell office:value-type="float" office:value="-56.5" calcext:value-type="float">
            <text:p>-56,5</text:p>
          </table:table-cell>
          <table:table-cell office:value-type="float" office:value="243.5" calcext:value-type="float">
            <text:p>243,5</text:p>
          </table:table-cell>
          <table:table-cell table:number-columns-repeated="2" office:value-type="float" office:value="543.5" calcext:value-type="float">
            <text:p>543,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357" calcext:value-type="float">
            <text:p>-357</text:p>
          </table:table-cell>
          <table:table-cell office:value-type="float" office:value="-57" calcext:value-type="float">
            <text:p>-5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57.5" calcext:value-type="float">
            <text:p>-357,5</text:p>
          </table:table-cell>
          <table:table-cell office:value-type="float" office:value="-57.5" calcext:value-type="float">
            <text:p>-57,5</text:p>
          </table:table-cell>
          <table:table-cell office:value-type="float" office:value="242.5" calcext:value-type="float">
            <text:p>242,5</text:p>
          </table:table-cell>
          <table:table-cell table:number-columns-repeated="2" office:value-type="float" office:value="542.5" calcext:value-type="float">
            <text:p>542,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58" calcext:value-type="float">
            <text:p>-358</text:p>
          </table:table-cell>
          <table:table-cell office:value-type="float" office:value="-58" calcext:value-type="float">
            <text:p>-5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58.5" calcext:value-type="float">
            <text:p>-358,5</text:p>
          </table:table-cell>
          <table:table-cell office:value-type="float" office:value="-58.5" calcext:value-type="float">
            <text:p>-58,5</text:p>
          </table:table-cell>
          <table:table-cell office:value-type="float" office:value="241.5" calcext:value-type="float">
            <text:p>241,5</text:p>
          </table:table-cell>
          <table:table-cell table:number-columns-repeated="2" office:value-type="float" office:value="541.5" calcext:value-type="float">
            <text:p>541,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59" calcext:value-type="float">
            <text:p>-359</text:p>
          </table:table-cell>
          <table:table-cell office:value-type="float" office:value="-59" calcext:value-type="float">
            <text:p>-59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59.5" calcext:value-type="float">
            <text:p>-359,5</text:p>
          </table:table-cell>
          <table:table-cell office:value-type="float" office:value="-59.5" calcext:value-type="float">
            <text:p>-59,5</text:p>
          </table:table-cell>
          <table:table-cell office:value-type="float" office:value="240.5" calcext:value-type="float">
            <text:p>240,5</text:p>
          </table:table-cell>
          <table:table-cell table:number-columns-repeated="2" office:value-type="float" office:value="540.5" calcext:value-type="float">
            <text:p>540,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360" calcext:value-type="float">
            <text:p>-360</text:p>
          </table:table-cell>
          <table:table-cell office:value-type="float" office:value="-60" calcext:value-type="float">
            <text:p>-6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360.5" calcext:value-type="float">
            <text:p>-360,5</text:p>
          </table:table-cell>
          <table:table-cell office:value-type="float" office:value="-60.5" calcext:value-type="float">
            <text:p>-60,5</text:p>
          </table:table-cell>
          <table:table-cell office:value-type="float" office:value="239.5" calcext:value-type="float">
            <text:p>239,5</text:p>
          </table:table-cell>
          <table:table-cell table:number-columns-repeated="2" office:value-type="float" office:value="539.5" calcext:value-type="float">
            <text:p>539,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361" calcext:value-type="float">
            <text:p>-361</text:p>
          </table:table-cell>
          <table:table-cell office:value-type="float" office:value="-61" calcext:value-type="float">
            <text:p>-61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361.5" calcext:value-type="float">
            <text:p>-361,5</text:p>
          </table:table-cell>
          <table:table-cell office:value-type="float" office:value="-61.5" calcext:value-type="float">
            <text:p>-61,5</text:p>
          </table:table-cell>
          <table:table-cell office:value-type="float" office:value="238.5" calcext:value-type="float">
            <text:p>238,5</text:p>
          </table:table-cell>
          <table:table-cell table:number-columns-repeated="2" office:value-type="float" office:value="538.5" calcext:value-type="float">
            <text:p>538,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362" calcext:value-type="float">
            <text:p>-362</text:p>
          </table:table-cell>
          <table:table-cell office:value-type="float" office:value="-62" calcext:value-type="float">
            <text:p>-6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362.5" calcext:value-type="float">
            <text:p>-362,5</text:p>
          </table:table-cell>
          <table:table-cell office:value-type="float" office:value="-62.5" calcext:value-type="float">
            <text:p>-62,5</text:p>
          </table:table-cell>
          <table:table-cell office:value-type="float" office:value="237.5" calcext:value-type="float">
            <text:p>237,5</text:p>
          </table:table-cell>
          <table:table-cell table:number-columns-repeated="2" office:value-type="float" office:value="537.5" calcext:value-type="float">
            <text:p>537,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363" calcext:value-type="float">
            <text:p>-363</text:p>
          </table:table-cell>
          <table:table-cell office:value-type="float" office:value="-63" calcext:value-type="float">
            <text:p>-63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363.5" calcext:value-type="float">
            <text:p>-363,5</text:p>
          </table:table-cell>
          <table:table-cell office:value-type="float" office:value="-63.5" calcext:value-type="float">
            <text:p>-63,5</text:p>
          </table:table-cell>
          <table:table-cell office:value-type="float" office:value="236.5" calcext:value-type="float">
            <text:p>236,5</text:p>
          </table:table-cell>
          <table:table-cell table:number-columns-repeated="2" office:value-type="float" office:value="536.5" calcext:value-type="float">
            <text:p>536,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364" calcext:value-type="float">
            <text:p>-364</text:p>
          </table:table-cell>
          <table:table-cell office:value-type="float" office:value="-64" calcext:value-type="float">
            <text:p>-6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364.5" calcext:value-type="float">
            <text:p>-364,5</text:p>
          </table:table-cell>
          <table:table-cell office:value-type="float" office:value="-64.5" calcext:value-type="float">
            <text:p>-64,5</text:p>
          </table:table-cell>
          <table:table-cell office:value-type="float" office:value="235.5" calcext:value-type="float">
            <text:p>235,5</text:p>
          </table:table-cell>
          <table:table-cell table:number-columns-repeated="2" office:value-type="float" office:value="535.5" calcext:value-type="float">
            <text:p>535,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365" calcext:value-type="float">
            <text:p>-365</text:p>
          </table:table-cell>
          <table:table-cell office:value-type="float" office:value="-65" calcext:value-type="float">
            <text:p>-6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365.5" calcext:value-type="float">
            <text:p>-365,5</text:p>
          </table:table-cell>
          <table:table-cell office:value-type="float" office:value="-65.5" calcext:value-type="float">
            <text:p>-65,5</text:p>
          </table:table-cell>
          <table:table-cell office:value-type="float" office:value="234.5" calcext:value-type="float">
            <text:p>234,5</text:p>
          </table:table-cell>
          <table:table-cell table:number-columns-repeated="2" office:value-type="float" office:value="534.5" calcext:value-type="float">
            <text:p>534,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366" calcext:value-type="float">
            <text:p>-366</text:p>
          </table:table-cell>
          <table:table-cell office:value-type="float" office:value="-66" calcext:value-type="float">
            <text:p>-6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366.5" calcext:value-type="float">
            <text:p>-366,5</text:p>
          </table:table-cell>
          <table:table-cell office:value-type="float" office:value="-66.5" calcext:value-type="float">
            <text:p>-66,5</text:p>
          </table:table-cell>
          <table:table-cell office:value-type="float" office:value="233.5" calcext:value-type="float">
            <text:p>233,5</text:p>
          </table:table-cell>
          <table:table-cell table:number-columns-repeated="2" office:value-type="float" office:value="533.5" calcext:value-type="float">
            <text:p>533,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367" calcext:value-type="float">
            <text:p>-367</text:p>
          </table:table-cell>
          <table:table-cell office:value-type="float" office:value="-67" calcext:value-type="float">
            <text:p>-67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367.5" calcext:value-type="float">
            <text:p>-367,5</text:p>
          </table:table-cell>
          <table:table-cell office:value-type="float" office:value="-67.5" calcext:value-type="float">
            <text:p>-67,5</text:p>
          </table:table-cell>
          <table:table-cell office:value-type="float" office:value="232.5" calcext:value-type="float">
            <text:p>232,5</text:p>
          </table:table-cell>
          <table:table-cell table:number-columns-repeated="2" office:value-type="float" office:value="532.5" calcext:value-type="float">
            <text:p>532,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368" calcext:value-type="float">
            <text:p>-368</text:p>
          </table:table-cell>
          <table:table-cell office:value-type="float" office:value="-68" calcext:value-type="float">
            <text:p>-6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368.5" calcext:value-type="float">
            <text:p>-368,5</text:p>
          </table:table-cell>
          <table:table-cell office:value-type="float" office:value="-68.5" calcext:value-type="float">
            <text:p>-68,5</text:p>
          </table:table-cell>
          <table:table-cell office:value-type="float" office:value="231.5" calcext:value-type="float">
            <text:p>231,5</text:p>
          </table:table-cell>
          <table:table-cell table:number-columns-repeated="2" office:value-type="float" office:value="531.5" calcext:value-type="float">
            <text:p>531,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369" calcext:value-type="float">
            <text:p>-369</text:p>
          </table:table-cell>
          <table:table-cell office:value-type="float" office:value="-69" calcext:value-type="float">
            <text:p>-6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369.5" calcext:value-type="float">
            <text:p>-369,5</text:p>
          </table:table-cell>
          <table:table-cell office:value-type="float" office:value="-69.5" calcext:value-type="float">
            <text:p>-69,5</text:p>
          </table:table-cell>
          <table:table-cell office:value-type="float" office:value="230.5" calcext:value-type="float">
            <text:p>230,5</text:p>
          </table:table-cell>
          <table:table-cell table:number-columns-repeated="2" office:value-type="float" office:value="530.5" calcext:value-type="float">
            <text:p>530,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370" calcext:value-type="float">
            <text:p>-370</text:p>
          </table:table-cell>
          <table:table-cell office:value-type="float" office:value="-70" calcext:value-type="float">
            <text:p>-7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370.5" calcext:value-type="float">
            <text:p>-370,5</text:p>
          </table:table-cell>
          <table:table-cell office:value-type="float" office:value="-70.5" calcext:value-type="float">
            <text:p>-70,5</text:p>
          </table:table-cell>
          <table:table-cell office:value-type="float" office:value="229.5" calcext:value-type="float">
            <text:p>229,5</text:p>
          </table:table-cell>
          <table:table-cell table:number-columns-repeated="2" office:value-type="float" office:value="529.5" calcext:value-type="float">
            <text:p>529,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371" calcext:value-type="float">
            <text:p>-371</text:p>
          </table:table-cell>
          <table:table-cell office:value-type="float" office:value="-71" calcext:value-type="float">
            <text:p>-71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371.5" calcext:value-type="float">
            <text:p>-371,5</text:p>
          </table:table-cell>
          <table:table-cell office:value-type="float" office:value="-71.5" calcext:value-type="float">
            <text:p>-71,5</text:p>
          </table:table-cell>
          <table:table-cell office:value-type="float" office:value="228.5" calcext:value-type="float">
            <text:p>228,5</text:p>
          </table:table-cell>
          <table:table-cell table:number-columns-repeated="2" office:value-type="float" office:value="528.5" calcext:value-type="float">
            <text:p>528,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372" calcext:value-type="float">
            <text:p>-372</text:p>
          </table:table-cell>
          <table:table-cell office:value-type="float" office:value="-72" calcext:value-type="float">
            <text:p>-72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372.5" calcext:value-type="float">
            <text:p>-372,5</text:p>
          </table:table-cell>
          <table:table-cell office:value-type="float" office:value="-72.5" calcext:value-type="float">
            <text:p>-72,5</text:p>
          </table:table-cell>
          <table:table-cell office:value-type="float" office:value="227.5" calcext:value-type="float">
            <text:p>227,5</text:p>
          </table:table-cell>
          <table:table-cell table:number-columns-repeated="2" office:value-type="float" office:value="527.5" calcext:value-type="float">
            <text:p>527,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373" calcext:value-type="float">
            <text:p>-373</text:p>
          </table:table-cell>
          <table:table-cell office:value-type="float" office:value="-73" calcext:value-type="float">
            <text:p>-73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373.5" calcext:value-type="float">
            <text:p>-373,5</text:p>
          </table:table-cell>
          <table:table-cell office:value-type="float" office:value="-73.5" calcext:value-type="float">
            <text:p>-73,5</text:p>
          </table:table-cell>
          <table:table-cell office:value-type="float" office:value="226.5" calcext:value-type="float">
            <text:p>226,5</text:p>
          </table:table-cell>
          <table:table-cell table:number-columns-repeated="2" office:value-type="float" office:value="526.5" calcext:value-type="float">
            <text:p>526,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374" calcext:value-type="float">
            <text:p>-374</text:p>
          </table:table-cell>
          <table:table-cell office:value-type="float" office:value="-74" calcext:value-type="float">
            <text:p>-74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374.5" calcext:value-type="float">
            <text:p>-374,5</text:p>
          </table:table-cell>
          <table:table-cell office:value-type="float" office:value="-74.5" calcext:value-type="float">
            <text:p>-74,5</text:p>
          </table:table-cell>
          <table:table-cell office:value-type="float" office:value="225.5" calcext:value-type="float">
            <text:p>225,5</text:p>
          </table:table-cell>
          <table:table-cell table:number-columns-repeated="2" office:value-type="float" office:value="525.5" calcext:value-type="float">
            <text:p>525,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375" calcext:value-type="float">
            <text:p>-375</text:p>
          </table:table-cell>
          <table:table-cell office:value-type="float" office:value="-75" calcext:value-type="float">
            <text:p>-7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375.5" calcext:value-type="float">
            <text:p>-375,5</text:p>
          </table:table-cell>
          <table:table-cell office:value-type="float" office:value="-75.5" calcext:value-type="float">
            <text:p>-75,5</text:p>
          </table:table-cell>
          <table:table-cell office:value-type="float" office:value="224.5" calcext:value-type="float">
            <text:p>224,5</text:p>
          </table:table-cell>
          <table:table-cell table:number-columns-repeated="2" office:value-type="float" office:value="524.5" calcext:value-type="float">
            <text:p>524,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376" calcext:value-type="float">
            <text:p>-376</text:p>
          </table:table-cell>
          <table:table-cell office:value-type="float" office:value="-76" calcext:value-type="float">
            <text:p>-7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376.5" calcext:value-type="float">
            <text:p>-376,5</text:p>
          </table:table-cell>
          <table:table-cell office:value-type="float" office:value="-76.5" calcext:value-type="float">
            <text:p>-76,5</text:p>
          </table:table-cell>
          <table:table-cell office:value-type="float" office:value="223.5" calcext:value-type="float">
            <text:p>223,5</text:p>
          </table:table-cell>
          <table:table-cell table:number-columns-repeated="2" office:value-type="float" office:value="523.5" calcext:value-type="float">
            <text:p>523,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377" calcext:value-type="float">
            <text:p>-377</text:p>
          </table:table-cell>
          <table:table-cell office:value-type="float" office:value="-77" calcext:value-type="float">
            <text:p>-77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377.5" calcext:value-type="float">
            <text:p>-377,5</text:p>
          </table:table-cell>
          <table:table-cell office:value-type="float" office:value="-77.5" calcext:value-type="float">
            <text:p>-77,5</text:p>
          </table:table-cell>
          <table:table-cell office:value-type="float" office:value="222.5" calcext:value-type="float">
            <text:p>222,5</text:p>
          </table:table-cell>
          <table:table-cell table:number-columns-repeated="2" office:value-type="float" office:value="522.5" calcext:value-type="float">
            <text:p>522,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378" calcext:value-type="float">
            <text:p>-378</text:p>
          </table:table-cell>
          <table:table-cell office:value-type="float" office:value="-78" calcext:value-type="float">
            <text:p>-78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378.5" calcext:value-type="float">
            <text:p>-378,5</text:p>
          </table:table-cell>
          <table:table-cell office:value-type="float" office:value="-78.5" calcext:value-type="float">
            <text:p>-78,5</text:p>
          </table:table-cell>
          <table:table-cell office:value-type="float" office:value="221.5" calcext:value-type="float">
            <text:p>221,5</text:p>
          </table:table-cell>
          <table:table-cell table:number-columns-repeated="2" office:value-type="float" office:value="521.5" calcext:value-type="float">
            <text:p>521,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379" calcext:value-type="float">
            <text:p>-379</text:p>
          </table:table-cell>
          <table:table-cell office:value-type="float" office:value="-79" calcext:value-type="float">
            <text:p>-7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379.5" calcext:value-type="float">
            <text:p>-379,5</text:p>
          </table:table-cell>
          <table:table-cell office:value-type="float" office:value="-79.5" calcext:value-type="float">
            <text:p>-79,5</text:p>
          </table:table-cell>
          <table:table-cell office:value-type="float" office:value="220.5" calcext:value-type="float">
            <text:p>220,5</text:p>
          </table:table-cell>
          <table:table-cell table:number-columns-repeated="2" office:value-type="float" office:value="520.5" calcext:value-type="float">
            <text:p>520,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380" calcext:value-type="float">
            <text:p>-380</text:p>
          </table:table-cell>
          <table:table-cell office:value-type="float" office:value="-80" calcext:value-type="float">
            <text:p>-8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380.5" calcext:value-type="float">
            <text:p>-380,5</text:p>
          </table:table-cell>
          <table:table-cell office:value-type="float" office:value="-80.5" calcext:value-type="float">
            <text:p>-80,5</text:p>
          </table:table-cell>
          <table:table-cell office:value-type="float" office:value="219.5" calcext:value-type="float">
            <text:p>219,5</text:p>
          </table:table-cell>
          <table:table-cell table:number-columns-repeated="2" office:value-type="float" office:value="519.5" calcext:value-type="float">
            <text:p>519,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381" calcext:value-type="float">
            <text:p>-381</text:p>
          </table:table-cell>
          <table:table-cell office:value-type="float" office:value="-81" calcext:value-type="float">
            <text:p>-8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381.5" calcext:value-type="float">
            <text:p>-381,5</text:p>
          </table:table-cell>
          <table:table-cell office:value-type="float" office:value="-81.5" calcext:value-type="float">
            <text:p>-81,5</text:p>
          </table:table-cell>
          <table:table-cell office:value-type="float" office:value="218.5" calcext:value-type="float">
            <text:p>218,5</text:p>
          </table:table-cell>
          <table:table-cell table:number-columns-repeated="2" office:value-type="float" office:value="518.5" calcext:value-type="float">
            <text:p>518,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382" calcext:value-type="float">
            <text:p>-382</text:p>
          </table:table-cell>
          <table:table-cell office:value-type="float" office:value="-82" calcext:value-type="float">
            <text:p>-8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382.5" calcext:value-type="float">
            <text:p>-382,5</text:p>
          </table:table-cell>
          <table:table-cell office:value-type="float" office:value="-82.5" calcext:value-type="float">
            <text:p>-82,5</text:p>
          </table:table-cell>
          <table:table-cell office:value-type="float" office:value="217.5" calcext:value-type="float">
            <text:p>217,5</text:p>
          </table:table-cell>
          <table:table-cell table:number-columns-repeated="2" office:value-type="float" office:value="517.5" calcext:value-type="float">
            <text:p>517,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383" calcext:value-type="float">
            <text:p>-383</text:p>
          </table:table-cell>
          <table:table-cell office:value-type="float" office:value="-83" calcext:value-type="float">
            <text:p>-8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383.5" calcext:value-type="float">
            <text:p>-383,5</text:p>
          </table:table-cell>
          <table:table-cell office:value-type="float" office:value="-83.5" calcext:value-type="float">
            <text:p>-83,5</text:p>
          </table:table-cell>
          <table:table-cell office:value-type="float" office:value="216.5" calcext:value-type="float">
            <text:p>216,5</text:p>
          </table:table-cell>
          <table:table-cell table:number-columns-repeated="2" office:value-type="float" office:value="516.5" calcext:value-type="float">
            <text:p>516,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384" calcext:value-type="float">
            <text:p>-384</text:p>
          </table:table-cell>
          <table:table-cell office:value-type="float" office:value="-84" calcext:value-type="float">
            <text:p>-8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384.5" calcext:value-type="float">
            <text:p>-384,5</text:p>
          </table:table-cell>
          <table:table-cell office:value-type="float" office:value="-84.5" calcext:value-type="float">
            <text:p>-84,5</text:p>
          </table:table-cell>
          <table:table-cell office:value-type="float" office:value="215.5" calcext:value-type="float">
            <text:p>215,5</text:p>
          </table:table-cell>
          <table:table-cell table:number-columns-repeated="2" office:value-type="float" office:value="515.5" calcext:value-type="float">
            <text:p>515,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385" calcext:value-type="float">
            <text:p>-385</text:p>
          </table:table-cell>
          <table:table-cell office:value-type="float" office:value="-85" calcext:value-type="float">
            <text:p>-8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385.5" calcext:value-type="float">
            <text:p>-385,5</text:p>
          </table:table-cell>
          <table:table-cell office:value-type="float" office:value="-85.5" calcext:value-type="float">
            <text:p>-85,5</text:p>
          </table:table-cell>
          <table:table-cell office:value-type="float" office:value="214.5" calcext:value-type="float">
            <text:p>214,5</text:p>
          </table:table-cell>
          <table:table-cell table:number-columns-repeated="2" office:value-type="float" office:value="514.5" calcext:value-type="float">
            <text:p>514,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386" calcext:value-type="float">
            <text:p>-386</text:p>
          </table:table-cell>
          <table:table-cell office:value-type="float" office:value="-86" calcext:value-type="float">
            <text:p>-8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386.5" calcext:value-type="float">
            <text:p>-386,5</text:p>
          </table:table-cell>
          <table:table-cell office:value-type="float" office:value="-86.5" calcext:value-type="float">
            <text:p>-86,5</text:p>
          </table:table-cell>
          <table:table-cell office:value-type="float" office:value="213.5" calcext:value-type="float">
            <text:p>213,5</text:p>
          </table:table-cell>
          <table:table-cell table:number-columns-repeated="2" office:value-type="float" office:value="513.5" calcext:value-type="float">
            <text:p>513,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387" calcext:value-type="float">
            <text:p>-387</text:p>
          </table:table-cell>
          <table:table-cell office:value-type="float" office:value="-87" calcext:value-type="float">
            <text:p>-8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387.5" calcext:value-type="float">
            <text:p>-387,5</text:p>
          </table:table-cell>
          <table:table-cell office:value-type="float" office:value="-87.5" calcext:value-type="float">
            <text:p>-87,5</text:p>
          </table:table-cell>
          <table:table-cell office:value-type="float" office:value="212.5" calcext:value-type="float">
            <text:p>212,5</text:p>
          </table:table-cell>
          <table:table-cell table:number-columns-repeated="2" office:value-type="float" office:value="512.5" calcext:value-type="float">
            <text:p>512,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388" calcext:value-type="float">
            <text:p>-388</text:p>
          </table:table-cell>
          <table:table-cell office:value-type="float" office:value="-88" calcext:value-type="float">
            <text:p>-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388.5" calcext:value-type="float">
            <text:p>-388,5</text:p>
          </table:table-cell>
          <table:table-cell office:value-type="float" office:value="-88.5" calcext:value-type="float">
            <text:p>-88,5</text:p>
          </table:table-cell>
          <table:table-cell office:value-type="float" office:value="211.5" calcext:value-type="float">
            <text:p>211,5</text:p>
          </table:table-cell>
          <table:table-cell table:number-columns-repeated="2" office:value-type="float" office:value="511.5" calcext:value-type="float">
            <text:p>511,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389" calcext:value-type="float">
            <text:p>-389</text:p>
          </table:table-cell>
          <table:table-cell office:value-type="float" office:value="-89" calcext:value-type="float">
            <text:p>-89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389.5" calcext:value-type="float">
            <text:p>-389,5</text:p>
          </table:table-cell>
          <table:table-cell office:value-type="float" office:value="-89.5" calcext:value-type="float">
            <text:p>-89,5</text:p>
          </table:table-cell>
          <table:table-cell office:value-type="float" office:value="210.5" calcext:value-type="float">
            <text:p>210,5</text:p>
          </table:table-cell>
          <table:table-cell table:number-columns-repeated="2" office:value-type="float" office:value="510.5" calcext:value-type="float">
            <text:p>510,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390" calcext:value-type="float">
            <text:p>-390</text:p>
          </table:table-cell>
          <table:table-cell office:value-type="float" office:value="-90" calcext:value-type="float">
            <text:p>-9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390.5" calcext:value-type="float">
            <text:p>-390,5</text:p>
          </table:table-cell>
          <table:table-cell office:value-type="float" office:value="-90.5" calcext:value-type="float">
            <text:p>-90,5</text:p>
          </table:table-cell>
          <table:table-cell office:value-type="float" office:value="209.5" calcext:value-type="float">
            <text:p>209,5</text:p>
          </table:table-cell>
          <table:table-cell table:number-columns-repeated="2" office:value-type="float" office:value="509.5" calcext:value-type="float">
            <text:p>509,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391" calcext:value-type="float">
            <text:p>-391</text:p>
          </table:table-cell>
          <table:table-cell office:value-type="float" office:value="-91" calcext:value-type="float">
            <text:p>-9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391.5" calcext:value-type="float">
            <text:p>-391,5</text:p>
          </table:table-cell>
          <table:table-cell office:value-type="float" office:value="-91.5" calcext:value-type="float">
            <text:p>-91,5</text:p>
          </table:table-cell>
          <table:table-cell office:value-type="float" office:value="208.5" calcext:value-type="float">
            <text:p>208,5</text:p>
          </table:table-cell>
          <table:table-cell table:number-columns-repeated="2" office:value-type="float" office:value="508.5" calcext:value-type="float">
            <text:p>508,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392" calcext:value-type="float">
            <text:p>-392</text:p>
          </table:table-cell>
          <table:table-cell office:value-type="float" office:value="-92" calcext:value-type="float">
            <text:p>-9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392.5" calcext:value-type="float">
            <text:p>-392,5</text:p>
          </table:table-cell>
          <table:table-cell office:value-type="float" office:value="-92.5" calcext:value-type="float">
            <text:p>-92,5</text:p>
          </table:table-cell>
          <table:table-cell office:value-type="float" office:value="207.5" calcext:value-type="float">
            <text:p>207,5</text:p>
          </table:table-cell>
          <table:table-cell table:number-columns-repeated="2" office:value-type="float" office:value="507.5" calcext:value-type="float">
            <text:p>507,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393" calcext:value-type="float">
            <text:p>-393</text:p>
          </table:table-cell>
          <table:table-cell office:value-type="float" office:value="-93" calcext:value-type="float">
            <text:p>-9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393.5" calcext:value-type="float">
            <text:p>-393,5</text:p>
          </table:table-cell>
          <table:table-cell office:value-type="float" office:value="-93.5" calcext:value-type="float">
            <text:p>-93,5</text:p>
          </table:table-cell>
          <table:table-cell office:value-type="float" office:value="206.5" calcext:value-type="float">
            <text:p>206,5</text:p>
          </table:table-cell>
          <table:table-cell table:number-columns-repeated="2" office:value-type="float" office:value="506.5" calcext:value-type="float">
            <text:p>506,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394" calcext:value-type="float">
            <text:p>-394</text:p>
          </table:table-cell>
          <table:table-cell office:value-type="float" office:value="-94" calcext:value-type="float">
            <text:p>-9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394.5" calcext:value-type="float">
            <text:p>-394,5</text:p>
          </table:table-cell>
          <table:table-cell office:value-type="float" office:value="-94.5" calcext:value-type="float">
            <text:p>-94,5</text:p>
          </table:table-cell>
          <table:table-cell office:value-type="float" office:value="205.5" calcext:value-type="float">
            <text:p>205,5</text:p>
          </table:table-cell>
          <table:table-cell table:number-columns-repeated="2" office:value-type="float" office:value="505.5" calcext:value-type="float">
            <text:p>505,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395" calcext:value-type="float">
            <text:p>-395</text:p>
          </table:table-cell>
          <table:table-cell office:value-type="float" office:value="-95" calcext:value-type="float">
            <text:p>-9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395.5" calcext:value-type="float">
            <text:p>-395,5</text:p>
          </table:table-cell>
          <table:table-cell office:value-type="float" office:value="-95.5" calcext:value-type="float">
            <text:p>-95,5</text:p>
          </table:table-cell>
          <table:table-cell office:value-type="float" office:value="204.5" calcext:value-type="float">
            <text:p>204,5</text:p>
          </table:table-cell>
          <table:table-cell table:number-columns-repeated="2" office:value-type="float" office:value="504.5" calcext:value-type="float">
            <text:p>504,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396" calcext:value-type="float">
            <text:p>-396</text:p>
          </table:table-cell>
          <table:table-cell office:value-type="float" office:value="-96" calcext:value-type="float">
            <text:p>-9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396.5" calcext:value-type="float">
            <text:p>-396,5</text:p>
          </table:table-cell>
          <table:table-cell office:value-type="float" office:value="-96.5" calcext:value-type="float">
            <text:p>-96,5</text:p>
          </table:table-cell>
          <table:table-cell office:value-type="float" office:value="203.5" calcext:value-type="float">
            <text:p>203,5</text:p>
          </table:table-cell>
          <table:table-cell table:number-columns-repeated="2" office:value-type="float" office:value="503.5" calcext:value-type="float">
            <text:p>503,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397" calcext:value-type="float">
            <text:p>-397</text:p>
          </table:table-cell>
          <table:table-cell office:value-type="float" office:value="-97" calcext:value-type="float">
            <text:p>-97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397.5" calcext:value-type="float">
            <text:p>-397,5</text:p>
          </table:table-cell>
          <table:table-cell office:value-type="float" office:value="-97.5" calcext:value-type="float">
            <text:p>-97,5</text:p>
          </table:table-cell>
          <table:table-cell office:value-type="float" office:value="202.5" calcext:value-type="float">
            <text:p>202,5</text:p>
          </table:table-cell>
          <table:table-cell table:number-columns-repeated="2" office:value-type="float" office:value="502.5" calcext:value-type="float">
            <text:p>502,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398" calcext:value-type="float">
            <text:p>-398</text:p>
          </table:table-cell>
          <table:table-cell office:value-type="float" office:value="-98" calcext:value-type="float">
            <text:p>-9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398.5" calcext:value-type="float">
            <text:p>-398,5</text:p>
          </table:table-cell>
          <table:table-cell office:value-type="float" office:value="-98.5" calcext:value-type="float">
            <text:p>-98,5</text:p>
          </table:table-cell>
          <table:table-cell office:value-type="float" office:value="201.5" calcext:value-type="float">
            <text:p>201,5</text:p>
          </table:table-cell>
          <table:table-cell table:number-columns-repeated="2" office:value-type="float" office:value="501.5" calcext:value-type="float">
            <text:p>501,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399" calcext:value-type="float">
            <text:p>-399</text:p>
          </table:table-cell>
          <table:table-cell office:value-type="float" office:value="-99" calcext:value-type="float">
            <text:p>-9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99.5" calcext:value-type="float">
            <text:p>-399,5</text:p>
          </table:table-cell>
          <table:table-cell office:value-type="float" office:value="-99.5" calcext:value-type="float">
            <text:p>-99,5</text:p>
          </table:table-cell>
          <table:table-cell office:value-type="float" office:value="200.5" calcext:value-type="float">
            <text:p>200,5</text:p>
          </table:table-cell>
          <table:table-cell table:number-columns-repeated="2" office:value-type="float" office:value="500.5" calcext:value-type="float">
            <text:p>50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1:58:34.382300735</dc:date>
    <meta:editing-duration>PT1M51S</meta:editing-duration>
    <meta:editing-cycles>1</meta:editing-cycles>
    <meta:document-statistic meta:table-count="1" meta:cell-count="480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79cm" svg:height="8.967cm" xlink:href=".." xlink:type="simple" chart:class="chart:scatter" chart:style-name="ch1">
        <chart:legend chart:legend-position="end" svg:x="14.327cm" svg:y="3.437cm" style:legend-expansion="high" chart:style-name="ch2"/>
        <chart:plot-area chart:style-name="ch3" table:cell-range-address="graph.A1:graph.E800" svg:x="0.343cm" svg:y="0.179cm" svg:width="13.641cm" svg:height="8.609cm">
          <chartooo:coordinate-region svg:x="1.255cm" svg:y="0.378cm" svg:width="12.449cm" svg:height="8.2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B1:graph.B800" chart:class="chart:scatter">
            <chart:domain table:cell-range-address="graph.A1:graph.A800"/>
            <chart:data-point chart:repeated="800"/>
          </chart:series>
          <chart:series chart:style-name="ch7" chart:values-cell-range-address="graph.C1:graph.C800" chart:class="chart:scatter">
            <chart:data-point chart:repeated="800"/>
          </chart:series>
          <chart:series chart:style-name="ch8" chart:values-cell-range-address="graph.D1:graph.D800" chart:class="chart:scatter">
            <chart:data-point chart:repeated="800"/>
          </chart:series>
          <chart:series chart:style-name="ch9" chart:values-cell-range-address="graph.E1:graph.E800" chart:class="chart:scatter">
            <chart:data-point chart:repeated="8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B1:graph.B800</svg:desc>
                </draw:g>
              </table:table-cell>
              <table:table-cell office:value-type="float" office:value="-100">
                <text:p>-100</text:p>
                <draw:g>
                  <svg:desc>graph.C1:graph.C800</svg:desc>
                </draw:g>
              </table:table-cell>
              <table:table-cell office:value-type="float" office:value="-200">
                <text:p>-200</text:p>
                <draw:g>
                  <svg:desc>graph.D1:graph.D800</svg:desc>
                </draw:g>
              </table:table-cell>
              <table:table-cell office:value-type="float" office:value="-300">
                <text:p>-300</text:p>
                <draw:g>
                  <svg:desc>graph.E1:graph.E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98.5">
                <text:p>-98.5</text:p>
              </table:table-cell>
              <table:table-cell office:value-type="float" office:value="-198.5">
                <text:p>-198.5</text:p>
              </table:table-cell>
              <table:table-cell office:value-type="float" office:value="-298.5">
                <text:p>-29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-95.5">
                <text:p>-95.5</text:p>
              </table:table-cell>
              <table:table-cell office:value-type="float" office:value="-195.5">
                <text:p>-195.5</text:p>
              </table:table-cell>
              <table:table-cell office:value-type="float" office:value="-295.5">
                <text:p>-29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-92.5">
                <text:p>-92.5</text:p>
              </table:table-cell>
              <table:table-cell office:value-type="float" office:value="-192.5">
                <text:p>-192.5</text:p>
              </table:table-cell>
              <table:table-cell office:value-type="float" office:value="-292.5">
                <text:p>-29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-89.5">
                <text:p>-89.5</text:p>
              </table:table-cell>
              <table:table-cell office:value-type="float" office:value="-189.5">
                <text:p>-189.5</text:p>
              </table:table-cell>
              <table:table-cell office:value-type="float" office:value="-289.5">
                <text:p>-28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  <table:table-cell office:value-type="float" office:value="-86.5">
                <text:p>-86.5</text:p>
              </table:table-cell>
              <table:table-cell office:value-type="float" office:value="-186.5">
                <text:p>-186.5</text:p>
              </table:table-cell>
              <table:table-cell office:value-type="float" office:value="-286.5">
                <text:p>-28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  <table:table-cell office:value-type="float" office:value="-83.5">
                <text:p>-83.5</text:p>
              </table:table-cell>
              <table:table-cell office:value-type="float" office:value="-183.5">
                <text:p>-183.5</text:p>
              </table:table-cell>
              <table:table-cell office:value-type="float" office:value="-283.5">
                <text:p>-28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  <table:table-cell office:value-type="float" office:value="-80.5">
                <text:p>-80.5</text:p>
              </table:table-cell>
              <table:table-cell office:value-type="float" office:value="-180.5">
                <text:p>-180.5</text:p>
              </table:table-cell>
              <table:table-cell office:value-type="float" office:value="-280.5">
                <text:p>-28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  <table:table-cell office:value-type="float" office:value="-77.5">
                <text:p>-77.5</text:p>
              </table:table-cell>
              <table:table-cell office:value-type="float" office:value="-177.5">
                <text:p>-177.5</text:p>
              </table:table-cell>
              <table:table-cell office:value-type="float" office:value="-277.5">
                <text:p>-27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  <table:table-cell office:value-type="float" office:value="-74.5">
                <text:p>-74.5</text:p>
              </table:table-cell>
              <table:table-cell office:value-type="float" office:value="-174.5">
                <text:p>-174.5</text:p>
              </table:table-cell>
              <table:table-cell office:value-type="float" office:value="-274.5">
                <text:p>-2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  <table:table-cell office:value-type="float" office:value="-71.5">
                <text:p>-71.5</text:p>
              </table:table-cell>
              <table:table-cell office:value-type="float" office:value="-171.5">
                <text:p>-171.5</text:p>
              </table:table-cell>
              <table:table-cell office:value-type="float" office:value="-271.5">
                <text:p>-27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  <table:table-cell office:value-type="float" office:value="-68.5">
                <text:p>-68.5</text:p>
              </table:table-cell>
              <table:table-cell office:value-type="float" office:value="-168.5">
                <text:p>-168.5</text:p>
              </table:table-cell>
              <table:table-cell office:value-type="float" office:value="-268.5">
                <text:p>-268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  <table:table-cell office:value-type="float" office:value="-65.5">
                <text:p>-65.5</text:p>
              </table:table-cell>
              <table:table-cell office:value-type="float" office:value="-165.5">
                <text:p>-165.5</text:p>
              </table:table-cell>
              <table:table-cell office:value-type="float" office:value="-265.5">
                <text:p>-26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  <table:table-cell office:value-type="float" office:value="-62.5">
                <text:p>-62.5</text:p>
              </table:table-cell>
              <table:table-cell office:value-type="float" office:value="-162.5">
                <text:p>-162.5</text:p>
              </table:table-cell>
              <table:table-cell office:value-type="float" office:value="-262.5">
                <text:p>-26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  <table:table-cell office:value-type="float" office:value="-59.5">
                <text:p>-59.5</text:p>
              </table:table-cell>
              <table:table-cell office:value-type="float" office:value="-159.5">
                <text:p>-159.5</text:p>
              </table:table-cell>
              <table:table-cell office:value-type="float" office:value="-259.5">
                <text:p>-25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  <table:table-cell office:value-type="float" office:value="-56.5">
                <text:p>-56.5</text:p>
              </table:table-cell>
              <table:table-cell office:value-type="float" office:value="-156.5">
                <text:p>-156.5</text:p>
              </table:table-cell>
              <table:table-cell office:value-type="float" office:value="-256.5">
                <text:p>-25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  <table:table-cell office:value-type="float" office:value="-53.5">
                <text:p>-53.5</text:p>
              </table:table-cell>
              <table:table-cell office:value-type="float" office:value="-153.5">
                <text:p>-153.5</text:p>
              </table:table-cell>
              <table:table-cell office:value-type="float" office:value="-253.5">
                <text:p>-25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  <table:table-cell office:value-type="float" office:value="-50.5">
                <text:p>-50.5</text:p>
              </table:table-cell>
              <table:table-cell office:value-type="float" office:value="-150.5">
                <text:p>-150.5</text:p>
              </table:table-cell>
              <table:table-cell office:value-type="float" office:value="-250.5">
                <text:p>-25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  <table:table-cell office:value-type="float" office:value="-47.5">
                <text:p>-47.5</text:p>
              </table:table-cell>
              <table:table-cell office:value-type="float" office:value="-147.5">
                <text:p>-147.5</text:p>
              </table:table-cell>
              <table:table-cell office:value-type="float" office:value="-247.5">
                <text:p>-24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  <table:table-cell office:value-type="float" office:value="-44.5">
                <text:p>-44.5</text:p>
              </table:table-cell>
              <table:table-cell office:value-type="float" office:value="-144.5">
                <text:p>-144.5</text:p>
              </table:table-cell>
              <table:table-cell office:value-type="float" office:value="-244.5">
                <text:p>-24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  <table:table-cell office:value-type="float" office:value="-41.5">
                <text:p>-41.5</text:p>
              </table:table-cell>
              <table:table-cell office:value-type="float" office:value="-141.5">
                <text:p>-141.5</text:p>
              </table:table-cell>
              <table:table-cell office:value-type="float" office:value="-241.5">
                <text:p>-24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  <table:table-cell office:value-type="float" office:value="-38.5">
                <text:p>-38.5</text:p>
              </table:table-cell>
              <table:table-cell office:value-type="float" office:value="-138.5">
                <text:p>-138.5</text:p>
              </table:table-cell>
              <table:table-cell office:value-type="float" office:value="-238.5">
                <text:p>-238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  <table:table-cell office:value-type="float" office:value="-35.5">
                <text:p>-35.5</text:p>
              </table:table-cell>
              <table:table-cell office:value-type="float" office:value="-135.5">
                <text:p>-135.5</text:p>
              </table:table-cell>
              <table:table-cell office:value-type="float" office:value="-235.5">
                <text:p>-23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  <table:table-cell office:value-type="float" office:value="-32.5">
                <text:p>-32.5</text:p>
              </table:table-cell>
              <table:table-cell office:value-type="float" office:value="-132.5">
                <text:p>-132.5</text:p>
              </table:table-cell>
              <table:table-cell office:value-type="float" office:value="-232.5">
                <text:p>-23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  <table:table-cell office:value-type="float" office:value="-29.5">
                <text:p>-29.5</text:p>
              </table:table-cell>
              <table:table-cell office:value-type="float" office:value="-129.5">
                <text:p>-129.5</text:p>
              </table:table-cell>
              <table:table-cell office:value-type="float" office:value="-229.5">
                <text:p>-229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  <table:table-cell office:value-type="float" office:value="-26.5">
                <text:p>-26.5</text:p>
              </table:table-cell>
              <table:table-cell office:value-type="float" office:value="-126.5">
                <text:p>-126.5</text:p>
              </table:table-cell>
              <table:table-cell office:value-type="float" office:value="-226.5">
                <text:p>-22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  <table:table-cell office:value-type="float" office:value="-23.5">
                <text:p>-23.5</text:p>
              </table:table-cell>
              <table:table-cell office:value-type="float" office:value="-123.5">
                <text:p>-123.5</text:p>
              </table:table-cell>
              <table:table-cell office:value-type="float" office:value="-223.5">
                <text:p>-22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  <table:table-cell office:value-type="float" office:value="-20.5">
                <text:p>-20.5</text:p>
              </table:table-cell>
              <table:table-cell office:value-type="float" office:value="-120.5">
                <text:p>-120.5</text:p>
              </table:table-cell>
              <table:table-cell office:value-type="float" office:value="-220.5">
                <text:p>-22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  <table:table-cell office:value-type="float" office:value="-17.5">
                <text:p>-17.5</text:p>
              </table:table-cell>
              <table:table-cell office:value-type="float" office:value="-117.5">
                <text:p>-117.5</text:p>
              </table:table-cell>
              <table:table-cell office:value-type="float" office:value="-217.5">
                <text:p>-21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  <table:table-cell office:value-type="float" office:value="-14.5">
                <text:p>-14.5</text:p>
              </table:table-cell>
              <table:table-cell office:value-type="float" office:value="-114.5">
                <text:p>-114.5</text:p>
              </table:table-cell>
              <table:table-cell office:value-type="float" office:value="-214.5">
                <text:p>-21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  <table:table-cell office:value-type="float" office:value="-11.5">
                <text:p>-11.5</text:p>
              </table:table-cell>
              <table:table-cell office:value-type="float" office:value="-111.5">
                <text:p>-111.5</text:p>
              </table:table-cell>
              <table:table-cell office:value-type="float" office:value="-211.5">
                <text:p>-21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  <table:table-cell office:value-type="float" office:value="-8.5">
                <text:p>-8.5</text:p>
              </table:table-cell>
              <table:table-cell office:value-type="float" office:value="-108.5">
                <text:p>-108.5</text:p>
              </table:table-cell>
              <table:table-cell office:value-type="float" office:value="-208.5">
                <text:p>-208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  <table:table-cell office:value-type="float" office:value="-5.5">
                <text:p>-5.5</text:p>
              </table:table-cell>
              <table:table-cell office:value-type="float" office:value="-105.5">
                <text:p>-105.5</text:p>
              </table:table-cell>
              <table:table-cell office:value-type="float" office:value="-205.5">
                <text:p>-205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  <table:table-cell office:value-type="float" office:value="-2.5">
                <text:p>-2.5</text:p>
              </table:table-cell>
              <table:table-cell office:value-type="float" office:value="-102.5">
                <text:p>-102.5</text:p>
              </table:table-cell>
              <table:table-cell office:value-type="float" office:value="-202.5">
                <text:p>-20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.5">
                <text:p>-33.5</text:p>
              </table:table-cell>
              <table:table-cell office:value-type="float" office:value="0.5">
                <text:p>0.5</text:p>
              </table:table-cell>
              <table:table-cell office:value-type="float" office:value="-99.5">
                <text:p>-99.5</text:p>
              </table:table-cell>
              <table:table-cell office:value-type="float" office:value="-199.5">
                <text:p>-199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4.5">
                <text:p>-34.5</text:p>
              </table:table-cell>
              <table:table-cell office:value-type="float" office:value="3.5">
                <text:p>3.5</text:p>
              </table:table-cell>
              <table:table-cell office:value-type="float" office:value="-96.5">
                <text:p>-96.5</text:p>
              </table:table-cell>
              <table:table-cell office:value-type="float" office:value="-196.5">
                <text:p>-196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5">
                <text:p>-3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35.5">
                <text:p>-35.5</text:p>
              </table:table-cell>
              <table:table-cell office:value-type="float" office:value="6.5">
                <text:p>6.5</text:p>
              </table:table-cell>
              <table:table-cell office:value-type="float" office:value="-93.5">
                <text:p>-93.5</text:p>
              </table:table-cell>
              <table:table-cell office:value-type="float" office:value="-193.5">
                <text:p>-193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36">
                <text:p>-36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36.5">
                <text:p>-36.5</text:p>
              </table:table-cell>
              <table:table-cell office:value-type="float" office:value="9.5">
                <text:p>9.5</text:p>
              </table:table-cell>
              <table:table-cell office:value-type="float" office:value="-90.5">
                <text:p>-90.5</text:p>
              </table:table-cell>
              <table:table-cell office:value-type="float" office:value="-190.5">
                <text:p>-19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37">
                <text:p>-37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37.5">
                <text:p>-37.5</text:p>
              </table:table-cell>
              <table:table-cell office:value-type="float" office:value="12.5">
                <text:p>12.5</text:p>
              </table:table-cell>
              <table:table-cell office:value-type="float" office:value="-87.5">
                <text:p>-87.5</text:p>
              </table:table-cell>
              <table:table-cell office:value-type="float" office:value="-187.5">
                <text:p>-18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38">
                <text:p>-38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38.5">
                <text:p>-38.5</text:p>
              </table:table-cell>
              <table:table-cell office:value-type="float" office:value="15.5">
                <text:p>15.5</text:p>
              </table:table-cell>
              <table:table-cell office:value-type="float" office:value="-84.5">
                <text:p>-84.5</text:p>
              </table:table-cell>
              <table:table-cell office:value-type="float" office:value="-184.5">
                <text:p>-18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39">
                <text:p>-39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39.5">
                <text:p>-39.5</text:p>
              </table:table-cell>
              <table:table-cell office:value-type="float" office:value="18.5">
                <text:p>18.5</text:p>
              </table:table-cell>
              <table:table-cell office:value-type="float" office:value="-81.5">
                <text:p>-81.5</text:p>
              </table:table-cell>
              <table:table-cell office:value-type="float" office:value="-181.5">
                <text:p>-18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40">
                <text:p>-4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40.5">
                <text:p>-40.5</text:p>
              </table:table-cell>
              <table:table-cell office:value-type="float" office:value="21.5">
                <text:p>21.5</text:p>
              </table:table-cell>
              <table:table-cell office:value-type="float" office:value="-78.5">
                <text:p>-78.5</text:p>
              </table:table-cell>
              <table:table-cell office:value-type="float" office:value="-178.5">
                <text:p>-178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41">
                <text:p>-41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41.5">
                <text:p>-41.5</text:p>
              </table:table-cell>
              <table:table-cell office:value-type="float" office:value="24.5">
                <text:p>24.5</text:p>
              </table:table-cell>
              <table:table-cell office:value-type="float" office:value="-75.5">
                <text:p>-75.5</text:p>
              </table:table-cell>
              <table:table-cell office:value-type="float" office:value="-175.5">
                <text:p>-17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42">
                <text:p>-42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42.5">
                <text:p>-42.5</text:p>
              </table:table-cell>
              <table:table-cell office:value-type="float" office:value="27.5">
                <text:p>27.5</text:p>
              </table:table-cell>
              <table:table-cell office:value-type="float" office:value="-72.5">
                <text:p>-72.5</text:p>
              </table:table-cell>
              <table:table-cell office:value-type="float" office:value="-172.5">
                <text:p>-17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43">
                <text:p>-43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43.5">
                <text:p>-43.5</text:p>
              </table:table-cell>
              <table:table-cell office:value-type="float" office:value="30.5">
                <text:p>30.5</text:p>
              </table:table-cell>
              <table:table-cell office:value-type="float" office:value="-69.5">
                <text:p>-69.5</text:p>
              </table:table-cell>
              <table:table-cell office:value-type="float" office:value="-169.5">
                <text:p>-16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44">
                <text:p>-44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44.5">
                <text:p>-44.5</text:p>
              </table:table-cell>
              <table:table-cell office:value-type="float" office:value="33.5">
                <text:p>33.5</text:p>
              </table:table-cell>
              <table:table-cell office:value-type="float" office:value="-66.5">
                <text:p>-66.5</text:p>
              </table:table-cell>
              <table:table-cell office:value-type="float" office:value="-166.5">
                <text:p>-16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45">
                <text:p>-4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45.5">
                <text:p>-45.5</text:p>
              </table:table-cell>
              <table:table-cell office:value-type="float" office:value="36.5">
                <text:p>36.5</text:p>
              </table:table-cell>
              <table:table-cell office:value-type="float" office:value="-63.5">
                <text:p>-63.5</text:p>
              </table:table-cell>
              <table:table-cell office:value-type="float" office:value="-163.5">
                <text:p>-163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46">
                <text:p>-46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46.5">
                <text:p>-46.5</text:p>
              </table:table-cell>
              <table:table-cell office:value-type="float" office:value="39.5">
                <text:p>39.5</text:p>
              </table:table-cell>
              <table:table-cell office:value-type="float" office:value="-60.5">
                <text:p>-60.5</text:p>
              </table:table-cell>
              <table:table-cell office:value-type="float" office:value="-160.5">
                <text:p>-16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47">
                <text:p>-47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47.5">
                <text:p>-47.5</text:p>
              </table:table-cell>
              <table:table-cell office:value-type="float" office:value="42.5">
                <text:p>42.5</text:p>
              </table:table-cell>
              <table:table-cell office:value-type="float" office:value="-57.5">
                <text:p>-57.5</text:p>
              </table:table-cell>
              <table:table-cell office:value-type="float" office:value="-157.5">
                <text:p>-15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8">
                <text:p>-48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48.5">
                <text:p>-48.5</text:p>
              </table:table-cell>
              <table:table-cell office:value-type="float" office:value="45.5">
                <text:p>45.5</text:p>
              </table:table-cell>
              <table:table-cell office:value-type="float" office:value="-54.5">
                <text:p>-54.5</text:p>
              </table:table-cell>
              <table:table-cell office:value-type="float" office:value="-154.5">
                <text:p>-154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49">
                <text:p>-49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49.5">
                <text:p>-49.5</text:p>
              </table:table-cell>
              <table:table-cell office:value-type="float" office:value="48.5">
                <text:p>48.5</text:p>
              </table:table-cell>
              <table:table-cell office:value-type="float" office:value="-51.5">
                <text:p>-51.5</text:p>
              </table:table-cell>
              <table:table-cell office:value-type="float" office:value="-151.5">
                <text:p>-15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50">
                <text:p>-50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50.5">
                <text:p>-50.5</text:p>
              </table:table-cell>
              <table:table-cell office:value-type="float" office:value="51.5">
                <text:p>51.5</text:p>
              </table:table-cell>
              <table:table-cell office:value-type="float" office:value="-48.5">
                <text:p>-48.5</text:p>
              </table:table-cell>
              <table:table-cell office:value-type="float" office:value="-148.5">
                <text:p>-148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51">
                <text:p>-51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51.5">
                <text:p>-51.5</text:p>
              </table:table-cell>
              <table:table-cell office:value-type="float" office:value="54.5">
                <text:p>54.5</text:p>
              </table:table-cell>
              <table:table-cell office:value-type="float" office:value="-45.5">
                <text:p>-45.5</text:p>
              </table:table-cell>
              <table:table-cell office:value-type="float" office:value="-145.5">
                <text:p>-145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52">
                <text:p>-52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52.5">
                <text:p>-52.5</text:p>
              </table:table-cell>
              <table:table-cell office:value-type="float" office:value="57.5">
                <text:p>57.5</text:p>
              </table:table-cell>
              <table:table-cell office:value-type="float" office:value="-42.5">
                <text:p>-42.5</text:p>
              </table:table-cell>
              <table:table-cell office:value-type="float" office:value="-142.5">
                <text:p>-142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53">
                <text:p>-53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53.5">
                <text:p>-53.5</text:p>
              </table:table-cell>
              <table:table-cell office:value-type="float" office:value="60.5">
                <text:p>60.5</text:p>
              </table:table-cell>
              <table:table-cell office:value-type="float" office:value="-39.5">
                <text:p>-39.5</text:p>
              </table:table-cell>
              <table:table-cell office:value-type="float" office:value="-139.5">
                <text:p>-139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54">
                <text:p>-54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54.5">
                <text:p>-54.5</text:p>
              </table:table-cell>
              <table:table-cell office:value-type="float" office:value="63.5">
                <text:p>63.5</text:p>
              </table:table-cell>
              <table:table-cell office:value-type="float" office:value="-36.5">
                <text:p>-36.5</text:p>
              </table:table-cell>
              <table:table-cell office:value-type="float" office:value="-136.5">
                <text:p>-136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5">
                <text:p>-5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55.5">
                <text:p>-55.5</text:p>
              </table:table-cell>
              <table:table-cell office:value-type="float" office:value="66.5">
                <text:p>66.5</text:p>
              </table:table-cell>
              <table:table-cell office:value-type="float" office:value="-33.5">
                <text:p>-33.5</text:p>
              </table:table-cell>
              <table:table-cell office:value-type="float" office:value="-133.5">
                <text:p>-133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56">
                <text:p>-56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56.5">
                <text:p>-56.5</text:p>
              </table:table-cell>
              <table:table-cell office:value-type="float" office:value="69.5">
                <text:p>69.5</text:p>
              </table:table-cell>
              <table:table-cell office:value-type="float" office:value="-30.5">
                <text:p>-30.5</text:p>
              </table:table-cell>
              <table:table-cell office:value-type="float" office:value="-130.5">
                <text:p>-13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57">
                <text:p>-57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57.5">
                <text:p>-57.5</text:p>
              </table:table-cell>
              <table:table-cell office:value-type="float" office:value="72.5">
                <text:p>72.5</text:p>
              </table:table-cell>
              <table:table-cell office:value-type="float" office:value="-27.5">
                <text:p>-27.5</text:p>
              </table:table-cell>
              <table:table-cell office:value-type="float" office:value="-127.5">
                <text:p>-12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58">
                <text:p>-58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58.5">
                <text:p>-58.5</text:p>
              </table:table-cell>
              <table:table-cell office:value-type="float" office:value="75.5">
                <text:p>75.5</text:p>
              </table:table-cell>
              <table:table-cell office:value-type="float" office:value="-24.5">
                <text:p>-24.5</text:p>
              </table:table-cell>
              <table:table-cell office:value-type="float" office:value="-124.5">
                <text:p>-124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59">
                <text:p>-59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59.5">
                <text:p>-59.5</text:p>
              </table:table-cell>
              <table:table-cell office:value-type="float" office:value="78.5">
                <text:p>78.5</text:p>
              </table:table-cell>
              <table:table-cell office:value-type="float" office:value="-21.5">
                <text:p>-21.5</text:p>
              </table:table-cell>
              <table:table-cell office:value-type="float" office:value="-121.5">
                <text:p>-121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60">
                <text:p>-6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60.5">
                <text:p>-60.5</text:p>
              </table:table-cell>
              <table:table-cell office:value-type="float" office:value="81.5">
                <text:p>81.5</text:p>
              </table:table-cell>
              <table:table-cell office:value-type="float" office:value="-18.5">
                <text:p>-18.5</text:p>
              </table:table-cell>
              <table:table-cell office:value-type="float" office:value="-118.5">
                <text:p>-118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61">
                <text:p>-61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61.5">
                <text:p>-61.5</text:p>
              </table:table-cell>
              <table:table-cell office:value-type="float" office:value="84.5">
                <text:p>84.5</text:p>
              </table:table-cell>
              <table:table-cell office:value-type="float" office:value="-15.5">
                <text:p>-15.5</text:p>
              </table:table-cell>
              <table:table-cell office:value-type="float" office:value="-115.5">
                <text:p>-115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62">
                <text:p>-62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62.5">
                <text:p>-62.5</text:p>
              </table:table-cell>
              <table:table-cell office:value-type="float" office:value="87.5">
                <text:p>87.5</text:p>
              </table:table-cell>
              <table:table-cell office:value-type="float" office:value="-12.5">
                <text:p>-12.5</text:p>
              </table:table-cell>
              <table:table-cell office:value-type="float" office:value="-112.5">
                <text:p>-112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63.5">
                <text:p>-63.5</text:p>
              </table:table-cell>
              <table:table-cell office:value-type="float" office:value="90.5">
                <text:p>90.5</text:p>
              </table:table-cell>
              <table:table-cell office:value-type="float" office:value="-9.5">
                <text:p>-9.5</text:p>
              </table:table-cell>
              <table:table-cell office:value-type="float" office:value="-109.5">
                <text:p>-109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64">
                <text:p>-64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64.5">
                <text:p>-64.5</text:p>
              </table:table-cell>
              <table:table-cell office:value-type="float" office:value="93.5">
                <text:p>93.5</text:p>
              </table:table-cell>
              <table:table-cell office:value-type="float" office:value="-6.5">
                <text:p>-6.5</text:p>
              </table:table-cell>
              <table:table-cell office:value-type="float" office:value="-106.5">
                <text:p>-106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65">
                <text:p>-6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65.5">
                <text:p>-65.5</text:p>
              </table:table-cell>
              <table:table-cell office:value-type="float" office:value="96.5">
                <text:p>96.5</text:p>
              </table:table-cell>
              <table:table-cell office:value-type="float" office:value="-3.5">
                <text:p>-3.5</text:p>
              </table:table-cell>
              <table:table-cell office:value-type="float" office:value="-103.5">
                <text:p>-103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66">
                <text:p>-66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66.5">
                <text:p>-66.5</text:p>
              </table:table-cell>
              <table:table-cell office:value-type="float" office:value="99.5">
                <text:p>99.5</text:p>
              </table:table-cell>
              <table:table-cell office:value-type="float" office:value="-0.5">
                <text:p>-0.5</text:p>
              </table:table-cell>
              <table:table-cell office:value-type="float" office:value="-100.5">
                <text:p>-10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67">
                <text:p>-67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67.5">
                <text:p>-67.5</text:p>
              </table:table-cell>
              <table:table-cell office:value-type="float" office:value="102.5">
                <text:p>102.5</text:p>
              </table:table-cell>
              <table:table-cell office:value-type="float" office:value="2.5">
                <text:p>2.5</text:p>
              </table:table-cell>
              <table:table-cell office:value-type="float" office:value="-97.5">
                <text:p>-97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68">
                <text:p>-68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68.5">
                <text:p>-68.5</text:p>
              </table:table-cell>
              <table:table-cell office:value-type="float" office:value="105.5">
                <text:p>105.5</text:p>
              </table:table-cell>
              <table:table-cell office:value-type="float" office:value="5.5">
                <text:p>5.5</text:p>
              </table:table-cell>
              <table:table-cell office:value-type="float" office:value="-94.5">
                <text:p>-94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69">
                <text:p>-69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69.5">
                <text:p>-69.5</text:p>
              </table:table-cell>
              <table:table-cell office:value-type="float" office:value="108.5">
                <text:p>108.5</text:p>
              </table:table-cell>
              <table:table-cell office:value-type="float" office:value="8.5">
                <text:p>8.5</text:p>
              </table:table-cell>
              <table:table-cell office:value-type="float" office:value="-91.5">
                <text:p>-9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70">
                <text:p>-70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70.5">
                <text:p>-70.5</text:p>
              </table:table-cell>
              <table:table-cell office:value-type="float" office:value="111.5">
                <text:p>111.5</text:p>
              </table:table-cell>
              <table:table-cell office:value-type="float" office:value="11.5">
                <text:p>11.5</text:p>
              </table:table-cell>
              <table:table-cell office:value-type="float" office:value="-88.5">
                <text:p>-88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71">
                <text:p>-71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71.5">
                <text:p>-71.5</text:p>
              </table:table-cell>
              <table:table-cell office:value-type="float" office:value="114.5">
                <text:p>114.5</text:p>
              </table:table-cell>
              <table:table-cell office:value-type="float" office:value="14.5">
                <text:p>14.5</text:p>
              </table:table-cell>
              <table:table-cell office:value-type="float" office:value="-85.5">
                <text:p>-85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72">
                <text:p>-72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72.5">
                <text:p>-72.5</text:p>
              </table:table-cell>
              <table:table-cell office:value-type="float" office:value="117.5">
                <text:p>117.5</text:p>
              </table:table-cell>
              <table:table-cell office:value-type="float" office:value="17.5">
                <text:p>17.5</text:p>
              </table:table-cell>
              <table:table-cell office:value-type="float" office:value="-82.5">
                <text:p>-82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73">
                <text:p>-73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73.5">
                <text:p>-73.5</text:p>
              </table:table-cell>
              <table:table-cell office:value-type="float" office:value="120.5">
                <text:p>120.5</text:p>
              </table:table-cell>
              <table:table-cell office:value-type="float" office:value="20.5">
                <text:p>20.5</text:p>
              </table:table-cell>
              <table:table-cell office:value-type="float" office:value="-79.5">
                <text:p>-7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74">
                <text:p>-74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74.5">
                <text:p>-74.5</text:p>
              </table:table-cell>
              <table:table-cell office:value-type="float" office:value="123.5">
                <text:p>123.5</text:p>
              </table:table-cell>
              <table:table-cell office:value-type="float" office:value="23.5">
                <text:p>23.5</text:p>
              </table:table-cell>
              <table:table-cell office:value-type="float" office:value="-76.5">
                <text:p>-7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75.5">
                <text:p>-75.5</text:p>
              </table:table-cell>
              <table:table-cell office:value-type="float" office:value="126.5">
                <text:p>126.5</text:p>
              </table:table-cell>
              <table:table-cell office:value-type="float" office:value="26.5">
                <text:p>26.5</text:p>
              </table:table-cell>
              <table:table-cell office:value-type="float" office:value="-73.5">
                <text:p>-73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76">
                <text:p>-76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76.5">
                <text:p>-76.5</text:p>
              </table:table-cell>
              <table:table-cell office:value-type="float" office:value="129.5">
                <text:p>129.5</text:p>
              </table:table-cell>
              <table:table-cell office:value-type="float" office:value="29.5">
                <text:p>29.5</text:p>
              </table:table-cell>
              <table:table-cell office:value-type="float" office:value="-70.5">
                <text:p>-7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77">
                <text:p>-77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77.5">
                <text:p>-77.5</text:p>
              </table:table-cell>
              <table:table-cell office:value-type="float" office:value="132.5">
                <text:p>132.5</text:p>
              </table:table-cell>
              <table:table-cell office:value-type="float" office:value="32.5">
                <text:p>32.5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78">
                <text:p>-78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78.5">
                <text:p>-78.5</text:p>
              </table:table-cell>
              <table:table-cell office:value-type="float" office:value="135.5">
                <text:p>135.5</text:p>
              </table:table-cell>
              <table:table-cell office:value-type="float" office:value="35.5">
                <text:p>35.5</text:p>
              </table:table-cell>
              <table:table-cell office:value-type="float" office:value="-64.5">
                <text:p>-64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79">
                <text:p>-79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79.5">
                <text:p>-79.5</text:p>
              </table:table-cell>
              <table:table-cell office:value-type="float" office:value="138.5">
                <text:p>138.5</text:p>
              </table:table-cell>
              <table:table-cell office:value-type="float" office:value="38.5">
                <text:p>38.5</text:p>
              </table:table-cell>
              <table:table-cell office:value-type="float" office:value="-61.5">
                <text:p>-61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80">
                <text:p>-80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80.5">
                <text:p>-80.5</text:p>
              </table:table-cell>
              <table:table-cell office:value-type="float" office:value="141.5">
                <text:p>141.5</text:p>
              </table:table-cell>
              <table:table-cell office:value-type="float" office:value="41.5">
                <text:p>41.5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81">
                <text:p>-81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81.5">
                <text:p>-81.5</text:p>
              </table:table-cell>
              <table:table-cell office:value-type="float" office:value="144.5">
                <text:p>144.5</text:p>
              </table:table-cell>
              <table:table-cell office:value-type="float" office:value="44.5">
                <text:p>44.5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82">
                <text:p>-82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82.5">
                <text:p>-82.5</text:p>
              </table:table-cell>
              <table:table-cell office:value-type="float" office:value="147.5">
                <text:p>147.5</text:p>
              </table:table-cell>
              <table:table-cell office:value-type="float" office:value="47.5">
                <text:p>47.5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83">
                <text:p>-83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83.5">
                <text:p>-83.5</text:p>
              </table:table-cell>
              <table:table-cell office:value-type="float" office:value="150.5">
                <text:p>150.5</text:p>
              </table:table-cell>
              <table:table-cell office:value-type="float" office:value="50.5">
                <text:p>50.5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84">
                <text:p>-84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84.5">
                <text:p>-84.5</text:p>
              </table:table-cell>
              <table:table-cell office:value-type="float" office:value="153.5">
                <text:p>153.5</text:p>
              </table:table-cell>
              <table:table-cell office:value-type="float" office:value="53.5">
                <text:p>53.5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85">
                <text:p>-8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85.5">
                <text:p>-85.5</text:p>
              </table:table-cell>
              <table:table-cell office:value-type="float" office:value="156.5">
                <text:p>156.5</text:p>
              </table:table-cell>
              <table:table-cell office:value-type="float" office:value="56.5">
                <text:p>56.5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86">
                <text:p>-86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86.5">
                <text:p>-86.5</text:p>
              </table:table-cell>
              <table:table-cell office:value-type="float" office:value="159.5">
                <text:p>159.5</text:p>
              </table:table-cell>
              <table:table-cell office:value-type="float" office:value="59.5">
                <text:p>59.5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87">
                <text:p>-87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87.5">
                <text:p>-87.5</text:p>
              </table:table-cell>
              <table:table-cell office:value-type="float" office:value="162.5">
                <text:p>162.5</text:p>
              </table:table-cell>
              <table:table-cell office:value-type="float" office:value="62.5">
                <text:p>62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88">
                <text:p>-88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88.5">
                <text:p>-88.5</text:p>
              </table:table-cell>
              <table:table-cell office:value-type="float" office:value="165.5">
                <text:p>165.5</text:p>
              </table:table-cell>
              <table:table-cell office:value-type="float" office:value="65.5">
                <text:p>65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89">
                <text:p>-89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89.5">
                <text:p>-89.5</text:p>
              </table:table-cell>
              <table:table-cell office:value-type="float" office:value="168.5">
                <text:p>168.5</text:p>
              </table:table-cell>
              <table:table-cell office:value-type="float" office:value="68.5">
                <text:p>68.5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90">
                <text:p>-90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90.5">
                <text:p>-90.5</text:p>
              </table:table-cell>
              <table:table-cell office:value-type="float" office:value="171.5">
                <text:p>171.5</text:p>
              </table:table-cell>
              <table:table-cell office:value-type="float" office:value="71.5">
                <text:p>71.5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91">
                <text:p>-91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91.5">
                <text:p>-91.5</text:p>
              </table:table-cell>
              <table:table-cell office:value-type="float" office:value="174.5">
                <text:p>174.5</text:p>
              </table:table-cell>
              <table:table-cell office:value-type="float" office:value="74.5">
                <text:p>74.5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92">
                <text:p>-92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92.5">
                <text:p>-92.5</text:p>
              </table:table-cell>
              <table:table-cell office:value-type="float" office:value="177.5">
                <text:p>177.5</text:p>
              </table:table-cell>
              <table:table-cell office:value-type="float" office:value="77.5">
                <text:p>77.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93">
                <text:p>-93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93.5">
                <text:p>-93.5</text:p>
              </table:table-cell>
              <table:table-cell office:value-type="float" office:value="180.5">
                <text:p>180.5</text:p>
              </table:table-cell>
              <table:table-cell office:value-type="float" office:value="80.5">
                <text:p>80.5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94">
                <text:p>-94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94.5">
                <text:p>-94.5</text:p>
              </table:table-cell>
              <table:table-cell office:value-type="float" office:value="183.5">
                <text:p>183.5</text:p>
              </table:table-cell>
              <table:table-cell office:value-type="float" office:value="83.5">
                <text:p>83.5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95">
                <text:p>-95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95.5">
                <text:p>-95.5</text:p>
              </table:table-cell>
              <table:table-cell office:value-type="float" office:value="186.5">
                <text:p>186.5</text:p>
              </table:table-cell>
              <table:table-cell office:value-type="float" office:value="86.5">
                <text:p>86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96">
                <text:p>-96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96.5">
                <text:p>-96.5</text:p>
              </table:table-cell>
              <table:table-cell office:value-type="float" office:value="189.5">
                <text:p>189.5</text:p>
              </table:table-cell>
              <table:table-cell office:value-type="float" office:value="89.5">
                <text:p>89.5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97">
                <text:p>-97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97.5">
                <text:p>-97.5</text:p>
              </table:table-cell>
              <table:table-cell office:value-type="float" office:value="192.5">
                <text:p>192.5</text:p>
              </table:table-cell>
              <table:table-cell office:value-type="float" office:value="92.5">
                <text:p>92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98">
                <text:p>-98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98.5">
                <text:p>-98.5</text:p>
              </table:table-cell>
              <table:table-cell office:value-type="float" office:value="195.5">
                <text:p>195.5</text:p>
              </table:table-cell>
              <table:table-cell office:value-type="float" office:value="95.5">
                <text:p>95.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99">
                <text:p>-99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99.5">
                <text:p>-99.5</text:p>
              </table:table-cell>
              <table:table-cell office:value-type="float" office:value="198.5">
                <text:p>198.5</text:p>
              </table:table-cell>
              <table:table-cell office:value-type="float" office:value="98.5">
                <text:p>98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00">
                <text:p>-1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00.5">
                <text:p>-100.5</text:p>
              </table:table-cell>
              <table:table-cell office:value-type="float" office:value="199.5">
                <text:p>199.5</text:p>
              </table:table-cell>
              <table:table-cell office:value-type="float" office:value="101.5">
                <text:p>10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01">
                <text:p>-101</text:p>
              </table:table-cell>
              <table:table-cell office:value-type="float" office:value="199">
                <text:p>199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01.5">
                <text:p>-101.5</text:p>
              </table:table-cell>
              <table:table-cell office:value-type="float" office:value="198.5">
                <text:p>198.5</text:p>
              </table:table-cell>
              <table:table-cell office:value-type="float" office:value="104.5">
                <text:p>10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02">
                <text:p>-102</text:p>
              </table:table-cell>
              <table:table-cell office:value-type="float" office:value="198">
                <text:p>198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02.5">
                <text:p>-102.5</text:p>
              </table:table-cell>
              <table:table-cell office:value-type="float" office:value="197.5">
                <text:p>197.5</text:p>
              </table:table-cell>
              <table:table-cell office:value-type="float" office:value="107.5">
                <text:p>10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03">
                <text:p>-103</text:p>
              </table:table-cell>
              <table:table-cell office:value-type="float" office:value="197">
                <text:p>197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03.5">
                <text:p>-103.5</text:p>
              </table:table-cell>
              <table:table-cell office:value-type="float" office:value="196.5">
                <text:p>196.5</text:p>
              </table:table-cell>
              <table:table-cell office:value-type="float" office:value="110.5">
                <text:p>110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04">
                <text:p>-104</text:p>
              </table:table-cell>
              <table:table-cell office:value-type="float" office:value="196">
                <text:p>196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04.5">
                <text:p>-104.5</text:p>
              </table:table-cell>
              <table:table-cell office:value-type="float" office:value="195.5">
                <text:p>195.5</text:p>
              </table:table-cell>
              <table:table-cell office:value-type="float" office:value="113.5">
                <text:p>113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05">
                <text:p>-105</text:p>
              </table:table-cell>
              <table:table-cell office:value-type="float" office:value="195">
                <text:p>195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05.5">
                <text:p>-105.5</text:p>
              </table:table-cell>
              <table:table-cell office:value-type="float" office:value="194.5">
                <text:p>194.5</text:p>
              </table:table-cell>
              <table:table-cell office:value-type="float" office:value="116.5">
                <text:p>116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06">
                <text:p>-106</text:p>
              </table:table-cell>
              <table:table-cell office:value-type="float" office:value="194">
                <text:p>194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06.5">
                <text:p>-106.5</text:p>
              </table:table-cell>
              <table:table-cell office:value-type="float" office:value="193.5">
                <text:p>193.5</text:p>
              </table:table-cell>
              <table:table-cell office:value-type="float" office:value="119.5">
                <text:p>119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07">
                <text:p>-107</text:p>
              </table:table-cell>
              <table:table-cell office:value-type="float" office:value="193">
                <text:p>193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07.5">
                <text:p>-107.5</text:p>
              </table:table-cell>
              <table:table-cell office:value-type="float" office:value="192.5">
                <text:p>192.5</text:p>
              </table:table-cell>
              <table:table-cell office:value-type="float" office:value="122.5">
                <text:p>122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192">
                <text:p>192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08.5">
                <text:p>-108.5</text:p>
              </table:table-cell>
              <table:table-cell office:value-type="float" office:value="191.5">
                <text:p>191.5</text:p>
              </table:table-cell>
              <table:table-cell office:value-type="float" office:value="125.5">
                <text:p>1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09">
                <text:p>-109</text:p>
              </table:table-cell>
              <table:table-cell office:value-type="float" office:value="191">
                <text:p>191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09.5">
                <text:p>-109.5</text:p>
              </table:table-cell>
              <table:table-cell office:value-type="float" office:value="190.5">
                <text:p>190.5</text:p>
              </table:table-cell>
              <table:table-cell office:value-type="float" office:value="128.5">
                <text:p>128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10">
                <text:p>-110</text:p>
              </table:table-cell>
              <table:table-cell office:value-type="float" office:value="190">
                <text:p>190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10.5">
                <text:p>-110.5</text:p>
              </table:table-cell>
              <table:table-cell office:value-type="float" office:value="189.5">
                <text:p>189.5</text:p>
              </table:table-cell>
              <table:table-cell office:value-type="float" office:value="131.5">
                <text:p>131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11">
                <text:p>-111</text:p>
              </table:table-cell>
              <table:table-cell office:value-type="float" office:value="189">
                <text:p>189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11.5">
                <text:p>-111.5</text:p>
              </table:table-cell>
              <table:table-cell office:value-type="float" office:value="188.5">
                <text:p>188.5</text:p>
              </table:table-cell>
              <table:table-cell office:value-type="float" office:value="134.5">
                <text:p>134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12">
                <text:p>-112</text:p>
              </table:table-cell>
              <table:table-cell office:value-type="float" office:value="188">
                <text:p>188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12.5">
                <text:p>-112.5</text:p>
              </table:table-cell>
              <table:table-cell office:value-type="float" office:value="187.5">
                <text:p>187.5</text:p>
              </table:table-cell>
              <table:table-cell office:value-type="float" office:value="137.5">
                <text:p>137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13">
                <text:p>-113</text:p>
              </table:table-cell>
              <table:table-cell office:value-type="float" office:value="187">
                <text:p>187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13.5">
                <text:p>-113.5</text:p>
              </table:table-cell>
              <table:table-cell office:value-type="float" office:value="186.5">
                <text:p>186.5</text:p>
              </table:table-cell>
              <table:table-cell office:value-type="float" office:value="140.5">
                <text:p>140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14">
                <text:p>-114</text:p>
              </table:table-cell>
              <table:table-cell office:value-type="float" office:value="186">
                <text:p>186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14.5">
                <text:p>-114.5</text:p>
              </table:table-cell>
              <table:table-cell office:value-type="float" office:value="185.5">
                <text:p>185.5</text:p>
              </table:table-cell>
              <table:table-cell office:value-type="float" office:value="143.5">
                <text:p>143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15">
                <text:p>-115</text:p>
              </table:table-cell>
              <table:table-cell office:value-type="float" office:value="185">
                <text:p>185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15.5">
                <text:p>-115.5</text:p>
              </table:table-cell>
              <table:table-cell office:value-type="float" office:value="184.5">
                <text:p>184.5</text:p>
              </table:table-cell>
              <table:table-cell office:value-type="float" office:value="146.5">
                <text:p>146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16">
                <text:p>-116</text:p>
              </table:table-cell>
              <table:table-cell office:value-type="float" office:value="184">
                <text:p>184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16.5">
                <text:p>-116.5</text:p>
              </table:table-cell>
              <table:table-cell office:value-type="float" office:value="183.5">
                <text:p>183.5</text:p>
              </table:table-cell>
              <table:table-cell office:value-type="float" office:value="149.5">
                <text:p>149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17">
                <text:p>-117</text:p>
              </table:table-cell>
              <table:table-cell office:value-type="float" office:value="183">
                <text:p>183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17.5">
                <text:p>-117.5</text:p>
              </table:table-cell>
              <table:table-cell office:value-type="float" office:value="182.5">
                <text:p>182.5</text:p>
              </table:table-cell>
              <table:table-cell office:value-type="float" office:value="152.5">
                <text:p>152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18">
                <text:p>-118</text:p>
              </table:table-cell>
              <table:table-cell office:value-type="float" office:value="182">
                <text:p>182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18.5">
                <text:p>-118.5</text:p>
              </table:table-cell>
              <table:table-cell office:value-type="float" office:value="181.5">
                <text:p>181.5</text:p>
              </table:table-cell>
              <table:table-cell office:value-type="float" office:value="155.5">
                <text:p>155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19">
                <text:p>-119</text:p>
              </table:table-cell>
              <table:table-cell office:value-type="float" office:value="181">
                <text:p>181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19.5">
                <text:p>-119.5</text:p>
              </table:table-cell>
              <table:table-cell office:value-type="float" office:value="180.5">
                <text:p>180.5</text:p>
              </table:table-cell>
              <table:table-cell office:value-type="float" office:value="158.5">
                <text:p>158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20">
                <text:p>-120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20.5">
                <text:p>-120.5</text:p>
              </table:table-cell>
              <table:table-cell office:value-type="float" office:value="179.5">
                <text:p>179.5</text:p>
              </table:table-cell>
              <table:table-cell office:value-type="float" office:value="161.5">
                <text:p>16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21">
                <text:p>-121</text:p>
              </table:table-cell>
              <table:table-cell office:value-type="float" office:value="179">
                <text:p>179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21.5">
                <text:p>-121.5</text:p>
              </table:table-cell>
              <table:table-cell office:value-type="float" office:value="178.5">
                <text:p>178.5</text:p>
              </table:table-cell>
              <table:table-cell office:value-type="float" office:value="164.5">
                <text:p>164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22">
                <text:p>-122</text:p>
              </table:table-cell>
              <table:table-cell office:value-type="float" office:value="178">
                <text:p>178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22.5">
                <text:p>-122.5</text:p>
              </table:table-cell>
              <table:table-cell office:value-type="float" office:value="177.5">
                <text:p>177.5</text:p>
              </table:table-cell>
              <table:table-cell office:value-type="float" office:value="167.5">
                <text:p>167.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23">
                <text:p>-123</text:p>
              </table:table-cell>
              <table:table-cell office:value-type="float" office:value="177">
                <text:p>177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23.5">
                <text:p>-123.5</text:p>
              </table:table-cell>
              <table:table-cell office:value-type="float" office:value="176.5">
                <text:p>176.5</text:p>
              </table:table-cell>
              <table:table-cell office:value-type="float" office:value="170.5">
                <text:p>170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24">
                <text:p>-124</text:p>
              </table:table-cell>
              <table:table-cell office:value-type="float" office:value="176">
                <text:p>176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24.5">
                <text:p>-124.5</text:p>
              </table:table-cell>
              <table:table-cell office:value-type="float" office:value="175.5">
                <text:p>175.5</text:p>
              </table:table-cell>
              <table:table-cell office:value-type="float" office:value="173.5">
                <text:p>173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25">
                <text:p>-12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25.5">
                <text:p>-125.5</text:p>
              </table:table-cell>
              <table:table-cell office:value-type="float" office:value="174.5">
                <text:p>174.5</text:p>
              </table:table-cell>
              <table:table-cell office:value-type="float" office:value="176.5">
                <text:p>176.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26">
                <text:p>-126</text:p>
              </table:table-cell>
              <table:table-cell office:value-type="float" office:value="174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26.5">
                <text:p>-126.5</text:p>
              </table:table-cell>
              <table:table-cell office:value-type="float" office:value="173.5">
                <text:p>173.5</text:p>
              </table:table-cell>
              <table:table-cell office:value-type="float" office:value="179.5">
                <text:p>179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27">
                <text:p>-127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172.5">
                <text:p>172.5</text:p>
              </table:table-cell>
              <table:table-cell office:value-type="float" office:value="182.5">
                <text:p>182.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28">
                <text:p>-128</text:p>
              </table:table-cell>
              <table:table-cell office:value-type="float" office:value="172">
                <text:p>172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.5">
                <text:p>-128.5</text:p>
              </table:table-cell>
              <table:table-cell office:value-type="float" office:value="171.5">
                <text:p>171.5</text:p>
              </table:table-cell>
              <table:table-cell office:value-type="float" office:value="185.5">
                <text:p>185.5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9">
                <text:p>-129</text:p>
              </table:table-cell>
              <table:table-cell office:value-type="float" office:value="171">
                <text:p>171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9.5">
                <text:p>-129.5</text:p>
              </table:table-cell>
              <table:table-cell office:value-type="float" office:value="170.5">
                <text:p>170.5</text:p>
              </table:table-cell>
              <table:table-cell office:value-type="float" office:value="188.5">
                <text:p>188.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30">
                <text:p>-13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30.5">
                <text:p>-130.5</text:p>
              </table:table-cell>
              <table:table-cell office:value-type="float" office:value="169.5">
                <text:p>169.5</text:p>
              </table:table-cell>
              <table:table-cell office:value-type="float" office:value="191.5">
                <text:p>191.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31">
                <text:p>-131</text:p>
              </table:table-cell>
              <table:table-cell office:value-type="float" office:value="169">
                <text:p>169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31.5">
                <text:p>-131.5</text:p>
              </table:table-cell>
              <table:table-cell office:value-type="float" office:value="168.5">
                <text:p>168.5</text:p>
              </table:table-cell>
              <table:table-cell office:value-type="float" office:value="194.5">
                <text:p>194.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32">
                <text:p>-132</text:p>
              </table:table-cell>
              <table:table-cell office:value-type="float" office:value="168">
                <text:p>168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32.5">
                <text:p>-132.5</text:p>
              </table:table-cell>
              <table:table-cell office:value-type="float" office:value="167.5">
                <text:p>167.5</text:p>
              </table:table-cell>
              <table:table-cell office:value-type="float" office:value="197.5">
                <text:p>197.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33">
                <text:p>-133</text:p>
              </table:table-cell>
              <table:table-cell office:value-type="float" office:value="167">
                <text:p>167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3.5">
                <text:p>-133.5</text:p>
              </table:table-cell>
              <table:table-cell office:value-type="float" office:value="166.5">
                <text:p>166.5</text:p>
              </table:table-cell>
              <table:table-cell office:value-type="float" office:value="200.5">
                <text:p>200.5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4">
                <text:p>-134</text:p>
              </table:table-cell>
              <table:table-cell office:value-type="float" office:value="166">
                <text:p>166</text:p>
              </table:table-cell>
              <table:table-cell office:value-type="float" office:value="202">
                <text:p>2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34.5">
                <text:p>-134.5</text:p>
              </table:table-cell>
              <table:table-cell office:value-type="float" office:value="165.5">
                <text:p>165.5</text:p>
              </table:table-cell>
              <table:table-cell office:value-type="float" office:value="203.5">
                <text:p>203.5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35">
                <text:p>-135</text:p>
              </table:table-cell>
              <table:table-cell office:value-type="float" office:value="165">
                <text:p>165</text:p>
              </table:table-cell>
              <table:table-cell office:value-type="float" office:value="205">
                <text:p>2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35.5">
                <text:p>-135.5</text:p>
              </table:table-cell>
              <table:table-cell office:value-type="float" office:value="164.5">
                <text:p>164.5</text:p>
              </table:table-cell>
              <table:table-cell office:value-type="float" office:value="206.5">
                <text:p>206.5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36">
                <text:p>-136</text:p>
              </table:table-cell>
              <table:table-cell office:value-type="float" office:value="164">
                <text:p>164</text:p>
              </table:table-cell>
              <table:table-cell office:value-type="float" office:value="208">
                <text:p>2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36.5">
                <text:p>-136.5</text:p>
              </table:table-cell>
              <table:table-cell office:value-type="float" office:value="163.5">
                <text:p>163.5</text:p>
              </table:table-cell>
              <table:table-cell office:value-type="float" office:value="209.5">
                <text:p>209.5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37">
                <text:p>-137</text:p>
              </table:table-cell>
              <table:table-cell office:value-type="float" office:value="163">
                <text:p>163</text:p>
              </table:table-cell>
              <table:table-cell office:value-type="float" office:value="211">
                <text:p>2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37.5">
                <text:p>-137.5</text:p>
              </table:table-cell>
              <table:table-cell office:value-type="float" office:value="162.5">
                <text:p>162.5</text:p>
              </table:table-cell>
              <table:table-cell office:value-type="float" office:value="212.5">
                <text:p>212.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38">
                <text:p>-138</text:p>
              </table:table-cell>
              <table:table-cell office:value-type="float" office:value="162">
                <text:p>162</text:p>
              </table:table-cell>
              <table:table-cell office:value-type="float" office:value="214">
                <text:p>2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38.5">
                <text:p>-138.5</text:p>
              </table:table-cell>
              <table:table-cell office:value-type="float" office:value="161.5">
                <text:p>161.5</text:p>
              </table:table-cell>
              <table:table-cell office:value-type="float" office:value="215.5">
                <text:p>215.5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39">
                <text:p>-139</text:p>
              </table:table-cell>
              <table:table-cell office:value-type="float" office:value="161">
                <text:p>161</text:p>
              </table:table-cell>
              <table:table-cell office:value-type="float" office:value="217">
                <text:p>2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39.5">
                <text:p>-139.5</text:p>
              </table:table-cell>
              <table:table-cell office:value-type="float" office:value="160.5">
                <text:p>160.5</text:p>
              </table:table-cell>
              <table:table-cell office:value-type="float" office:value="218.5">
                <text:p>218.5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40">
                <text:p>-140</text:p>
              </table:table-cell>
              <table:table-cell office:value-type="float" office:value="160">
                <text:p>160</text:p>
              </table:table-cell>
              <table:table-cell office:value-type="float" office:value="220">
                <text:p>2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40.5">
                <text:p>-140.5</text:p>
              </table:table-cell>
              <table:table-cell office:value-type="float" office:value="159.5">
                <text:p>159.5</text:p>
              </table:table-cell>
              <table:table-cell office:value-type="float" office:value="221.5">
                <text:p>221.5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41">
                <text:p>-141</text:p>
              </table:table-cell>
              <table:table-cell office:value-type="float" office:value="159">
                <text:p>159</text:p>
              </table:table-cell>
              <table:table-cell office:value-type="float" office:value="223">
                <text:p>2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41.5">
                <text:p>-141.5</text:p>
              </table:table-cell>
              <table:table-cell office:value-type="float" office:value="158.5">
                <text:p>158.5</text:p>
              </table:table-cell>
              <table:table-cell office:value-type="float" office:value="224.5">
                <text:p>224.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42">
                <text:p>-142</text:p>
              </table:table-cell>
              <table:table-cell office:value-type="float" office:value="158">
                <text:p>158</text:p>
              </table:table-cell>
              <table:table-cell office:value-type="float" office:value="226">
                <text:p>2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42.5">
                <text:p>-142.5</text:p>
              </table:table-cell>
              <table:table-cell office:value-type="float" office:value="157.5">
                <text:p>157.5</text:p>
              </table:table-cell>
              <table:table-cell office:value-type="float" office:value="227.5">
                <text:p>227.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43">
                <text:p>-143</text:p>
              </table:table-cell>
              <table:table-cell office:value-type="float" office:value="157">
                <text:p>157</text:p>
              </table:table-cell>
              <table:table-cell office:value-type="float" office:value="229">
                <text:p>2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43.5">
                <text:p>-143.5</text:p>
              </table:table-cell>
              <table:table-cell office:value-type="float" office:value="156.5">
                <text:p>156.5</text:p>
              </table:table-cell>
              <table:table-cell office:value-type="float" office:value="230.5">
                <text:p>230.5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44">
                <text:p>-144</text:p>
              </table:table-cell>
              <table:table-cell office:value-type="float" office:value="156">
                <text:p>156</text:p>
              </table:table-cell>
              <table:table-cell office:value-type="float" office:value="232">
                <text:p>2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44.5">
                <text:p>-144.5</text:p>
              </table:table-cell>
              <table:table-cell office:value-type="float" office:value="155.5">
                <text:p>155.5</text:p>
              </table:table-cell>
              <table:table-cell office:value-type="float" office:value="233.5">
                <text:p>233.5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45">
                <text:p>-145</text:p>
              </table:table-cell>
              <table:table-cell office:value-type="float" office:value="155">
                <text:p>155</text:p>
              </table:table-cell>
              <table:table-cell office:value-type="float" office:value="235">
                <text:p>2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45.5">
                <text:p>-145.5</text:p>
              </table:table-cell>
              <table:table-cell office:value-type="float" office:value="154.5">
                <text:p>154.5</text:p>
              </table:table-cell>
              <table:table-cell office:value-type="float" office:value="236.5">
                <text:p>236.5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46">
                <text:p>-146</text:p>
              </table:table-cell>
              <table:table-cell office:value-type="float" office:value="154">
                <text:p>154</text:p>
              </table:table-cell>
              <table:table-cell office:value-type="float" office:value="238">
                <text:p>2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46.5">
                <text:p>-146.5</text:p>
              </table:table-cell>
              <table:table-cell office:value-type="float" office:value="153.5">
                <text:p>153.5</text:p>
              </table:table-cell>
              <table:table-cell office:value-type="float" office:value="239.5">
                <text:p>239.5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47">
                <text:p>-147</text:p>
              </table:table-cell>
              <table:table-cell office:value-type="float" office:value="153">
                <text:p>153</text:p>
              </table:table-cell>
              <table:table-cell office:value-type="float" office:value="241">
                <text:p>2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47.5">
                <text:p>-147.5</text:p>
              </table:table-cell>
              <table:table-cell office:value-type="float" office:value="152.5">
                <text:p>152.5</text:p>
              </table:table-cell>
              <table:table-cell office:value-type="float" office:value="242.5">
                <text:p>242.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48">
                <text:p>-148</text:p>
              </table:table-cell>
              <table:table-cell office:value-type="float" office:value="152">
                <text:p>152</text:p>
              </table:table-cell>
              <table:table-cell office:value-type="float" office:value="244">
                <text:p>2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48.5">
                <text:p>-148.5</text:p>
              </table:table-cell>
              <table:table-cell office:value-type="float" office:value="151.5">
                <text:p>151.5</text:p>
              </table:table-cell>
              <table:table-cell office:value-type="float" office:value="245.5">
                <text:p>245.5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9">
                <text:p>-149</text:p>
              </table:table-cell>
              <table:table-cell office:value-type="float" office:value="151">
                <text:p>151</text:p>
              </table:table-cell>
              <table:table-cell office:value-type="float" office:value="247">
                <text:p>2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9.5">
                <text:p>-149.5</text:p>
              </table:table-cell>
              <table:table-cell office:value-type="float" office:value="150.5">
                <text:p>150.5</text:p>
              </table:table-cell>
              <table:table-cell office:value-type="float" office:value="248.5">
                <text:p>248.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  <table:table-cell office:value-type="float" office:value="150">
                <text:p>150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0.5">
                <text:p>-150.5</text:p>
              </table:table-cell>
              <table:table-cell office:value-type="float" office:value="149.5">
                <text:p>149.5</text:p>
              </table:table-cell>
              <table:table-cell office:value-type="float" office:value="251.5">
                <text:p>251.5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1">
                <text:p>-151</text:p>
              </table:table-cell>
              <table:table-cell office:value-type="float" office:value="149">
                <text:p>149</text:p>
              </table:table-cell>
              <table:table-cell office:value-type="float" office:value="253">
                <text:p>2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1.5">
                <text:p>-151.5</text:p>
              </table:table-cell>
              <table:table-cell office:value-type="float" office:value="148.5">
                <text:p>148.5</text:p>
              </table:table-cell>
              <table:table-cell office:value-type="float" office:value="254.5">
                <text:p>254.5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2">
                <text:p>-152</text:p>
              </table:table-cell>
              <table:table-cell office:value-type="float" office:value="148">
                <text:p>148</text:p>
              </table:table-cell>
              <table:table-cell office:value-type="float" office:value="256">
                <text:p>2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2.5">
                <text:p>-152.5</text:p>
              </table:table-cell>
              <table:table-cell office:value-type="float" office:value="147.5">
                <text:p>147.5</text:p>
              </table:table-cell>
              <table:table-cell office:value-type="float" office:value="257.5">
                <text:p>257.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3">
                <text:p>-153</text:p>
              </table:table-cell>
              <table:table-cell office:value-type="float" office:value="147">
                <text:p>147</text:p>
              </table:table-cell>
              <table:table-cell office:value-type="float" office:value="259">
                <text:p>2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3.5">
                <text:p>-153.5</text:p>
              </table:table-cell>
              <table:table-cell office:value-type="float" office:value="146.5">
                <text:p>146.5</text:p>
              </table:table-cell>
              <table:table-cell office:value-type="float" office:value="260.5">
                <text:p>260.5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4">
                <text:p>-154</text:p>
              </table:table-cell>
              <table:table-cell office:value-type="float" office:value="146">
                <text:p>146</text:p>
              </table:table-cell>
              <table:table-cell office:value-type="float" office:value="262">
                <text:p>2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54.5">
                <text:p>-154.5</text:p>
              </table:table-cell>
              <table:table-cell office:value-type="float" office:value="145.5">
                <text:p>145.5</text:p>
              </table:table-cell>
              <table:table-cell office:value-type="float" office:value="263.5">
                <text:p>263.5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55">
                <text:p>-155</text:p>
              </table:table-cell>
              <table:table-cell office:value-type="float" office:value="145">
                <text:p>145</text:p>
              </table:table-cell>
              <table:table-cell office:value-type="float" office:value="265">
                <text:p>2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55.5">
                <text:p>-155.5</text:p>
              </table:table-cell>
              <table:table-cell office:value-type="float" office:value="144.5">
                <text:p>144.5</text:p>
              </table:table-cell>
              <table:table-cell office:value-type="float" office:value="266.5">
                <text:p>266.5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56">
                <text:p>-156</text:p>
              </table:table-cell>
              <table:table-cell office:value-type="float" office:value="144">
                <text:p>144</text:p>
              </table:table-cell>
              <table:table-cell office:value-type="float" office:value="268">
                <text:p>2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56.5">
                <text:p>-156.5</text:p>
              </table:table-cell>
              <table:table-cell office:value-type="float" office:value="143.5">
                <text:p>143.5</text:p>
              </table:table-cell>
              <table:table-cell office:value-type="float" office:value="269.5">
                <text:p>269.5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57">
                <text:p>-157</text:p>
              </table:table-cell>
              <table:table-cell office:value-type="float" office:value="143">
                <text:p>143</text:p>
              </table:table-cell>
              <table:table-cell office:value-type="float" office:value="271">
                <text:p>2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57.5">
                <text:p>-157.5</text:p>
              </table:table-cell>
              <table:table-cell office:value-type="float" office:value="142.5">
                <text:p>142.5</text:p>
              </table:table-cell>
              <table:table-cell office:value-type="float" office:value="272.5">
                <text:p>272.5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58">
                <text:p>-158</text:p>
              </table:table-cell>
              <table:table-cell office:value-type="float" office:value="142">
                <text:p>142</text:p>
              </table:table-cell>
              <table:table-cell office:value-type="float" office:value="274">
                <text:p>2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58.5">
                <text:p>-158.5</text:p>
              </table:table-cell>
              <table:table-cell office:value-type="float" office:value="141.5">
                <text:p>141.5</text:p>
              </table:table-cell>
              <table:table-cell office:value-type="float" office:value="275.5">
                <text:p>275.5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59">
                <text:p>-159</text:p>
              </table:table-cell>
              <table:table-cell office:value-type="float" office:value="141">
                <text:p>141</text:p>
              </table:table-cell>
              <table:table-cell office:value-type="float" office:value="277">
                <text:p>2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59.5">
                <text:p>-159.5</text:p>
              </table:table-cell>
              <table:table-cell office:value-type="float" office:value="140.5">
                <text:p>140.5</text:p>
              </table:table-cell>
              <table:table-cell office:value-type="float" office:value="278.5">
                <text:p>278.5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0">
                <text:p>-160</text:p>
              </table:table-cell>
              <table:table-cell office:value-type="float" office:value="140">
                <text:p>140</text:p>
              </table:table-cell>
              <table:table-cell office:value-type="float" office:value="280">
                <text:p>2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0.5">
                <text:p>-160.5</text:p>
              </table:table-cell>
              <table:table-cell office:value-type="float" office:value="139.5">
                <text:p>139.5</text:p>
              </table:table-cell>
              <table:table-cell office:value-type="float" office:value="281.5">
                <text:p>281.5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1">
                <text:p>-161</text:p>
              </table:table-cell>
              <table:table-cell office:value-type="float" office:value="139">
                <text:p>139</text:p>
              </table:table-cell>
              <table:table-cell office:value-type="float" office:value="283">
                <text:p>2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1.5">
                <text:p>-161.5</text:p>
              </table:table-cell>
              <table:table-cell office:value-type="float" office:value="138.5">
                <text:p>138.5</text:p>
              </table:table-cell>
              <table:table-cell office:value-type="float" office:value="284.5">
                <text:p>284.5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2">
                <text:p>-162</text:p>
              </table:table-cell>
              <table:table-cell office:value-type="float" office:value="138">
                <text:p>138</text:p>
              </table:table-cell>
              <table:table-cell office:value-type="float" office:value="286">
                <text:p>2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62.5">
                <text:p>-162.5</text:p>
              </table:table-cell>
              <table:table-cell office:value-type="float" office:value="137.5">
                <text:p>137.5</text:p>
              </table:table-cell>
              <table:table-cell office:value-type="float" office:value="287.5">
                <text:p>287.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63">
                <text:p>-163</text:p>
              </table:table-cell>
              <table:table-cell office:value-type="float" office:value="137">
                <text:p>137</text:p>
              </table:table-cell>
              <table:table-cell office:value-type="float" office:value="289">
                <text:p>2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63.5">
                <text:p>-163.5</text:p>
              </table:table-cell>
              <table:table-cell office:value-type="float" office:value="136.5">
                <text:p>136.5</text:p>
              </table:table-cell>
              <table:table-cell office:value-type="float" office:value="290.5">
                <text:p>290.5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64">
                <text:p>-164</text:p>
              </table:table-cell>
              <table:table-cell office:value-type="float" office:value="136">
                <text:p>136</text:p>
              </table:table-cell>
              <table:table-cell office:value-type="float" office:value="292">
                <text:p>2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64.5">
                <text:p>-164.5</text:p>
              </table:table-cell>
              <table:table-cell office:value-type="float" office:value="135.5">
                <text:p>135.5</text:p>
              </table:table-cell>
              <table:table-cell office:value-type="float" office:value="293.5">
                <text:p>293.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65">
                <text:p>-165</text:p>
              </table:table-cell>
              <table:table-cell office:value-type="float" office:value="135">
                <text:p>135</text:p>
              </table:table-cell>
              <table:table-cell office:value-type="float" office:value="295">
                <text:p>2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65.5">
                <text:p>-165.5</text:p>
              </table:table-cell>
              <table:table-cell office:value-type="float" office:value="134.5">
                <text:p>134.5</text:p>
              </table:table-cell>
              <table:table-cell office:value-type="float" office:value="296.5">
                <text:p>296.5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66">
                <text:p>-166</text:p>
              </table:table-cell>
              <table:table-cell office:value-type="float" office:value="134">
                <text:p>134</text:p>
              </table:table-cell>
              <table:table-cell office:value-type="float" office:value="298">
                <text:p>2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66.5">
                <text:p>-166.5</text:p>
              </table:table-cell>
              <table:table-cell office:value-type="float" office:value="133.5">
                <text:p>133.5</text:p>
              </table:table-cell>
              <table:table-cell office:value-type="float" office:value="299.5">
                <text:p>299.5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67">
                <text:p>-167</text:p>
              </table:table-cell>
              <table:table-cell office:value-type="float" office:value="133">
                <text:p>133</text:p>
              </table:table-cell>
              <table:table-cell office:value-type="float" office:value="301">
                <text:p>3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67.5">
                <text:p>-167.5</text:p>
              </table:table-cell>
              <table:table-cell office:value-type="float" office:value="132.5">
                <text:p>132.5</text:p>
              </table:table-cell>
              <table:table-cell office:value-type="float" office:value="302.5">
                <text:p>302.5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68">
                <text:p>-168</text:p>
              </table:table-cell>
              <table:table-cell office:value-type="float" office:value="132">
                <text:p>132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68.5">
                <text:p>-168.5</text:p>
              </table:table-cell>
              <table:table-cell office:value-type="float" office:value="131.5">
                <text:p>131.5</text:p>
              </table:table-cell>
              <table:table-cell office:value-type="float" office:value="305.5">
                <text:p>305.5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69">
                <text:p>-169</text:p>
              </table:table-cell>
              <table:table-cell office:value-type="float" office:value="131">
                <text:p>131</text:p>
              </table:table-cell>
              <table:table-cell office:value-type="float" office:value="307">
                <text:p>3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69.5">
                <text:p>-169.5</text:p>
              </table:table-cell>
              <table:table-cell office:value-type="float" office:value="130.5">
                <text:p>130.5</text:p>
              </table:table-cell>
              <table:table-cell office:value-type="float" office:value="308.5">
                <text:p>308.5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70">
                <text:p>-170</text:p>
              </table:table-cell>
              <table:table-cell office:value-type="float" office:value="130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70.5">
                <text:p>-170.5</text:p>
              </table:table-cell>
              <table:table-cell office:value-type="float" office:value="129.5">
                <text:p>129.5</text:p>
              </table:table-cell>
              <table:table-cell office:value-type="float" office:value="311.5">
                <text:p>311.5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71">
                <text:p>-171</text:p>
              </table:table-cell>
              <table:table-cell office:value-type="float" office:value="129">
                <text:p>129</text:p>
              </table:table-cell>
              <table:table-cell office:value-type="float" office:value="313">
                <text:p>3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71.5">
                <text:p>-171.5</text:p>
              </table:table-cell>
              <table:table-cell office:value-type="float" office:value="128.5">
                <text:p>128.5</text:p>
              </table:table-cell>
              <table:table-cell office:value-type="float" office:value="314.5">
                <text:p>314.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72">
                <text:p>-172</text:p>
              </table:table-cell>
              <table:table-cell office:value-type="float" office:value="128">
                <text:p>128</text:p>
              </table:table-cell>
              <table:table-cell office:value-type="float" office:value="316">
                <text:p>3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72.5">
                <text:p>-172.5</text:p>
              </table:table-cell>
              <table:table-cell office:value-type="float" office:value="127.5">
                <text:p>127.5</text:p>
              </table:table-cell>
              <table:table-cell office:value-type="float" office:value="317.5">
                <text:p>317.5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73">
                <text:p>-173</text:p>
              </table:table-cell>
              <table:table-cell office:value-type="float" office:value="127">
                <text:p>127</text:p>
              </table:table-cell>
              <table:table-cell office:value-type="float" office:value="319">
                <text:p>3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73.5">
                <text:p>-173.5</text:p>
              </table:table-cell>
              <table:table-cell office:value-type="float" office:value="126.5">
                <text:p>126.5</text:p>
              </table:table-cell>
              <table:table-cell office:value-type="float" office:value="320.5">
                <text:p>320.5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74">
                <text:p>-174</text:p>
              </table:table-cell>
              <table:table-cell office:value-type="float" office:value="126">
                <text:p>126</text:p>
              </table:table-cell>
              <table:table-cell office:value-type="float" office:value="322">
                <text:p>3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74.5">
                <text:p>-174.5</text:p>
              </table:table-cell>
              <table:table-cell office:value-type="float" office:value="125.5">
                <text:p>125.5</text:p>
              </table:table-cell>
              <table:table-cell office:value-type="float" office:value="323.5">
                <text:p>323.5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75">
                <text:p>-175</text:p>
              </table:table-cell>
              <table:table-cell office:value-type="float" office:value="125">
                <text:p>125</text:p>
              </table:table-cell>
              <table:table-cell office:value-type="float" office:value="325">
                <text:p>3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75.5">
                <text:p>-175.5</text:p>
              </table:table-cell>
              <table:table-cell office:value-type="float" office:value="124.5">
                <text:p>124.5</text:p>
              </table:table-cell>
              <table:table-cell office:value-type="float" office:value="326.5">
                <text:p>326.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76">
                <text:p>-176</text:p>
              </table:table-cell>
              <table:table-cell office:value-type="float" office:value="124">
                <text:p>124</text:p>
              </table:table-cell>
              <table:table-cell office:value-type="float" office:value="328">
                <text:p>3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76.5">
                <text:p>-176.5</text:p>
              </table:table-cell>
              <table:table-cell office:value-type="float" office:value="123.5">
                <text:p>123.5</text:p>
              </table:table-cell>
              <table:table-cell office:value-type="float" office:value="329.5">
                <text:p>329.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77">
                <text:p>-177</text:p>
              </table:table-cell>
              <table:table-cell office:value-type="float" office:value="123">
                <text:p>123</text:p>
              </table:table-cell>
              <table:table-cell office:value-type="float" office:value="331">
                <text:p>3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77.5">
                <text:p>-177.5</text:p>
              </table:table-cell>
              <table:table-cell office:value-type="float" office:value="122.5">
                <text:p>122.5</text:p>
              </table:table-cell>
              <table:table-cell office:value-type="float" office:value="332.5">
                <text:p>332.5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78">
                <text:p>-178</text:p>
              </table:table-cell>
              <table:table-cell office:value-type="float" office:value="122">
                <text:p>122</text:p>
              </table:table-cell>
              <table:table-cell office:value-type="float" office:value="334">
                <text:p>3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78.5">
                <text:p>-178.5</text:p>
              </table:table-cell>
              <table:table-cell office:value-type="float" office:value="121.5">
                <text:p>121.5</text:p>
              </table:table-cell>
              <table:table-cell office:value-type="float" office:value="335.5">
                <text:p>335.5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79">
                <text:p>-179</text:p>
              </table:table-cell>
              <table:table-cell office:value-type="float" office:value="121">
                <text:p>121</text:p>
              </table:table-cell>
              <table:table-cell office:value-type="float" office:value="337">
                <text:p>3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79.5">
                <text:p>-179.5</text:p>
              </table:table-cell>
              <table:table-cell office:value-type="float" office:value="120.5">
                <text:p>120.5</text:p>
              </table:table-cell>
              <table:table-cell office:value-type="float" office:value="338.5">
                <text:p>338.5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80">
                <text:p>-180</text:p>
              </table:table-cell>
              <table:table-cell office:value-type="float" office:value="120">
                <text:p>120</text:p>
              </table:table-cell>
              <table:table-cell office:value-type="float" office:value="340">
                <text:p>3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80.5">
                <text:p>-180.5</text:p>
              </table:table-cell>
              <table:table-cell office:value-type="float" office:value="119.5">
                <text:p>119.5</text:p>
              </table:table-cell>
              <table:table-cell office:value-type="float" office:value="341.5">
                <text:p>341.5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81">
                <text:p>-181</text:p>
              </table:table-cell>
              <table:table-cell office:value-type="float" office:value="119">
                <text:p>119</text:p>
              </table:table-cell>
              <table:table-cell office:value-type="float" office:value="343">
                <text:p>3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81.5">
                <text:p>-181.5</text:p>
              </table:table-cell>
              <table:table-cell office:value-type="float" office:value="118.5">
                <text:p>118.5</text:p>
              </table:table-cell>
              <table:table-cell office:value-type="float" office:value="344.5">
                <text:p>344.5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82">
                <text:p>-182</text:p>
              </table:table-cell>
              <table:table-cell office:value-type="float" office:value="118">
                <text:p>118</text:p>
              </table:table-cell>
              <table:table-cell office:value-type="float" office:value="346">
                <text:p>3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82.5">
                <text:p>-182.5</text:p>
              </table:table-cell>
              <table:table-cell office:value-type="float" office:value="117.5">
                <text:p>117.5</text:p>
              </table:table-cell>
              <table:table-cell office:value-type="float" office:value="347.5">
                <text:p>347.5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83">
                <text:p>-183</text:p>
              </table:table-cell>
              <table:table-cell office:value-type="float" office:value="117">
                <text:p>117</text:p>
              </table:table-cell>
              <table:table-cell office:value-type="float" office:value="349">
                <text:p>3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83.5">
                <text:p>-183.5</text:p>
              </table:table-cell>
              <table:table-cell office:value-type="float" office:value="116.5">
                <text:p>116.5</text:p>
              </table:table-cell>
              <table:table-cell office:value-type="float" office:value="350.5">
                <text:p>350.5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84">
                <text:p>-184</text:p>
              </table:table-cell>
              <table:table-cell office:value-type="float" office:value="116">
                <text:p>116</text:p>
              </table:table-cell>
              <table:table-cell office:value-type="float" office:value="352">
                <text:p>3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84.5">
                <text:p>-184.5</text:p>
              </table:table-cell>
              <table:table-cell office:value-type="float" office:value="115.5">
                <text:p>115.5</text:p>
              </table:table-cell>
              <table:table-cell office:value-type="float" office:value="353.5">
                <text:p>353.5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85">
                <text:p>-185</text:p>
              </table:table-cell>
              <table:table-cell office:value-type="float" office:value="115">
                <text:p>115</text:p>
              </table:table-cell>
              <table:table-cell office:value-type="float" office:value="355">
                <text:p>3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85.5">
                <text:p>-185.5</text:p>
              </table:table-cell>
              <table:table-cell office:value-type="float" office:value="114.5">
                <text:p>114.5</text:p>
              </table:table-cell>
              <table:table-cell office:value-type="float" office:value="356.5">
                <text:p>356.5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86">
                <text:p>-186</text:p>
              </table:table-cell>
              <table:table-cell office:value-type="float" office:value="114">
                <text:p>114</text:p>
              </table:table-cell>
              <table:table-cell office:value-type="float" office:value="358">
                <text:p>3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86.5">
                <text:p>-186.5</text:p>
              </table:table-cell>
              <table:table-cell office:value-type="float" office:value="113.5">
                <text:p>113.5</text:p>
              </table:table-cell>
              <table:table-cell office:value-type="float" office:value="359.5">
                <text:p>359.5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87">
                <text:p>-187</text:p>
              </table:table-cell>
              <table:table-cell office:value-type="float" office:value="113">
                <text:p>113</text:p>
              </table:table-cell>
              <table:table-cell office:value-type="float" office:value="361">
                <text:p>3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87.5">
                <text:p>-187.5</text:p>
              </table:table-cell>
              <table:table-cell office:value-type="float" office:value="112.5">
                <text:p>112.5</text:p>
              </table:table-cell>
              <table:table-cell office:value-type="float" office:value="362.5">
                <text:p>362.5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88">
                <text:p>-188</text:p>
              </table:table-cell>
              <table:table-cell office:value-type="float" office:value="112">
                <text:p>112</text:p>
              </table:table-cell>
              <table:table-cell office:value-type="float" office:value="364">
                <text:p>3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88.5">
                <text:p>-188.5</text:p>
              </table:table-cell>
              <table:table-cell office:value-type="float" office:value="111.5">
                <text:p>111.5</text:p>
              </table:table-cell>
              <table:table-cell office:value-type="float" office:value="365.5">
                <text:p>365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89">
                <text:p>-189</text:p>
              </table:table-cell>
              <table:table-cell office:value-type="float" office:value="111">
                <text:p>111</text:p>
              </table:table-cell>
              <table:table-cell office:value-type="float" office:value="367">
                <text:p>3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89.5">
                <text:p>-189.5</text:p>
              </table:table-cell>
              <table:table-cell office:value-type="float" office:value="110.5">
                <text:p>110.5</text:p>
              </table:table-cell>
              <table:table-cell office:value-type="float" office:value="368.5">
                <text:p>368.5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90">
                <text:p>-190</text:p>
              </table:table-cell>
              <table:table-cell office:value-type="float" office:value="110">
                <text:p>110</text:p>
              </table:table-cell>
              <table:table-cell office:value-type="float" office:value="370">
                <text:p>3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90.5">
                <text:p>-190.5</text:p>
              </table:table-cell>
              <table:table-cell office:value-type="float" office:value="109.5">
                <text:p>109.5</text:p>
              </table:table-cell>
              <table:table-cell office:value-type="float" office:value="371.5">
                <text:p>371.5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91">
                <text:p>-191</text:p>
              </table:table-cell>
              <table:table-cell office:value-type="float" office:value="109">
                <text:p>109</text:p>
              </table:table-cell>
              <table:table-cell office:value-type="float" office:value="373">
                <text:p>3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91.5">
                <text:p>-191.5</text:p>
              </table:table-cell>
              <table:table-cell office:value-type="float" office:value="108.5">
                <text:p>108.5</text:p>
              </table:table-cell>
              <table:table-cell office:value-type="float" office:value="374.5">
                <text:p>374.5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92">
                <text:p>-192</text:p>
              </table:table-cell>
              <table:table-cell office:value-type="float" office:value="108">
                <text:p>108</text:p>
              </table:table-cell>
              <table:table-cell office:value-type="float" office:value="376">
                <text:p>3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92.5">
                <text:p>-192.5</text:p>
              </table:table-cell>
              <table:table-cell office:value-type="float" office:value="107.5">
                <text:p>107.5</text:p>
              </table:table-cell>
              <table:table-cell office:value-type="float" office:value="377.5">
                <text:p>377.5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93">
                <text:p>-193</text:p>
              </table:table-cell>
              <table:table-cell office:value-type="float" office:value="107">
                <text:p>107</text:p>
              </table:table-cell>
              <table:table-cell office:value-type="float" office:value="379">
                <text:p>3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93.5">
                <text:p>-193.5</text:p>
              </table:table-cell>
              <table:table-cell office:value-type="float" office:value="106.5">
                <text:p>106.5</text:p>
              </table:table-cell>
              <table:table-cell office:value-type="float" office:value="380.5">
                <text:p>380.5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94">
                <text:p>-194</text:p>
              </table:table-cell>
              <table:table-cell office:value-type="float" office:value="106">
                <text:p>106</text:p>
              </table:table-cell>
              <table:table-cell office:value-type="float" office:value="382">
                <text:p>3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94.5">
                <text:p>-194.5</text:p>
              </table:table-cell>
              <table:table-cell office:value-type="float" office:value="105.5">
                <text:p>105.5</text:p>
              </table:table-cell>
              <table:table-cell office:value-type="float" office:value="383.5">
                <text:p>383.5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95">
                <text:p>-195</text:p>
              </table:table-cell>
              <table:table-cell office:value-type="float" office:value="105">
                <text:p>105</text:p>
              </table:table-cell>
              <table:table-cell office:value-type="float" office:value="385">
                <text:p>3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95.5">
                <text:p>-195.5</text:p>
              </table:table-cell>
              <table:table-cell office:value-type="float" office:value="104.5">
                <text:p>104.5</text:p>
              </table:table-cell>
              <table:table-cell office:value-type="float" office:value="386.5">
                <text:p>386.5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96">
                <text:p>-196</text:p>
              </table:table-cell>
              <table:table-cell office:value-type="float" office:value="104">
                <text:p>104</text:p>
              </table:table-cell>
              <table:table-cell office:value-type="float" office:value="388">
                <text:p>3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96.5">
                <text:p>-196.5</text:p>
              </table:table-cell>
              <table:table-cell office:value-type="float" office:value="103.5">
                <text:p>103.5</text:p>
              </table:table-cell>
              <table:table-cell office:value-type="float" office:value="389.5">
                <text:p>389.5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97">
                <text:p>-197</text:p>
              </table:table-cell>
              <table:table-cell office:value-type="float" office:value="103">
                <text:p>103</text:p>
              </table:table-cell>
              <table:table-cell office:value-type="float" office:value="391">
                <text:p>3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97.5">
                <text:p>-197.5</text:p>
              </table:table-cell>
              <table:table-cell office:value-type="float" office:value="102.5">
                <text:p>102.5</text:p>
              </table:table-cell>
              <table:table-cell office:value-type="float" office:value="392.5">
                <text:p>392.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98">
                <text:p>-198</text:p>
              </table:table-cell>
              <table:table-cell office:value-type="float" office:value="102">
                <text:p>102</text:p>
              </table:table-cell>
              <table:table-cell office:value-type="float" office:value="394">
                <text:p>3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98.5">
                <text:p>-198.5</text:p>
              </table:table-cell>
              <table:table-cell office:value-type="float" office:value="101.5">
                <text:p>101.5</text:p>
              </table:table-cell>
              <table:table-cell office:value-type="float" office:value="395.5">
                <text:p>395.5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99">
                <text:p>-199</text:p>
              </table:table-cell>
              <table:table-cell office:value-type="float" office:value="101">
                <text:p>101</text:p>
              </table:table-cell>
              <table:table-cell office:value-type="float" office:value="397">
                <text:p>3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99.5">
                <text:p>-199.5</text:p>
              </table:table-cell>
              <table:table-cell office:value-type="float" office:value="100.5">
                <text:p>100.5</text:p>
              </table:table-cell>
              <table:table-cell office:value-type="float" office:value="398.5">
                <text:p>398.5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200">
                <text:p>-200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200.5">
                <text:p>-200.5</text:p>
              </table:table-cell>
              <table:table-cell office:value-type="float" office:value="99.5">
                <text:p>99.5</text:p>
              </table:table-cell>
              <table:table-cell office:value-type="float" office:value="399.5">
                <text:p>399.5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201">
                <text:p>-201</text:p>
              </table:table-cell>
              <table:table-cell office:value-type="float" office:value="99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201.5">
                <text:p>-201.5</text:p>
              </table:table-cell>
              <table:table-cell office:value-type="float" office:value="98.5">
                <text:p>98.5</text:p>
              </table:table-cell>
              <table:table-cell office:value-type="float" office:value="398.5">
                <text:p>398.5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202">
                <text:p>-202</text:p>
              </table:table-cell>
              <table:table-cell office:value-type="float" office:value="98">
                <text:p>98</text:p>
              </table:table-cell>
              <table:table-cell office:value-type="float" office:value="398">
                <text:p>39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202.5">
                <text:p>-202.5</text:p>
              </table:table-cell>
              <table:table-cell office:value-type="float" office:value="97.5">
                <text:p>97.5</text:p>
              </table:table-cell>
              <table:table-cell office:value-type="float" office:value="397.5">
                <text:p>397.5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203">
                <text:p>-203</text:p>
              </table:table-cell>
              <table:table-cell office:value-type="float" office:value="97">
                <text:p>97</text:p>
              </table:table-cell>
              <table:table-cell office:value-type="float" office:value="397">
                <text:p>39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203.5">
                <text:p>-203.5</text:p>
              </table:table-cell>
              <table:table-cell office:value-type="float" office:value="96.5">
                <text:p>96.5</text:p>
              </table:table-cell>
              <table:table-cell office:value-type="float" office:value="396.5">
                <text:p>396.5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204">
                <text:p>-204</text:p>
              </table:table-cell>
              <table:table-cell office:value-type="float" office:value="96">
                <text:p>96</text:p>
              </table:table-cell>
              <table:table-cell office:value-type="float" office:value="396">
                <text:p>39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204.5">
                <text:p>-204.5</text:p>
              </table:table-cell>
              <table:table-cell office:value-type="float" office:value="95.5">
                <text:p>95.5</text:p>
              </table:table-cell>
              <table:table-cell office:value-type="float" office:value="395.5">
                <text:p>395.5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205">
                <text:p>-205</text:p>
              </table:table-cell>
              <table:table-cell office:value-type="float" office:value="95">
                <text:p>95</text:p>
              </table:table-cell>
              <table:table-cell office:value-type="float" office:value="395">
                <text:p>39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205.5">
                <text:p>-205.5</text:p>
              </table:table-cell>
              <table:table-cell office:value-type="float" office:value="94.5">
                <text:p>94.5</text:p>
              </table:table-cell>
              <table:table-cell office:value-type="float" office:value="394.5">
                <text:p>394.5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206">
                <text:p>-206</text:p>
              </table:table-cell>
              <table:table-cell office:value-type="float" office:value="94">
                <text:p>94</text:p>
              </table:table-cell>
              <table:table-cell office:value-type="float" office:value="394">
                <text:p>39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206.5">
                <text:p>-206.5</text:p>
              </table:table-cell>
              <table:table-cell office:value-type="float" office:value="93.5">
                <text:p>93.5</text:p>
              </table:table-cell>
              <table:table-cell office:value-type="float" office:value="393.5">
                <text:p>393.5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207">
                <text:p>-207</text:p>
              </table:table-cell>
              <table:table-cell office:value-type="float" office:value="93">
                <text:p>93</text:p>
              </table:table-cell>
              <table:table-cell office:value-type="float" office:value="393">
                <text:p>39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207.5">
                <text:p>-207.5</text:p>
              </table:table-cell>
              <table:table-cell office:value-type="float" office:value="92.5">
                <text:p>92.5</text:p>
              </table:table-cell>
              <table:table-cell office:value-type="float" office:value="392.5">
                <text:p>392.5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208">
                <text:p>-208</text:p>
              </table:table-cell>
              <table:table-cell office:value-type="float" office:value="92">
                <text:p>92</text:p>
              </table:table-cell>
              <table:table-cell office:value-type="float" office:value="392">
                <text:p>39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208.5">
                <text:p>-208.5</text:p>
              </table:table-cell>
              <table:table-cell office:value-type="float" office:value="91.5">
                <text:p>91.5</text:p>
              </table:table-cell>
              <table:table-cell office:value-type="float" office:value="391.5">
                <text:p>391.5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209">
                <text:p>-209</text:p>
              </table:table-cell>
              <table:table-cell office:value-type="float" office:value="91">
                <text:p>91</text:p>
              </table:table-cell>
              <table:table-cell office:value-type="float" office:value="391">
                <text:p>39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209.5">
                <text:p>-209.5</text:p>
              </table:table-cell>
              <table:table-cell office:value-type="float" office:value="90.5">
                <text:p>90.5</text:p>
              </table:table-cell>
              <table:table-cell office:value-type="float" office:value="390.5">
                <text:p>390.5</text:p>
              </table:table-cell>
              <table:table-cell office:value-type="float" office:value="328.5">
                <text:p>328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210">
                <text:p>-210</text:p>
              </table:table-cell>
              <table:table-cell office:value-type="float" office:value="90">
                <text:p>90</text:p>
              </table:table-cell>
              <table:table-cell office:value-type="float" office:value="390">
                <text:p>39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210.5">
                <text:p>-210.5</text:p>
              </table:table-cell>
              <table:table-cell office:value-type="float" office:value="89.5">
                <text:p>89.5</text:p>
              </table:table-cell>
              <table:table-cell office:value-type="float" office:value="389.5">
                <text:p>389.5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211">
                <text:p>-211</text:p>
              </table:table-cell>
              <table:table-cell office:value-type="float" office:value="89">
                <text:p>89</text:p>
              </table:table-cell>
              <table:table-cell office:value-type="float" office:value="389">
                <text:p>38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211.5">
                <text:p>-211.5</text:p>
              </table:table-cell>
              <table:table-cell office:value-type="float" office:value="88.5">
                <text:p>88.5</text:p>
              </table:table-cell>
              <table:table-cell office:value-type="float" office:value="388.5">
                <text:p>388.5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212">
                <text:p>-212</text:p>
              </table:table-cell>
              <table:table-cell office:value-type="float" office:value="88">
                <text:p>88</text:p>
              </table:table-cell>
              <table:table-cell office:value-type="float" office:value="388">
                <text:p>38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212.5">
                <text:p>-212.5</text:p>
              </table:table-cell>
              <table:table-cell office:value-type="float" office:value="87.5">
                <text:p>87.5</text:p>
              </table:table-cell>
              <table:table-cell office:value-type="float" office:value="387.5">
                <text:p>387.5</text:p>
              </table:table-cell>
              <table:table-cell office:value-type="float" office:value="337.5">
                <text:p>33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213">
                <text:p>-213</text:p>
              </table:table-cell>
              <table:table-cell office:value-type="float" office:value="87">
                <text:p>87</text:p>
              </table:table-cell>
              <table:table-cell office:value-type="float" office:value="387">
                <text:p>38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213.5">
                <text:p>-213.5</text:p>
              </table:table-cell>
              <table:table-cell office:value-type="float" office:value="86.5">
                <text:p>86.5</text:p>
              </table:table-cell>
              <table:table-cell office:value-type="float" office:value="386.5">
                <text:p>386.5</text:p>
              </table:table-cell>
              <table:table-cell office:value-type="float" office:value="340.5">
                <text:p>34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214">
                <text:p>-214</text:p>
              </table:table-cell>
              <table:table-cell office:value-type="float" office:value="86">
                <text:p>86</text:p>
              </table:table-cell>
              <table:table-cell office:value-type="float" office:value="386">
                <text:p>38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214.5">
                <text:p>-214.5</text:p>
              </table:table-cell>
              <table:table-cell office:value-type="float" office:value="85.5">
                <text:p>85.5</text:p>
              </table:table-cell>
              <table:table-cell office:value-type="float" office:value="385.5">
                <text:p>385.5</text:p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215">
                <text:p>-215</text:p>
              </table:table-cell>
              <table:table-cell office:value-type="float" office:value="85">
                <text:p>85</text:p>
              </table:table-cell>
              <table:table-cell office:value-type="float" office:value="385">
                <text:p>3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215.5">
                <text:p>-215.5</text:p>
              </table:table-cell>
              <table:table-cell office:value-type="float" office:value="84.5">
                <text:p>84.5</text:p>
              </table:table-cell>
              <table:table-cell office:value-type="float" office:value="384.5">
                <text:p>384.5</text:p>
              </table:table-cell>
              <table:table-cell office:value-type="float" office:value="346.5">
                <text:p>346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216">
                <text:p>-216</text:p>
              </table:table-cell>
              <table:table-cell office:value-type="float" office:value="84">
                <text:p>84</text:p>
              </table:table-cell>
              <table:table-cell office:value-type="float" office:value="384">
                <text:p>38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216.5">
                <text:p>-216.5</text:p>
              </table:table-cell>
              <table:table-cell office:value-type="float" office:value="83.5">
                <text:p>83.5</text:p>
              </table:table-cell>
              <table:table-cell office:value-type="float" office:value="383.5">
                <text:p>383.5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217">
                <text:p>-217</text:p>
              </table:table-cell>
              <table:table-cell office:value-type="float" office:value="83">
                <text:p>83</text:p>
              </table:table-cell>
              <table:table-cell office:value-type="float" office:value="383">
                <text:p>38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217.5">
                <text:p>-217.5</text:p>
              </table:table-cell>
              <table:table-cell office:value-type="float" office:value="82.5">
                <text:p>82.5</text:p>
              </table:table-cell>
              <table:table-cell office:value-type="float" office:value="382.5">
                <text:p>382.5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218">
                <text:p>-218</text:p>
              </table:table-cell>
              <table:table-cell office:value-type="float" office:value="82">
                <text:p>82</text:p>
              </table:table-cell>
              <table:table-cell office:value-type="float" office:value="382">
                <text:p>38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218.5">
                <text:p>-218.5</text:p>
              </table:table-cell>
              <table:table-cell office:value-type="float" office:value="81.5">
                <text:p>81.5</text:p>
              </table:table-cell>
              <table:table-cell office:value-type="float" office:value="381.5">
                <text:p>381.5</text:p>
              </table:table-cell>
              <table:table-cell office:value-type="float" office:value="355.5">
                <text:p>355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219">
                <text:p>-219</text:p>
              </table:table-cell>
              <table:table-cell office:value-type="float" office:value="81">
                <text:p>81</text:p>
              </table:table-cell>
              <table:table-cell office:value-type="float" office:value="381">
                <text:p>38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219.5">
                <text:p>-219.5</text:p>
              </table:table-cell>
              <table:table-cell office:value-type="float" office:value="80.5">
                <text:p>80.5</text:p>
              </table:table-cell>
              <table:table-cell office:value-type="float" office:value="380.5">
                <text:p>380.5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220">
                <text:p>-220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220.5">
                <text:p>-220.5</text:p>
              </table:table-cell>
              <table:table-cell office:value-type="float" office:value="79.5">
                <text:p>79.5</text:p>
              </table:table-cell>
              <table:table-cell office:value-type="float" office:value="379.5">
                <text:p>379.5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221">
                <text:p>-221</text:p>
              </table:table-cell>
              <table:table-cell office:value-type="float" office:value="79">
                <text:p>79</text:p>
              </table:table-cell>
              <table:table-cell office:value-type="float" office:value="379">
                <text:p>37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221.5">
                <text:p>-221.5</text:p>
              </table:table-cell>
              <table:table-cell office:value-type="float" office:value="78.5">
                <text:p>78.5</text:p>
              </table:table-cell>
              <table:table-cell office:value-type="float" office:value="378.5">
                <text:p>378.5</text:p>
              </table:table-cell>
              <table:table-cell office:value-type="float" office:value="364.5">
                <text:p>36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222">
                <text:p>-222</text:p>
              </table:table-cell>
              <table:table-cell office:value-type="float" office:value="78">
                <text:p>78</text:p>
              </table:table-cell>
              <table:table-cell office:value-type="float" office:value="378">
                <text:p>37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222.5">
                <text:p>-222.5</text:p>
              </table:table-cell>
              <table:table-cell office:value-type="float" office:value="77.5">
                <text:p>77.5</text:p>
              </table:table-cell>
              <table:table-cell office:value-type="float" office:value="377.5">
                <text:p>377.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223">
                <text:p>-223</text:p>
              </table:table-cell>
              <table:table-cell office:value-type="float" office:value="77">
                <text:p>77</text:p>
              </table:table-cell>
              <table:table-cell office:value-type="float" office:value="377">
                <text:p>37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223.5">
                <text:p>-223.5</text:p>
              </table:table-cell>
              <table:table-cell office:value-type="float" office:value="76.5">
                <text:p>76.5</text:p>
              </table:table-cell>
              <table:table-cell office:value-type="float" office:value="376.5">
                <text:p>376.5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224">
                <text:p>-224</text:p>
              </table:table-cell>
              <table:table-cell office:value-type="float" office:value="76">
                <text:p>76</text:p>
              </table:table-cell>
              <table:table-cell office:value-type="float" office:value="376">
                <text:p>37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224.5">
                <text:p>-224.5</text:p>
              </table:table-cell>
              <table:table-cell office:value-type="float" office:value="75.5">
                <text:p>75.5</text:p>
              </table:table-cell>
              <table:table-cell office:value-type="float" office:value="375.5">
                <text:p>375.5</text:p>
              </table:table-cell>
              <table:table-cell office:value-type="float" office:value="373.5">
                <text:p>373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225">
                <text:p>-225</text:p>
              </table:table-cell>
              <table:table-cell office:value-type="float" office:value="75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225.5">
                <text:p>-225.5</text:p>
              </table:table-cell>
              <table:table-cell office:value-type="float" office:value="74.5">
                <text:p>74.5</text:p>
              </table:table-cell>
              <table:table-cell office:value-type="float" office:value="374.5">
                <text:p>374.5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226">
                <text:p>-226</text:p>
              </table:table-cell>
              <table:table-cell office:value-type="float" office:value="74">
                <text:p>74</text:p>
              </table:table-cell>
              <table:table-cell office:value-type="float" office:value="374">
                <text:p>37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226.5">
                <text:p>-226.5</text:p>
              </table:table-cell>
              <table:table-cell office:value-type="float" office:value="73.5">
                <text:p>73.5</text:p>
              </table:table-cell>
              <table:table-cell office:value-type="float" office:value="373.5">
                <text:p>373.5</text:p>
              </table:table-cell>
              <table:table-cell office:value-type="float" office:value="379.5">
                <text:p>379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227">
                <text:p>-227</text:p>
              </table:table-cell>
              <table:table-cell office:value-type="float" office:value="73">
                <text:p>73</text:p>
              </table:table-cell>
              <table:table-cell office:value-type="float" office:value="373">
                <text:p>37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227.5">
                <text:p>-227.5</text:p>
              </table:table-cell>
              <table:table-cell office:value-type="float" office:value="72.5">
                <text:p>72.5</text:p>
              </table:table-cell>
              <table:table-cell office:value-type="float" office:value="372.5">
                <text:p>372.5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228">
                <text:p>-228</text:p>
              </table:table-cell>
              <table:table-cell office:value-type="float" office:value="72">
                <text:p>72</text:p>
              </table:table-cell>
              <table:table-cell office:value-type="float" office:value="372">
                <text:p>37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228.5">
                <text:p>-228.5</text:p>
              </table:table-cell>
              <table:table-cell office:value-type="float" office:value="71.5">
                <text:p>71.5</text:p>
              </table:table-cell>
              <table:table-cell office:value-type="float" office:value="371.5">
                <text:p>371.5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229">
                <text:p>-229</text:p>
              </table:table-cell>
              <table:table-cell office:value-type="float" office:value="71">
                <text:p>71</text:p>
              </table:table-cell>
              <table:table-cell office:value-type="float" office:value="371">
                <text:p>37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229.5">
                <text:p>-229.5</text:p>
              </table:table-cell>
              <table:table-cell office:value-type="float" office:value="70.5">
                <text:p>70.5</text:p>
              </table:table-cell>
              <table:table-cell office:value-type="float" office:value="370.5">
                <text:p>370.5</text:p>
              </table:table-cell>
              <table:table-cell office:value-type="float" office:value="388.5">
                <text:p>388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230">
                <text:p>-230</text:p>
              </table:table-cell>
              <table:table-cell office:value-type="float" office:value="70">
                <text:p>70</text:p>
              </table:table-cell>
              <table:table-cell office:value-type="float" office:value="370">
                <text:p>37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230.5">
                <text:p>-230.5</text:p>
              </table:table-cell>
              <table:table-cell office:value-type="float" office:value="69.5">
                <text:p>69.5</text:p>
              </table:table-cell>
              <table:table-cell office:value-type="float" office:value="369.5">
                <text:p>369.5</text:p>
              </table:table-cell>
              <table:table-cell office:value-type="float" office:value="391.5">
                <text:p>391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231">
                <text:p>-231</text:p>
              </table:table-cell>
              <table:table-cell office:value-type="float" office:value="69">
                <text:p>69</text:p>
              </table:table-cell>
              <table:table-cell office:value-type="float" office:value="369">
                <text:p>36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231.5">
                <text:p>-231.5</text:p>
              </table:table-cell>
              <table:table-cell office:value-type="float" office:value="68.5">
                <text:p>68.5</text:p>
              </table:table-cell>
              <table:table-cell office:value-type="float" office:value="368.5">
                <text:p>368.5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232">
                <text:p>-232</text:p>
              </table:table-cell>
              <table:table-cell office:value-type="float" office:value="68">
                <text:p>68</text:p>
              </table:table-cell>
              <table:table-cell office:value-type="float" office:value="368">
                <text:p>36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232.5">
                <text:p>-232.5</text:p>
              </table:table-cell>
              <table:table-cell office:value-type="float" office:value="67.5">
                <text:p>67.5</text:p>
              </table:table-cell>
              <table:table-cell office:value-type="float" office:value="367.5">
                <text:p>367.5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233">
                <text:p>-233</text:p>
              </table:table-cell>
              <table:table-cell office:value-type="float" office:value="67">
                <text:p>67</text:p>
              </table:table-cell>
              <table:table-cell office:value-type="float" office:value="367">
                <text:p>3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233.5">
                <text:p>-233.5</text:p>
              </table:table-cell>
              <table:table-cell office:value-type="float" office:value="66.5">
                <text:p>66.5</text:p>
              </table:table-cell>
              <table:table-cell office:value-type="float" office:value="366.5">
                <text:p>366.5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234">
                <text:p>-234</text:p>
              </table:table-cell>
              <table:table-cell office:value-type="float" office:value="66">
                <text:p>66</text:p>
              </table:table-cell>
              <table:table-cell office:value-type="float" office:value="366">
                <text:p>36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234.5">
                <text:p>-234.5</text:p>
              </table:table-cell>
              <table:table-cell office:value-type="float" office:value="65.5">
                <text:p>65.5</text:p>
              </table:table-cell>
              <table:table-cell office:value-type="float" office:value="365.5">
                <text:p>365.5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235">
                <text:p>-235</text:p>
              </table:table-cell>
              <table:table-cell office:value-type="float" office:value="65">
                <text:p>65</text:p>
              </table:table-cell>
              <table:table-cell office:value-type="float" office:value="365">
                <text:p>36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235.5">
                <text:p>-235.5</text:p>
              </table:table-cell>
              <table:table-cell office:value-type="float" office:value="64.5">
                <text:p>64.5</text:p>
              </table:table-cell>
              <table:table-cell office:value-type="float" office:value="364.5">
                <text:p>364.5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236">
                <text:p>-236</text:p>
              </table:table-cell>
              <table:table-cell office:value-type="float" office:value="64">
                <text:p>64</text:p>
              </table:table-cell>
              <table:table-cell office:value-type="float" office:value="364">
                <text:p>36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236.5">
                <text:p>-236.5</text:p>
              </table:table-cell>
              <table:table-cell office:value-type="float" office:value="63.5">
                <text:p>63.5</text:p>
              </table:table-cell>
              <table:table-cell office:value-type="float" office:value="363.5">
                <text:p>363.5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237">
                <text:p>-237</text:p>
              </table:table-cell>
              <table:table-cell office:value-type="float" office:value="63">
                <text:p>63</text:p>
              </table:table-cell>
              <table:table-cell office:value-type="float" office:value="363">
                <text:p>36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237.5">
                <text:p>-237.5</text:p>
              </table:table-cell>
              <table:table-cell office:value-type="float" office:value="62.5">
                <text:p>62.5</text:p>
              </table:table-cell>
              <table:table-cell office:value-type="float" office:value="362.5">
                <text:p>362.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238">
                <text:p>-238</text:p>
              </table:table-cell>
              <table:table-cell office:value-type="float" office:value="62">
                <text:p>62</text:p>
              </table:table-cell>
              <table:table-cell office:value-type="float" office:value="362">
                <text:p>36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38.5">
                <text:p>-238.5</text:p>
              </table:table-cell>
              <table:table-cell office:value-type="float" office:value="61.5">
                <text:p>61.5</text:p>
              </table:table-cell>
              <table:table-cell office:value-type="float" office:value="361.5">
                <text:p>361.5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39">
                <text:p>-239</text:p>
              </table:table-cell>
              <table:table-cell office:value-type="float" office:value="61">
                <text:p>61</text:p>
              </table:table-cell>
              <table:table-cell office:value-type="float" office:value="361">
                <text:p>36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239.5">
                <text:p>-239.5</text:p>
              </table:table-cell>
              <table:table-cell office:value-type="float" office:value="60.5">
                <text:p>60.5</text:p>
              </table:table-cell>
              <table:table-cell office:value-type="float" office:value="360.5">
                <text:p>360.5</text:p>
              </table:table-cell>
              <table:table-cell office:value-type="float" office:value="418.5">
                <text:p>418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240">
                <text:p>-240</text:p>
              </table:table-cell>
              <table:table-cell office:value-type="float" office:value="60">
                <text:p>60</text:p>
              </table:table-cell>
              <table:table-cell office:value-type="float" office:value="360">
                <text:p>36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240.5">
                <text:p>-240.5</text:p>
              </table:table-cell>
              <table:table-cell office:value-type="float" office:value="59.5">
                <text:p>59.5</text:p>
              </table:table-cell>
              <table:table-cell office:value-type="float" office:value="359.5">
                <text:p>359.5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241">
                <text:p>-241</text:p>
              </table:table-cell>
              <table:table-cell office:value-type="float" office:value="59">
                <text:p>59</text:p>
              </table:table-cell>
              <table:table-cell office:value-type="float" office:value="359">
                <text:p>35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241.5">
                <text:p>-241.5</text:p>
              </table:table-cell>
              <table:table-cell office:value-type="float" office:value="58.5">
                <text:p>58.5</text:p>
              </table:table-cell>
              <table:table-cell office:value-type="float" office:value="358.5">
                <text:p>358.5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242">
                <text:p>-242</text:p>
              </table:table-cell>
              <table:table-cell office:value-type="float" office:value="58">
                <text:p>58</text:p>
              </table:table-cell>
              <table:table-cell office:value-type="float" office:value="358">
                <text:p>35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242.5">
                <text:p>-242.5</text:p>
              </table:table-cell>
              <table:table-cell office:value-type="float" office:value="57.5">
                <text:p>57.5</text:p>
              </table:table-cell>
              <table:table-cell office:value-type="float" office:value="357.5">
                <text:p>357.5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243">
                <text:p>-243</text:p>
              </table:table-cell>
              <table:table-cell office:value-type="float" office:value="57">
                <text:p>57</text:p>
              </table:table-cell>
              <table:table-cell office:value-type="float" office:value="357">
                <text:p>35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243.5">
                <text:p>-243.5</text:p>
              </table:table-cell>
              <table:table-cell office:value-type="float" office:value="56.5">
                <text:p>56.5</text:p>
              </table:table-cell>
              <table:table-cell office:value-type="float" office:value="356.5">
                <text:p>356.5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244">
                <text:p>-244</text:p>
              </table:table-cell>
              <table:table-cell office:value-type="float" office:value="56">
                <text:p>56</text:p>
              </table:table-cell>
              <table:table-cell office:value-type="float" office:value="356">
                <text:p>35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44.5">
                <text:p>-244.5</text:p>
              </table:table-cell>
              <table:table-cell office:value-type="float" office:value="55.5">
                <text:p>55.5</text:p>
              </table:table-cell>
              <table:table-cell office:value-type="float" office:value="355.5">
                <text:p>355.5</text:p>
              </table:table-cell>
              <table:table-cell office:value-type="float" office:value="433.5">
                <text:p>433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45">
                <text:p>-245</text:p>
              </table:table-cell>
              <table:table-cell office:value-type="float" office:value="55">
                <text:p>55</text:p>
              </table:table-cell>
              <table:table-cell office:value-type="float" office:value="355">
                <text:p>3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45.5">
                <text:p>-245.5</text:p>
              </table:table-cell>
              <table:table-cell office:value-type="float" office:value="54.5">
                <text:p>54.5</text:p>
              </table:table-cell>
              <table:table-cell office:value-type="float" office:value="354.5">
                <text:p>354.5</text:p>
              </table:table-cell>
              <table:table-cell office:value-type="float" office:value="436.5">
                <text:p>436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46">
                <text:p>-246</text:p>
              </table:table-cell>
              <table:table-cell office:value-type="float" office:value="54">
                <text:p>54</text:p>
              </table:table-cell>
              <table:table-cell office:value-type="float" office:value="354">
                <text:p>35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46.5">
                <text:p>-246.5</text:p>
              </table:table-cell>
              <table:table-cell office:value-type="float" office:value="53.5">
                <text:p>53.5</text:p>
              </table:table-cell>
              <table:table-cell office:value-type="float" office:value="353.5">
                <text:p>353.5</text:p>
              </table:table-cell>
              <table:table-cell office:value-type="float" office:value="439.5">
                <text:p>439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247">
                <text:p>-247</text:p>
              </table:table-cell>
              <table:table-cell office:value-type="float" office:value="53">
                <text:p>53</text:p>
              </table:table-cell>
              <table:table-cell office:value-type="float" office:value="353">
                <text:p>35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247.5">
                <text:p>-247.5</text:p>
              </table:table-cell>
              <table:table-cell office:value-type="float" office:value="52.5">
                <text:p>52.5</text:p>
              </table:table-cell>
              <table:table-cell office:value-type="float" office:value="352.5">
                <text:p>352.5</text:p>
              </table:table-cell>
              <table:table-cell office:value-type="float" office:value="442.5">
                <text:p>442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248">
                <text:p>-248</text:p>
              </table:table-cell>
              <table:table-cell office:value-type="float" office:value="52">
                <text:p>52</text:p>
              </table:table-cell>
              <table:table-cell office:value-type="float" office:value="352">
                <text:p>35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248.5">
                <text:p>-248.5</text:p>
              </table:table-cell>
              <table:table-cell office:value-type="float" office:value="51.5">
                <text:p>51.5</text:p>
              </table:table-cell>
              <table:table-cell office:value-type="float" office:value="351.5">
                <text:p>351.5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249">
                <text:p>-249</text:p>
              </table:table-cell>
              <table:table-cell office:value-type="float" office:value="51">
                <text:p>51</text:p>
              </table:table-cell>
              <table:table-cell office:value-type="float" office:value="351">
                <text:p>35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249.5">
                <text:p>-249.5</text:p>
              </table:table-cell>
              <table:table-cell office:value-type="float" office:value="50.5">
                <text:p>50.5</text:p>
              </table:table-cell>
              <table:table-cell office:value-type="float" office:value="350.5">
                <text:p>350.5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250">
                <text:p>-250</text:p>
              </table:table-cell>
              <table:table-cell office:value-type="float" office:value="50">
                <text:p>50</text:p>
              </table:table-cell>
              <table:table-cell office:value-type="float" office:value="350">
                <text:p>3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250.5">
                <text:p>-250.5</text:p>
              </table:table-cell>
              <table:table-cell office:value-type="float" office:value="49.5">
                <text:p>49.5</text:p>
              </table:table-cell>
              <table:table-cell office:value-type="float" office:value="349.5">
                <text:p>349.5</text:p>
              </table:table-cell>
              <table:table-cell office:value-type="float" office:value="451.5">
                <text:p>451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251">
                <text:p>-251</text:p>
              </table:table-cell>
              <table:table-cell office:value-type="float" office:value="49">
                <text:p>49</text:p>
              </table:table-cell>
              <table:table-cell office:value-type="float" office:value="349">
                <text:p>34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251.5">
                <text:p>-251.5</text:p>
              </table:table-cell>
              <table:table-cell office:value-type="float" office:value="48.5">
                <text:p>48.5</text:p>
              </table:table-cell>
              <table:table-cell office:value-type="float" office:value="348.5">
                <text:p>348.5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252">
                <text:p>-252</text:p>
              </table:table-cell>
              <table:table-cell office:value-type="float" office:value="48">
                <text:p>48</text:p>
              </table:table-cell>
              <table:table-cell office:value-type="float" office:value="348">
                <text:p>34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252.5">
                <text:p>-252.5</text:p>
              </table:table-cell>
              <table:table-cell office:value-type="float" office:value="47.5">
                <text:p>47.5</text:p>
              </table:table-cell>
              <table:table-cell office:value-type="float" office:value="347.5">
                <text:p>347.5</text:p>
              </table:table-cell>
              <table:table-cell office:value-type="float" office:value="457.5">
                <text:p>457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253">
                <text:p>-253</text:p>
              </table:table-cell>
              <table:table-cell office:value-type="float" office:value="47">
                <text:p>47</text:p>
              </table:table-cell>
              <table:table-cell office:value-type="float" office:value="347">
                <text:p>34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253.5">
                <text:p>-253.5</text:p>
              </table:table-cell>
              <table:table-cell office:value-type="float" office:value="46.5">
                <text:p>46.5</text:p>
              </table:table-cell>
              <table:table-cell office:value-type="float" office:value="346.5">
                <text:p>346.5</text:p>
              </table:table-cell>
              <table:table-cell office:value-type="float" office:value="460.5">
                <text:p>460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254">
                <text:p>-254</text:p>
              </table:table-cell>
              <table:table-cell office:value-type="float" office:value="46">
                <text:p>46</text:p>
              </table:table-cell>
              <table:table-cell office:value-type="float" office:value="346">
                <text:p>34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254.5">
                <text:p>-254.5</text:p>
              </table:table-cell>
              <table:table-cell office:value-type="float" office:value="45.5">
                <text:p>45.5</text:p>
              </table:table-cell>
              <table:table-cell office:value-type="float" office:value="345.5">
                <text:p>345.5</text:p>
              </table:table-cell>
              <table:table-cell office:value-type="float" office:value="463.5">
                <text:p>463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255">
                <text:p>-255</text:p>
              </table:table-cell>
              <table:table-cell office:value-type="float" office:value="45">
                <text:p>45</text:p>
              </table:table-cell>
              <table:table-cell office:value-type="float" office:value="345">
                <text:p>34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255.5">
                <text:p>-255.5</text:p>
              </table:table-cell>
              <table:table-cell office:value-type="float" office:value="44.5">
                <text:p>44.5</text:p>
              </table:table-cell>
              <table:table-cell office:value-type="float" office:value="344.5">
                <text:p>344.5</text:p>
              </table:table-cell>
              <table:table-cell office:value-type="float" office:value="466.5">
                <text:p>466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256">
                <text:p>-256</text:p>
              </table:table-cell>
              <table:table-cell office:value-type="float" office:value="44">
                <text:p>44</text:p>
              </table:table-cell>
              <table:table-cell office:value-type="float" office:value="344">
                <text:p>3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256.5">
                <text:p>-256.5</text:p>
              </table:table-cell>
              <table:table-cell office:value-type="float" office:value="43.5">
                <text:p>43.5</text:p>
              </table:table-cell>
              <table:table-cell office:value-type="float" office:value="343.5">
                <text:p>343.5</text:p>
              </table:table-cell>
              <table:table-cell office:value-type="float" office:value="469.5">
                <text:p>469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257">
                <text:p>-257</text:p>
              </table:table-cell>
              <table:table-cell office:value-type="float" office:value="43">
                <text:p>43</text:p>
              </table:table-cell>
              <table:table-cell office:value-type="float" office:value="343">
                <text:p>34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257.5">
                <text:p>-257.5</text:p>
              </table:table-cell>
              <table:table-cell office:value-type="float" office:value="42.5">
                <text:p>42.5</text:p>
              </table:table-cell>
              <table:table-cell office:value-type="float" office:value="342.5">
                <text:p>342.5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258">
                <text:p>-258</text:p>
              </table:table-cell>
              <table:table-cell office:value-type="float" office:value="42">
                <text:p>42</text:p>
              </table:table-cell>
              <table:table-cell office:value-type="float" office:value="342">
                <text:p>34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258.5">
                <text:p>-258.5</text:p>
              </table:table-cell>
              <table:table-cell office:value-type="float" office:value="41.5">
                <text:p>41.5</text:p>
              </table:table-cell>
              <table:table-cell office:value-type="float" office:value="341.5">
                <text:p>341.5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259">
                <text:p>-259</text:p>
              </table:table-cell>
              <table:table-cell office:value-type="float" office:value="41">
                <text:p>41</text:p>
              </table:table-cell>
              <table:table-cell office:value-type="float" office:value="341">
                <text:p>34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259.5">
                <text:p>-259.5</text:p>
              </table:table-cell>
              <table:table-cell office:value-type="float" office:value="40.5">
                <text:p>40.5</text:p>
              </table:table-cell>
              <table:table-cell office:value-type="float" office:value="340.5">
                <text:p>340.5</text:p>
              </table:table-cell>
              <table:table-cell office:value-type="float" office:value="478.5">
                <text:p>478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260">
                <text:p>-260</text:p>
              </table:table-cell>
              <table:table-cell office:value-type="float" office:value="40">
                <text:p>40</text:p>
              </table:table-cell>
              <table:table-cell office:value-type="float" office:value="340">
                <text:p>3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260.5">
                <text:p>-260.5</text:p>
              </table:table-cell>
              <table:table-cell office:value-type="float" office:value="39.5">
                <text:p>39.5</text:p>
              </table:table-cell>
              <table:table-cell office:value-type="float" office:value="339.5">
                <text:p>339.5</text:p>
              </table:table-cell>
              <table:table-cell office:value-type="float" office:value="481.5">
                <text:p>481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261">
                <text:p>-261</text:p>
              </table:table-cell>
              <table:table-cell office:value-type="float" office:value="39">
                <text:p>39</text:p>
              </table:table-cell>
              <table:table-cell office:value-type="float" office:value="339">
                <text:p>33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261.5">
                <text:p>-261.5</text:p>
              </table:table-cell>
              <table:table-cell office:value-type="float" office:value="38.5">
                <text:p>38.5</text:p>
              </table:table-cell>
              <table:table-cell office:value-type="float" office:value="338.5">
                <text:p>338.5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262">
                <text:p>-262</text:p>
              </table:table-cell>
              <table:table-cell office:value-type="float" office:value="38">
                <text:p>38</text:p>
              </table:table-cell>
              <table:table-cell office:value-type="float" office:value="338">
                <text:p>33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262.5">
                <text:p>-262.5</text:p>
              </table:table-cell>
              <table:table-cell office:value-type="float" office:value="37.5">
                <text:p>37.5</text:p>
              </table:table-cell>
              <table:table-cell office:value-type="float" office:value="337.5">
                <text:p>337.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263">
                <text:p>-263</text:p>
              </table:table-cell>
              <table:table-cell office:value-type="float" office:value="37">
                <text:p>37</text:p>
              </table:table-cell>
              <table:table-cell office:value-type="float" office:value="337">
                <text:p>33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263.5">
                <text:p>-263.5</text:p>
              </table:table-cell>
              <table:table-cell office:value-type="float" office:value="36.5">
                <text:p>36.5</text:p>
              </table:table-cell>
              <table:table-cell office:value-type="float" office:value="336.5">
                <text:p>336.5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264">
                <text:p>-264</text:p>
              </table:table-cell>
              <table:table-cell office:value-type="float" office:value="36">
                <text:p>36</text:p>
              </table:table-cell>
              <table:table-cell office:value-type="float" office:value="336">
                <text:p>33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264.5">
                <text:p>-264.5</text:p>
              </table:table-cell>
              <table:table-cell office:value-type="float" office:value="35.5">
                <text:p>35.5</text:p>
              </table:table-cell>
              <table:table-cell office:value-type="float" office:value="335.5">
                <text:p>335.5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265">
                <text:p>-265</text:p>
              </table:table-cell>
              <table:table-cell office:value-type="float" office:value="35">
                <text:p>35</text:p>
              </table:table-cell>
              <table:table-cell office:value-type="float" office:value="335">
                <text:p>33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265.5">
                <text:p>-265.5</text:p>
              </table:table-cell>
              <table:table-cell office:value-type="float" office:value="34.5">
                <text:p>34.5</text:p>
              </table:table-cell>
              <table:table-cell office:value-type="float" office:value="334.5">
                <text:p>334.5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266">
                <text:p>-266</text:p>
              </table:table-cell>
              <table:table-cell office:value-type="float" office:value="34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266.5">
                <text:p>-266.5</text:p>
              </table:table-cell>
              <table:table-cell office:value-type="float" office:value="33.5">
                <text:p>33.5</text:p>
              </table:table-cell>
              <table:table-cell office:value-type="float" office:value="333.5">
                <text:p>333.5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267">
                <text:p>-267</text:p>
              </table:table-cell>
              <table:table-cell office:value-type="float" office:value="33">
                <text:p>33</text:p>
              </table:table-cell>
              <table:table-cell office:value-type="float" office:value="333">
                <text:p>33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267.5">
                <text:p>-267.5</text:p>
              </table:table-cell>
              <table:table-cell office:value-type="float" office:value="32.5">
                <text:p>32.5</text:p>
              </table:table-cell>
              <table:table-cell office:value-type="float" office:value="332.5">
                <text:p>332.5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268">
                <text:p>-268</text:p>
              </table:table-cell>
              <table:table-cell office:value-type="float" office:value="32">
                <text:p>32</text:p>
              </table:table-cell>
              <table:table-cell office:value-type="float" office:value="332">
                <text:p>33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268.5">
                <text:p>-268.5</text:p>
              </table:table-cell>
              <table:table-cell office:value-type="float" office:value="31.5">
                <text:p>31.5</text:p>
              </table:table-cell>
              <table:table-cell office:value-type="float" office:value="331.5">
                <text:p>331.5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269">
                <text:p>-269</text:p>
              </table:table-cell>
              <table:table-cell office:value-type="float" office:value="31">
                <text:p>31</text:p>
              </table:table-cell>
              <table:table-cell office:value-type="float" office:value="331">
                <text:p>3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269.5">
                <text:p>-269.5</text:p>
              </table:table-cell>
              <table:table-cell office:value-type="float" office:value="30.5">
                <text:p>30.5</text:p>
              </table:table-cell>
              <table:table-cell office:value-type="float" office:value="330.5">
                <text:p>330.5</text:p>
              </table:table-cell>
              <table:table-cell office:value-type="float" office:value="508.5">
                <text:p>508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270">
                <text:p>-270</text:p>
              </table:table-cell>
              <table:table-cell office:value-type="float" office:value="30">
                <text:p>30</text:p>
              </table:table-cell>
              <table:table-cell office:value-type="float" office:value="330">
                <text:p>33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270.5">
                <text:p>-270.5</text:p>
              </table:table-cell>
              <table:table-cell office:value-type="float" office:value="29.5">
                <text:p>29.5</text:p>
              </table:table-cell>
              <table:table-cell office:value-type="float" office:value="329.5">
                <text:p>329.5</text:p>
              </table:table-cell>
              <table:table-cell office:value-type="float" office:value="511.5">
                <text:p>511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271">
                <text:p>-271</text:p>
              </table:table-cell>
              <table:table-cell office:value-type="float" office:value="29">
                <text:p>29</text:p>
              </table:table-cell>
              <table:table-cell office:value-type="float" office:value="329">
                <text:p>32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271.5">
                <text:p>-271.5</text:p>
              </table:table-cell>
              <table:table-cell office:value-type="float" office:value="28.5">
                <text:p>28.5</text:p>
              </table:table-cell>
              <table:table-cell office:value-type="float" office:value="328.5">
                <text:p>328.5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272">
                <text:p>-272</text:p>
              </table:table-cell>
              <table:table-cell office:value-type="float" office:value="28">
                <text:p>28</text:p>
              </table:table-cell>
              <table:table-cell office:value-type="float" office:value="328">
                <text:p>32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272.5">
                <text:p>-272.5</text:p>
              </table:table-cell>
              <table:table-cell office:value-type="float" office:value="27.5">
                <text:p>27.5</text:p>
              </table:table-cell>
              <table:table-cell office:value-type="float" office:value="327.5">
                <text:p>327.5</text:p>
              </table:table-cell>
              <table:table-cell office:value-type="float" office:value="517.5">
                <text:p>517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273">
                <text:p>-273</text:p>
              </table:table-cell>
              <table:table-cell office:value-type="float" office:value="27">
                <text:p>27</text:p>
              </table:table-cell>
              <table:table-cell office:value-type="float" office:value="327">
                <text:p>32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273.5">
                <text:p>-273.5</text:p>
              </table:table-cell>
              <table:table-cell office:value-type="float" office:value="26.5">
                <text:p>26.5</text:p>
              </table:table-cell>
              <table:table-cell office:value-type="float" office:value="326.5">
                <text:p>326.5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274">
                <text:p>-274</text:p>
              </table:table-cell>
              <table:table-cell office:value-type="float" office:value="26">
                <text:p>26</text:p>
              </table:table-cell>
              <table:table-cell office:value-type="float" office:value="326">
                <text:p>32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274.5">
                <text:p>-274.5</text:p>
              </table:table-cell>
              <table:table-cell office:value-type="float" office:value="25.5">
                <text:p>25.5</text:p>
              </table:table-cell>
              <table:table-cell office:value-type="float" office:value="325.5">
                <text:p>325.5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275">
                <text:p>-275</text:p>
              </table:table-cell>
              <table:table-cell office:value-type="float" office:value="25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275.5">
                <text:p>-275.5</text:p>
              </table:table-cell>
              <table:table-cell office:value-type="float" office:value="24.5">
                <text:p>24.5</text:p>
              </table:table-cell>
              <table:table-cell office:value-type="float" office:value="324.5">
                <text:p>324.5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276">
                <text:p>-276</text:p>
              </table:table-cell>
              <table:table-cell office:value-type="float" office:value="24">
                <text:p>24</text:p>
              </table:table-cell>
              <table:table-cell office:value-type="float" office:value="324">
                <text:p>32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276.5">
                <text:p>-276.5</text:p>
              </table:table-cell>
              <table:table-cell office:value-type="float" office:value="23.5">
                <text:p>23.5</text:p>
              </table:table-cell>
              <table:table-cell office:value-type="float" office:value="323.5">
                <text:p>323.5</text:p>
              </table:table-cell>
              <table:table-cell office:value-type="float" office:value="529.5">
                <text:p>529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277">
                <text:p>-277</text:p>
              </table:table-cell>
              <table:table-cell office:value-type="float" office:value="23">
                <text:p>23</text:p>
              </table:table-cell>
              <table:table-cell office:value-type="float" office:value="323">
                <text:p>32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277.5">
                <text:p>-277.5</text:p>
              </table:table-cell>
              <table:table-cell office:value-type="float" office:value="22.5">
                <text:p>22.5</text:p>
              </table:table-cell>
              <table:table-cell office:value-type="float" office:value="322.5">
                <text:p>322.5</text:p>
              </table:table-cell>
              <table:table-cell office:value-type="float" office:value="532.5">
                <text:p>532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278">
                <text:p>-278</text:p>
              </table:table-cell>
              <table:table-cell office:value-type="float" office:value="22">
                <text:p>22</text:p>
              </table:table-cell>
              <table:table-cell office:value-type="float" office:value="322">
                <text:p>32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278.5">
                <text:p>-278.5</text:p>
              </table:table-cell>
              <table:table-cell office:value-type="float" office:value="21.5">
                <text:p>21.5</text:p>
              </table:table-cell>
              <table:table-cell office:value-type="float" office:value="321.5">
                <text:p>321.5</text:p>
              </table:table-cell>
              <table:table-cell office:value-type="float" office:value="535.5">
                <text:p>535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279">
                <text:p>-279</text:p>
              </table:table-cell>
              <table:table-cell office:value-type="float" office:value="21">
                <text:p>21</text:p>
              </table:table-cell>
              <table:table-cell office:value-type="float" office:value="321">
                <text:p>32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279.5">
                <text:p>-279.5</text:p>
              </table:table-cell>
              <table:table-cell office:value-type="float" office:value="20.5">
                <text:p>20.5</text:p>
              </table:table-cell>
              <table:table-cell office:value-type="float" office:value="320.5">
                <text:p>320.5</text:p>
              </table:table-cell>
              <table:table-cell office:value-type="float" office:value="538.5">
                <text:p>538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280">
                <text:p>-280</text:p>
              </table:table-cell>
              <table:table-cell office:value-type="float" office:value="20">
                <text:p>20</text:p>
              </table:table-cell>
              <table:table-cell office:value-type="float" office:value="320">
                <text:p>32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280.5">
                <text:p>-280.5</text:p>
              </table:table-cell>
              <table:table-cell office:value-type="float" office:value="19.5">
                <text:p>19.5</text:p>
              </table:table-cell>
              <table:table-cell office:value-type="float" office:value="319.5">
                <text:p>319.5</text:p>
              </table:table-cell>
              <table:table-cell office:value-type="float" office:value="541.5">
                <text:p>541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281">
                <text:p>-281</text:p>
              </table:table-cell>
              <table:table-cell office:value-type="float" office:value="19">
                <text:p>19</text:p>
              </table:table-cell>
              <table:table-cell office:value-type="float" office:value="319">
                <text:p>31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281.5">
                <text:p>-281.5</text:p>
              </table:table-cell>
              <table:table-cell office:value-type="float" office:value="18.5">
                <text:p>18.5</text:p>
              </table:table-cell>
              <table:table-cell office:value-type="float" office:value="318.5">
                <text:p>318.5</text:p>
              </table:table-cell>
              <table:table-cell office:value-type="float" office:value="544.5">
                <text:p>544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282">
                <text:p>-282</text:p>
              </table:table-cell>
              <table:table-cell office:value-type="float" office:value="18">
                <text:p>18</text:p>
              </table:table-cell>
              <table:table-cell office:value-type="float" office:value="318">
                <text:p>31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282.5">
                <text:p>-282.5</text:p>
              </table:table-cell>
              <table:table-cell office:value-type="float" office:value="17.5">
                <text:p>17.5</text:p>
              </table:table-cell>
              <table:table-cell office:value-type="float" office:value="317.5">
                <text:p>317.5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283">
                <text:p>-283</text:p>
              </table:table-cell>
              <table:table-cell office:value-type="float" office:value="17">
                <text:p>17</text:p>
              </table:table-cell>
              <table:table-cell office:value-type="float" office:value="317">
                <text:p>31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283.5">
                <text:p>-283.5</text:p>
              </table:table-cell>
              <table:table-cell office:value-type="float" office:value="16.5">
                <text:p>16.5</text:p>
              </table:table-cell>
              <table:table-cell office:value-type="float" office:value="316.5">
                <text:p>316.5</text:p>
              </table:table-cell>
              <table:table-cell office:value-type="float" office:value="550.5">
                <text:p>550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284">
                <text:p>-284</text:p>
              </table:table-cell>
              <table:table-cell office:value-type="float" office:value="16">
                <text:p>16</text:p>
              </table:table-cell>
              <table:table-cell office:value-type="float" office:value="316">
                <text:p>31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284.5">
                <text:p>-284.5</text:p>
              </table:table-cell>
              <table:table-cell office:value-type="float" office:value="15.5">
                <text:p>15.5</text:p>
              </table:table-cell>
              <table:table-cell office:value-type="float" office:value="315.5">
                <text:p>315.5</text:p>
              </table:table-cell>
              <table:table-cell office:value-type="float" office:value="553.5">
                <text:p>553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285">
                <text:p>-285</text:p>
              </table:table-cell>
              <table:table-cell office:value-type="float" office:value="15">
                <text:p>15</text:p>
              </table:table-cell>
              <table:table-cell office:value-type="float" office:value="315">
                <text:p>31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285.5">
                <text:p>-285.5</text:p>
              </table:table-cell>
              <table:table-cell office:value-type="float" office:value="14.5">
                <text:p>14.5</text:p>
              </table:table-cell>
              <table:table-cell office:value-type="float" office:value="314.5">
                <text:p>314.5</text:p>
              </table:table-cell>
              <table:table-cell office:value-type="float" office:value="556.5">
                <text:p>556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86">
                <text:p>-286</text:p>
              </table:table-cell>
              <table:table-cell office:value-type="float" office:value="14">
                <text:p>14</text:p>
              </table:table-cell>
              <table:table-cell office:value-type="float" office:value="314">
                <text:p>31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86.5">
                <text:p>-286.5</text:p>
              </table:table-cell>
              <table:table-cell office:value-type="float" office:value="13.5">
                <text:p>13.5</text:p>
              </table:table-cell>
              <table:table-cell office:value-type="float" office:value="313.5">
                <text:p>313.5</text:p>
              </table:table-cell>
              <table:table-cell office:value-type="float" office:value="559.5">
                <text:p>559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287">
                <text:p>-287</text:p>
              </table:table-cell>
              <table:table-cell office:value-type="float" office:value="13">
                <text:p>13</text:p>
              </table:table-cell>
              <table:table-cell office:value-type="float" office:value="313">
                <text:p>31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287.5">
                <text:p>-287.5</text:p>
              </table:table-cell>
              <table:table-cell office:value-type="float" office:value="12.5">
                <text:p>12.5</text:p>
              </table:table-cell>
              <table:table-cell office:value-type="float" office:value="312.5">
                <text:p>312.5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288">
                <text:p>-288</text:p>
              </table:table-cell>
              <table:table-cell office:value-type="float" office:value="12">
                <text:p>12</text:p>
              </table:table-cell>
              <table:table-cell office:value-type="float" office:value="312">
                <text:p>31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288.5">
                <text:p>-288.5</text:p>
              </table:table-cell>
              <table:table-cell office:value-type="float" office:value="11.5">
                <text:p>11.5</text:p>
              </table:table-cell>
              <table:table-cell office:value-type="float" office:value="311.5">
                <text:p>311.5</text:p>
              </table:table-cell>
              <table:table-cell office:value-type="float" office:value="565.5">
                <text:p>565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289">
                <text:p>-289</text:p>
              </table:table-cell>
              <table:table-cell office:value-type="float" office:value="11">
                <text:p>11</text:p>
              </table:table-cell>
              <table:table-cell office:value-type="float" office:value="311">
                <text:p>31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289.5">
                <text:p>-289.5</text:p>
              </table:table-cell>
              <table:table-cell office:value-type="float" office:value="10.5">
                <text:p>10.5</text:p>
              </table:table-cell>
              <table:table-cell office:value-type="float" office:value="310.5">
                <text:p>310.5</text:p>
              </table:table-cell>
              <table:table-cell office:value-type="float" office:value="568.5">
                <text:p>568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290">
                <text:p>-290</text:p>
              </table:table-cell>
              <table:table-cell office:value-type="float" office:value="10">
                <text:p>10</text:p>
              </table:table-cell>
              <table:table-cell office:value-type="float" office:value="310">
                <text:p>31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290.5">
                <text:p>-290.5</text:p>
              </table:table-cell>
              <table:table-cell office:value-type="float" office:value="9.5">
                <text:p>9.5</text:p>
              </table:table-cell>
              <table:table-cell office:value-type="float" office:value="309.5">
                <text:p>309.5</text:p>
              </table:table-cell>
              <table:table-cell office:value-type="float" office:value="571.5">
                <text:p>571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91">
                <text:p>-291</text:p>
              </table:table-cell>
              <table:table-cell office:value-type="float" office:value="9">
                <text:p>9</text:p>
              </table:table-cell>
              <table:table-cell office:value-type="float" office:value="309">
                <text:p>30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91.5">
                <text:p>-291.5</text:p>
              </table:table-cell>
              <table:table-cell office:value-type="float" office:value="8.5">
                <text:p>8.5</text:p>
              </table:table-cell>
              <table:table-cell office:value-type="float" office:value="308.5">
                <text:p>308.5</text:p>
              </table:table-cell>
              <table:table-cell office:value-type="float" office:value="574.5">
                <text:p>574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92">
                <text:p>-292</text:p>
              </table:table-cell>
              <table:table-cell office:value-type="float" office:value="8">
                <text:p>8</text:p>
              </table:table-cell>
              <table:table-cell office:value-type="float" office:value="308">
                <text:p>30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92.5">
                <text:p>-292.5</text:p>
              </table:table-cell>
              <table:table-cell office:value-type="float" office:value="7.5">
                <text:p>7.5</text:p>
              </table:table-cell>
              <table:table-cell office:value-type="float" office:value="307.5">
                <text:p>307.5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93">
                <text:p>-293</text:p>
              </table:table-cell>
              <table:table-cell office:value-type="float" office:value="7">
                <text:p>7</text:p>
              </table:table-cell>
              <table:table-cell office:value-type="float" office:value="307">
                <text:p>30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293.5">
                <text:p>-293.5</text:p>
              </table:table-cell>
              <table:table-cell office:value-type="float" office:value="6.5">
                <text:p>6.5</text:p>
              </table:table-cell>
              <table:table-cell office:value-type="float" office:value="306.5">
                <text:p>306.5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294">
                <text:p>-294</text:p>
              </table:table-cell>
              <table:table-cell office:value-type="float" office:value="6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294.5">
                <text:p>-294.5</text:p>
              </table:table-cell>
              <table:table-cell office:value-type="float" office:value="5.5">
                <text:p>5.5</text:p>
              </table:table-cell>
              <table:table-cell office:value-type="float" office:value="305.5">
                <text:p>305.5</text:p>
              </table:table-cell>
              <table:table-cell office:value-type="float" office:value="583.5">
                <text:p>583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295">
                <text:p>-295</text:p>
              </table:table-cell>
              <table:table-cell office:value-type="float" office:value="5">
                <text:p>5</text:p>
              </table:table-cell>
              <table:table-cell office:value-type="float" office:value="305">
                <text:p>30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295.5">
                <text:p>-295.5</text:p>
              </table:table-cell>
              <table:table-cell office:value-type="float" office:value="4.5">
                <text:p>4.5</text:p>
              </table:table-cell>
              <table:table-cell office:value-type="float" office:value="304.5">
                <text:p>304.5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296">
                <text:p>-296</text:p>
              </table:table-cell>
              <table:table-cell office:value-type="float" office:value="4">
                <text:p>4</text:p>
              </table:table-cell>
              <table:table-cell office:value-type="float" office:value="304">
                <text:p>30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296.5">
                <text:p>-296.5</text:p>
              </table:table-cell>
              <table:table-cell office:value-type="float" office:value="3.5">
                <text:p>3.5</text:p>
              </table:table-cell>
              <table:table-cell office:value-type="float" office:value="303.5">
                <text:p>303.5</text:p>
              </table:table-cell>
              <table:table-cell office:value-type="float" office:value="589.5">
                <text:p>589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297">
                <text:p>-297</text:p>
              </table:table-cell>
              <table:table-cell office:value-type="float" office:value="3">
                <text:p>3</text:p>
              </table:table-cell>
              <table:table-cell office:value-type="float" office:value="303">
                <text:p>30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297.5">
                <text:p>-297.5</text:p>
              </table:table-cell>
              <table:table-cell office:value-type="float" office:value="2.5">
                <text:p>2.5</text:p>
              </table:table-cell>
              <table:table-cell office:value-type="float" office:value="302.5">
                <text:p>302.5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298">
                <text:p>-298</text:p>
              </table:table-cell>
              <table:table-cell office:value-type="float" office:value="2">
                <text:p>2</text:p>
              </table:table-cell>
              <table:table-cell office:value-type="float" office:value="302">
                <text:p>30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298.5">
                <text:p>-298.5</text:p>
              </table:table-cell>
              <table:table-cell office:value-type="float" office:value="1.5">
                <text:p>1.5</text:p>
              </table:table-cell>
              <table:table-cell office:value-type="float" office:value="301.5">
                <text:p>301.5</text:p>
              </table:table-cell>
              <table:table-cell office:value-type="float" office:value="595.5">
                <text:p>595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299">
                <text:p>-299</text:p>
              </table:table-cell>
              <table:table-cell office:value-type="float" office:value="1">
                <text:p>1</text:p>
              </table:table-cell>
              <table:table-cell office:value-type="float" office:value="301">
                <text:p>30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299.5">
                <text:p>-299.5</text:p>
              </table:table-cell>
              <table:table-cell office:value-type="float" office:value="0.5">
                <text:p>0.5</text:p>
              </table:table-cell>
              <table:table-cell office:value-type="float" office:value="300.5">
                <text:p>300.5</text:p>
              </table:table-cell>
              <table:table-cell office:value-type="float" office:value="598.5">
                <text:p>598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300.5">
                <text:p>-300.5</text:p>
              </table:table-cell>
              <table:table-cell office:value-type="float" office:value="-0.5">
                <text:p>-0.5</text:p>
              </table:table-cell>
              <table:table-cell office:value-type="float" office:value="299.5">
                <text:p>299.5</text:p>
              </table:table-cell>
              <table:table-cell office:value-type="float" office:value="599.5">
                <text:p>59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301">
                <text:p>-301</text:p>
              </table:table-cell>
              <table:table-cell office:value-type="float" office:value="-1">
                <text:p>-1</text:p>
              </table:table-cell>
              <table:table-cell office:value-type="float" office:value="299">
                <text:p>29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301.5">
                <text:p>-301.5</text:p>
              </table:table-cell>
              <table:table-cell office:value-type="float" office:value="-1.5">
                <text:p>-1.5</text:p>
              </table:table-cell>
              <table:table-cell office:value-type="float" office:value="298.5">
                <text:p>298.5</text:p>
              </table:table-cell>
              <table:table-cell office:value-type="float" office:value="598.5">
                <text:p>59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302">
                <text:p>-302</text:p>
              </table:table-cell>
              <table:table-cell office:value-type="float" office:value="-2">
                <text:p>-2</text:p>
              </table:table-cell>
              <table:table-cell office:value-type="float" office:value="298">
                <text:p>2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302.5">
                <text:p>-302.5</text:p>
              </table:table-cell>
              <table:table-cell office:value-type="float" office:value="-2.5">
                <text:p>-2.5</text:p>
              </table:table-cell>
              <table:table-cell office:value-type="float" office:value="297.5">
                <text:p>297.5</text:p>
              </table:table-cell>
              <table:table-cell office:value-type="float" office:value="597.5">
                <text:p>59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303">
                <text:p>-303</text:p>
              </table:table-cell>
              <table:table-cell office:value-type="float" office:value="-3">
                <text:p>-3</text:p>
              </table:table-cell>
              <table:table-cell office:value-type="float" office:value="297">
                <text:p>2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303.5">
                <text:p>-303.5</text:p>
              </table:table-cell>
              <table:table-cell office:value-type="float" office:value="-3.5">
                <text:p>-3.5</text:p>
              </table:table-cell>
              <table:table-cell office:value-type="float" office:value="296.5">
                <text:p>296.5</text:p>
              </table:table-cell>
              <table:table-cell office:value-type="float" office:value="596.5">
                <text:p>59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304">
                <text:p>-304</text:p>
              </table:table-cell>
              <table:table-cell office:value-type="float" office:value="-4">
                <text:p>-4</text:p>
              </table:table-cell>
              <table:table-cell office:value-type="float" office:value="296">
                <text:p>2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304.5">
                <text:p>-304.5</text:p>
              </table:table-cell>
              <table:table-cell office:value-type="float" office:value="-4.5">
                <text:p>-4.5</text:p>
              </table:table-cell>
              <table:table-cell office:value-type="float" office:value="295.5">
                <text:p>295.5</text:p>
              </table:table-cell>
              <table:table-cell office:value-type="float" office:value="595.5">
                <text:p>59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305">
                <text:p>-305</text:p>
              </table:table-cell>
              <table:table-cell office:value-type="float" office:value="-5">
                <text:p>-5</text:p>
              </table:table-cell>
              <table:table-cell office:value-type="float" office:value="295">
                <text:p>2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305.5">
                <text:p>-305.5</text:p>
              </table:table-cell>
              <table:table-cell office:value-type="float" office:value="-5.5">
                <text:p>-5.5</text:p>
              </table:table-cell>
              <table:table-cell office:value-type="float" office:value="294.5">
                <text:p>294.5</text:p>
              </table:table-cell>
              <table:table-cell office:value-type="float" office:value="594.5">
                <text:p>59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306">
                <text:p>-306</text:p>
              </table:table-cell>
              <table:table-cell office:value-type="float" office:value="-6">
                <text:p>-6</text:p>
              </table:table-cell>
              <table:table-cell office:value-type="float" office:value="294">
                <text:p>2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306.5">
                <text:p>-306.5</text:p>
              </table:table-cell>
              <table:table-cell office:value-type="float" office:value="-6.5">
                <text:p>-6.5</text:p>
              </table:table-cell>
              <table:table-cell office:value-type="float" office:value="293.5">
                <text:p>293.5</text:p>
              </table:table-cell>
              <table:table-cell office:value-type="float" office:value="593.5">
                <text:p>59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307">
                <text:p>-307</text:p>
              </table:table-cell>
              <table:table-cell office:value-type="float" office:value="-7">
                <text:p>-7</text:p>
              </table:table-cell>
              <table:table-cell office:value-type="float" office:value="293">
                <text:p>2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307.5">
                <text:p>-307.5</text:p>
              </table:table-cell>
              <table:table-cell office:value-type="float" office:value="-7.5">
                <text:p>-7.5</text:p>
              </table:table-cell>
              <table:table-cell office:value-type="float" office:value="292.5">
                <text:p>292.5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308">
                <text:p>-308</text:p>
              </table:table-cell>
              <table:table-cell office:value-type="float" office:value="-8">
                <text:p>-8</text:p>
              </table:table-cell>
              <table:table-cell office:value-type="float" office:value="292">
                <text:p>2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308.5">
                <text:p>-308.5</text:p>
              </table:table-cell>
              <table:table-cell office:value-type="float" office:value="-8.5">
                <text:p>-8.5</text:p>
              </table:table-cell>
              <table:table-cell office:value-type="float" office:value="291.5">
                <text:p>291.5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309">
                <text:p>-309</text:p>
              </table:table-cell>
              <table:table-cell office:value-type="float" office:value="-9">
                <text:p>-9</text:p>
              </table:table-cell>
              <table:table-cell office:value-type="float" office:value="291">
                <text:p>29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309.5">
                <text:p>-309.5</text:p>
              </table:table-cell>
              <table:table-cell office:value-type="float" office:value="-9.5">
                <text:p>-9.5</text:p>
              </table:table-cell>
              <table:table-cell office:value-type="float" office:value="290.5">
                <text:p>290.5</text:p>
              </table:table-cell>
              <table:table-cell office:value-type="float" office:value="590.5">
                <text:p>59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310">
                <text:p>-310</text:p>
              </table:table-cell>
              <table:table-cell office:value-type="float" office:value="-10">
                <text:p>-10</text:p>
              </table:table-cell>
              <table:table-cell office:value-type="float" office:value="290">
                <text:p>29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310.5">
                <text:p>-310.5</text:p>
              </table:table-cell>
              <table:table-cell office:value-type="float" office:value="-10.5">
                <text:p>-10.5</text:p>
              </table:table-cell>
              <table:table-cell office:value-type="float" office:value="289.5">
                <text:p>289.5</text:p>
              </table:table-cell>
              <table:table-cell office:value-type="float" office:value="589.5">
                <text:p>58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311">
                <text:p>-311</text:p>
              </table:table-cell>
              <table:table-cell office:value-type="float" office:value="-11">
                <text:p>-11</text:p>
              </table:table-cell>
              <table:table-cell office:value-type="float" office:value="289">
                <text:p>28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311.5">
                <text:p>-311.5</text:p>
              </table:table-cell>
              <table:table-cell office:value-type="float" office:value="-11.5">
                <text:p>-11.5</text:p>
              </table:table-cell>
              <table:table-cell office:value-type="float" office:value="288.5">
                <text:p>288.5</text:p>
              </table:table-cell>
              <table:table-cell office:value-type="float" office:value="588.5">
                <text:p>58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312">
                <text:p>-312</text:p>
              </table:table-cell>
              <table:table-cell office:value-type="float" office:value="-12">
                <text:p>-12</text:p>
              </table:table-cell>
              <table:table-cell office:value-type="float" office:value="288">
                <text:p>28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312.5">
                <text:p>-312.5</text:p>
              </table:table-cell>
              <table:table-cell office:value-type="float" office:value="-12.5">
                <text:p>-12.5</text:p>
              </table:table-cell>
              <table:table-cell office:value-type="float" office:value="287.5">
                <text:p>287.5</text:p>
              </table:table-cell>
              <table:table-cell office:value-type="float" office:value="587.5">
                <text:p>5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313">
                <text:p>-313</text:p>
              </table:table-cell>
              <table:table-cell office:value-type="float" office:value="-13">
                <text:p>-13</text:p>
              </table:table-cell>
              <table:table-cell office:value-type="float" office:value="287">
                <text:p>28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313.5">
                <text:p>-313.5</text:p>
              </table:table-cell>
              <table:table-cell office:value-type="float" office:value="-13.5">
                <text:p>-13.5</text:p>
              </table:table-cell>
              <table:table-cell office:value-type="float" office:value="286.5">
                <text:p>286.5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314">
                <text:p>-314</text:p>
              </table:table-cell>
              <table:table-cell office:value-type="float" office:value="-14">
                <text:p>-14</text:p>
              </table:table-cell>
              <table:table-cell office:value-type="float" office:value="286">
                <text:p>28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314.5">
                <text:p>-314.5</text:p>
              </table:table-cell>
              <table:table-cell office:value-type="float" office:value="-14.5">
                <text:p>-14.5</text:p>
              </table:table-cell>
              <table:table-cell office:value-type="float" office:value="285.5">
                <text:p>285.5</text:p>
              </table:table-cell>
              <table:table-cell office:value-type="float" office:value="585.5">
                <text:p>58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315">
                <text:p>-315</text:p>
              </table:table-cell>
              <table:table-cell office:value-type="float" office:value="-15">
                <text:p>-15</text:p>
              </table:table-cell>
              <table:table-cell office:value-type="float" office:value="285">
                <text:p>28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315.5">
                <text:p>-315.5</text:p>
              </table:table-cell>
              <table:table-cell office:value-type="float" office:value="-15.5">
                <text:p>-15.5</text:p>
              </table:table-cell>
              <table:table-cell office:value-type="float" office:value="284.5">
                <text:p>284.5</text:p>
              </table:table-cell>
              <table:table-cell office:value-type="float" office:value="584.5">
                <text:p>58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316">
                <text:p>-316</text:p>
              </table:table-cell>
              <table:table-cell office:value-type="float" office:value="-16">
                <text:p>-16</text:p>
              </table:table-cell>
              <table:table-cell office:value-type="float" office:value="284">
                <text:p>28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316.5">
                <text:p>-316.5</text:p>
              </table:table-cell>
              <table:table-cell office:value-type="float" office:value="-16.5">
                <text:p>-16.5</text:p>
              </table:table-cell>
              <table:table-cell office:value-type="float" office:value="283.5">
                <text:p>283.5</text:p>
              </table:table-cell>
              <table:table-cell office:value-type="float" office:value="583.5">
                <text:p>5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317">
                <text:p>-317</text:p>
              </table:table-cell>
              <table:table-cell office:value-type="float" office:value="-17">
                <text:p>-17</text:p>
              </table:table-cell>
              <table:table-cell office:value-type="float" office:value="283">
                <text:p>28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317.5">
                <text:p>-317.5</text:p>
              </table:table-cell>
              <table:table-cell office:value-type="float" office:value="-17.5">
                <text:p>-17.5</text:p>
              </table:table-cell>
              <table:table-cell office:value-type="float" office:value="282.5">
                <text:p>282.5</text:p>
              </table:table-cell>
              <table:table-cell office:value-type="float" office:value="582.5">
                <text:p>58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318">
                <text:p>-318</text:p>
              </table:table-cell>
              <table:table-cell office:value-type="float" office:value="-18">
                <text:p>-18</text:p>
              </table:table-cell>
              <table:table-cell office:value-type="float" office:value="282">
                <text:p>2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318.5">
                <text:p>-318.5</text:p>
              </table:table-cell>
              <table:table-cell office:value-type="float" office:value="-18.5">
                <text:p>-18.5</text:p>
              </table:table-cell>
              <table:table-cell office:value-type="float" office:value="281.5">
                <text:p>281.5</text:p>
              </table:table-cell>
              <table:table-cell office:value-type="float" office:value="581.5">
                <text:p>58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319">
                <text:p>-319</text:p>
              </table:table-cell>
              <table:table-cell office:value-type="float" office:value="-19">
                <text:p>-19</text:p>
              </table:table-cell>
              <table:table-cell office:value-type="float" office:value="281">
                <text:p>28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319.5">
                <text:p>-319.5</text:p>
              </table:table-cell>
              <table:table-cell office:value-type="float" office:value="-19.5">
                <text:p>-19.5</text:p>
              </table:table-cell>
              <table:table-cell office:value-type="float" office:value="280.5">
                <text:p>280.5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320">
                <text:p>-320</text:p>
              </table:table-cell>
              <table:table-cell office:value-type="float" office:value="-20">
                <text:p>-20</text:p>
              </table:table-cell>
              <table:table-cell office:value-type="float" office:value="280">
                <text:p>2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320.5">
                <text:p>-320.5</text:p>
              </table:table-cell>
              <table:table-cell office:value-type="float" office:value="-20.5">
                <text:p>-20.5</text:p>
              </table:table-cell>
              <table:table-cell office:value-type="float" office:value="279.5">
                <text:p>279.5</text:p>
              </table:table-cell>
              <table:table-cell office:value-type="float" office:value="579.5">
                <text:p>57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321">
                <text:p>-321</text:p>
              </table:table-cell>
              <table:table-cell office:value-type="float" office:value="-21">
                <text:p>-21</text:p>
              </table:table-cell>
              <table:table-cell office:value-type="float" office:value="279">
                <text:p>27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321.5">
                <text:p>-321.5</text:p>
              </table:table-cell>
              <table:table-cell office:value-type="float" office:value="-21.5">
                <text:p>-21.5</text:p>
              </table:table-cell>
              <table:table-cell office:value-type="float" office:value="278.5">
                <text:p>278.5</text:p>
              </table:table-cell>
              <table:table-cell office:value-type="float" office:value="578.5">
                <text:p>57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322">
                <text:p>-322</text:p>
              </table:table-cell>
              <table:table-cell office:value-type="float" office:value="-22">
                <text:p>-22</text:p>
              </table:table-cell>
              <table:table-cell office:value-type="float" office:value="278">
                <text:p>27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322.5">
                <text:p>-322.5</text:p>
              </table:table-cell>
              <table:table-cell office:value-type="float" office:value="-22.5">
                <text:p>-22.5</text:p>
              </table:table-cell>
              <table:table-cell office:value-type="float" office:value="277.5">
                <text:p>277.5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323">
                <text:p>-323</text:p>
              </table:table-cell>
              <table:table-cell office:value-type="float" office:value="-23">
                <text:p>-23</text:p>
              </table:table-cell>
              <table:table-cell office:value-type="float" office:value="277">
                <text:p>27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323.5">
                <text:p>-323.5</text:p>
              </table:table-cell>
              <table:table-cell office:value-type="float" office:value="-23.5">
                <text:p>-23.5</text:p>
              </table:table-cell>
              <table:table-cell office:value-type="float" office:value="276.5">
                <text:p>276.5</text:p>
              </table:table-cell>
              <table:table-cell office:value-type="float" office:value="576.5">
                <text:p>57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324">
                <text:p>-324</text:p>
              </table:table-cell>
              <table:table-cell office:value-type="float" office:value="-24">
                <text:p>-24</text:p>
              </table:table-cell>
              <table:table-cell office:value-type="float" office:value="276">
                <text:p>27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324.5">
                <text:p>-324.5</text:p>
              </table:table-cell>
              <table:table-cell office:value-type="float" office:value="-24.5">
                <text:p>-24.5</text:p>
              </table:table-cell>
              <table:table-cell office:value-type="float" office:value="275.5">
                <text:p>275.5</text:p>
              </table:table-cell>
              <table:table-cell office:value-type="float" office:value="575.5">
                <text:p>57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325">
                <text:p>-325</text:p>
              </table:table-cell>
              <table:table-cell office:value-type="float" office:value="-25">
                <text:p>-25</text:p>
              </table:table-cell>
              <table:table-cell office:value-type="float" office:value="275">
                <text:p>27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325.5">
                <text:p>-325.5</text:p>
              </table:table-cell>
              <table:table-cell office:value-type="float" office:value="-25.5">
                <text:p>-25.5</text:p>
              </table:table-cell>
              <table:table-cell office:value-type="float" office:value="274.5">
                <text:p>274.5</text:p>
              </table:table-cell>
              <table:table-cell office:value-type="float" office:value="574.5">
                <text:p>57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326">
                <text:p>-326</text:p>
              </table:table-cell>
              <table:table-cell office:value-type="float" office:value="-26">
                <text:p>-26</text:p>
              </table:table-cell>
              <table:table-cell office:value-type="float" office:value="274">
                <text:p>27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326.5">
                <text:p>-326.5</text:p>
              </table:table-cell>
              <table:table-cell office:value-type="float" office:value="-26.5">
                <text:p>-26.5</text:p>
              </table:table-cell>
              <table:table-cell office:value-type="float" office:value="273.5">
                <text:p>273.5</text:p>
              </table:table-cell>
              <table:table-cell office:value-type="float" office:value="573.5">
                <text:p>57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327">
                <text:p>-327</text:p>
              </table:table-cell>
              <table:table-cell office:value-type="float" office:value="-27">
                <text:p>-27</text:p>
              </table:table-cell>
              <table:table-cell office:value-type="float" office:value="273">
                <text:p>27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327.5">
                <text:p>-327.5</text:p>
              </table:table-cell>
              <table:table-cell office:value-type="float" office:value="-27.5">
                <text:p>-27.5</text:p>
              </table:table-cell>
              <table:table-cell office:value-type="float" office:value="272.5">
                <text:p>272.5</text:p>
              </table:table-cell>
              <table:table-cell office:value-type="float" office:value="572.5">
                <text:p>57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328">
                <text:p>-328</text:p>
              </table:table-cell>
              <table:table-cell office:value-type="float" office:value="-28">
                <text:p>-28</text:p>
              </table:table-cell>
              <table:table-cell office:value-type="float" office:value="272">
                <text:p>272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328.5">
                <text:p>-328.5</text:p>
              </table:table-cell>
              <table:table-cell office:value-type="float" office:value="-28.5">
                <text:p>-28.5</text:p>
              </table:table-cell>
              <table:table-cell office:value-type="float" office:value="271.5">
                <text:p>271.5</text:p>
              </table:table-cell>
              <table:table-cell office:value-type="float" office:value="571.5">
                <text:p>57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329">
                <text:p>-329</text:p>
              </table:table-cell>
              <table:table-cell office:value-type="float" office:value="-29">
                <text:p>-29</text:p>
              </table:table-cell>
              <table:table-cell office:value-type="float" office:value="271">
                <text:p>27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329.5">
                <text:p>-329.5</text:p>
              </table:table-cell>
              <table:table-cell office:value-type="float" office:value="-29.5">
                <text:p>-29.5</text:p>
              </table:table-cell>
              <table:table-cell office:value-type="float" office:value="270.5">
                <text:p>270.5</text:p>
              </table:table-cell>
              <table:table-cell office:value-type="float" office:value="570.5">
                <text:p>5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330">
                <text:p>-330</text:p>
              </table:table-cell>
              <table:table-cell office:value-type="float" office:value="-30">
                <text:p>-30</text:p>
              </table:table-cell>
              <table:table-cell office:value-type="float" office:value="270">
                <text:p>27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330.5">
                <text:p>-330.5</text:p>
              </table:table-cell>
              <table:table-cell office:value-type="float" office:value="-30.5">
                <text:p>-30.5</text:p>
              </table:table-cell>
              <table:table-cell office:value-type="float" office:value="269.5">
                <text:p>269.5</text:p>
              </table:table-cell>
              <table:table-cell office:value-type="float" office:value="569.5">
                <text:p>56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331">
                <text:p>-331</text:p>
              </table:table-cell>
              <table:table-cell office:value-type="float" office:value="-31">
                <text:p>-31</text:p>
              </table:table-cell>
              <table:table-cell office:value-type="float" office:value="269">
                <text:p>26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331.5">
                <text:p>-331.5</text:p>
              </table:table-cell>
              <table:table-cell office:value-type="float" office:value="-31.5">
                <text:p>-31.5</text:p>
              </table:table-cell>
              <table:table-cell office:value-type="float" office:value="268.5">
                <text:p>268.5</text:p>
              </table:table-cell>
              <table:table-cell office:value-type="float" office:value="568.5">
                <text:p>5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332">
                <text:p>-332</text:p>
              </table:table-cell>
              <table:table-cell office:value-type="float" office:value="-32">
                <text:p>-32</text:p>
              </table:table-cell>
              <table:table-cell office:value-type="float" office:value="268">
                <text:p>26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332.5">
                <text:p>-332.5</text:p>
              </table:table-cell>
              <table:table-cell office:value-type="float" office:value="-32.5">
                <text:p>-32.5</text:p>
              </table:table-cell>
              <table:table-cell office:value-type="float" office:value="267.5">
                <text:p>267.5</text:p>
              </table:table-cell>
              <table:table-cell office:value-type="float" office:value="567.5">
                <text:p>56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333">
                <text:p>-333</text:p>
              </table:table-cell>
              <table:table-cell office:value-type="float" office:value="-33">
                <text:p>-33</text:p>
              </table:table-cell>
              <table:table-cell office:value-type="float" office:value="267">
                <text:p>26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333.5">
                <text:p>-333.5</text:p>
              </table:table-cell>
              <table:table-cell office:value-type="float" office:value="-33.5">
                <text:p>-33.5</text:p>
              </table:table-cell>
              <table:table-cell office:value-type="float" office:value="266.5">
                <text:p>266.5</text:p>
              </table:table-cell>
              <table:table-cell office:value-type="float" office:value="566.5">
                <text:p>56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334">
                <text:p>-334</text:p>
              </table:table-cell>
              <table:table-cell office:value-type="float" office:value="-34">
                <text:p>-34</text:p>
              </table:table-cell>
              <table:table-cell office:value-type="float" office:value="266">
                <text:p>26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334.5">
                <text:p>-334.5</text:p>
              </table:table-cell>
              <table:table-cell office:value-type="float" office:value="-34.5">
                <text:p>-34.5</text:p>
              </table:table-cell>
              <table:table-cell office:value-type="float" office:value="265.5">
                <text:p>265.5</text:p>
              </table:table-cell>
              <table:table-cell office:value-type="float" office:value="565.5">
                <text:p>56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335">
                <text:p>-335</text:p>
              </table:table-cell>
              <table:table-cell office:value-type="float" office:value="-35">
                <text:p>-35</text:p>
              </table:table-cell>
              <table:table-cell office:value-type="float" office:value="265">
                <text:p>26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335.5">
                <text:p>-335.5</text:p>
              </table:table-cell>
              <table:table-cell office:value-type="float" office:value="-35.5">
                <text:p>-35.5</text:p>
              </table:table-cell>
              <table:table-cell office:value-type="float" office:value="264.5">
                <text:p>264.5</text:p>
              </table:table-cell>
              <table:table-cell office:value-type="float" office:value="564.5">
                <text:p>56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336">
                <text:p>-336</text:p>
              </table:table-cell>
              <table:table-cell office:value-type="float" office:value="-36">
                <text:p>-36</text:p>
              </table:table-cell>
              <table:table-cell office:value-type="float" office:value="264">
                <text:p>26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336.5">
                <text:p>-336.5</text:p>
              </table:table-cell>
              <table:table-cell office:value-type="float" office:value="-36.5">
                <text:p>-36.5</text:p>
              </table:table-cell>
              <table:table-cell office:value-type="float" office:value="263.5">
                <text:p>263.5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337">
                <text:p>-337</text:p>
              </table:table-cell>
              <table:table-cell office:value-type="float" office:value="-37">
                <text:p>-37</text:p>
              </table:table-cell>
              <table:table-cell office:value-type="float" office:value="263">
                <text:p>26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337.5">
                <text:p>-337.5</text:p>
              </table:table-cell>
              <table:table-cell office:value-type="float" office:value="-37.5">
                <text:p>-37.5</text:p>
              </table:table-cell>
              <table:table-cell office:value-type="float" office:value="262.5">
                <text:p>262.5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338">
                <text:p>-338</text:p>
              </table:table-cell>
              <table:table-cell office:value-type="float" office:value="-38">
                <text:p>-38</text:p>
              </table:table-cell>
              <table:table-cell office:value-type="float" office:value="262">
                <text:p>26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338.5">
                <text:p>-338.5</text:p>
              </table:table-cell>
              <table:table-cell office:value-type="float" office:value="-38.5">
                <text:p>-38.5</text:p>
              </table:table-cell>
              <table:table-cell office:value-type="float" office:value="261.5">
                <text:p>261.5</text:p>
              </table:table-cell>
              <table:table-cell office:value-type="float" office:value="561.5">
                <text:p>56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339">
                <text:p>-339</text:p>
              </table:table-cell>
              <table:table-cell office:value-type="float" office:value="-39">
                <text:p>-39</text:p>
              </table:table-cell>
              <table:table-cell office:value-type="float" office:value="261">
                <text:p>26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339.5">
                <text:p>-339.5</text:p>
              </table:table-cell>
              <table:table-cell office:value-type="float" office:value="-39.5">
                <text:p>-39.5</text:p>
              </table:table-cell>
              <table:table-cell office:value-type="float" office:value="260.5">
                <text:p>260.5</text:p>
              </table:table-cell>
              <table:table-cell office:value-type="float" office:value="560.5">
                <text:p>56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340">
                <text:p>-340</text:p>
              </table:table-cell>
              <table:table-cell office:value-type="float" office:value="-40">
                <text:p>-40</text:p>
              </table:table-cell>
              <table:table-cell office:value-type="float" office:value="260">
                <text:p>2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340.5">
                <text:p>-340.5</text:p>
              </table:table-cell>
              <table:table-cell office:value-type="float" office:value="-40.5">
                <text:p>-40.5</text:p>
              </table:table-cell>
              <table:table-cell office:value-type="float" office:value="259.5">
                <text:p>259.5</text:p>
              </table:table-cell>
              <table:table-cell office:value-type="float" office:value="559.5">
                <text:p>55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341">
                <text:p>-341</text:p>
              </table:table-cell>
              <table:table-cell office:value-type="float" office:value="-41">
                <text:p>-41</text:p>
              </table:table-cell>
              <table:table-cell office:value-type="float" office:value="259">
                <text:p>25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41.5">
                <text:p>-341.5</text:p>
              </table:table-cell>
              <table:table-cell office:value-type="float" office:value="-41.5">
                <text:p>-41.5</text:p>
              </table:table-cell>
              <table:table-cell office:value-type="float" office:value="258.5">
                <text:p>258.5</text:p>
              </table:table-cell>
              <table:table-cell office:value-type="float" office:value="558.5">
                <text:p>55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42">
                <text:p>-342</text:p>
              </table:table-cell>
              <table:table-cell office:value-type="float" office:value="-42">
                <text:p>-42</text:p>
              </table:table-cell>
              <table:table-cell office:value-type="float" office:value="258">
                <text:p>2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42.5">
                <text:p>-342.5</text:p>
              </table:table-cell>
              <table:table-cell office:value-type="float" office:value="-42.5">
                <text:p>-42.5</text:p>
              </table:table-cell>
              <table:table-cell office:value-type="float" office:value="257.5">
                <text:p>257.5</text:p>
              </table:table-cell>
              <table:table-cell office:value-type="float" office:value="557.5">
                <text:p>55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43">
                <text:p>-343</text:p>
              </table:table-cell>
              <table:table-cell office:value-type="float" office:value="-43">
                <text:p>-43</text:p>
              </table:table-cell>
              <table:table-cell office:value-type="float" office:value="257">
                <text:p>25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43.5">
                <text:p>-343.5</text:p>
              </table:table-cell>
              <table:table-cell office:value-type="float" office:value="-43.5">
                <text:p>-43.5</text:p>
              </table:table-cell>
              <table:table-cell office:value-type="float" office:value="256.5">
                <text:p>256.5</text:p>
              </table:table-cell>
              <table:table-cell office:value-type="float" office:value="556.5">
                <text:p>55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44">
                <text:p>-344</text:p>
              </table:table-cell>
              <table:table-cell office:value-type="float" office:value="-44">
                <text:p>-44</text:p>
              </table:table-cell>
              <table:table-cell office:value-type="float" office:value="256">
                <text:p>25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344.5">
                <text:p>-344.5</text:p>
              </table:table-cell>
              <table:table-cell office:value-type="float" office:value="-44.5">
                <text:p>-44.5</text:p>
              </table:table-cell>
              <table:table-cell office:value-type="float" office:value="255.5">
                <text:p>255.5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345">
                <text:p>-345</text:p>
              </table:table-cell>
              <table:table-cell office:value-type="float" office:value="-45">
                <text:p>-45</text:p>
              </table:table-cell>
              <table:table-cell office:value-type="float" office:value="255">
                <text:p>25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345.5">
                <text:p>-345.5</text:p>
              </table:table-cell>
              <table:table-cell office:value-type="float" office:value="-45.5">
                <text:p>-45.5</text:p>
              </table:table-cell>
              <table:table-cell office:value-type="float" office:value="254.5">
                <text:p>254.5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346">
                <text:p>-346</text:p>
              </table:table-cell>
              <table:table-cell office:value-type="float" office:value="-46">
                <text:p>-46</text:p>
              </table:table-cell>
              <table:table-cell office:value-type="float" office:value="254">
                <text:p>25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346.5">
                <text:p>-346.5</text:p>
              </table:table-cell>
              <table:table-cell office:value-type="float" office:value="-46.5">
                <text:p>-46.5</text:p>
              </table:table-cell>
              <table:table-cell office:value-type="float" office:value="253.5">
                <text:p>253.5</text:p>
              </table:table-cell>
              <table:table-cell office:value-type="float" office:value="553.5">
                <text:p>55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347">
                <text:p>-347</text:p>
              </table:table-cell>
              <table:table-cell office:value-type="float" office:value="-47">
                <text:p>-47</text:p>
              </table:table-cell>
              <table:table-cell office:value-type="float" office:value="253">
                <text:p>25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347.5">
                <text:p>-347.5</text:p>
              </table:table-cell>
              <table:table-cell office:value-type="float" office:value="-47.5">
                <text:p>-47.5</text:p>
              </table:table-cell>
              <table:table-cell office:value-type="float" office:value="252.5">
                <text:p>252.5</text:p>
              </table:table-cell>
              <table:table-cell office:value-type="float" office:value="552.5">
                <text:p>55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348">
                <text:p>-348</text:p>
              </table:table-cell>
              <table:table-cell office:value-type="float" office:value="-48">
                <text:p>-48</text:p>
              </table:table-cell>
              <table:table-cell office:value-type="float" office:value="252">
                <text:p>25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348.5">
                <text:p>-348.5</text:p>
              </table:table-cell>
              <table:table-cell office:value-type="float" office:value="-48.5">
                <text:p>-48.5</text:p>
              </table:table-cell>
              <table:table-cell office:value-type="float" office:value="251.5">
                <text:p>251.5</text:p>
              </table:table-cell>
              <table:table-cell office:value-type="float" office:value="551.5">
                <text:p>55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349">
                <text:p>-349</text:p>
              </table:table-cell>
              <table:table-cell office:value-type="float" office:value="-49">
                <text:p>-49</text:p>
              </table:table-cell>
              <table:table-cell office:value-type="float" office:value="251">
                <text:p>25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349.5">
                <text:p>-349.5</text:p>
              </table:table-cell>
              <table:table-cell office:value-type="float" office:value="-49.5">
                <text:p>-49.5</text:p>
              </table:table-cell>
              <table:table-cell office:value-type="float" office:value="250.5">
                <text:p>250.5</text:p>
              </table:table-cell>
              <table:table-cell office:value-type="float" office:value="550.5">
                <text:p>55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350">
                <text:p>-350</text:p>
              </table:table-cell>
              <table:table-cell office:value-type="float" office:value="-50">
                <text:p>-50</text:p>
              </table:table-cell>
              <table:table-cell office:value-type="float" office:value="250">
                <text:p>2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350.5">
                <text:p>-350.5</text:p>
              </table:table-cell>
              <table:table-cell office:value-type="float" office:value="-50.5">
                <text:p>-50.5</text:p>
              </table:table-cell>
              <table:table-cell office:value-type="float" office:value="249.5">
                <text:p>249.5</text:p>
              </table:table-cell>
              <table:table-cell office:value-type="float" office:value="549.5">
                <text:p>5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351">
                <text:p>-351</text:p>
              </table:table-cell>
              <table:table-cell office:value-type="float" office:value="-51">
                <text:p>-51</text:p>
              </table:table-cell>
              <table:table-cell office:value-type="float" office:value="249">
                <text:p>24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351.5">
                <text:p>-351.5</text:p>
              </table:table-cell>
              <table:table-cell office:value-type="float" office:value="-51.5">
                <text:p>-51.5</text:p>
              </table:table-cell>
              <table:table-cell office:value-type="float" office:value="248.5">
                <text:p>248.5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352">
                <text:p>-352</text:p>
              </table:table-cell>
              <table:table-cell office:value-type="float" office:value="-52">
                <text:p>-52</text:p>
              </table:table-cell>
              <table:table-cell office:value-type="float" office:value="248">
                <text:p>24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352.5">
                <text:p>-352.5</text:p>
              </table:table-cell>
              <table:table-cell office:value-type="float" office:value="-52.5">
                <text:p>-52.5</text:p>
              </table:table-cell>
              <table:table-cell office:value-type="float" office:value="247.5">
                <text:p>247.5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353">
                <text:p>-353</text:p>
              </table:table-cell>
              <table:table-cell office:value-type="float" office:value="-53">
                <text:p>-53</text:p>
              </table:table-cell>
              <table:table-cell office:value-type="float" office:value="247">
                <text:p>24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353.5">
                <text:p>-353.5</text:p>
              </table:table-cell>
              <table:table-cell office:value-type="float" office:value="-53.5">
                <text:p>-53.5</text:p>
              </table:table-cell>
              <table:table-cell office:value-type="float" office:value="246.5">
                <text:p>246.5</text:p>
              </table:table-cell>
              <table:table-cell office:value-type="float" office:value="546.5">
                <text:p>54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354">
                <text:p>-354</text:p>
              </table:table-cell>
              <table:table-cell office:value-type="float" office:value="-54">
                <text:p>-54</text:p>
              </table:table-cell>
              <table:table-cell office:value-type="float" office:value="246">
                <text:p>2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354.5">
                <text:p>-354.5</text:p>
              </table:table-cell>
              <table:table-cell office:value-type="float" office:value="-54.5">
                <text:p>-54.5</text:p>
              </table:table-cell>
              <table:table-cell office:value-type="float" office:value="245.5">
                <text:p>245.5</text:p>
              </table:table-cell>
              <table:table-cell office:value-type="float" office:value="545.5">
                <text:p>5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355">
                <text:p>-355</text:p>
              </table:table-cell>
              <table:table-cell office:value-type="float" office:value="-55">
                <text:p>-55</text:p>
              </table:table-cell>
              <table:table-cell office:value-type="float" office:value="245">
                <text:p>24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355.5">
                <text:p>-355.5</text:p>
              </table:table-cell>
              <table:table-cell office:value-type="float" office:value="-55.5">
                <text:p>-55.5</text:p>
              </table:table-cell>
              <table:table-cell office:value-type="float" office:value="244.5">
                <text:p>244.5</text:p>
              </table:table-cell>
              <table:table-cell office:value-type="float" office:value="544.5">
                <text:p>54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356">
                <text:p>-356</text:p>
              </table:table-cell>
              <table:table-cell office:value-type="float" office:value="-56">
                <text:p>-56</text:p>
              </table:table-cell>
              <table:table-cell office:value-type="float" office:value="244">
                <text:p>24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356.5">
                <text:p>-356.5</text:p>
              </table:table-cell>
              <table:table-cell office:value-type="float" office:value="-56.5">
                <text:p>-56.5</text:p>
              </table:table-cell>
              <table:table-cell office:value-type="float" office:value="243.5">
                <text:p>243.5</text:p>
              </table:table-cell>
              <table:table-cell office:value-type="float" office:value="543.5">
                <text:p>54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357">
                <text:p>-357</text:p>
              </table:table-cell>
              <table:table-cell office:value-type="float" office:value="-57">
                <text:p>-57</text:p>
              </table:table-cell>
              <table:table-cell office:value-type="float" office:value="243">
                <text:p>24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357.5">
                <text:p>-357.5</text:p>
              </table:table-cell>
              <table:table-cell office:value-type="float" office:value="-57.5">
                <text:p>-57.5</text:p>
              </table:table-cell>
              <table:table-cell office:value-type="float" office:value="242.5">
                <text:p>242.5</text:p>
              </table:table-cell>
              <table:table-cell office:value-type="float" office:value="542.5">
                <text:p>54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358">
                <text:p>-358</text:p>
              </table:table-cell>
              <table:table-cell office:value-type="float" office:value="-58">
                <text:p>-58</text:p>
              </table:table-cell>
              <table:table-cell office:value-type="float" office:value="242">
                <text:p>24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358.5">
                <text:p>-358.5</text:p>
              </table:table-cell>
              <table:table-cell office:value-type="float" office:value="-58.5">
                <text:p>-58.5</text:p>
              </table:table-cell>
              <table:table-cell office:value-type="float" office:value="241.5">
                <text:p>241.5</text:p>
              </table:table-cell>
              <table:table-cell office:value-type="float" office:value="541.5">
                <text:p>54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359">
                <text:p>-359</text:p>
              </table:table-cell>
              <table:table-cell office:value-type="float" office:value="-59">
                <text:p>-59</text:p>
              </table:table-cell>
              <table:table-cell office:value-type="float" office:value="241">
                <text:p>24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359.5">
                <text:p>-359.5</text:p>
              </table:table-cell>
              <table:table-cell office:value-type="float" office:value="-59.5">
                <text:p>-59.5</text:p>
              </table:table-cell>
              <table:table-cell office:value-type="float" office:value="240.5">
                <text:p>240.5</text:p>
              </table:table-cell>
              <table:table-cell office:value-type="float" office:value="540.5">
                <text:p>54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360">
                <text:p>-360</text:p>
              </table:table-cell>
              <table:table-cell office:value-type="float" office:value="-60">
                <text:p>-60</text:p>
              </table:table-cell>
              <table:table-cell office:value-type="float" office:value="240">
                <text:p>2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360.5">
                <text:p>-360.5</text:p>
              </table:table-cell>
              <table:table-cell office:value-type="float" office:value="-60.5">
                <text:p>-60.5</text:p>
              </table:table-cell>
              <table:table-cell office:value-type="float" office:value="239.5">
                <text:p>239.5</text:p>
              </table:table-cell>
              <table:table-cell office:value-type="float" office:value="539.5">
                <text:p>53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361">
                <text:p>-361</text:p>
              </table:table-cell>
              <table:table-cell office:value-type="float" office:value="-61">
                <text:p>-61</text:p>
              </table:table-cell>
              <table:table-cell office:value-type="float" office:value="239">
                <text:p>23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361.5">
                <text:p>-361.5</text:p>
              </table:table-cell>
              <table:table-cell office:value-type="float" office:value="-61.5">
                <text:p>-61.5</text:p>
              </table:table-cell>
              <table:table-cell office:value-type="float" office:value="238.5">
                <text:p>238.5</text:p>
              </table:table-cell>
              <table:table-cell office:value-type="float" office:value="538.5">
                <text:p>53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362">
                <text:p>-362</text:p>
              </table:table-cell>
              <table:table-cell office:value-type="float" office:value="-62">
                <text:p>-62</text:p>
              </table:table-cell>
              <table:table-cell office:value-type="float" office:value="238">
                <text:p>23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362.5">
                <text:p>-362.5</text:p>
              </table:table-cell>
              <table:table-cell office:value-type="float" office:value="-62.5">
                <text:p>-62.5</text:p>
              </table:table-cell>
              <table:table-cell office:value-type="float" office:value="237.5">
                <text:p>237.5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363">
                <text:p>-363</text:p>
              </table:table-cell>
              <table:table-cell office:value-type="float" office:value="-63">
                <text:p>-63</text:p>
              </table:table-cell>
              <table:table-cell office:value-type="float" office:value="237">
                <text:p>23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363.5">
                <text:p>-363.5</text:p>
              </table:table-cell>
              <table:table-cell office:value-type="float" office:value="-63.5">
                <text:p>-63.5</text:p>
              </table:table-cell>
              <table:table-cell office:value-type="float" office:value="236.5">
                <text:p>236.5</text:p>
              </table:table-cell>
              <table:table-cell office:value-type="float" office:value="536.5">
                <text:p>53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364">
                <text:p>-364</text:p>
              </table:table-cell>
              <table:table-cell office:value-type="float" office:value="-64">
                <text:p>-64</text:p>
              </table:table-cell>
              <table:table-cell office:value-type="float" office:value="236">
                <text:p>23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364.5">
                <text:p>-364.5</text:p>
              </table:table-cell>
              <table:table-cell office:value-type="float" office:value="-64.5">
                <text:p>-64.5</text:p>
              </table:table-cell>
              <table:table-cell office:value-type="float" office:value="235.5">
                <text:p>235.5</text:p>
              </table:table-cell>
              <table:table-cell office:value-type="float" office:value="535.5">
                <text:p>53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365">
                <text:p>-365</text:p>
              </table:table-cell>
              <table:table-cell office:value-type="float" office:value="-65">
                <text:p>-65</text:p>
              </table:table-cell>
              <table:table-cell office:value-type="float" office:value="235">
                <text:p>23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365.5">
                <text:p>-365.5</text:p>
              </table:table-cell>
              <table:table-cell office:value-type="float" office:value="-65.5">
                <text:p>-65.5</text:p>
              </table:table-cell>
              <table:table-cell office:value-type="float" office:value="234.5">
                <text:p>234.5</text:p>
              </table:table-cell>
              <table:table-cell office:value-type="float" office:value="534.5">
                <text:p>53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366">
                <text:p>-366</text:p>
              </table:table-cell>
              <table:table-cell office:value-type="float" office:value="-66">
                <text:p>-66</text:p>
              </table:table-cell>
              <table:table-cell office:value-type="float" office:value="234">
                <text:p>23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366.5">
                <text:p>-366.5</text:p>
              </table:table-cell>
              <table:table-cell office:value-type="float" office:value="-66.5">
                <text:p>-66.5</text:p>
              </table:table-cell>
              <table:table-cell office:value-type="float" office:value="233.5">
                <text:p>233.5</text:p>
              </table:table-cell>
              <table:table-cell office:value-type="float" office:value="533.5">
                <text:p>53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367">
                <text:p>-367</text:p>
              </table:table-cell>
              <table:table-cell office:value-type="float" office:value="-67">
                <text:p>-67</text:p>
              </table:table-cell>
              <table:table-cell office:value-type="float" office:value="233">
                <text:p>23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367.5">
                <text:p>-367.5</text:p>
              </table:table-cell>
              <table:table-cell office:value-type="float" office:value="-67.5">
                <text:p>-67.5</text:p>
              </table:table-cell>
              <table:table-cell office:value-type="float" office:value="232.5">
                <text:p>232.5</text:p>
              </table:table-cell>
              <table:table-cell office:value-type="float" office:value="532.5">
                <text:p>53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368">
                <text:p>-368</text:p>
              </table:table-cell>
              <table:table-cell office:value-type="float" office:value="-68">
                <text:p>-68</text:p>
              </table:table-cell>
              <table:table-cell office:value-type="float" office:value="232">
                <text:p>23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368.5">
                <text:p>-368.5</text:p>
              </table:table-cell>
              <table:table-cell office:value-type="float" office:value="-68.5">
                <text:p>-68.5</text:p>
              </table:table-cell>
              <table:table-cell office:value-type="float" office:value="231.5">
                <text:p>231.5</text:p>
              </table:table-cell>
              <table:table-cell office:value-type="float" office:value="531.5">
                <text:p>53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369">
                <text:p>-369</text:p>
              </table:table-cell>
              <table:table-cell office:value-type="float" office:value="-69">
                <text:p>-69</text:p>
              </table:table-cell>
              <table:table-cell office:value-type="float" office:value="231">
                <text:p>2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369.5">
                <text:p>-369.5</text:p>
              </table:table-cell>
              <table:table-cell office:value-type="float" office:value="-69.5">
                <text:p>-69.5</text:p>
              </table:table-cell>
              <table:table-cell office:value-type="float" office:value="230.5">
                <text:p>230.5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370">
                <text:p>-370</text:p>
              </table:table-cell>
              <table:table-cell office:value-type="float" office:value="-70">
                <text:p>-70</text:p>
              </table:table-cell>
              <table:table-cell office:value-type="float" office:value="230">
                <text:p>23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370.5">
                <text:p>-370.5</text:p>
              </table:table-cell>
              <table:table-cell office:value-type="float" office:value="-70.5">
                <text:p>-70.5</text:p>
              </table:table-cell>
              <table:table-cell office:value-type="float" office:value="229.5">
                <text:p>229.5</text:p>
              </table:table-cell>
              <table:table-cell office:value-type="float" office:value="529.5">
                <text:p>52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371">
                <text:p>-371</text:p>
              </table:table-cell>
              <table:table-cell office:value-type="float" office:value="-71">
                <text:p>-71</text:p>
              </table:table-cell>
              <table:table-cell office:value-type="float" office:value="229">
                <text:p>22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371.5">
                <text:p>-371.5</text:p>
              </table:table-cell>
              <table:table-cell office:value-type="float" office:value="-71.5">
                <text:p>-71.5</text:p>
              </table:table-cell>
              <table:table-cell office:value-type="float" office:value="228.5">
                <text:p>228.5</text:p>
              </table:table-cell>
              <table:table-cell office:value-type="float" office:value="528.5">
                <text:p>52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372">
                <text:p>-372</text:p>
              </table:table-cell>
              <table:table-cell office:value-type="float" office:value="-72">
                <text:p>-72</text:p>
              </table:table-cell>
              <table:table-cell office:value-type="float" office:value="228">
                <text:p>22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372.5">
                <text:p>-372.5</text:p>
              </table:table-cell>
              <table:table-cell office:value-type="float" office:value="-72.5">
                <text:p>-72.5</text:p>
              </table:table-cell>
              <table:table-cell office:value-type="float" office:value="227.5">
                <text:p>227.5</text:p>
              </table:table-cell>
              <table:table-cell office:value-type="float" office:value="527.5">
                <text:p>52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373">
                <text:p>-373</text:p>
              </table:table-cell>
              <table:table-cell office:value-type="float" office:value="-73">
                <text:p>-73</text:p>
              </table:table-cell>
              <table:table-cell office:value-type="float" office:value="227">
                <text:p>22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373.5">
                <text:p>-373.5</text:p>
              </table:table-cell>
              <table:table-cell office:value-type="float" office:value="-73.5">
                <text:p>-73.5</text:p>
              </table:table-cell>
              <table:table-cell office:value-type="float" office:value="226.5">
                <text:p>226.5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374">
                <text:p>-374</text:p>
              </table:table-cell>
              <table:table-cell office:value-type="float" office:value="-74">
                <text:p>-74</text:p>
              </table:table-cell>
              <table:table-cell office:value-type="float" office:value="226">
                <text:p>2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374.5">
                <text:p>-374.5</text:p>
              </table:table-cell>
              <table:table-cell office:value-type="float" office:value="-74.5">
                <text:p>-74.5</text:p>
              </table:table-cell>
              <table:table-cell office:value-type="float" office:value="225.5">
                <text:p>225.5</text:p>
              </table:table-cell>
              <table:table-cell office:value-type="float" office:value="525.5">
                <text:p>52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375">
                <text:p>-375</text:p>
              </table:table-cell>
              <table:table-cell office:value-type="float" office:value="-75">
                <text:p>-75</text:p>
              </table:table-cell>
              <table:table-cell office:value-type="float" office:value="225">
                <text:p>22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375.5">
                <text:p>-375.5</text:p>
              </table:table-cell>
              <table:table-cell office:value-type="float" office:value="-75.5">
                <text:p>-75.5</text:p>
              </table:table-cell>
              <table:table-cell office:value-type="float" office:value="224.5">
                <text:p>224.5</text:p>
              </table:table-cell>
              <table:table-cell office:value-type="float" office:value="524.5">
                <text:p>52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376">
                <text:p>-376</text:p>
              </table:table-cell>
              <table:table-cell office:value-type="float" office:value="-76">
                <text:p>-76</text:p>
              </table:table-cell>
              <table:table-cell office:value-type="float" office:value="224">
                <text:p>22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376.5">
                <text:p>-376.5</text:p>
              </table:table-cell>
              <table:table-cell office:value-type="float" office:value="-76.5">
                <text:p>-76.5</text:p>
              </table:table-cell>
              <table:table-cell office:value-type="float" office:value="223.5">
                <text:p>223.5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377">
                <text:p>-377</text:p>
              </table:table-cell>
              <table:table-cell office:value-type="float" office:value="-77">
                <text:p>-77</text:p>
              </table:table-cell>
              <table:table-cell office:value-type="float" office:value="223">
                <text:p>22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377.5">
                <text:p>-377.5</text:p>
              </table:table-cell>
              <table:table-cell office:value-type="float" office:value="-77.5">
                <text:p>-77.5</text:p>
              </table:table-cell>
              <table:table-cell office:value-type="float" office:value="222.5">
                <text:p>222.5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378">
                <text:p>-378</text:p>
              </table:table-cell>
              <table:table-cell office:value-type="float" office:value="-78">
                <text:p>-78</text:p>
              </table:table-cell>
              <table:table-cell office:value-type="float" office:value="222">
                <text:p>22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378.5">
                <text:p>-378.5</text:p>
              </table:table-cell>
              <table:table-cell office:value-type="float" office:value="-78.5">
                <text:p>-78.5</text:p>
              </table:table-cell>
              <table:table-cell office:value-type="float" office:value="221.5">
                <text:p>221.5</text:p>
              </table:table-cell>
              <table:table-cell office:value-type="float" office:value="521.5">
                <text:p>5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379">
                <text:p>-379</text:p>
              </table:table-cell>
              <table:table-cell office:value-type="float" office:value="-79">
                <text:p>-79</text:p>
              </table:table-cell>
              <table:table-cell office:value-type="float" office:value="221">
                <text:p>22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379.5">
                <text:p>-379.5</text:p>
              </table:table-cell>
              <table:table-cell office:value-type="float" office:value="-79.5">
                <text:p>-79.5</text:p>
              </table:table-cell>
              <table:table-cell office:value-type="float" office:value="220.5">
                <text:p>220.5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380">
                <text:p>-380</text:p>
              </table:table-cell>
              <table:table-cell office:value-type="float" office:value="-80">
                <text:p>-80</text:p>
              </table:table-cell>
              <table:table-cell office:value-type="float" office:value="220">
                <text:p>2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380.5">
                <text:p>-380.5</text:p>
              </table:table-cell>
              <table:table-cell office:value-type="float" office:value="-80.5">
                <text:p>-80.5</text:p>
              </table:table-cell>
              <table:table-cell office:value-type="float" office:value="219.5">
                <text:p>219.5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381">
                <text:p>-381</text:p>
              </table:table-cell>
              <table:table-cell office:value-type="float" office:value="-81">
                <text:p>-81</text:p>
              </table:table-cell>
              <table:table-cell office:value-type="float" office:value="219">
                <text:p>21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381.5">
                <text:p>-381.5</text:p>
              </table:table-cell>
              <table:table-cell office:value-type="float" office:value="-81.5">
                <text:p>-81.5</text:p>
              </table:table-cell>
              <table:table-cell office:value-type="float" office:value="218.5">
                <text:p>218.5</text:p>
              </table:table-cell>
              <table:table-cell office:value-type="float" office:value="518.5">
                <text:p>51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382">
                <text:p>-382</text:p>
              </table:table-cell>
              <table:table-cell office:value-type="float" office:value="-82">
                <text:p>-82</text:p>
              </table:table-cell>
              <table:table-cell office:value-type="float" office:value="218">
                <text:p>21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382.5">
                <text:p>-382.5</text:p>
              </table:table-cell>
              <table:table-cell office:value-type="float" office:value="-82.5">
                <text:p>-82.5</text:p>
              </table:table-cell>
              <table:table-cell office:value-type="float" office:value="217.5">
                <text:p>217.5</text:p>
              </table:table-cell>
              <table:table-cell office:value-type="float" office:value="517.5">
                <text:p>51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383">
                <text:p>-383</text:p>
              </table:table-cell>
              <table:table-cell office:value-type="float" office:value="-83">
                <text:p>-83</text:p>
              </table:table-cell>
              <table:table-cell office:value-type="float" office:value="217">
                <text:p>21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383.5">
                <text:p>-383.5</text:p>
              </table:table-cell>
              <table:table-cell office:value-type="float" office:value="-83.5">
                <text:p>-83.5</text:p>
              </table:table-cell>
              <table:table-cell office:value-type="float" office:value="216.5">
                <text:p>216.5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384">
                <text:p>-384</text:p>
              </table:table-cell>
              <table:table-cell office:value-type="float" office:value="-84">
                <text:p>-84</text:p>
              </table:table-cell>
              <table:table-cell office:value-type="float" office:value="216">
                <text:p>21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384.5">
                <text:p>-384.5</text:p>
              </table:table-cell>
              <table:table-cell office:value-type="float" office:value="-84.5">
                <text:p>-84.5</text:p>
              </table:table-cell>
              <table:table-cell office:value-type="float" office:value="215.5">
                <text:p>215.5</text:p>
              </table:table-cell>
              <table:table-cell office:value-type="float" office:value="515.5">
                <text:p>51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385">
                <text:p>-385</text:p>
              </table:table-cell>
              <table:table-cell office:value-type="float" office:value="-85">
                <text:p>-85</text:p>
              </table:table-cell>
              <table:table-cell office:value-type="float" office:value="215">
                <text:p>2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385.5">
                <text:p>-385.5</text:p>
              </table:table-cell>
              <table:table-cell office:value-type="float" office:value="-85.5">
                <text:p>-85.5</text:p>
              </table:table-cell>
              <table:table-cell office:value-type="float" office:value="214.5">
                <text:p>214.5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386">
                <text:p>-386</text:p>
              </table:table-cell>
              <table:table-cell office:value-type="float" office:value="-86">
                <text:p>-86</text:p>
              </table:table-cell>
              <table:table-cell office:value-type="float" office:value="214">
                <text:p>21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386.5">
                <text:p>-386.5</text:p>
              </table:table-cell>
              <table:table-cell office:value-type="float" office:value="-86.5">
                <text:p>-86.5</text:p>
              </table:table-cell>
              <table:table-cell office:value-type="float" office:value="213.5">
                <text:p>213.5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387">
                <text:p>-387</text:p>
              </table:table-cell>
              <table:table-cell office:value-type="float" office:value="-87">
                <text:p>-87</text:p>
              </table:table-cell>
              <table:table-cell office:value-type="float" office:value="213">
                <text:p>21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387.5">
                <text:p>-387.5</text:p>
              </table:table-cell>
              <table:table-cell office:value-type="float" office:value="-87.5">
                <text:p>-87.5</text:p>
              </table:table-cell>
              <table:table-cell office:value-type="float" office:value="212.5">
                <text:p>212.5</text:p>
              </table:table-cell>
              <table:table-cell office:value-type="float" office:value="512.5">
                <text:p>5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388">
                <text:p>-388</text:p>
              </table:table-cell>
              <table:table-cell office:value-type="float" office:value="-88">
                <text:p>-88</text:p>
              </table:table-cell>
              <table:table-cell office:value-type="float" office:value="212">
                <text:p>21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388.5">
                <text:p>-388.5</text:p>
              </table:table-cell>
              <table:table-cell office:value-type="float" office:value="-88.5">
                <text:p>-88.5</text:p>
              </table:table-cell>
              <table:table-cell office:value-type="float" office:value="211.5">
                <text:p>211.5</text:p>
              </table:table-cell>
              <table:table-cell office:value-type="float" office:value="511.5">
                <text:p>51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389">
                <text:p>-389</text:p>
              </table:table-cell>
              <table:table-cell office:value-type="float" office:value="-89">
                <text:p>-89</text:p>
              </table:table-cell>
              <table:table-cell office:value-type="float" office:value="211">
                <text:p>2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389.5">
                <text:p>-389.5</text:p>
              </table:table-cell>
              <table:table-cell office:value-type="float" office:value="-89.5">
                <text:p>-89.5</text:p>
              </table:table-cell>
              <table:table-cell office:value-type="float" office:value="210.5">
                <text:p>210.5</text:p>
              </table:table-cell>
              <table:table-cell office:value-type="float" office:value="510.5">
                <text:p>51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390">
                <text:p>-390</text:p>
              </table:table-cell>
              <table:table-cell office:value-type="float" office:value="-90">
                <text:p>-90</text:p>
              </table:table-cell>
              <table:table-cell office:value-type="float" office:value="210">
                <text:p>2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390.5">
                <text:p>-390.5</text:p>
              </table:table-cell>
              <table:table-cell office:value-type="float" office:value="-90.5">
                <text:p>-90.5</text:p>
              </table:table-cell>
              <table:table-cell office:value-type="float" office:value="209.5">
                <text:p>209.5</text:p>
              </table:table-cell>
              <table:table-cell office:value-type="float" office:value="509.5">
                <text:p>50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391">
                <text:p>-391</text:p>
              </table:table-cell>
              <table:table-cell office:value-type="float" office:value="-91">
                <text:p>-91</text:p>
              </table:table-cell>
              <table:table-cell office:value-type="float" office:value="209">
                <text:p>20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391.5">
                <text:p>-391.5</text:p>
              </table:table-cell>
              <table:table-cell office:value-type="float" office:value="-91.5">
                <text:p>-91.5</text:p>
              </table:table-cell>
              <table:table-cell office:value-type="float" office:value="208.5">
                <text:p>208.5</text:p>
              </table:table-cell>
              <table:table-cell office:value-type="float" office:value="508.5">
                <text:p>50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392">
                <text:p>-392</text:p>
              </table:table-cell>
              <table:table-cell office:value-type="float" office:value="-92">
                <text:p>-92</text:p>
              </table:table-cell>
              <table:table-cell office:value-type="float" office:value="208">
                <text:p>2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392.5">
                <text:p>-392.5</text:p>
              </table:table-cell>
              <table:table-cell office:value-type="float" office:value="-92.5">
                <text:p>-92.5</text:p>
              </table:table-cell>
              <table:table-cell office:value-type="float" office:value="207.5">
                <text:p>207.5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393">
                <text:p>-393</text:p>
              </table:table-cell>
              <table:table-cell office:value-type="float" office:value="-93">
                <text:p>-93</text:p>
              </table:table-cell>
              <table:table-cell office:value-type="float" office:value="207">
                <text:p>20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393.5">
                <text:p>-393.5</text:p>
              </table:table-cell>
              <table:table-cell office:value-type="float" office:value="-93.5">
                <text:p>-93.5</text:p>
              </table:table-cell>
              <table:table-cell office:value-type="float" office:value="206.5">
                <text:p>206.5</text:p>
              </table:table-cell>
              <table:table-cell office:value-type="float" office:value="506.5">
                <text:p>50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394">
                <text:p>-394</text:p>
              </table:table-cell>
              <table:table-cell office:value-type="float" office:value="-94">
                <text:p>-94</text:p>
              </table:table-cell>
              <table:table-cell office:value-type="float" office:value="206">
                <text:p>20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394.5">
                <text:p>-394.5</text:p>
              </table:table-cell>
              <table:table-cell office:value-type="float" office:value="-94.5">
                <text:p>-94.5</text:p>
              </table:table-cell>
              <table:table-cell office:value-type="float" office:value="205.5">
                <text:p>205.5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395">
                <text:p>-395</text:p>
              </table:table-cell>
              <table:table-cell office:value-type="float" office:value="-95">
                <text:p>-95</text:p>
              </table:table-cell>
              <table:table-cell office:value-type="float" office:value="205">
                <text:p>20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395.5">
                <text:p>-395.5</text:p>
              </table:table-cell>
              <table:table-cell office:value-type="float" office:value="-95.5">
                <text:p>-95.5</text:p>
              </table:table-cell>
              <table:table-cell office:value-type="float" office:value="204.5">
                <text:p>204.5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396">
                <text:p>-396</text:p>
              </table:table-cell>
              <table:table-cell office:value-type="float" office:value="-96">
                <text:p>-96</text:p>
              </table:table-cell>
              <table:table-cell office:value-type="float" office:value="204">
                <text:p>20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396.5">
                <text:p>-396.5</text:p>
              </table:table-cell>
              <table:table-cell office:value-type="float" office:value="-96.5">
                <text:p>-96.5</text:p>
              </table:table-cell>
              <table:table-cell office:value-type="float" office:value="203.5">
                <text:p>203.5</text:p>
              </table:table-cell>
              <table:table-cell office:value-type="float" office:value="503.5">
                <text:p>50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397">
                <text:p>-397</text:p>
              </table:table-cell>
              <table:table-cell office:value-type="float" office:value="-97">
                <text:p>-97</text:p>
              </table:table-cell>
              <table:table-cell office:value-type="float" office:value="203">
                <text:p>20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397.5">
                <text:p>-397.5</text:p>
              </table:table-cell>
              <table:table-cell office:value-type="float" office:value="-97.5">
                <text:p>-97.5</text:p>
              </table:table-cell>
              <table:table-cell office:value-type="float" office:value="202.5">
                <text:p>202.5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398">
                <text:p>-398</text:p>
              </table:table-cell>
              <table:table-cell office:value-type="float" office:value="-98">
                <text:p>-98</text:p>
              </table:table-cell>
              <table:table-cell office:value-type="float" office:value="202">
                <text:p>2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398.5">
                <text:p>-398.5</text:p>
              </table:table-cell>
              <table:table-cell office:value-type="float" office:value="-98.5">
                <text:p>-98.5</text:p>
              </table:table-cell>
              <table:table-cell office:value-type="float" office:value="201.5">
                <text:p>201.5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399">
                <text:p>-399</text:p>
              </table:table-cell>
              <table:table-cell office:value-type="float" office:value="-99">
                <text:p>-99</text:p>
              </table:table-cell>
              <table:table-cell office:value-type="float" office:value="201">
                <text:p>20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399.5">
                <text:p>-399.5</text:p>
              </table:table-cell>
              <table:table-cell office:value-type="float" office:value="-99.5">
                <text:p>-99.5</text:p>
              </table:table-cell>
              <table:table-cell office:value-type="float" office:value="200.5">
                <text:p>200.5</text:p>
              </table:table-cell>
              <table:table-cell office:value-type="float" office:value="500.5">
                <text:p>50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graph.A1:graph.A800 graph.F1:graph.F800" svg:x="0.32cm" svg:y="0.18cm" svg:width="12.534cm" svg:height="8.64cm">
          <chartooo:coordinate-region svg:x="1.232cm" svg:y="0.379cm" svg:width="11.34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F1:graph.F800" chart:class="chart:scatter">
            <chart:domain table:cell-range-address="graph.A1:graph.A800"/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F1:graph.F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50.5">
                <text:p>15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39.5">
                <text:p>239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02.5">
                <text:p>302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14.5">
                <text:p>314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23.5">
                <text:p>323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26.5">
                <text:p>326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29.5">
                <text:p>329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32.5">
                <text:p>332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35.5">
                <text:p>335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41.5">
                <text:p>341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47.5">
                <text:p>347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50.5">
                <text:p>350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56.5">
                <text:p>356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62.5">
                <text:p>36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68.5">
                <text:p>368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71.5">
                <text:p>371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86.5">
                <text:p>386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92.5">
                <text:p>392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95.5">
                <text:p>395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396.5">
                <text:p>396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395.5">
                <text:p>395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393.5">
                <text:p>393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392.5">
                <text:p>39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391.5">
                <text:p>3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90.5">
                <text:p>39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388.5">
                <text:p>388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386.5">
                <text:p>386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84.5">
                <text:p>38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381.5">
                <text:p>381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379.5">
                <text:p>379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378.5">
                <text:p>378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375.5">
                <text:p>375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379.5">
                <text:p>379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88.5">
                <text:p>388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91.5">
                <text:p>391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418.5">
                <text:p>418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433.5">
                <text:p>433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436.5">
                <text:p>436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439.5">
                <text:p>439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442.5">
                <text:p>442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451.5">
                <text:p>451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457.5">
                <text:p>457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460.5">
                <text:p>460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463.5">
                <text:p>463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466.5">
                <text:p>466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469.5">
                <text:p>469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478.5">
                <text:p>478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481.5">
                <text:p>481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508.5">
                <text:p>508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511.5">
                <text:p>511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517.5">
                <text:p>517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529.5">
                <text:p>529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532.5">
                <text:p>532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535.5">
                <text:p>535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538.5">
                <text:p>538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541.5">
                <text:p>541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544.5">
                <text:p>544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550.5">
                <text:p>550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553.5">
                <text:p>553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556.5">
                <text:p>556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559.5">
                <text:p>559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565.5">
                <text:p>565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568.5">
                <text:p>568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571.5">
                <text:p>571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574.5">
                <text:p>574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583.5">
                <text:p>583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589.5">
                <text:p>589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595.5">
                <text:p>595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598.5">
                <text:p>598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599.5">
                <text:p>59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598.5">
                <text:p>59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597.5">
                <text:p>59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596.5">
                <text:p>59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595.5">
                <text:p>59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594.5">
                <text:p>59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593.5">
                <text:p>59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590.5">
                <text:p>59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589.5">
                <text:p>58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588.5">
                <text:p>58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587.5">
                <text:p>5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585.5">
                <text:p>58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584.5">
                <text:p>58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583.5">
                <text:p>5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582.5">
                <text:p>58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581.5">
                <text:p>58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579.5">
                <text:p>57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578.5">
                <text:p>57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576.5">
                <text:p>57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575.5">
                <text:p>57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574.5">
                <text:p>57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573.5">
                <text:p>57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572.5">
                <text:p>57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571.5">
                <text:p>57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570.5">
                <text:p>5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569.5">
                <text:p>56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568.5">
                <text:p>5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567.5">
                <text:p>56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566.5">
                <text:p>56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565.5">
                <text:p>56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564.5">
                <text:p>56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561.5">
                <text:p>56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560.5">
                <text:p>56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559.5">
                <text:p>55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558.5">
                <text:p>55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557.5">
                <text:p>55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556.5">
                <text:p>55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555.5">
                <text:p>55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553.5">
                <text:p>55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552.5">
                <text:p>55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551.5">
                <text:p>55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550.5">
                <text:p>55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549.5">
                <text:p>5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546.5">
                <text:p>54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545.5">
                <text:p>5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544.5">
                <text:p>54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543.5">
                <text:p>54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542.5">
                <text:p>54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541.5">
                <text:p>54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540.5">
                <text:p>54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539.5">
                <text:p>53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538.5">
                <text:p>53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536.5">
                <text:p>53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535.5">
                <text:p>53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534.5">
                <text:p>53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533.5">
                <text:p>53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532.5">
                <text:p>53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531.5">
                <text:p>53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529.5">
                <text:p>52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528.5">
                <text:p>52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527.5">
                <text:p>52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525.5">
                <text:p>52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524.5">
                <text:p>52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523.5">
                <text:p>52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521.5">
                <text:p>5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518.5">
                <text:p>51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517.5">
                <text:p>51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515.5">
                <text:p>51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512.5">
                <text:p>5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511.5">
                <text:p>51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510.5">
                <text:p>51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509.5">
                <text:p>50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508.5">
                <text:p>50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506.5">
                <text:p>50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503.5">
                <text:p>50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500.5">
                <text:p>50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